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992e6c">
      <style:table-properties style:width="6.0in" table:align="margins"/>
    </style:style>
    <style:style style:family="table-column" style:name="a06c741">
      <style:table-column-properties style:column-width="001.2000in" style:rel-column-width="13107*"/>
    </style:style>
  </office:automatic-styles>
  <office:body>
    <office:spreadsheet>
      <table:table table:name="dh conferences works csv" table:style-name="a992e6c">
        <table:table-column table:number-columns-repeated="5"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column table:number-columns-repeated="1" table:style-name="a06c741"/>
        <table:table-row>
          <table:table-cell office:string-value="work_id" office:value-type="string">
            <text:p>work_id</text:p>
          </table:table-cell>
          <table:table-cell office:string-value="conference_label" office:value-type="string">
            <text:p>conference_label</text:p>
          </table:table-cell>
          <table:table-cell office:string-value="conference_short_title" office:value-type="string">
            <text:p>conference_short_title</text:p>
          </table:table-cell>
          <table:table-cell office:string-value="conference_theme_title" office:value-type="string">
            <text:p>conference_theme_title</text:p>
          </table:table-cell>
          <table:table-cell office:string-value="conference_year" office:value-type="string">
            <text:p>conference_year</text:p>
          </table:table-cell>
          <table:table-cell office:string-value="conference_organizers" office:value-type="string">
            <text:p>conference_organizers</text:p>
          </table:table-cell>
          <table:table-cell office:string-value="conference_series" office:value-type="string">
            <text:p>conference_series</text:p>
          </table:table-cell>
          <table:table-cell office:string-value="conference_hosting_institutions" office:value-type="string">
            <text:p>conference_hosting_institutions</text:p>
          </table:table-cell>
          <table:table-cell office:string-value="conference_city" office:value-type="string">
            <text:p>conference_city</text:p>
          </table:table-cell>
          <table:table-cell office:string-value="conference_state" office:value-type="string">
            <text:p>conference_state</text:p>
          </table:table-cell>
          <table:table-cell office:string-value="conference_country" office:value-type="string">
            <text:p>conference_country</text:p>
          </table:table-cell>
          <table:table-cell office:string-value="conference_url" office:value-type="string">
            <text:p>conference_url</text:p>
          </table:table-cell>
          <table:table-cell office:string-value="work_title" office:value-type="string">
            <text:p>work_title</text:p>
          </table:table-cell>
          <table:table-cell office:string-value="work_url" office:value-type="string">
            <text:p>work_url</text:p>
          </table:table-cell>
          <table:table-cell office:string-value="work_authors" office:value-type="string">
            <text:p>work_authors</text:p>
          </table:table-cell>
          <table:table-cell office:string-value="work_type" office:value-type="string">
            <text:p>work_type</text:p>
          </table:table-cell>
          <table:table-cell office:string-value="full_text" office:value-type="string">
            <text:p>full_text</text:p>
          </table:table-cell>
          <table:table-cell office:string-value="full_text_type" office:value-type="string">
            <text:p>full_text_type</text:p>
          </table:table-cell>
          <table:table-cell office:string-value="full_text_license" office:value-type="string">
            <text:p>full_text_license</text:p>
          </table:table-cell>
          <table:table-cell office:string-value="parent_work_id" office:value-type="string">
            <text:p>parent_work_id</text:p>
          </table:table-cell>
          <table:table-cell office:string-value="keywords" office:value-type="string">
            <text:p>keywords</text:p>
          </table:table-cell>
          <table:table-cell office:string-value="languages" office:value-type="string">
            <text:p>languages</text:p>
          </table:table-cell>
          <table:table-cell office:string-value="topics" office:value-type="string">
            <text:p>topics</text:p>
          </table:table-cell>
        </table:table-row>
        <table:table-row>
          <table:table-cell office:string-value="1703" office:value-type="string">
            <text:p>1703</text:p>
          </table:table-cell>
          <table:table-cell office:string-value="2013 - Nebraska" office:value-type="string">
            <text:p>2013 - Nebraska</text:p>
          </table:table-cell>
          <table:table-cell office:string-value="Nebraska" office:value-type="string">
            <text:p>Nebraska</text:p>
          </table:table-cell>
          <table:table-cell office:string-value="Freedom to Explore" office:value-type="string">
            <text:p>Freedom to Explore</text:p>
          </table:table-cell>
          <table:table-cell office:date-value="2012-12-31" office:value-type="date">
            <text:p>2012-12-31</text:p>
          </table:table-cell>
          <table:table-cell office:string-value="ADHO" office:value-type="string">
            <text:p>ADHO</text:p>
          </table:table-cell>
          <table:table-cell office:string-value="ADHO" office:value-type="string">
            <text:p>ADHO</text:p>
          </table:table-cell>
          <table:table-cell office:string-value="University of Nebraska–Lincoln" office:value-type="string">
            <text:p>University of Nebraska–Lincoln</text:p>
          </table:table-cell>
          <table:table-cell office:string-value="Lincoln" office:value-type="string">
            <text:p>Lincoln</text:p>
          </table:table-cell>
          <table:table-cell office:string-value="Nebraska" office:value-type="string">
            <text:p>Nebraska</text:p>
          </table:table-cell>
          <table:table-cell office:string-value="United States" office:value-type="string">
            <text:p>United States</text:p>
          </table:table-cell>
          <table:table-cell office:string-value="http://dh2013.unl.edu/" office:value-type="string">
            <text:p>http://dh2013.unl.edu/</text:p>
          </table:table-cell>
          <table:table-cell office:string-value="Identifying the Real-time impact of the Digital Humanities using Social Media Measures" office:value-type="string">
            <text:p>Identifying the Real-time impact of the Digital Humanities using Social Media Measures</text:p>
          </table:table-cell>
          <table:table-cell/>
          <table:table-cell office:string-value="Hamed M. Alhoori;Richard Furuta" office:value-type="string">
            <text:p>Hamed M. Alhoori;Richard Furuta</text:p>
          </table:table-cell>
          <table:table-cell office:string-value="paper, specified &quot;short paper&quot;" office:value-type="string">
            <text:p>paper, specified "short paper"</text:p>
          </table:table-cell>
          <table:table-cell office:string-value="Introduction&#10;Rankings of academic articles and journals have been used in most disciplines, although concerns and objections about their use have been raised, particularly when they affect appointments, promotions and research grants. In addition, journal rankings may not represent real research outcomes, since low-ranking journals can still contain good work. Arts and humanities scholars have raised additional concerns about whether the various rankings accommodate differences in cultures, regions and languages. Di Leo (2010) wrote that “journal ranking is not very useful in academic philosophy and in the humanities in general” and one reason is the “high level of sub-disciplinary specialization”. Additionally, Di Leo notes there is “little accreditation and even less funding” in the humanities when compared with business and sciences.&#10;&#10;In a Nature article entitled, “Rank injustice”, Lawrence (2002) notes that the “Impact factor causes damaging competition between journals since some of the accepted papers are chosen for their beneficial effects on the impact factor, rather than for their scientific quality”. Another concern is the effect on new fields of research. McMahon told The Chronicle of Higher Education, “Film studies and media studies — they were decimated in the metric because their journals are not as old as the literary journals. None of the film journals received a high rating, which is extraordinary” (quoted by Howard 2008).&#10;&#10;Although the Australian government dropped rankings after complaints that they were being used “inappropriately”, it will still offer a profile of journal publications that provides an “indication of how often a journal was chosen as the forum of publication by academics in a given field” (Rowbotham 2011). Despite concerns over rankings, educators and researchers agree there should be a quality management system. By publishing their results, researchers are not just talking to themselves. Research outcomes are for public use, and others should be able to study and measure them. However, the questions are how can we measure the research efforts and their impact, and can we get an early indication of research work that is capturing the research community’s attention. A second question is whether measures appropriate for one research area also can be applied to publications in a different area. In this study, we seek initial insights on these questions by using data from a social media site to measure a real-time impact of articles in the digital humanities.&#10;&#10;Research Community Article Rating (RCAR)&#10;Citation analysis is a well-known metric to measure scientific impact and has helped in highlighting significant work. However, citations suffer from delays that could span months or even years. Bollen, et al., (2009) concluded that “the notion of scientific impact is a multi-dimensional construct that cannot be adequately measured by any single indicator”. Terras (2012) found that digital presence in social media helped to disseminate research articles, and “open access makes an article even more accessed”.&#10;&#10;An alternative approach to citation analysis is to use data from online scholarly social networks (Priem and Hemminger 2010). Scholarly communities have used social reference management (SRM) systems to store, share and discover scholarly references (Farooq et al 2007). Some well-known examples are Zotero [1] , Mendeley (Henning and Reichelt, 2008) and CiteULike [2] . These SRM systems have the potential to influence and measure scientific impact (Priem et al., 2012). Alhoori and Furuta (2011) found that SRM is having a significant effect on the current activities of researchers and digital libraries. Accordingly, researchers are currently studying metrics that are based on SRM data and other social tools. For example, Altmetrics [3] was defined as “the creation and study of new metrics based on the social web for analyzing and informing scholarship”. PLOS proposed article-level metrics (ALM) [4] that are a comprehensive set of research impact indicators that include usage, citations, social bookmarking, dissemination activity, media, blog coverage, discussion activity and ratings.&#10;&#10;Tenopir and King (2000) estimated that scientific articles published in the United States are read about 900 times each. Who are the researchers reading an article? Does knowing who these researchers are influence the article’s impact? Rudner, et al., (2002) used a readership survey to determine the researchers’ needs and interests. Eason, et al. (2000) analyzed the behavior of journal readers using logs.&#10;&#10;There is a difference between how many times an article has been cited and how many times it has been viewed or downloaded. A citation means that an author has probably read the article, although this is not guaranteed. With respect to article views, there are several viewing scenarios such as intended clicks, unintended clicks or even a web crawler. Therefore, the number of views has hidden influential factors. To eliminate the hidden-factors effect, we selected the articles that researchers had added to an academic social media site. In this study, we ranked readers based on their education level. For example, a professor had a higher rank than a PhD student, who in turn had a higher rank than an undergraduate student.&#10;&#10;Zotero’s readership statistics were not available to the public, and in CiteULike, the most cited articles in Literary and Linguistic Computing (LLC) were shared by few users. Therefore, we were unable to use either system’s data. Instead, we obtained our data from Mendeley, using its API [5] . We measured the research community article rating (RCAR)using the following equation:&#10;&#10;&#10;RCAR uses the following quantities:&#10;&#10;&#10;Citations, Readership and RCAR&#10;We looked at seven digital humanities journals that were added to Mendeley and also mentioned in Wikipedia [6] . Of the seven journals, Google Scholar had an h5-index for only two journals: Digital Creativity (h5-index = 7) and LLC (h5-index = 13). We calculated the RCAR and compared the top-cited LLC articles with Mendeley readerships, as shown in Table 1. The number of citations were significantly higher than the number of Mendeley readerships for LLC (p-value&gt;0.05).&#10;&#10;&#10;Table 1:&#10;Google citations, Mendeley readerships and RCAR for LLC&#10;&#10;We investigated how the digital humanities discipline is different from other disciplines. We compared LLC with a journal from a different area of research, Library Trends, which had a similar h5-index. Library Trends received more citations and readerships than LLC. Three of its top articles also had more Mendeley readerships than citations, whereas LLC only had one such case. However, there was no significant difference between Library Trends citations and readerships. Next, we tested the Journal of the American Society for Information Science and Technology (JASIST) and the Journal of Librarianship and Information Science (JOLIS). We found that JASIST and JOLIS readerships of articles published in 2012 were higher than the citations with significance difference. This indicates that computer, information, and library scientists are more active in academic social media site than digital humanities researchers. By active we mean that they share and add newly published articles to their digital library.&#10;&#10;Citations and altmetrics&#10;In order to better understand different socially-based measures, we compared LLC articles using altmetrics and citations. We used an implementation of altmetrics called Altmetric that gave “each article a score that measures the quantity and quality of attention it has received from Twitter, Facebook, science blogs, mainstream news outlets and more sources”. We found that most of the articles that received social media attention were published during the last two years. A number of articles that were published four or more years ago were exceptions to this finding. These older articles had received at least four citations, as shown in Table 2. We also found similar correlations with articles in Digital Creativity.&#10;&#10;Finally, we compared readerships and Altmetric. We found no significant difference between LLC citations of articles published in 2012 and readerships. However, we found a significant difference between Altmetric and citations (p&lt;0.05) for articles that were published in 2012. This shows that the researchers who are interested in digital humanities are more active in general social media sites (e.g. Twitter, Facebook) than academic social media sites (e.g. Mendeley).&#10;&#10;&#10;Table 2:&#10;Altmetric score and citations to LLC articles&#10;&#10;In this paper we describe a new multi-dimensional approach that can measure in real-time the impact of digital humanities research using academic social media site. We found that RCAR and altmetrics can quantify an early impact of articles gaining scholarly attention. In the future, we plan to conduct interviews with humanities scholars, to better understand how these observations reflect their needs and the standards in their fields.&#10;&#10;References&#10;Alhoori, H., and R. Furuta (2011). Understanding the Dynamic Scholarly Research Needs and Behavior as Applied to Social Reference Management. TPDL’11 Proceedings of the 15th international conference on Theory and practice of digital libraries. Berlin Heidelberg: Springer. 169–178.&#10;Bollen, J., H. Van de Sompel, A. Hagberg, and R. Chute (2009). A principal component analysis of 39 scientific impact measures. PloS one. 4(6). e6022.&#10;Eason, K., S. Richardson, and L. Yu (2000). Patterns of use of electronic journals. Journal of Documentation. 56(5): 477–504.&#10;Farooq, U., Y. Song, J. M. Carroll, and C. L. Giles (2007). Social Bookmarking for Scholarly Digital Libraries. IEEE Internet Computing. 11(6): 29–35.&#10;Henning, V., and J. Reichelt (2008). Mendeley — A Last.fm For Research? In 2008 IEEE Fourth International Conference on eScience. IEEE. 327–328.&#10;Howard, J. (2008). New Ratings of Humanities Journals Do More Than Rank They Rankle. The Chronicle of Higher Education. http://chronicle.com/article/New-Ratings-of-Humanities/29072 (Accessed 5 March 2013).&#10;Lawrence, P. A. (2002). Rank injustice. Nature. 415(6874): 835–6.&#10;Di Leo, J. (2010) Against Rank. Inside Higher Ed. http://www.insidehighered.com/views/2010/06/21/dileo (Accessed 5 March 2012).&#10;Priem, J., and B. M. Hemminger (2010). Scientometrics 2.0: Toward new metrics of scholarly impact on the social Web. First Monday. 15(7).&#10;Priem, J., C. Parra, H. Piwowar, P. Groth, and A. Waagmeester (2012). Uncovering impacts: a case study in using altmetrics tools. Workshop on the Semantic Publishing (SePublica 2012) at the 9th Extended Semantic Web Conference.&#10;Rowbotham, J. (2011). End of an ERA: journal rankings dropped. The Australian. http://www.theaustralian.com.au/higher-education/end-of-an-era-journal-rankings-dropped/story-e6frgcjx-1226065864847 (Accessed 5 March 2013).&#10;Rudner, L.M., J. S. Gellmann, and M. Miller-Whitehead (2002). Who Is Reading On-line Education Journals? Why? And What Are They Reading? D-Lib Magazine. 8(12).&#10;Tenopir, C., and D. W. King (2000). Towards Electronic Journals: Realities for Scientists, Librarians, and Publishers. Washington, D.C.: Special Libraries Association.&#10;Terras, M. (2012). The impact of social media on the dissemination of research: results of an experiment. Journal of Digital Humanities. 1(3): 30–38." office:value-type="string">
            <text:p>Introduction<text:line-break/>Rankings of academic articles and journals have been used in most disciplines, although concerns and objections about their use have been raised, particularly when they affect appointments, promotions and research grants. In addition, journal rankings may not represent real research outcomes, since low-ranking journals can still contain good work. Arts and humanities scholars have raised additional concerns about whether the various rankings accommodate differences in cultures, regions and languages. Di Leo (2010) wrote that “journal ranking is not very useful in academic philosophy and in the humanities in general” and one reason is the “high level of sub-disciplinary specialization”. Additionally, Di Leo notes there is “little accreditation and even less funding” in the humanities when compared with business and sciences.<text:line-break/><text:line-break/>In a Nature article entitled, “Rank injustice”, Lawrence (2002) notes that the “Impact factor causes damaging competition between journals since some of the accepted papers are chosen for their beneficial effects on the impact factor, rather than for their scientific quality”. Another concern is the effect on new fields of research. McMahon told The Chronicle of Higher Education, “Film studies and media studies — they were decimated in the metric because their journals are not as old as the literary journals. None of the film journals received a high rating, which is extraordinary” (quoted by Howard 2008).<text:line-break/><text:line-break/>Although the Australian government dropped rankings after complaints that they were being used “inappropriately”, it will still offer a profile of journal publications that provides an “indication of how often a journal was chosen as the forum of publication by academics in a given field” (Rowbotham 2011). Despite concerns over rankings, educators and researchers agree there should be a quality management system. By publishing their results, researchers are not just talking to themselves. Research outcomes are for public use, and others should be able to study and measure them. However, the questions are how can we measure the research efforts and their impact, and can we get an early indication of research work that is capturing the research community’s attention. A second question is whether measures appropriate for one research area also can be applied to publications in a different area. In this study, we seek initial insights on these questions by using data from a social media site to measure a real-time impact of articles in the digital humanities.<text:line-break/><text:line-break/>Research Community Article Rating (RCAR)<text:line-break/>Citation analysis is a well-known metric to measure scientific impact and has helped in highlighting significant work. However, citations suffer from delays that could span months or even years. Bollen, et al., (2009) concluded that “the notion of scientific impact is a multi-dimensional construct that cannot be adequately measured by any single indicator”. Terras (2012) found that digital presence in social media helped to disseminate research articles, and “open access makes an article even more accessed”.<text:line-break/><text:line-break/>An alternative approach to citation analysis is to use data from online scholarly social networks (Priem and Hemminger 2010). Scholarly communities have used social reference management (SRM) systems to store, share and discover scholarly references (Farooq et al 2007). Some well-known examples are Zotero [1] , Mendeley (Henning and Reichelt, 2008) and CiteULike [2] . These SRM systems have the potential to influence and measure scientific impact (Priem et al., 2012). Alhoori and Furuta (2011) found that SRM is having a significant effect on the current activities of researchers and digital libraries. Accordingly, researchers are currently studying metrics that are based on SRM data and other social tools. For example, Altmetrics [3] was defined as “the creation and study of new metrics based on the social web for analyzing and informing scholarship”. PLOS proposed article-level metrics (ALM) [4] that are a comprehensive set of research impact indicators that include usage, citations, social bookmarking, dissemination activity, media, blog coverage, discussion activity and ratings.<text:line-break/><text:line-break/>Tenopir and King (2000) estimated that scientific articles published in the United States are read about 900 times each. Who are the researchers reading an article? Does knowing who these researchers are influence the article’s impact? Rudner, et al., (2002) used a readership survey to determine the researchers’ needs and interests. Eason, et al. (2000) analyzed the behavior of journal readers using logs.<text:line-break/><text:line-break/>There is a difference between how many times an article has been cited and how many times it has been viewed or downloaded. A citation means that an author has probably read the article, although this is not guaranteed. With respect to article views, there are several viewing scenarios such as intended clicks, unintended clicks or even a web crawler. Therefore, the number of views has hidden influential factors. To eliminate the hidden-factors effect, we selected the articles that researchers had added to an academic social media site. In this study, we ranked readers based on their education level. For example, a professor had a higher rank than a PhD student, who in turn had a higher rank than an undergraduate student.<text:line-break/><text:line-break/>Zotero’s readership statistics were not available to the public, and in CiteULike, the most cited articles in Literary and Linguistic Computing (LLC) were shared by few users. Therefore, we were unable to use either system’s data. Instead, we obtained our data from Mendeley, using its API [5] . We measured the research community article rating (RCAR)using the following equation:<text:line-break/><text:line-break/><text:line-break/>RCAR uses the following quantities:<text:line-break/><text:line-break/><text:line-break/>Citations, Readership and RCAR<text:line-break/>We looked at seven digital humanities journals that were added to Mendeley and also mentioned in Wikipedia [6] . Of the seven journals, Google Scholar had an h5-index for only two journals: Digital Creativity (h5-index = 7) and LLC (h5-index = 13). We calculated the RCAR and compared the top-cited LLC articles with Mendeley readerships, as shown in Table 1. The number of citations were significantly higher than the number of Mendeley readerships for LLC (p-value&gt;0.05).<text:line-break/><text:line-break/><text:line-break/>Table 1:<text:line-break/>Google citations, Mendeley readerships and RCAR for LLC<text:line-break/><text:line-break/>We investigated how the digital humanities discipline is different from other disciplines. We compared LLC with a journal from a different area of research, Library Trends, which had a similar h5-index. Library Trends received more citations and readerships than LLC. Three of its top articles also had more Mendeley readerships than citations, whereas LLC only had one such case. However, there was no significant difference between Library Trends citations and readerships. Next, we tested the Journal of the American Society for Information Science and Technology (JASIST) and the Journal of Librarianship and Information Science (JOLIS). We found that JASIST and JOLIS readerships of articles published in 2012 were higher than the citations with significance difference. This indicates that computer, information, and library scientists are more active in academic social media site than digital humanities researchers. By active we mean that they share and add newly published articles to their digital library.<text:line-break/><text:line-break/>Citations and altmetrics<text:line-break/>In order to better understand different socially-based measures, we compared LLC articles using altmetrics and citations. We used an implementation of altmetrics called Altmetric that gave “each article a score that measures the quantity and quality of attention it has received from Twitter, Facebook, science blogs, mainstream news outlets and more sources”. We found that most of the articles that received social media attention were published during the last two years. A number of articles that were published four or more years ago were exceptions to this finding. These older articles had received at least four citations, as shown in Table 2. We also found similar correlations with articles in Digital Creativity.<text:line-break/><text:line-break/>Finally, we compared readerships and Altmetric. We found no significant difference between LLC citations of articles published in 2012 and readerships. However, we found a significant difference between Altmetric and citations (p&lt;0.05) for articles that were published in 2012. This shows that the researchers who are interested in digital humanities are more active in general social media sites (e.g. Twitter, Facebook) than academic social media sites (e.g. Mendeley).<text:line-break/><text:line-break/><text:line-break/>Table 2:<text:line-break/>Altmetric score and citations to LLC articles<text:line-break/><text:line-break/>In this paper we describe a new multi-dimensional approach that can measure in real-time the impact of digital humanities research using academic social media site. We found that RCAR and altmetrics can quantify an early impact of articles gaining scholarly attention. In the future, we plan to conduct interviews with humanities scholars, to better understand how these observations reflect their needs and the standards in their fields.<text:line-break/><text:line-break/>References<text:line-break/>Alhoori, H., and R. Furuta (2011). Understanding the Dynamic Scholarly Research Needs and Behavior as Applied to Social Reference Management. TPDL’11 Proceedings of the 15th international conference on Theory and practice of digital libraries. Berlin Heidelberg: Springer. 169–178.<text:line-break/>Bollen, J., H. Van de Sompel, A. Hagberg, and R. Chute (2009). A principal component analysis of 39 scientific impact measures. PloS one. 4(6). e6022.<text:line-break/>Eason, K., S. Richardson, and L. Yu (2000). Patterns of use of electronic journals. Journal of Documentation. 56(5): 477–504.<text:line-break/>Farooq, U., Y. Song, J. M. Carroll, and C. L. Giles (2007). Social Bookmarking for Scholarly Digital Libraries. IEEE Internet Computing. 11(6): 29–35.<text:line-break/>Henning, V., and J. Reichelt (2008). Mendeley — A Last.fm For Research? In 2008 IEEE Fourth International Conference on eScience. IEEE. 327–328.<text:line-break/>Howard, J. (2008). New Ratings of Humanities Journals Do More Than Rank They Rankle. The Chronicle of Higher Education. http://chronicle.com/article/New-Ratings-of-Humanities/29072 (Accessed 5 March 2013).<text:line-break/>Lawrence, P. A. (2002). Rank injustice. Nature. 415(6874): 835–6.<text:line-break/>Di Leo, J. (2010) Against Rank. Inside Higher Ed. http://www.insidehighered.com/views/2010/06/21/dileo (Accessed 5 March 2012).<text:line-break/>Priem, J., and B. M. Hemminger (2010). Scientometrics 2.0: Toward new metrics of scholarly impact on the social Web. First Monday. 15(7).<text:line-break/>Priem, J., C. Parra, H. Piwowar, P. Groth, and A. Waagmeester (2012). Uncovering impacts: a case study in using altmetrics tools. Workshop on the Semantic Publishing (SePublica 2012) at the 9th Extended Semantic Web Conference.<text:line-break/>Rowbotham, J. (2011). End of an ERA: journal rankings dropped. The Australian. http://www.theaustralian.com.au/higher-education/end-of-an-era-journal-rankings-dropped/story-e6frgcjx-1226065864847 (Accessed 5 March 2013).<text:line-break/>Rudner, L.M., J. S. Gellmann, and M. Miller-Whitehead (2002). Who Is Reading On-line Education Journals? Why? And What Are They Reading? D-Lib Magazine. 8(12).<text:line-break/>Tenopir, C., and D. W. King (2000). Towards Electronic Journals: Realities for Scientists, Librarians, and Publishers. Washington, D.C.: Special Libraries Association.<text:line-break/>Terras, M. (2012). The impact of social media on the dissemination of research: results of an experiment. Journal of Digital Humanities. 1(3): 30–38.</text:p>
          </table:table-cell>
          <table:table-cell office:string-value="txt" office:value-type="string">
            <text:p>txt</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altmetrics;bibliometrics;digital libraries;rating articles;scholarly communication;scholarly venues;social media" office:value-type="string">
            <text:p>altmetrics;bibliometrics;digital libraries;rating articles;scholarly communication;scholarly venues;social media</text:p>
          </table:table-cell>
          <table:table-cell office:string-value="English" office:value-type="string">
            <text:p>English</text:p>
          </table:table-cell>
          <table:table-cell office:string-value="bibliographic methods / textual studies;information retrieval;interdisciplinary collaboration;internet / world wide web;metadata;scholarly editing;semantic web;social media" office:value-type="string">
            <text:p>bibliographic methods / textual studies;information retrieval;interdisciplinary collaboration;internet / world wide web;metadata;scholarly editing;semantic web;social media</text:p>
          </table:table-cell>
        </table:table-row>
        <table:table-row>
          <table:table-cell office:string-value="1848" office:value-type="string">
            <text:p>1848</text:p>
          </table:table-cell>
          <table:table-cell office:string-value="2014 - Lausanne" office:value-type="string">
            <text:p>2014 - Lausanne</text:p>
          </table:table-cell>
          <table:table-cell office:string-value="Lausanne" office:value-type="string">
            <text:p>Lausanne</text:p>
          </table:table-cell>
          <table:table-cell office:string-value="Digital Cultural Empowerment" office:value-type="string">
            <text:p>Digital Cultural Empowerment</text:p>
          </table:table-cell>
          <table:table-cell office:date-value="2013-12-31" office:value-type="date">
            <text:p>2013-12-31</text:p>
          </table:table-cell>
          <table:table-cell office:string-value="ADHO" office:value-type="string">
            <text:p>ADHO</text:p>
          </table:table-cell>
          <table:table-cell office:string-value="ADHO" office:value-type="string">
            <text:p>ADHO</text:p>
          </table:table-cell>
          <table:table-cell office:string-value="École Polytechnique Fédérale de Lausanne (EPFL);Université de Lausanne" office:value-type="string">
            <text:p>École Polytechnique Fédérale de Lausanne (EPFL);Université de Lausanne</text:p>
          </table:table-cell>
          <table:table-cell office:string-value="Lausanne" office:value-type="string">
            <text:p>Lausanne</text:p>
          </table:table-cell>
          <table:table-cell/>
          <table:table-cell office:string-value="Switzerland" office:value-type="string">
            <text:p>Switzerland</text:p>
          </table:table-cell>
          <table:table-cell office:string-value="https://web.archive.org/web/20161227182033/https://dh2014.org/program/" office:value-type="string">
            <text:p>https://web.archive.org/web/20161227182033/https://dh2014.org/program/</text:p>
          </table:table-cell>
          <table:table-cell office:string-value="Archaeology in social media: users, content and communication on Facebook" office:value-type="string">
            <text:p>Archaeology in social media: users, content and communication on Facebook</text:p>
          </table:table-cell>
          <table:table-cell/>
          <table:table-cell office:string-value="Ingrida Vosyliute" office:value-type="string">
            <text:p>Ingrida Vosyliute</text:p>
          </table:table-cell>
          <table:table-cell office:string-value="paper, specified &quot;short paper&quot;" office:value-type="string">
            <text:p>paper, specified "short paper"</text:p>
          </table:table-cell>
          <table:table-cell office:string-value="The use of social media tools within digital archaeology helps create an engaging setting for archaeological content, which integrates archaeology into a broader social context of use by connecting scholars, archaeological heritage professionals, and the wider public. Social media offers various opportunities: researchers may find it useful for discovering, using and sharing information, organizations may use it in promoting institutional agendas and communicating with wider audiences, lay people may see it as a platform for participation, and more. More broadly, social media is transforming ways in which we perceive information, with its use becoming an increasingly important skill for researchers. This paper attempts to address issues of social media usage in digital archaeology through the case study of studying Lithuanian archaeology practices on Facebook.&#10;The study of social media use in archaeology is still new as a topic of research, because social media haven't been around long enough to develop clear patterns of use. However, particular research questions, as well as answers, are emergining (e.g., Morris, 2011; Whitcher Kansa &amp; Deblauwe, 2011; Pett, 2012; Richardson, 2012; Sanchez, 2013); nevertheless, discussions of social media in archaeology are still more often discussed in conferences and seminars, and also on blogs, forums, etc. Authors typically acknowledge the importance of social media, and point to successful examples providing evidence that it stimulates communication between researchers, helps information sharing and reaching wider audiences, as well as fosters community engagement and social participation. However, the diversity of existing practices opens new research questions, transcend disciplinary boundaries and challenges established authority structures.&#10;The research project presented here is a case study of archeaological communication on Facebook (currently the most popular site for digital social networking in Lithuania), based on analysis of empirical data from thirty Lithuanian Facebook groups and pages related to archaeology. The study depends on a mixed methods approach, combining digital ethnography, content analysis and social network analysis aspects. Initial analysis revealed that overall activity relies on engaged communities rather than on research institutions, or custodian archaeological organizations, considered to be directly responsible for the creation and curation of digital archaeological content. The scope of the research covers, therefore, a wider landscape of observable social media practices, by actors including not only research organizations or professional networking groups, but also semi-formal or informal groups. Its objective is to map and understand existing trends, and to provide further insights about new phenomena that emerge from these kinds of interactions.&#10;The paper investigates Facebook profiles of individual users (archaeologists, amateurs) and organizations, specific activities they engage in such as posting, commenting, liking, sharing, etc., and the content that is shared within the network. It seeks to address questions arising from this case study, as well as develop insights for broader research issues, such as:&#10;• Who is using social media in archaeology, and for what reason and purpose? What are the qualitative traits, and in depth profiles, of of the most effective users? What is the nature of the shift towards public archaeology and community engagement practices? What is the role of individual archaeologists in social media? Could Facebook contribute to research proper, or be used for academic purposes?&#10;• Do social media shape and change the content itself? How do people use and make sense of these resources? What are the most common kinds of archaeological objects that people share, like and comment on Facebook., and why? How is content influenced by the complex relation between archaeological heritage and society? What is the balance between expert knowledge and amateur perspectives?&#10;• More generally, are we fully aware of the opportunities and challenges brought by social media? What additional value does communication among individuals and institutional structures create? How does this kind of synergy improve knowledge transfer? Does it empower organizations, or people? How is communication carried out? What is the structure of interactions between users? In what way is Facebook-based activity shaped to satisfy the needs of its users?&#10;This paper will, firstly, provide an overview of Facebook use in archaeology by focusing on three core dimensions: users, content and communication. It will then present a detailed composition of Facebook users in Lithuanian archaeology, in an attempt to understand the position of archaeological institutions and archaeologists in social media, as well as reasons for the lack of participation as the case study suggests. Furthermore, it will describe the main types and subject-matter of current digital archaeological content, and discuss how user responses and interactions could influence the way in which we conceptualise and interpret the past. Finally, the paper will present and compare different cases of archaeological Facebook use, and will examine in what manner archaeological heritage operates in digital social media, how it serves institutional and individual needs, and what criteria could enable successful communication.&#10;References&#10;&#10;Morris, J. Zoobook (2011). Archaeologist connecting through social media. The SAA archaeological record, Vol. 11, No. 1 (January).&#10;Whitcher Kansa, S. &amp; Deblauwe, Francis (2011). User-generated content in zooarchaeology: exploring the “Middle Space” of scholarly communication. In E. Kansa et al. (Ed.) Archaeology 2.0: New Tools For Communication and Collaboration. USA: Cotsen Institute of Archaeology.&#10;Pett, D. (2012) Use of Social Media Within the British Museum and the Museum Sector. In Ch. Bonacchi (Ed.) Archaeology and Digital Communication: Towards Strategies of Public Engagement. London: Archetype Publications.&#10;Richardson, L. (2012) Twitter and archaeology: an archaeological network in 140 characters or less. In Ch. Bonacchi (Ed.) Archaeology and Digital Communication: Towards Strategies of Public Engagement. London: Archetype Publications.&#10;Almansa Sanchez, J. (2013) To be or not to be? Public archaeology as a tool of public opinion and the dilemma of intellectuality. Archaeological Dialogues, Vol. 20, No. 1 (June).&#10;" office:value-type="string">
            <text:p>The use of social media tools within digital archaeology helps create an engaging setting for archaeological content, which integrates archaeology into a broader social context of use by connecting scholars, archaeological heritage professionals, and the wider public. Social media offers various opportunities: researchers may find it useful for discovering, using and sharing information, organizations may use it in promoting institutional agendas and communicating with wider audiences, lay people may see it as a platform for participation, and more. More broadly, social media is transforming ways in which we perceive information, with its use becoming an increasingly important skill for researchers. This paper attempts to address issues of social media usage in digital archaeology through the case study of studying Lithuanian archaeology practices on Facebook.<text:line-break/>The study of social media use in archaeology is still new as a topic of research, because social media haven't been around long enough to develop clear patterns of use. However, particular research questions, as well as answers, are emergining (e.g., Morris, 2011; Whitcher Kansa &amp; Deblauwe, 2011; Pett, 2012; Richardson, 2012; Sanchez, 2013); nevertheless, discussions of social media in archaeology are still more often discussed in conferences and seminars, and also on blogs, forums, etc. Authors typically acknowledge the importance of social media, and point to successful examples providing evidence that it stimulates communication between researchers, helps information sharing and reaching wider audiences, as well as fosters community engagement and social participation. However, the diversity of existing practices opens new research questions, transcend disciplinary boundaries and challenges established authority structures.<text:line-break/>The research project presented here is a case study of archeaological communication on Facebook (currently the most popular site for digital social networking in Lithuania), based on analysis of empirical data from thirty Lithuanian Facebook groups and pages related to archaeology. The study depends on a mixed methods approach, combining digital ethnography, content analysis and social network analysis aspects. Initial analysis revealed that overall activity relies on engaged communities rather than on research institutions, or custodian archaeological organizations, considered to be directly responsible for the creation and curation of digital archaeological content. The scope of the research covers, therefore, a wider landscape of observable social media practices, by actors including not only research organizations or professional networking groups, but also semi-formal or informal groups. Its objective is to map and understand existing trends, and to provide further insights about new phenomena that emerge from these kinds of interactions.<text:line-break/>The paper investigates Facebook profiles of individual users (archaeologists, amateurs) and organizations, specific activities they engage in such as posting, commenting, liking, sharing, etc., and the content that is shared within the network. It seeks to address questions arising from this case study, as well as develop insights for broader research issues, such as:<text:line-break/>• Who is using social media in archaeology, and for what reason and purpose? What are the qualitative traits, and in depth profiles, of of the most effective users? What is the nature of the shift towards public archaeology and community engagement practices? What is the role of individual archaeologists in social media? Could Facebook contribute to research proper, or be used for academic purposes?<text:line-break/>• Do social media shape and change the content itself? How do people use and make sense of these resources? What are the most common kinds of archaeological objects that people share, like and comment on Facebook., and why? How is content influenced by the complex relation between archaeological heritage and society? What is the balance between expert knowledge and amateur perspectives?<text:line-break/>• More generally, are we fully aware of the opportunities and challenges brought by social media? What additional value does communication among individuals and institutional structures create? How does this kind of synergy improve knowledge transfer? Does it empower organizations, or people? How is communication carried out? What is the structure of interactions between users? In what way is Facebook-based activity shaped to satisfy the needs of its users?<text:line-break/>This paper will, firstly, provide an overview of Facebook use in archaeology by focusing on three core dimensions: users, content and communication. It will then present a detailed composition of Facebook users in Lithuanian archaeology, in an attempt to understand the position of archaeological institutions and archaeologists in social media, as well as reasons for the lack of participation as the case study suggests. Furthermore, it will describe the main types and subject-matter of current digital archaeological content, and discuss how user responses and interactions could influence the way in which we conceptualise and interpret the past. Finally, the paper will present and compare different cases of archaeological Facebook use, and will examine in what manner archaeological heritage operates in digital social media, how it serves institutional and individual needs, and what criteria could enable successful communication.<text:line-break/>References<text:line-break/><text:line-break/>Morris, J. Zoobook (2011). Archaeologist connecting through social media. The SAA archaeological record, Vol. 11, No. 1 (January).<text:line-break/>Whitcher Kansa, S. &amp; Deblauwe, Francis (2011). User-generated content in zooarchaeology: exploring the “Middle Space” of scholarly communication. In E. Kansa et al. (Ed.) Archaeology 2.0: New Tools For Communication and Collaboration. USA: Cotsen Institute of Archaeology.<text:line-break/>Pett, D. (2012) Use of Social Media Within the British Museum and the Museum Sector. In Ch. Bonacchi (Ed.) Archaeology and Digital Communication: Towards Strategies of Public Engagement. London: Archetype Publications.<text:line-break/>Richardson, L. (2012) Twitter and archaeology: an archaeological network in 140 characters or less. In Ch. Bonacchi (Ed.) Archaeology and Digital Communication: Towards Strategies of Public Engagement. London: Archetype Publications.<text:line-break/>Almansa Sanchez, J. (2013) To be or not to be? Public archaeology as a tool of public opinion and the dilemma of intellectuality. Archaeological Dialogues, Vol. 20, No. 1 (June).<text:line-break/></text:p>
          </table:table-cell>
          <table:table-cell office:string-value="txt" office:value-type="string">
            <text:p>txt</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archaeology;communication;facebook;social media" office:value-type="string">
            <text:p>archaeology;communication;facebook;social media</text:p>
          </table:table-cell>
          <table:table-cell office:string-value="English" office:value-type="string">
            <text:p>English</text:p>
          </table:table-cell>
          <table:table-cell office:string-value="archaeology;social media" office:value-type="string">
            <text:p>archaeology;social media</text:p>
          </table:table-cell>
        </table:table-row>
        <table:table-row>
          <table:table-cell office:string-value="2153" office:value-type="string">
            <text:p>2153</text:p>
          </table:table-cell>
          <table:table-cell office:string-value="2014 - Lausanne" office:value-type="string">
            <text:p>2014 - Lausanne</text:p>
          </table:table-cell>
          <table:table-cell office:string-value="Lausanne" office:value-type="string">
            <text:p>Lausanne</text:p>
          </table:table-cell>
          <table:table-cell office:string-value="Digital Cultural Empowerment" office:value-type="string">
            <text:p>Digital Cultural Empowerment</text:p>
          </table:table-cell>
          <table:table-cell office:date-value="2013-12-31" office:value-type="date">
            <text:p>2013-12-31</text:p>
          </table:table-cell>
          <table:table-cell office:string-value="ADHO" office:value-type="string">
            <text:p>ADHO</text:p>
          </table:table-cell>
          <table:table-cell office:string-value="ADHO" office:value-type="string">
            <text:p>ADHO</text:p>
          </table:table-cell>
          <table:table-cell office:string-value="École Polytechnique Fédérale de Lausanne (EPFL);Université de Lausanne" office:value-type="string">
            <text:p>École Polytechnique Fédérale de Lausanne (EPFL);Université de Lausanne</text:p>
          </table:table-cell>
          <table:table-cell office:string-value="Lausanne" office:value-type="string">
            <text:p>Lausanne</text:p>
          </table:table-cell>
          <table:table-cell/>
          <table:table-cell office:string-value="Switzerland" office:value-type="string">
            <text:p>Switzerland</text:p>
          </table:table-cell>
          <table:table-cell office:string-value="https://web.archive.org/web/20161227182033/https://dh2014.org/program/" office:value-type="string">
            <text:p>https://web.archive.org/web/20161227182033/https://dh2014.org/program/</text:p>
          </table:table-cell>
          <table:table-cell office:string-value="Who is we? The social media project: Día de las humanidades digitales/Dia das humanidades digitais" office:value-type="string">
            <text:p>Who is we? The social media project: Día de las humanidades digitales/Dia das humanidades digitais</text:p>
          </table:table-cell>
          <table:table-cell/>
          <table:table-cell office:string-value="Ernesto Priani Saisó;Paul Spence;Isabel Galina Russell;Elena González Blanco-Garcia;Maria Clara Paixão de Sousa;Daniel Alves;José Francisco Barrón;Marco Antonio Godinez;Ana María Guzmán" office:value-type="string">
            <text:p>Ernesto Priani Saisó;Paul Spence;Isabel Galina Russell;Elena González Blanco-Garcia;Maria Clara Paixão de Sousa;Daniel Alves;José Francisco Barrón;Marco Antonio Godinez;Ana María Guzmán</text:p>
          </table:table-cell>
          <table:table-cell office:string-value="paper, specified &quot;short paper&quot;" office:value-type="string">
            <text:p>paper, specified "short paper"</text:p>
          </table:table-cell>
          <table:table-cell office:string-value="The last few years have seen intense debates in the digital humanities community not only in its definition but also its configuration. Several scholars have pointed out that the community is predominantly made up of scholars from a handful of mainly Englishspeaking countries and that linguistic and geographic diversity is sorely lacking. Questions related to ethnicity, gender, race, language and class have been raised within the DH community, as it seeks to find a more global and inclusive organization model. One of the main issues of course, is attempting to integrate with groups of scholars that have not necessarily identified themselves yet as a community or do not even know that DH exists.&#10;Spanish and Portuguesespeaking countries, some with long traditions already in humanidades digitales/humanidades digitais, have hosted a number of DH events and activities in the last few years, including several conferences and seminars, and recent attempts to build formal networks and associations in these two languages have sought to address concerns regarding international representation and visibility. Therefore the first step in this networkbuilding exercise was to find those who identified themselves as “humanista digital” (Galina and Priani, 2011). As Isabel Galina (2013) pointed out in her keynote presentation at the DH2013 conference: “behind this problem of defining digital humanities (what we are and what we do) there is an additional now ineludible problem ‘who is we?’”&#10;The DíaHD/DiaHD (Día de las humanidades digitales/Dia das humanidades digitais) initiative aimed to answer this question. Coordinated by a group of digital humanities organizations and institutions in Spain (Humanidades Digitales Hispánicas), México (RedHD), Portugal (Faculdade de Ciencias Sociais e Humanas, Universidade Nova de Lisboa) and Brazil (Humanidades Digitais, Universidade de São Paulo), with the support of centerNet, the event sought to identify and bring together the work of Spanish and Portuguesespeaking digital humanists in Europe and Latin America. The proposal of DíaHD was based on the model of the international centerNetsponsored project Day in the Life of the Digital Humanities (DayofDH,digitalhumanities.org/centernet/initiatives/), in which digital humanists all over the world are invited to participate in “a social research project designed to document ‘just what do computing humanists really do?’&quot; (Rockwell et all, 2012). Even though the starting point of the project was effectively almost a direct translation of Day of DH, including the basic question: ‘¿Qué es lo que hacen realmente los humanistas digitales?’/ 'O que fazem os humanistas digitais?', we could not avoid the context in which the project was launched. Behind the question ‘What do digital humanists do?’ we also wanted to know ‘who is this we?’ and ‘where is this we?’. This dual aspect of identification and localization broadens the outlook of DiaHD as a social research project, which then becomes a “process of reflection of what we have created and how it fits in with the socalled global DH community” (Galina, 2014).&#10;II. Execution of the Project&#10;&#10;On June 10th 2013 the Día de las humanidades digitales/Dia das humanidades digitais took place. The event was managed by two working groups: the international organization group, formed by representatives of the institutions involved, and the local organising group, formed by members of the technological staff of the Facultad de Filosofía y Letras de la UNAM, which managed the technical infrastructure. We were fortunate to count on the generous advice of the creators of the original Day in the Life of Digital Humanities, including Geoffroy Rockwell.&#10;Outreach and other activities related to being more inclusive are time consuming. It is important to note that multilingualism requires additional effort both in developing the tool (invitations and instructions for participating) as well as the more qualitative analysis of the data. This DiaHD selected only two languages but we are well aware that others could have been added. If DH is to be successful in expanding the extra effort required should be considered. However, as we believe DíaDH has shown, this relatively small effort pays off considerably in our ability to broaden our definition of ‘we’.&#10;III. Answering the questions&#10;&#10;The original Day in the life of Digital Humanities was conceived as an individualistic approach to the activities of digital humanists: “The motif [of DayofDH] suggests the documentation of a subject's ‘real’ life, emphasizing the ordinary aspects of their environment over the extraordinary” (Rockwell et all, 2012). As our project was closely based on DayofDH, we expected that the participants might respond in the same way, as persons documenting the ordinary aspects of their lives. One of the most important results of our experiment was the manner in which the community decided to answer the question ¿Qué es lo que hacen realmente los humanistas digitales? / O que fazem os humanistas digitais? Whereas one part of the community, many with previous experience of participating in the Day in the life of Digital Humanities, followed the model of documenting everyday life, another group chose a different approach to answering the question: they decided to create collective blogs to document the work of their institutions or projects. One relevant example of this is the blog devoted to the humanidades digitais group in Brazil. What does this differing reception of our original invitation signify, and is it meaningful in defining the “we” in Spanish and Portuguesespeaking digital humanities? Does the “we” have a less individualistic nature in some regional and cultural contexts?&#10;For DiaHD 95 blogs were created, out of which 70 were actively used. Of this 57 of the blogs were written in Spanish, whereas 13 were written in Portuguese. As the invitation was based on language and not by region, the geographical location of the authors was not restricted to Spanish and Portuguesespeaking countries. We had authors from Argentina, Brazil, Canada, Great Britain, Mexico, Portugal, Spain, Sweden and United States. As far as participating countries was concerned, Spain was the most active with 29 blogs, followed by Mexico with 16, Portugal with 8, and Brazil and USA (both 5). This means that the project integrated researchers from different academic cultures and most likely with different notions of what DH is. We can see this contrast in the blogs created: 37 blogs were collective, and represent projects, magazines, labs, etc. (only 2 of them were located in a non Spanish and Portuguesespeaking countries) and 33 were personal blogs.&#10;These results seem to indicate that there are a number of scholars involved in DH projects in what are traditionally underrepresented regions and languages in the DH community. As a social media project, DíaDH points towards the fact that by developing tools in other languages other than English and directly targeting other communities by not relying only on traditional DH communication channels, it is possible to incorporate the experiences of digital humanists that do not usually participate.&#10;V. Conclusions&#10;&#10;As a result of a preliminarily observation we might point that the absence of a consolidated, consensual and collective profile for Spanish and Portuguesespeaking digital humanities communities is relevant to understanding why many of the participants in DíaHD/DiaHD preferred an institutional voice to a personal one. This may imply, also, a segmentation in the Spanish and Portuguesespeaking DH community: some, with previous involvement in the international DH community, identifying themselves as researchers with a specific DH focus, while others prefer to identify DH with work in specific projects, and to maintain their professional identity as a distinct entity. As DH is a field whose definition has largely emerged from a North Atlantic tradition, and responds to a concrete subset of global academic culture, it is clear that there is much work to be done in negotiating the development of the field in other academic traditions, each with their own cultural and practical models. DíaHD/DiaHD not only focused debate on one area of nonAnglophone DH; it also led to a number of practical initiatives continuing the development of Spanish and Portuguesespeaking digital humanities, including the mapaHD project (mapahd.org) and the Portuguesespeaking association, AHDig (ahdig.org), an initiative that came about as a direct consequence of the participation of Portuguese and Brazilian researchers at DiaHD.&#10;References&#10;&#10;Dacos, Marin. (2013) “La stratégie du Sauna finlandais” in Blogo Numericus, May 2013. blog.homonumericus.net/article11138.html&#10;Fiormonte, Dominico. (2012) “Towards a Cultural Critique of Digital Humanities”, Historical Social Research – Historische Sozialforschung, Special Issue, no.141, HSR vol.37 2, p.5976.www.cceh.unikoeln.de/files/Fiormonte_final.pdf&#10;Galina, Isabel y Priani, Ernesto, Is There Anybody out There? Discovering New DH Practitioners in other Countries at Digital Humanities Conferences 2011dh2011.stanford.edu/wpcontent/uploads/2011/05/DH2011_BookOfAbs.pdf&#10;Galina, I (2014). Geographical and linguistic diversity in the Digital Humanties, Literary and Linguistic Computing, Oxford Journals, 29(3)&#10;McPherson, Tara (2912). “Why are the Digital Humanities so White?”,in Debates in the Digital Humanities, University of Minnesota Press&#10;Geoffrey Rockwell et all (2012), The Design of an International Social Media Event: A Day in the Life of the Digital Humanities. Digital Humanities Quarterly, Volume 6 Number 2,www.digitalhumanities.org/dhq/vol/6/2/000123/000123.html&#10;Dacos, 2013, Fiormonte 2012 and McPherson, 2012&#10;Primer Encuentro de Humanistas Digitales de la RedHD (may 17-18 2012), workshops in Lisbon (November 2011 and June 2013), conference at University of Navarre in May 2013 (www.unav.edu/congreso/humanidadesdigitales), HDH conference (hdh2013.humanidadesdigitales.org), 1st seminar USP, Brazil (October 2013).&#10;RedHD, HDH, AHDig (Associação das Humanidades Digitais)&#10;Digital Humanities conference 2013,dh2013.unl.edu&#10;dhd2013.filos.unam.mx&#10;Humanidades Digitaisdhd2013.filos.unam.mx/humanidadesdigitaisusp. Other examples of this collective and institutional response are Mexican projects like “Proyecto de investigación sobre métrica y oralidad áurea” of the Universidad Autónoma de Ciudad Juárezdhd2013.filos.unam.mx/vozyverso/ o the blog, “‘Libros de Baubo’: bitácora de trabajo”dhd2013.filos.unam.mx/librosdebaubo. In Spain the blog of the “Red Internacional CHARTA”dhd2013.filos.unam.mx/charta/2013/06/10/redinternacionalcharta/ and the project on “el repertorio métrico digital castellano”dhd2013.filos.unam.mx/remetca. In the case of United States we have “The Littera Project”&#10;dhd2013.filos.unam.mx/thelitteraproject/, and in Portuguese, “máquinas &amp; manuscritos”&#10;dhd2013.filos.unam.mx/maqman.&#10;An initiative led by Silvia Gutierrez and Élika Ortega which began in Gutierrez’s blog&#10;dhd2013.filos.unam.mx/sigutierrez/&#10;" office:value-type="string">
            <text:p>The last few years have seen intense debates in the digital humanities community not only in its definition but also its configuration. Several scholars have pointed out that the community is predominantly made up of scholars from a handful of mainly Englishspeaking countries and that linguistic and geographic diversity is sorely lacking. Questions related to ethnicity, gender, race, language and class have been raised within the DH community, as it seeks to find a more global and inclusive organization model. One of the main issues of course, is attempting to integrate with groups of scholars that have not necessarily identified themselves yet as a community or do not even know that DH exists.<text:line-break/>Spanish and Portuguesespeaking countries, some with long traditions already in humanidades digitales/humanidades digitais, have hosted a number of DH events and activities in the last few years, including several conferences and seminars, and recent attempts to build formal networks and associations in these two languages have sought to address concerns regarding international representation and visibility. Therefore the first step in this networkbuilding exercise was to find those who identified themselves as “humanista digital” (Galina and Priani, 2011). As Isabel Galina (2013) pointed out in her keynote presentation at the DH2013 conference: “behind this problem of defining digital humanities (what we are and what we do) there is an additional now ineludible problem ‘who is we?’”<text:line-break/>The DíaHD/DiaHD (Día de las humanidades digitales/Dia das humanidades digitais) initiative aimed to answer this question. Coordinated by a group of digital humanities organizations and institutions in Spain (Humanidades Digitales Hispánicas), México (RedHD), Portugal (Faculdade de Ciencias Sociais e Humanas, Universidade Nova de Lisboa) and Brazil (Humanidades Digitais, Universidade de São Paulo), with the support of centerNet, the event sought to identify and bring together the work of Spanish and Portuguesespeaking digital humanists in Europe and Latin America. The proposal of DíaHD was based on the model of the international centerNetsponsored project Day in the Life of the Digital Humanities (DayofDH,digitalhumanities.org/centernet/initiatives/), in which digital humanists all over the world are invited to participate in “a social research project designed to document ‘just what do computing humanists really do?’" (Rockwell et all, 2012). Even though the starting point of the project was effectively almost a direct translation of Day of DH, including the basic question: ‘¿Qué es lo que hacen realmente los humanistas digitales?’/ 'O que fazem os humanistas digitais?', we could not avoid the context in which the project was launched. Behind the question ‘What do digital humanists do?’ we also wanted to know ‘who is this we?’ and ‘where is this we?’. This dual aspect of identification and localization broadens the outlook of DiaHD as a social research project, which then becomes a “process of reflection of what we have created and how it fits in with the socalled global DH community” (Galina, 2014).<text:line-break/>II. Execution of the Project<text:line-break/><text:line-break/>On June 10th 2013 the Día de las humanidades digitales/Dia das humanidades digitais took place. The event was managed by two working groups: the international organization group, formed by representatives of the institutions involved, and the local organising group, formed by members of the technological staff of the Facultad de Filosofía y Letras de la UNAM, which managed the technical infrastructure. We were fortunate to count on the generous advice of the creators of the original Day in the Life of Digital Humanities, including Geoffroy Rockwell.<text:line-break/>Outreach and other activities related to being more inclusive are time consuming. It is important to note that multilingualism requires additional effort both in developing the tool (invitations and instructions for participating) as well as the more qualitative analysis of the data. This DiaHD selected only two languages but we are well aware that others could have been added. If DH is to be successful in expanding the extra effort required should be considered. However, as we believe DíaDH has shown, this relatively small effort pays off considerably in our ability to broaden our definition of ‘we’.<text:line-break/>III. Answering the questions<text:line-break/><text:line-break/>The original Day in the life of Digital Humanities was conceived as an individualistic approach to the activities of digital humanists: “The motif [of DayofDH] suggests the documentation of a subject's ‘real’ life, emphasizing the ordinary aspects of their environment over the extraordinary” (Rockwell et all, 2012). As our project was closely based on DayofDH, we expected that the participants might respond in the same way, as persons documenting the ordinary aspects of their lives. One of the most important results of our experiment was the manner in which the community decided to answer the question ¿Qué es lo que hacen realmente los humanistas digitales? / O que fazem os humanistas digitais? Whereas one part of the community, many with previous experience of participating in the Day in the life of Digital Humanities, followed the model of documenting everyday life, another group chose a different approach to answering the question: they decided to create collective blogs to document the work of their institutions or projects. One relevant example of this is the blog devoted to the humanidades digitais group in Brazil. What does this differing reception of our original invitation signify, and is it meaningful in defining the “we” in Spanish and Portuguesespeaking digital humanities? Does the “we” have a less individualistic nature in some regional and cultural contexts?<text:line-break/>For DiaHD 95 blogs were created, out of which 70 were actively used. Of this 57 of the blogs were written in Spanish, whereas 13 were written in Portuguese. As the invitation was based on language and not by region, the geographical location of the authors was not restricted to Spanish and Portuguesespeaking countries. We had authors from Argentina, Brazil, Canada, Great Britain, Mexico, Portugal, Spain, Sweden and United States. As far as participating countries was concerned, Spain was the most active with 29 blogs, followed by Mexico with 16, Portugal with 8, and Brazil and USA (both 5). This means that the project integrated researchers from different academic cultures and most likely with different notions of what DH is. We can see this contrast in the blogs created: 37 blogs were collective, and represent projects, magazines, labs, etc. (only 2 of them were located in a non Spanish and Portuguesespeaking countries) and 33 were personal blogs.<text:line-break/>These results seem to indicate that there are a number of scholars involved in DH projects in what are traditionally underrepresented regions and languages in the DH community. As a social media project, DíaDH points towards the fact that by developing tools in other languages other than English and directly targeting other communities by not relying only on traditional DH communication channels, it is possible to incorporate the experiences of digital humanists that do not usually participate.<text:line-break/>V. Conclusions<text:line-break/><text:line-break/>As a result of a preliminarily observation we might point that the absence of a consolidated, consensual and collective profile for Spanish and Portuguesespeaking digital humanities communities is relevant to understanding why many of the participants in DíaHD/DiaHD preferred an institutional voice to a personal one. This may imply, also, a segmentation in the Spanish and Portuguesespeaking DH community: some, with previous involvement in the international DH community, identifying themselves as researchers with a specific DH focus, while others prefer to identify DH with work in specific projects, and to maintain their professional identity as a distinct entity. As DH is a field whose definition has largely emerged from a North Atlantic tradition, and responds to a concrete subset of global academic culture, it is clear that there is much work to be done in negotiating the development of the field in other academic traditions, each with their own cultural and practical models. DíaHD/DiaHD not only focused debate on one area of nonAnglophone DH; it also led to a number of practical initiatives continuing the development of Spanish and Portuguesespeaking digital humanities, including the mapaHD project (mapahd.org) and the Portuguesespeaking association, AHDig (ahdig.org), an initiative that came about as a direct consequence of the participation of Portuguese and Brazilian researchers at DiaHD.<text:line-break/>References<text:line-break/><text:line-break/>Dacos, Marin. (2013) “La stratégie du Sauna finlandais” in Blogo Numericus, May 2013. blog.homonumericus.net/article11138.html<text:line-break/>Fiormonte, Dominico. (2012) “Towards a Cultural Critique of Digital Humanities”, Historical Social Research – Historische Sozialforschung, Special Issue, no.141, HSR vol.37 2, p.5976.www.cceh.unikoeln.de/files/Fiormonte_final.pdf<text:line-break/>Galina, Isabel y Priani, Ernesto, Is There Anybody out There? Discovering New DH Practitioners in other Countries at Digital Humanities Conferences 2011dh2011.stanford.edu/wpcontent/uploads/2011/05/DH2011_BookOfAbs.pdf<text:line-break/>Galina, I (2014). Geographical and linguistic diversity in the Digital Humanties, Literary and Linguistic Computing, Oxford Journals, 29(3)<text:line-break/>McPherson, Tara (2912). “Why are the Digital Humanities so White?”,in Debates in the Digital Humanities, University of Minnesota Press<text:line-break/>Geoffrey Rockwell et all (2012), The Design of an International Social Media Event: A Day in the Life of the Digital Humanities. Digital Humanities Quarterly, Volume 6 Number 2,www.digitalhumanities.org/dhq/vol/6/2/000123/000123.html<text:line-break/>Dacos, 2013, Fiormonte 2012 and McPherson, 2012<text:line-break/>Primer Encuentro de Humanistas Digitales de la RedHD (may 17-18 2012), workshops in Lisbon (November 2011 and June 2013), conference at University of Navarre in May 2013 (www.unav.edu/congreso/humanidadesdigitales), HDH conference (hdh2013.humanidadesdigitales.org), 1st seminar USP, Brazil (October 2013).<text:line-break/>RedHD, HDH, AHDig (Associação das Humanidades Digitais)<text:line-break/>Digital Humanities conference 2013,dh2013.unl.edu<text:line-break/>dhd2013.filos.unam.mx<text:line-break/>Humanidades Digitaisdhd2013.filos.unam.mx/humanidadesdigitaisusp. Other examples of this collective and institutional response are Mexican projects like “Proyecto de investigación sobre métrica y oralidad áurea” of the Universidad Autónoma de Ciudad Juárezdhd2013.filos.unam.mx/vozyverso/ o the blog, “‘Libros de Baubo’: bitácora de trabajo”dhd2013.filos.unam.mx/librosdebaubo. In Spain the blog of the “Red Internacional CHARTA”dhd2013.filos.unam.mx/charta/2013/06/10/redinternacionalcharta/ and the project on “el repertorio métrico digital castellano”dhd2013.filos.unam.mx/remetca. In the case of United States we have “The Littera Project”<text:line-break/>dhd2013.filos.unam.mx/thelitteraproject/, and in Portuguese, “máquinas &amp; manuscritos”<text:line-break/>dhd2013.filos.unam.mx/maqman.<text:line-break/>An initiative led by Silvia Gutierrez and Élika Ortega which began in Gutierrez’s blog<text:line-break/>dhd2013.filos.unam.mx/sigutierrez/<text:line-break/></text:p>
          </table:table-cell>
          <table:table-cell office:string-value="txt" office:value-type="string">
            <text:p>txt</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dhcommunity;humanidades digitais;humanidades digitales;multilingual;network-building" office:value-type="string">
            <text:p>dhcommunity;humanidades digitais;humanidades digitales;multilingual;network-building</text:p>
          </table:table-cell>
          <table:table-cell office:string-value="English" office:value-type="string">
            <text:p>English</text:p>
          </table:table-cell>
          <table:table-cell office:string-value="crowdsourcing;digital humanities - institutional support;digital humanities - nature and significance;multilingual / multicultural approaches" office:value-type="string">
            <text:p>crowdsourcing;digital humanities - institutional support;digital humanities - nature and significance;multilingual / multicultural approaches</text:p>
          </table:table-cell>
        </table:table-row>
        <table:table-row>
          <table:table-cell office:string-value="2355" office:value-type="string">
            <text:p>2355</text:p>
          </table:table-cell>
          <table:table-cell office:string-value="2015 - Sydney" office:value-type="string">
            <text:p>2015 - Sydney</text:p>
          </table:table-cell>
          <table:table-cell office:string-value="Sydney" office:value-type="string">
            <text:p>Sydney</text:p>
          </table:table-cell>
          <table:table-cell office:string-value="Global Digital Humanities" office:value-type="string">
            <text:p>Global Digital Humanities</text:p>
          </table:table-cell>
          <table:table-cell office:date-value="2014-12-31" office:value-type="date">
            <text:p>2014-12-31</text:p>
          </table:table-cell>
          <table:table-cell office:string-value="ADHO" office:value-type="string">
            <text:p>ADHO</text:p>
          </table:table-cell>
          <table:table-cell office:string-value="ADHO" office:value-type="string">
            <text:p>ADHO</text:p>
          </table:table-cell>
          <table:table-cell office:string-value="Western Sydney University" office:value-type="string">
            <text:p>Western Sydney University</text:p>
          </table:table-cell>
          <table:table-cell office:string-value="Sydney" office:value-type="string">
            <text:p>Sydney</text:p>
          </table:table-cell>
          <table:table-cell/>
          <table:table-cell office:string-value="Australia" office:value-type="string">
            <text:p>Australia</text:p>
          </table:table-cell>
          <table:table-cell office:string-value="https://web.archive.org/web/20190121165412/http://dh2015.org/" office:value-type="string">
            <text:p>https://web.archive.org/web/20190121165412/http://dh2015.org/</text:p>
          </table:table-cell>
          <table:table-cell office:string-value="Social Media Data: Twitter Scraping on NeCTAR" office:value-type="string">
            <text:p>Social Media Data: Twitter Scraping on NeCTAR</text:p>
          </table:table-cell>
          <table:table-cell office:string-value="https://github.com/ADHO/dh2015/blob/master/xml/HAMMOND_Jeremy_Social_Media_Data__Twitter_Scraping_on_N.xml" office:value-type="string">
            <text:p>https://github.com/ADHO/dh2015/blob/master/xml/HAMMOND_Jeremy_Social_Media_Data__Twitter_Scraping_on_N.xml</text:p>
          </table:table-cell>
          <table:table-cell office:string-value="Jonathon Hutchinson;Jeremy Hammond;Fiona Martin;Daniel Yazbek" office:value-type="string">
            <text:p>Jonathon Hutchinson;Jeremy Hammond;Fiona Martin;Daniel Yazbek</text:p>
          </table:table-cell>
          <table:table-cell office:string-value="paper, specified &quot;long paper&quot;" office:value-type="string">
            <text:p>paper, specified "long paper"</text:p>
          </table:table-cell>
          <table:table-cell office:string-value="&lt;?xml version=&quot;1.0&quot; encoding=&quot;UTF-8&quot;?&gt;&#10;&lt;TEI xmlns=&quot;http://www.tei-c.org/ns/1.0&quot;&gt;&#10;    &lt;teiHeader&gt;&#10;        &lt;fileDesc&gt;&#10;            &lt;titleStmt&gt;&#10;                &lt;title&gt;Social Media Data: Twitter Scraping on NeCTAR&lt;/title&gt;&#10;                &lt;author&gt;&#10;                    &lt;persName&gt;&#10;                        &lt;surname&gt;Hutchinson&lt;/surname&gt;&#10;                        &lt;forename&gt;Jonathon&lt;/forename&gt;&#10;                    &lt;/persName&gt;&#10;                    &lt;affiliation&gt;The University of Sydney&lt;/affiliation&gt;&#10;                    &lt;email&gt;jonathon.hutchinson@sydney.edu.au&lt;/email&gt;&#10;                &lt;/author&gt;&#10;                &lt;author&gt;&#10;                    &lt;persName&gt;&#10;                        &lt;surname&gt;Hammond&lt;/surname&gt;&#10;                        &lt;forename&gt;Jeremy&lt;/forename&gt;&#10;                    &lt;/persName&gt;&#10;                    &lt;affiliation&gt;Intersect, Australia&lt;/affiliation&gt;&#10;                    &lt;email&gt;jeremy@intersect.org.au&lt;/email&gt;&#10;                &lt;/author&gt;&#10;                &lt;author&gt;&#10;                    &lt;persName&gt;&#10;                        &lt;surname&gt;Martin&lt;/surname&gt;&#10;                        &lt;forename&gt;Fiona&lt;/forename&gt;&#10;                    &lt;/persName&gt;&#10;                    &lt;affiliation&gt;The University of Sydney&lt;/affiliation&gt;&#10;                    &lt;email&gt;fiona.martin@sydney.edu.au&lt;/email&gt;&#10;                &lt;/author&gt;&#10;                &lt;author&gt;&#10;                    &lt;persName&gt;&#10;                        &lt;surname&gt;Yazbek&lt;/surname&gt;&#10;                        &lt;forename&gt;Daniel&lt;/forename&gt;&#10;                    &lt;/persName&gt;&#10;                    &lt;affiliation&gt;Intersect, Australia&lt;/affiliation&gt;&#10;                    &lt;email&gt;daniel@intersect.org.au&lt;/email&gt;&#10;                &lt;/author&gt;&#10;            &lt;/titleStmt&gt;&#10;            &lt;editionStmt&gt;&#10;                &lt;edition&gt;&#10;                    &lt;date&gt;2014-12-19T13:50:00Z&lt;/date&gt;&#10;                &lt;/edition&gt;&#10;            &lt;/editionStmt&gt;&#10;            &lt;publicationStmt&gt;&#10;                &lt;publisher&gt;Paul Arthur, University of Western Sidney&lt;/publisher&gt;&#10;                &lt;address&gt;&#10;                    &lt;addrLine&gt;Locked Bag 1797&lt;/addrLine&gt;&#10;                    &lt;addrLine&gt;Penrith NSW 2751&lt;/addrLine&gt;&#10;                    &lt;addrLine&gt;Australia&lt;/addrLine&gt;&#10;                    &lt;addrLine&gt;Paul Arthur&lt;/addrLine&gt;&#10;                &lt;/address&gt;&#10;            &lt;/publicationStmt&gt;&#10;            &lt;sourceDesc&gt;&#10;                &lt;p&gt;Converted from a Word document &lt;/p&gt;&#10;            &lt;/sourceDesc&gt;&#10;        &lt;/fileDesc&gt;&#10;        &lt;encodingDesc&gt;&#10;            &lt;appInfo&gt;&#10;                &lt;application ident=&quot;DHCONVALIDATOR&quot; version=&quot;1.9&quot;&gt;&#10;                    &lt;label&gt;DHConvalidator&lt;/label&gt;&#10;                &lt;/application&gt;&#10;            &lt;/appInfo&gt;&#10;        &lt;/encodingDesc&gt;&#10;        &lt;profileDesc&gt;&#10;            &lt;textClass&gt;&#10;                &lt;keywords scheme=&quot;ConfTool&quot; n=&quot;category&quot;&gt;&#10;                    &lt;term&gt;Paper&lt;/term&gt;&#10;                &lt;/keywords&gt;&#10;                &lt;keywords scheme=&quot;ConfTool&quot; n=&quot;subcategory&quot;&gt;&#10;                    &lt;term&gt;Long Paper&lt;/term&gt;&#10;                &lt;/keywords&gt;&#10;                &lt;keywords scheme=&quot;ConfTool&quot; n=&quot;keywords&quot;&gt;&#10;                    &lt;term&gt;big data&lt;/term&gt;&#10;                    &lt;term&gt;Social Media Network Analysis&lt;/term&gt;&#10;                    &lt;term&gt;cloud compute&lt;/term&gt;&#10;                    &lt;term&gt;twitter&lt;/term&gt;&#10;                    &lt;term&gt;online communities&lt;/term&gt;&#10;                &lt;/keywords&gt;&#10;                &lt;keywords scheme=&quot;ConfTool&quot; n=&quot;topics&quot;&gt;&#10;                    &lt;term&gt;corpora and corpus activities&lt;/term&gt;&#10;                    &lt;term&gt;internet / world wide web&lt;/term&gt;&#10;                    &lt;term&gt;digital humanities - facilities&lt;/term&gt;&#10;                    &lt;term&gt;interdisciplinary collaboration&lt;/term&gt;&#10;                    &lt;term&gt;visualisation&lt;/term&gt;&#10;                    &lt;term&gt;social media&lt;/term&gt;&#10;                    &lt;term&gt;networks&lt;/term&gt;&#10;                    &lt;term&gt;relationships&lt;/term&gt;&#10;                    &lt;term&gt;graphs&lt;/term&gt;&#10;                    &lt;term&gt;media studies&lt;/term&gt;&#10;                    &lt;term&gt;data mining / text mining&lt;/term&gt;&#10;                    &lt;term&gt;English&lt;/term&gt;&#10;                &lt;/keywords&gt;&#10;            &lt;/textClass&gt;&#10;        &lt;/profileDesc&gt;&#10;    &lt;/teiHeader&gt;&#10;    &lt;text&gt;&#10;        &lt;body&gt;&#10;            &lt;p&gt;The rapid growth in social media communications research in the last five years has seen the assembly of complexly connected datasets of a scale and scope previously rare in humanities scholarship, highlighting the sociocultural intricacies of follower networks (see Weller et al., 2013). Big data inquiry of social media has also been driven by the emergence of publicly accessible, integrated aggregation, indexing, query, and visualisation approaches (Hansen et al., 2011; Burnap et al., 2013). Indeed, the big data moment has challenged humanities researchers to develop innovative methodologies to extrapolate new social knowledge, and brought humanists and computer scientists together in the pursuit of robust eResearch infrastructure and workflows to support these objectives.&lt;/p&gt;&#10;            &lt;p&gt;This paper explores a novel social media network analysis (SMNA) research methodology, which resulted in the development of a Twitter visualisation tool for the NeCTAR research cloud. It explores the workflow issues of using large-scale eResearch infrastructure for digital humanities research, and discusses the results of the research program on social media network mapping. In doing so, the authors demonstrate the complexities of interdisciplinary humanities and computer science research collaboration, while revealing new insights made possible through eResearch partnerships.&lt;/p&gt;&#10;            &lt;p&gt;SMNA as a methodology requires the development of an integrated workflow using National eResearch Collaboration, Tools and Resources (NeCTAR) as the computing service to host both a Twitter scraper and a network visualisation tool. We used the native Twitter application programming interface (API) to maximise flexibility, minimise costs, and reduce reliance on commercial third-party data providers. The workflow included scripting an automated ‘clean-up’ phase so that hundreds of thousands of raw tweets could be gathered and indexed in a useful format. Analysing the characteristics of social networks across large datasets is computationally taxing, and to solve this problem we set up an interactive visualisation program, Gephi, in the NeCTAR cloud environment. &lt;/p&gt;&#10;            &lt;p&gt;During the discovery and implementation phases of the project we made the following key observations. In Australia, there has been significant investment in eResearch infrastructure, including large-scale storage, data discovery, and high-performance and cloud computer systems. However, these services often have imposing barriers to entry for humanities researchers, who either lack the technological skills, desire, or established collaborative networks to apply these methodologies to their field of research (Meyer and Dutton, 2009). Moreover, eResearch assemblages are generally constructed by computer or physical scientists, who may be unfamiliar with the philosophies and theoretical perspectives of social scientists, and so it is not always clear that these technologies can immediately address the humanities’ ‘big data’ problems (Meade et al., 2013). However, in constructing the NeCTAR-based Twitter research infrastructure and pursuing an extended collaborative approach, the yield from the original research corpus provided more unique and novel results than either discipline could deliver alone. Traditionally, computer science researchers have sought interdisciplinary collaborations in the natural sciences and engineering to find appropriate research problems that balanced scale, complexity, and solvability. The materialisation of big data as a research concern within the humanities now gives software engineers new real-world applications of their techniques, a process that is key to the computer science discipline’s evolution (Hopcroft et al., 2011).&lt;/p&gt;&#10;            &lt;p&gt;The research presented in this paper demonstrates that early methodological discussions between humanists and computational specialists strengthened the research design, producing collaboratively designed research questions, while avoiding the high knowledge barriers to lay eResearch entry (Goggin et al., 2014). For example, in this research context, which drew on the expertise of University of Sydney media researchers and NSW Intersect’s computer scientists, a series of new research questions emerged while interrogating the initial social mapping results. The development of a novel computational research workflow emerged from the humanities scholars’ interest in understanding the languages, norms, or rules of communication activities within the Twitter social media platform. Following that research focus, the computer scientists explored a deeper understanding of the relationships between individual users, and the positive and negative communicative sentiment expressed in users’ interactions. The collaboration required significant mutual investment in exploring each research contributor’s agencies and abilities, and ongoing calibration of the research design.&lt;/p&gt;&#10;            &lt;p&gt;The resulting workflow and research tool have enabled a rigorous interrogation of the communication activities of complex follower networks within the Twitter platform, and the evolution of a methodology that addresses ethical concerns about big data research raised by boyd and Crawford (2012) along with Ess (2014). It will also underpin the development of an automated research tool that can be rolled out across a number of humanities research projects, and within virtual lab environments.&lt;/p&gt;&#10;        &lt;/body&gt;&#10;        &lt;back&gt;&#10;            &lt;div type=&quot;bibliogr&quot;&gt;&#10;                &lt;listBibl&gt;&#10;                    &lt;head&gt;Bibliography&lt;/head&gt;&#10;                    &lt;bibl&gt;&#10;                        &lt;hi rend=&quot;bold&quot;&gt;boyd, d. and Crawford, K.&lt;/hi&gt; (2012). Critical Questions for Big Data: Provocations for a Cultural, Technological, and Scholarly Phenomenon. &#10;                        &lt;hi rend=&quot;italic&quot;&gt;Information, Communication, &amp;amp; Society, &lt;/hi&gt;&#10;                        &lt;hi rend=&quot;bold&quot;&gt;15&lt;/hi&gt;(5): 662–79.&#10;                    &lt;/bibl&gt;&#10;                    &lt;bibl&gt;&#10;                        &lt;hi rend=&quot;bold&quot;&gt;Bradley, J.&lt;/hi&gt; (2009). What the Developer Saw: An Outsider’s Ciew of Annotation, Interpretation and Scholarship. &#10;                        &lt;hi rend=&quot;italic&quot;&gt;New Paths For Computing Humanists,&lt;/hi&gt;&#10;                        &lt;hi rend=&quot;bold&quot;&gt;1&lt;/hi&gt;(1).&#10;                    &lt;/bibl&gt;&#10;                    &lt;bibl&gt;&#10;                        &lt;hi rend=&quot;bold color(141412)&quot;&gt;Burnap, P., Rana, O. and Avis, N.&lt;/hi&gt;&#10;                        &lt;hi rend=&quot;color(141412)&quot;&gt; (2013). Making Sense of Self-Reported Socially Significant Data Using Computational Methods.&lt;/hi&gt;&#10;                        &lt;hi rend=&quot;italic color(141412)&quot;&gt;International Journal of Social Research Methodology, Computational Social Science: Research Strategies, Design and Methods,&lt;/hi&gt;&#10;                        &lt;hi rend=&quot;bold color(141412)&quot;&gt;16&lt;/hi&gt;&#10;                        &lt;hi rend=&quot;color(141412)&quot;&gt;(2).&lt;/hi&gt;&#10;                    &lt;/bibl&gt;&#10;                    &lt;bibl&gt;&#10;                        &lt;hi rend=&quot;bold&quot;&gt;Ess, C.&lt;/hi&gt; (2014). At the Intersections between Internet Studies and Philosophy: ‘Who Am I Online?’ &#10;                        &lt;hi rend=&quot;italic&quot;&gt;Philosophy &amp;amp; Technology, &lt;/hi&gt;&#10;                        &lt;hi rend=&quot;bold&quot;&gt;25&lt;/hi&gt;(3): 275–84.&#10;                    &lt;/bibl&gt;&#10;                    &lt;bibl&gt;&#10;                        &lt;hi rend=&quot;bold&quot;&gt;Goggin, G., Dwyer, T., Martin, F. and Hutchinson, J.&lt;/hi&gt; (2014). Finding Mobile Internet Policy Actors in Big Data: Methodological Concerns in Social Network Analysis. Paper presented at &#10;                        &lt;hi rend=&quot;italic&quot;&gt;Australasian Association of the Digital Humanities, Expanding Horizons, &lt;/hi&gt;Perth, Australia, 18–21 March 2014.&#10;                    &lt;/bibl&gt;&#10;                    &lt;bibl&gt;&#10;                        &lt;hi rend=&quot;bold&quot;&gt;Hansen, D. L., Shneiderman, B. and Smith, M. A.&lt;/hi&gt; (2011). &#10;                        &lt;hi rend=&quot;italic&quot;&gt;Analyzing Social Media Networks with NodeXL: Insights from a Connected World&lt;/hi&gt;. Morgan Kaufmann.&#10;                    &lt;/bibl&gt;&#10;                    &lt;bibl&gt;&#10;                        &lt;hi rend=&quot;bold&quot;&gt;Hopcroft, J. E., Soundarajan, S. and Wang, L&lt;/hi&gt;. (2011). The Future of Computer Science.&#10;                        &lt;hi rend=&quot;italic&quot;&gt; International Journal of Software Informatics, &lt;/hi&gt;&#10;                        &lt;hi rend=&quot;bold&quot;&gt;5(&lt;/hi&gt;4): 549–65, http://www.ijsi.org/1673-7288/5/i110.htm.&#10;                    &lt;/bibl&gt;&#10;                    &lt;bibl&gt;&#10;                        &lt;hi rend=&quot;bold&quot;&gt;Meade, B., Manos, S., Sinnott, R., Fluke, C., van der Knijff, D. and Tseng, A.&lt;/hi&gt; (2013). Research Cloud Data Communities. &#10;                        &lt;hi rend=&quot;italic&quot;&gt;THETA: The Higher Education Technology Agenda 2013,&lt;/hi&gt; Hobart, Tasmania, 7–10 April 2013, http://eprints.utas.edu.au/16326/1/THETA_2013_Meade_16326.pdf.&#10;                    &lt;/bibl&gt;&#10;                    &lt;bibl&gt;&#10;                        &lt;hi rend=&quot;bold&quot;&gt;Meyer, E. T. and Dutton, W. H.&lt;/hi&gt; (2009). Top‐Down e‐Infrastructure Meets Bottom‐Up Research Innovation: The Social Shaping of e‐Research. &#10;                        &lt;hi rend=&quot;italic&quot;&gt;Prometheus,&lt;/hi&gt;&#10;                        &lt;hi rend=&quot;bold&quot;&gt;27&lt;/hi&gt;(3).&#10;                    &lt;/bibl&gt;&#10;                    &lt;bibl&gt;&#10;                        &lt;hi rend=&quot;bold&quot;&gt;Weller, K., Bruns, A., Burgess, J., Mahrt, M. and Puschmann, C.&lt;/hi&gt; (2013). &#10;                        &lt;hi rend=&quot;italic&quot;&gt;Twitter and Society.&lt;/hi&gt; Peter Lang Publishing, New York. &#10;                    &lt;/bibl&gt;&#10;                &lt;/listBibl&gt;&#10;            &lt;/div&gt;&#10;        &lt;/back&gt;&#10;    &lt;/text&gt;&#10;&lt;/TEI&gt;" office:value-type="string">
            <text:p>&lt;?xml version="1.0" encoding="UTF-8"?&gt;<text:line-break/>&lt;TEI xmlns="http://www.tei-c.org/ns/1.0"&gt;<text:line-break/> <text:s text:c="3"/>&lt;teiHeader&gt;<text:line-break/> <text:s text:c="7"/>&lt;fileDesc&gt;<text:line-break/> <text:s text:c="11"/>&lt;titleStmt&gt;<text:line-break/> <text:s text:c="15"/>&lt;title&gt;Social Media Data: Twitter Scraping on NeCTAR&lt;/title&gt;<text:line-break/> <text:s text:c="15"/>&lt;author&gt;<text:line-break/> <text:s text:c="19"/>&lt;persName&gt;<text:line-break/> <text:s text:c="23"/>&lt;surname&gt;Hutchinson&lt;/surname&gt;<text:line-break/> <text:s text:c="23"/>&lt;forename&gt;Jonathon&lt;/forename&gt;<text:line-break/> <text:s text:c="19"/>&lt;/persName&gt;<text:line-break/> <text:s text:c="19"/>&lt;affiliation&gt;The University of Sydney&lt;/affiliation&gt;<text:line-break/> <text:s text:c="19"/>&lt;email&gt;jonathon.hutchinson@sydney.edu.au&lt;/email&gt;<text:line-break/> <text:s text:c="15"/>&lt;/author&gt;<text:line-break/> <text:s text:c="15"/>&lt;author&gt;<text:line-break/> <text:s text:c="19"/>&lt;persName&gt;<text:line-break/> <text:s text:c="23"/>&lt;surname&gt;Hammond&lt;/surname&gt;<text:line-break/> <text:s text:c="23"/>&lt;forename&gt;Jeremy&lt;/forename&gt;<text:line-break/> <text:s text:c="19"/>&lt;/persName&gt;<text:line-break/> <text:s text:c="19"/>&lt;affiliation&gt;Intersect, Australia&lt;/affiliation&gt;<text:line-break/> <text:s text:c="19"/>&lt;email&gt;jeremy@intersect.org.au&lt;/email&gt;<text:line-break/> <text:s text:c="15"/>&lt;/author&gt;<text:line-break/> <text:s text:c="15"/>&lt;author&gt;<text:line-break/> <text:s text:c="19"/>&lt;persName&gt;<text:line-break/> <text:s text:c="23"/>&lt;surname&gt;Martin&lt;/surname&gt;<text:line-break/> <text:s text:c="23"/>&lt;forename&gt;Fiona&lt;/forename&gt;<text:line-break/> <text:s text:c="19"/>&lt;/persName&gt;<text:line-break/> <text:s text:c="19"/>&lt;affiliation&gt;The University of Sydney&lt;/affiliation&gt;<text:line-break/> <text:s text:c="19"/>&lt;email&gt;fiona.martin@sydney.edu.au&lt;/email&gt;<text:line-break/> <text:s text:c="15"/>&lt;/author&gt;<text:line-break/> <text:s text:c="15"/>&lt;author&gt;<text:line-break/> <text:s text:c="19"/>&lt;persName&gt;<text:line-break/> <text:s text:c="23"/>&lt;surname&gt;Yazbek&lt;/surname&gt;<text:line-break/> <text:s text:c="23"/>&lt;forename&gt;Daniel&lt;/forename&gt;<text:line-break/> <text:s text:c="19"/>&lt;/persName&gt;<text:line-break/> <text:s text:c="19"/>&lt;affiliation&gt;Intersect, Australia&lt;/affiliation&gt;<text:line-break/> <text:s text:c="19"/>&lt;email&gt;daniel@intersect.org.au&lt;/email&gt;<text:line-break/> <text:s text:c="15"/>&lt;/author&gt;<text:line-break/> <text:s text:c="11"/>&lt;/titleStmt&gt;<text:line-break/> <text:s text:c="11"/>&lt;editionStmt&gt;<text:line-break/> <text:s text:c="15"/>&lt;edition&gt;<text:line-break/> <text:s text:c="19"/>&lt;date&gt;2014-12-19T13:50:00Z&lt;/date&gt;<text:line-break/> <text:s text:c="15"/>&lt;/edition&gt;<text:line-break/> <text:s text:c="11"/>&lt;/editionStmt&gt;<text:line-break/> <text:s text:c="11"/>&lt;publicationStmt&gt;<text:line-break/> <text:s text:c="15"/>&lt;publisher&gt;Paul Arthur, University of Western Sidney&lt;/publisher&gt;<text:line-break/> <text:s text:c="15"/>&lt;address&gt;<text:line-break/> <text:s text:c="19"/>&lt;addrLine&gt;Locked Bag 1797&lt;/addrLine&gt;<text:line-break/> <text:s text:c="19"/>&lt;addrLine&gt;Penrith NSW 2751&lt;/addrLine&gt;<text:line-break/> <text:s text:c="19"/>&lt;addrLine&gt;Australia&lt;/addrLine&gt;<text:line-break/> <text:s text:c="19"/>&lt;addrLine&gt;Paul Arthur&lt;/addrLine&gt;<text:line-break/> <text:s text:c="15"/>&lt;/address&gt;<text:line-break/> <text:s text:c="11"/>&lt;/publicationStmt&gt;<text:line-break/> <text:s text:c="11"/>&lt;sourceDesc&gt;<text:line-break/> <text:s text:c="15"/>&lt;p&gt;Converted from a Word document &lt;/p&gt;<text:line-break/> <text:s text:c="11"/>&lt;/sourceDesc&gt;<text:line-break/> <text:s text:c="7"/>&lt;/fileDesc&gt;<text:line-break/> <text:s text:c="7"/>&lt;encodingDesc&gt;<text:line-break/> <text:s text:c="11"/>&lt;appInfo&gt;<text:line-break/> <text:s text:c="15"/>&lt;application ident="DHCONVALIDATOR" version="1.9"&gt;<text:line-break/> <text:s text:c="19"/>&lt;label&gt;DHConvalidator&lt;/label&gt;<text:line-break/> <text:s text:c="15"/>&lt;/application&gt;<text:line-break/> <text:s text:c="11"/>&lt;/appInfo&gt;<text:line-break/> <text:s text:c="7"/>&lt;/encodingDesc&gt;<text:line-break/> <text:s text:c="7"/>&lt;profileDesc&gt;<text:line-break/> <text:s text:c="11"/>&lt;textClass&gt;<text:line-break/> <text:s text:c="15"/>&lt;keywords scheme="ConfTool" n="category"&gt;<text:line-break/> <text:s text:c="19"/>&lt;term&gt;Paper&lt;/term&gt;<text:line-break/> <text:s text:c="15"/>&lt;/keywords&gt;<text:line-break/> <text:s text:c="15"/>&lt;keywords scheme="ConfTool" n="subcategory"&gt;<text:line-break/> <text:s text:c="19"/>&lt;term&gt;Long Paper&lt;/term&gt;<text:line-break/> <text:s text:c="15"/>&lt;/keywords&gt;<text:line-break/> <text:s text:c="15"/>&lt;keywords scheme="ConfTool" n="keywords"&gt;<text:line-break/> <text:s text:c="19"/>&lt;term&gt;big data&lt;/term&gt;<text:line-break/> <text:s text:c="19"/>&lt;term&gt;Social Media Network Analysis&lt;/term&gt;<text:line-break/> <text:s text:c="19"/>&lt;term&gt;cloud compute&lt;/term&gt;<text:line-break/> <text:s text:c="19"/>&lt;term&gt;twitter&lt;/term&gt;<text:line-break/> <text:s text:c="19"/>&lt;term&gt;online communities&lt;/term&gt;<text:line-break/> <text:s text:c="15"/>&lt;/keywords&gt;<text:line-break/> <text:s text:c="15"/>&lt;keywords scheme="ConfTool" n="topics"&gt;<text:line-break/> <text:s text:c="19"/>&lt;term&gt;corpora and corpus activities&lt;/term&gt;<text:line-break/> <text:s text:c="19"/>&lt;term&gt;internet / world wide web&lt;/term&gt;<text:line-break/> <text:s text:c="19"/>&lt;term&gt;digital humanities - facilities&lt;/term&gt;<text:line-break/> <text:s text:c="19"/>&lt;term&gt;interdisciplinary collaboration&lt;/term&gt;<text:line-break/> <text:s text:c="19"/>&lt;term&gt;visualisation&lt;/term&gt;<text:line-break/> <text:s text:c="19"/>&lt;term&gt;social media&lt;/term&gt;<text:line-break/> <text:s text:c="19"/>&lt;term&gt;networks&lt;/term&gt;<text:line-break/> <text:s text:c="19"/>&lt;term&gt;relationships&lt;/term&gt;<text:line-break/> <text:s text:c="19"/>&lt;term&gt;graphs&lt;/term&gt;<text:line-break/> <text:s text:c="19"/>&lt;term&gt;media studies&lt;/term&gt;<text:line-break/> <text:s text:c="19"/>&lt;term&gt;data mining / text mining&lt;/term&gt;<text:line-break/> <text:s text:c="19"/>&lt;term&gt;English&lt;/term&gt;<text:line-break/> <text:s text:c="15"/>&lt;/keywords&gt;<text:line-break/> <text:s text:c="11"/>&lt;/textClass&gt;<text:line-break/> <text:s text:c="7"/>&lt;/profileDesc&gt;<text:line-break/> <text:s text:c="3"/>&lt;/teiHeader&gt;<text:line-break/> <text:s text:c="3"/>&lt;text&gt;<text:line-break/> <text:s text:c="7"/>&lt;body&gt;<text:line-break/> <text:s text:c="11"/>&lt;p&gt;The rapid growth in social media communications research in the last five years has seen the assembly of complexly connected datasets of a scale and scope previously rare in humanities scholarship, highlighting the sociocultural intricacies of follower networks (see Weller et al., 2013). Big data inquiry of social media has also been driven by the emergence of publicly accessible, integrated aggregation, indexing, query, and visualisation approaches (Hansen et al., 2011; Burnap et al., 2013). Indeed, the big data moment has challenged humanities researchers to develop innovative methodologies to extrapolate new social knowledge, and brought humanists and computer scientists together in the pursuit of robust eResearch infrastructure and workflows to support these objectives.&lt;/p&gt;<text:line-break/> <text:s text:c="11"/>&lt;p&gt;This paper explores a novel social media network analysis (SMNA) research methodology, which resulted in the development of a Twitter visualisation tool for the NeCTAR research cloud. It explores the workflow issues of using large-scale eResearch infrastructure for digital humanities research, and discusses the results of the research program on social media network mapping. In doing so, the authors demonstrate the complexities of interdisciplinary humanities and computer science research collaboration, while revealing new insights made possible through eResearch partnerships.&lt;/p&gt;<text:line-break/> <text:s text:c="11"/>&lt;p&gt;SMNA as a methodology requires the development of an integrated workflow using National eResearch Collaboration, Tools and Resources (NeCTAR) as the computing service to host both a Twitter scraper and a network visualisation tool. We used the native Twitter application programming interface (API) to maximise flexibility, minimise costs, and reduce reliance on commercial third-party data providers. The workflow included scripting an automated ‘clean-up’ phase so that hundreds of thousands of raw tweets could be gathered and indexed in a useful format. Analysing the characteristics of social networks across large datasets is computationally taxing, and to solve this problem we set up an interactive visualisation program, Gephi, in the NeCTAR cloud environment. &lt;/p&gt;<text:line-break/> <text:s text:c="11"/>&lt;p&gt;During the discovery and implementation phases of the project we made the following key observations. In Australia, there has been significant investment in eResearch infrastructure, including large-scale storage, data discovery, and high-performance and cloud computer systems. However, these services often have imposing barriers to entry for humanities researchers, who either lack the technological skills, desire, or established collaborative networks to apply these methodologies to their field of research (Meyer and Dutton, 2009). Moreover, eResearch assemblages are generally constructed by computer or physical scientists, who may be unfamiliar with the philosophies and theoretical perspectives of social scientists, and so it is not always clear that these technologies can immediately address the humanities’ ‘big data’ problems (Meade et al., 2013). However, in constructing the NeCTAR-based Twitter research infrastructure and pursuing an extended collaborative approach, the yield from the original research corpus provided more unique and novel results than either discipline could deliver alone. Traditionally, computer science researchers have sought interdisciplinary collaborations in the natural sciences and engineering to find appropriate research problems that balanced scale, complexity, and solvability. The materialisation of big data as a research concern within the humanities now gives software engineers new real-world applications of their techniques, a process that is key to the computer science discipline’s evolution (Hopcroft et al., 2011).&lt;/p&gt;<text:line-break/> <text:s text:c="11"/>&lt;p&gt;The research presented in this paper demonstrates that early methodological discussions between humanists and computational specialists strengthened the research design, producing collaboratively designed research questions, while avoiding the high knowledge barriers to lay eResearch entry (Goggin et al., 2014). For example, in this research context, which drew on the expertise of University of Sydney media researchers and NSW Intersect’s computer scientists, a series of new research questions emerged while interrogating the initial social mapping results. The development of a novel computational research workflow emerged from the humanities scholars’ interest in understanding the languages, norms, or rules of communication activities within the Twitter social media platform. Following that research focus, the computer scientists explored a deeper understanding of the relationships between individual users, and the positive and negative communicative sentiment expressed in users’ interactions. The collaboration required significant mutual investment in exploring each research contributor’s agencies and abilities, and ongoing calibration of the research design.&lt;/p&gt;<text:line-break/> <text:s text:c="11"/>&lt;p&gt;The resulting workflow and research tool have enabled a rigorous interrogation of the communication activities of complex follower networks within the Twitter platform, and the evolution of a methodology that addresses ethical concerns about big data research raised by boyd and Crawford (2012) along with Ess (2014). It will also underpin the development of an automated research tool that can be rolled out across a number of humanities research projects, and within virtual lab environments.&lt;/p&gt;<text:line-break/> <text:s text:c="7"/>&lt;/body&gt;<text:line-break/> <text:s text:c="7"/>&lt;back&gt;<text:line-break/> <text:s text:c="11"/>&lt;div type="bibliogr"&gt;<text:line-break/> <text:s text:c="15"/>&lt;listBibl&gt;<text:line-break/> <text:s text:c="19"/>&lt;head&gt;Bibliography&lt;/head&gt;<text:line-break/> <text:s text:c="19"/>&lt;bibl&gt;<text:line-break/> <text:s text:c="23"/>&lt;hi rend="bold"&gt;boyd, d. and Crawford, K.&lt;/hi&gt; (2012). Critical Questions for Big Data: Provocations for a Cultural, Technological, and Scholarly Phenomenon. <text:line-break/> <text:s text:c="23"/>&lt;hi rend="italic"&gt;Information, Communication, &amp;amp; Society, &lt;/hi&gt;<text:line-break/> <text:s text:c="23"/>&lt;hi rend="bold"&gt;15&lt;/hi&gt;(5): 662–79.<text:line-break/> <text:s text:c="19"/>&lt;/bibl&gt;<text:line-break/> <text:s text:c="19"/>&lt;bibl&gt;<text:line-break/> <text:s text:c="23"/>&lt;hi rend="bold"&gt;Bradley, J.&lt;/hi&gt; (2009). What the Developer Saw: An Outsider’s Ciew of Annotation, Interpretation and Scholarship. <text:line-break/> <text:s text:c="23"/>&lt;hi rend="italic"&gt;New Paths For Computing Humanists,&lt;/hi&gt;<text:line-break/> <text:s text:c="23"/>&lt;hi rend="bold"&gt;1&lt;/hi&gt;(1).<text:line-break/> <text:s text:c="19"/>&lt;/bibl&gt;<text:line-break/> <text:s text:c="19"/>&lt;bibl&gt;<text:line-break/> <text:s text:c="23"/>&lt;hi rend="bold color(141412)"&gt;Burnap, P., Rana, O. and Avis, N.&lt;/hi&gt;<text:line-break/> <text:s text:c="23"/>&lt;hi rend="color(141412)"&gt; (2013). Making Sense of Self-Reported Socially Significant Data Using Computational Methods.&lt;/hi&gt;<text:line-break/> <text:s text:c="23"/>&lt;hi rend="italic color(141412)"&gt;International Journal of Social Research Methodology, Computational Social Science: Research Strategies, Design and Methods,&lt;/hi&gt;<text:line-break/> <text:s text:c="23"/>&lt;hi rend="bold color(141412)"&gt;16&lt;/hi&gt;<text:line-break/> <text:s text:c="23"/>&lt;hi rend="color(141412)"&gt;(2).&lt;/hi&gt;<text:line-break/> <text:s text:c="19"/>&lt;/bibl&gt;<text:line-break/> <text:s text:c="19"/>&lt;bibl&gt;<text:line-break/> <text:s text:c="23"/>&lt;hi rend="bold"&gt;Ess, C.&lt;/hi&gt; (2014). At the Intersections between Internet Studies and Philosophy: ‘Who Am I Online?’ <text:line-break/> <text:s text:c="23"/>&lt;hi rend="italic"&gt;Philosophy &amp;amp; Technology, &lt;/hi&gt;<text:line-break/> <text:s text:c="23"/>&lt;hi rend="bold"&gt;25&lt;/hi&gt;(3): 275–84.<text:line-break/> <text:s text:c="19"/>&lt;/bibl&gt;<text:line-break/> <text:s text:c="19"/>&lt;bibl&gt;<text:line-break/> <text:s text:c="23"/>&lt;hi rend="bold"&gt;Goggin, G., Dwyer, T., Martin, F. and Hutchinson, J.&lt;/hi&gt; (2014). Finding Mobile Internet Policy Actors in Big Data: Methodological Concerns in Social Network Analysis. Paper presented at <text:line-break/> <text:s text:c="23"/>&lt;hi rend="italic"&gt;Australasian Association of the Digital Humanities, Expanding Horizons, &lt;/hi&gt;Perth, Australia, 18–21 March 2014.<text:line-break/> <text:s text:c="19"/>&lt;/bibl&gt;<text:line-break/> <text:s text:c="19"/>&lt;bibl&gt;<text:line-break/> <text:s text:c="23"/>&lt;hi rend="bold"&gt;Hansen, D. L., Shneiderman, B. and Smith, M. A.&lt;/hi&gt; (2011). <text:line-break/> <text:s text:c="23"/>&lt;hi rend="italic"&gt;Analyzing Social Media Networks with NodeXL: Insights from a Connected World&lt;/hi&gt;. Morgan Kaufmann.<text:line-break/> <text:s text:c="19"/>&lt;/bibl&gt;<text:line-break/> <text:s text:c="19"/>&lt;bibl&gt;<text:line-break/> <text:s text:c="23"/>&lt;hi rend="bold"&gt;Hopcroft, J. E., Soundarajan, S. and Wang, L&lt;/hi&gt;. (2011). The Future of Computer Science.<text:line-break/> <text:s text:c="23"/>&lt;hi rend="italic"&gt; International Journal of Software Informatics, &lt;/hi&gt;<text:line-break/> <text:s text:c="23"/>&lt;hi rend="bold"&gt;5(&lt;/hi&gt;4): 549–65, http://www.ijsi.org/1673-7288/5/i110.htm.<text:line-break/> <text:s text:c="19"/>&lt;/bibl&gt;<text:line-break/> <text:s text:c="19"/>&lt;bibl&gt;<text:line-break/> <text:s text:c="23"/>&lt;hi rend="bold"&gt;Meade, B., Manos, S., Sinnott, R., Fluke, C., van der Knijff, D. and Tseng, A.&lt;/hi&gt; (2013). Research Cloud Data Communities. <text:line-break/> <text:s text:c="23"/>&lt;hi rend="italic"&gt;THETA: The Higher Education Technology Agenda 2013,&lt;/hi&gt; Hobart, Tasmania, 7–10 April 2013, http://eprints.utas.edu.au/16326/1/THETA_2013_Meade_16326.pdf.<text:line-break/> <text:s text:c="19"/>&lt;/bibl&gt;<text:line-break/> <text:s text:c="19"/>&lt;bibl&gt;<text:line-break/> <text:s text:c="23"/>&lt;hi rend="bold"&gt;Meyer, E. T. and Dutton, W. H.&lt;/hi&gt; (2009). Top‐Down e‐Infrastructure Meets Bottom‐Up Research Innovation: The Social Shaping of e‐Research. <text:line-break/> <text:s text:c="23"/>&lt;hi rend="italic"&gt;Prometheus,&lt;/hi&gt;<text:line-break/> <text:s text:c="23"/>&lt;hi rend="bold"&gt;27&lt;/hi&gt;(3).<text:line-break/> <text:s text:c="19"/>&lt;/bibl&gt;<text:line-break/> <text:s text:c="19"/>&lt;bibl&gt;<text:line-break/> <text:s text:c="23"/>&lt;hi rend="bold"&gt;Weller, K., Bruns, A., Burgess, J., Mahrt, M. and Puschmann, C.&lt;/hi&gt; (2013). <text:line-break/> <text:s text:c="23"/>&lt;hi rend="italic"&gt;Twitter and Society.&lt;/hi&gt; Peter Lang Publishing, New York. <text:line-break/> <text:s text:c="19"/>&lt;/bibl&gt;<text:line-break/> <text:s text:c="15"/>&lt;/listBibl&gt;<text:line-break/> <text:s text:c="11"/>&lt;/div&gt;<text:line-break/> <text:s text:c="7"/>&lt;/back&gt;<text:line-break/> <text:s text:c="3"/>&lt;/text&gt;<text:line-break/>&lt;/TEI&gt;</text:p>
          </table:table-cell>
          <table:table-cell office:string-value="xml" office:value-type="string">
            <text:p>xml</text:p>
          </table:table-cell>
          <table:table-cell office:string-value="Creative Commons Attribution 4.0 International" office:value-type="string">
            <text:p>Creative Commons Attribution 4.0 International</text:p>
          </table:table-cell>
          <table:table-cell/>
          <table:table-cell office:string-value="big data;cloud compute;online communities;social media network analysis;twitter" office:value-type="string">
            <text:p>big data;cloud compute;online communities;social media network analysis;twitter</text:p>
          </table:table-cell>
          <table:table-cell office:string-value="English" office:value-type="string">
            <text:p>English</text:p>
          </table:table-cell>
          <table:table-cell office:string-value="corpora and corpus activities;data mining / text mining;digital humanities - facilities;english;interdisciplinary collaboration;internet / world wide web;media studies;networks, relationships, graphs;social media;visualization" office:value-type="string">
            <text:p>corpora and corpus activities;data mining / text mining;digital humanities - facilities;english;interdisciplinary collaboration;internet / world wide web;media studies;networks, relationships, graphs;social media;visualization</text:p>
          </table:table-cell>
        </table:table-row>
        <table:table-row>
          <table:table-cell office:string-value="2661" office:value-type="string">
            <text:p>2661</text:p>
          </table:table-cell>
          <table:table-cell office:string-value="2016 - Kraków" office:value-type="string">
            <text:p>2016 - Kraków</text:p>
          </table:table-cell>
          <table:table-cell office:string-value="Kraków" office:value-type="string">
            <text:p>Kraków</text:p>
          </table:table-cell>
          <table:table-cell office:string-value="Digital Identities: the Past and the Future" office:value-type="string">
            <text:p>Digital Identities: the Past and the Future</text:p>
          </table:table-cell>
          <table:table-cell office:date-value="2015-12-31" office:value-type="date">
            <text:p>2015-12-31</text:p>
          </table:table-cell>
          <table:table-cell office:string-value="ADHO" office:value-type="string">
            <text:p>ADHO</text:p>
          </table:table-cell>
          <table:table-cell office:string-value="ADHO" office:value-type="string">
            <text:p>ADHO</text:p>
          </table:table-cell>
          <table:table-cell office:string-value="Jagiellonian University;Pedagogical University of Krakow" office:value-type="string">
            <text:p>Jagiellonian University;Pedagogical University of Krakow</text:p>
          </table:table-cell>
          <table:table-cell office:string-value="Kraków" office:value-type="string">
            <text:p>Kraków</text:p>
          </table:table-cell>
          <table:table-cell/>
          <table:table-cell office:string-value="Poland" office:value-type="string">
            <text:p>Poland</text:p>
          </table:table-cell>
          <table:table-cell office:string-value="https://dh2016.adho.org/" office:value-type="string">
            <text:p>https://dh2016.adho.org/</text:p>
          </table:table-cell>
          <table:table-cell office:string-value="What Do Boy Bands Tell Us About Disasters? The Social Media Response to the Nepal Earthquake" office:value-type="string">
            <text:p>What Do Boy Bands Tell Us About Disasters? The Social Media Response to the Nepal Earthquake</text:p>
          </table:table-cell>
          <table:table-cell/>
          <table:table-cell office:string-value="David Lawrence Shepard;Takako Hashimoto;Tetsuji Kuboyama;Kilho Shin" office:value-type="string">
            <text:p>David Lawrence Shepard;Takako Hashimoto;Tetsuji Kuboyama;Kilho Shin</text:p>
          </table:table-cell>
          <table:table-cell office:string-value="paper, specified &quot;long paper&quot;" office:value-type="string">
            <text:p>paper, specified "long paper"</text:p>
          </table:table-cell>
          <table:table-cell office:string-value="&lt;text xmlns=&quot;http://www.tei-c.org/ns/1.0&quot;&gt;&#10;        &lt;body&gt;&#10;            &lt;p&gt;When an earthquake struck Nepal in 2015, the band One Direction sent a tweet encouraging their fans to donate to relief efforts. This one tweet was retweeted a few times, but quickly lost in a flood of other tweets about One Direction’s tour. Simultaneously, an Indian Hindu extremist politician flooded his Twitter stream with rumors that Christian missionaries were coercing conversions from Nepalis in exchange for humanitarian aid. Additionally, an Indian religious group mixed substantial numbers of tweets about a movie they had released with tweets about their relief efforts in Nepal. These are just a few of the users who engaged with the disaster from a distance: they had different motives for tweeting about the disaster, and different levels of engagement with it. We call these users “onlookers:” they tweet about a disaster, but are not directly affected by it.&lt;/p&gt;&#10;            &lt;p&gt;This paper analyzes onlooker behavior: it argues that onlookers who will send a few tweets can be predicted by their interests, while onlookers who will tweet heavily about it have few, if any, shared interests. We show that onlookers who primarily tweet about entertainment topics and news topics are likely to mention the disaster, yet send few tweets about it. On the other hand, onlookers who tweet substantially about a disaster after it happens are difficult to identify before the disaster occurs because they do not share common interests aside from the disaster.&lt;/p&gt;&#10;            &lt;div type=&quot;div1&quot; rend=&quot;DH-Heading1&quot;&gt;&#10;                &lt;head&gt;Background&lt;/head&gt;&#10;                &lt;p&gt;Natural disasters often attract significant attention on Twitter, both by those affected and those who are distant. A substantial amount of research has explored how social media causes users to engage with political, social, and humanitarian problems; however, opinions on social media’s effectiveness—whether it causes users to donate money, stay informed, or participate in campaigns—are mixed. Some argue that displaying concern in social media is more about acquiring social capital than effecting change (Shulman, 2009; Gladwell, 2011; Morozov, 2012; Morozov, 2014), while a Pew Research Center survey finds that social media does create change (Raine et al., 2016). Additionally, many have argued that social media was important though not essential to protests in Egypt (Mazaid, 2011; Tufekci and Wilson, 2012) and other nations (Raine et al., 2016; Shirky, 2011). One analysis found that charities’ use of social media does not increase donations (Malcolm, 2016), while another finds that certain tweeting strategies do (Gasso Climent, 2015) although tweets may not raise awareness about the charity’s causes (Bravo and Hoffman-Goetz, 2015). Where all these studies concur is that social media enable a substantial amount of discourse about crises. The question we explore is how to predict how much attention Twitter users pay to crises: social media presents the opportunity for a user to send a single retweet about a disaster—as many One Direction fans did—or to sustain interest by following other users and sending many tweets about the event over a period of time.&lt;/p&gt;&#10;                &lt;p&gt;Additionally, there is little question that social media is useful for those directly affected by disasters. A substantial amount of research finds that social media helps first responders (Regalado et al., 2015; Dugdale et al., 2012; Omilion-Hodges and McClain, 2016; Burns, 2015; Xiao et al., 2015; Kaewkitipong et al., 2016; Meng et al., 2015; Madianou, 2015; Palen, 2008). In fact, specialized algorithms have been developed for that purpose (Pohl et al., 2013a; Pohl et al., 2013b; Platt et al., 2011). Little work examines users who tweet about disasters at a distance, however, despite the large numbers of such users. We examine these onlookers because they produce a large amount of the tweets about humanitarian crises.&lt;/p&gt;&#10;            &lt;/div&gt;&#10;            &lt;div type=&quot;div1&quot; rend=&quot;DH-Heading1&quot;&gt;&#10;                &lt;head&gt;Method&lt;/head&gt;&#10;                &lt;p&gt;We use quantitative text analysis to identify tweets about the earthquake, to cluster onlookers based on shared interests, and to derive a correlation between onlookers’ interests and the number of tweets they sent about the earthquake. This section outlines our methods.&lt;/p&gt;&#10;                &lt;p&gt;To attain a broad sample of onlookers, we gathered a dataset of over 5 million tweets sent by around 15,000 users in the three weeks following the Nepal earthquake. We harvested the data from the Twitter REST API by searching for any tweets that mentioned the word “Nepal” from April 24 to May 8. We randomly selected 15,000 users from this set and harvested all of their tweets sent between April 24, 2014 and May 5, 2015. We attempted to capture only English-speaking users to increase the likelihood that we would capture users not directly affected by the earthquake, but we still captured some users who tweeted in multiple languages. This left us with roughly 11,000 onlookers.&lt;/p&gt;&#10;                &lt;p&gt;To determine how many tweets a user had sent about the earthquake, we trained a Naive Bayesian classifier using MALLET (McCallum, 2002) on a set of 100 onlookers’ tweets (totaling about 30,000 tweets), marking them as either quake-related or not. We applied the trained classifier to the remainder of the dataset to count each user’s quake-related tweets. Spot checking showed this technique had acceptable accuracy.&lt;/p&gt;&#10;                &lt;p&gt;To find shared interests, we used Latent Dirichlet Allocation (Blei et al., 2003), treating all of a user’s tweets as one document. We ran LDA with MALLET with various numbers of topics, and settled on 80. These topics represented a broad span of themes: greetings, news, entertainment, technology, plus four topics directly related to the earthquake. We then looked for connections between onlookers by building an edge list of shared topics, creating a weighted edge between two onlookers if over 25% of both onlookers’ tweets consisted of a shared topic. The edge weight was the product of their affinities to that topic. Using Gephi (Bastian et al., 2009), we then ran a weighted Louvian modularity algorithm (Blondel et al., 2008) over this onlooker graph to generate communities of users.&lt;/p&gt;&#10;            &lt;/div&gt;&#10;            &lt;div type=&quot;div1&quot; rend=&quot;DH-Heading1&quot;&gt;&#10;                &lt;head&gt;Analysis&lt;/head&gt;&#10;                &lt;p&gt;This experiment resulted in 21 communities of onlookers being identified. The communities were labelled using the strongest topics in each. &lt;/p&gt;&#10;                &lt;table rend=&quot;frame&quot; xml:id=&quot;Table1&quot;&gt;&#10;                    &lt;row&gt;&#10;                        &lt;cell rend=&quot;bold&quot;&gt;ID&lt;/cell&gt;&#10;                        &lt;cell rend=&quot;bold&quot;&gt;Label&lt;/cell&gt;&#10;                        &lt;cell rend=&quot;bold&quot;&gt;Average Number of Tweets&lt;/cell&gt;&#10;                        &lt;cell rend=&quot;bold&quot;&gt;Users&lt;/cell&gt;&#10;                        &lt;cell rend=&quot;bold&quot;&gt;Average Quake-Related Tweets&lt;/cell&gt;&#10;                    &lt;/row&gt;&#10;                    &lt;row&gt;&#10;                        &lt;cell&gt;0&lt;/cell&gt;&#10;                        &lt;cell&gt;Foreign language (Spanish)&lt;/cell&gt;&#10;                        &lt;cell&gt;419&lt;/cell&gt;&#10;                        &lt;cell&gt;882&lt;/cell&gt;&#10;                        &lt;cell&gt;9&lt;/cell&gt;&#10;                    &lt;/row&gt;&#10;                    &lt;row&gt;&#10;                        &lt;cell&gt;1&lt;/cell&gt;&#10;                        &lt;cell&gt;Japanese Music&lt;/cell&gt;&#10;                        &lt;cell&gt;403&lt;/cell&gt;&#10;                        &lt;cell&gt;135&lt;/cell&gt;&#10;                        &lt;cell&gt;5&lt;/cell&gt;&#10;                    &lt;/row&gt;&#10;                    &lt;row&gt;&#10;                        &lt;cell&gt;2&lt;/cell&gt;&#10;                        &lt;cell&gt;Greetings&lt;/cell&gt;&#10;                        &lt;cell&gt;326&lt;/cell&gt;&#10;                        &lt;cell&gt;199&lt;/cell&gt;&#10;                        &lt;cell&gt;5&lt;/cell&gt;&#10;                    &lt;/row&gt;&#10;                    &lt;row&gt;&#10;                        &lt;cell&gt;3&lt;/cell&gt;&#10;                        &lt;cell&gt;Portuguese/Fifth Harmony&lt;/cell&gt;&#10;                        &lt;cell&gt;710&lt;/cell&gt;&#10;                        &lt;cell&gt;658&lt;/cell&gt;&#10;                        &lt;cell&gt;7&lt;/cell&gt;&#10;                    &lt;/row&gt;&#10;                    &lt;row&gt;&#10;                        &lt;cell&gt;4&lt;/cell&gt;&#10;                        &lt;cell&gt;News Media&lt;/cell&gt;&#10;                        &lt;cell&gt;977&lt;/cell&gt;&#10;                        &lt;cell&gt;11&lt;/cell&gt;&#10;                        &lt;cell&gt;1&lt;/cell&gt;&#10;                    &lt;/row&gt;&#10;                    &lt;row&gt;&#10;                        &lt;cell&gt;5&lt;/cell&gt;&#10;                        &lt;cell&gt;News Media&lt;/cell&gt;&#10;                        &lt;cell&gt;652&lt;/cell&gt;&#10;                        &lt;cell&gt;1312&lt;/cell&gt;&#10;                        &lt;cell&gt;22&lt;/cell&gt;&#10;                    &lt;/row&gt;&#10;                    &lt;row&gt;&#10;                        &lt;cell&gt;6&lt;/cell&gt;&#10;                        &lt;cell&gt;News/Politics&lt;/cell&gt;&#10;                        &lt;cell&gt;600&lt;/cell&gt;&#10;                        &lt;cell&gt;1236&lt;/cell&gt;&#10;                        &lt;cell&gt;26&lt;/cell&gt;&#10;                    &lt;/row&gt;&#10;                    &lt;row&gt;&#10;                        &lt;cell&gt;7&lt;/cell&gt;&#10;                        &lt;cell&gt;Indonesia&lt;/cell&gt;&#10;                        &lt;cell&gt;386&lt;/cell&gt;&#10;                        &lt;cell&gt;416&lt;/cell&gt;&#10;                        &lt;cell&gt;8&lt;/cell&gt;&#10;                    &lt;/row&gt;&#10;                    &lt;row&gt;&#10;                        &lt;cell&gt;8&lt;/cell&gt;&#10;                        &lt;cell&gt;Foreign language (unknown)&lt;/cell&gt;&#10;                        &lt;cell&gt;495&lt;/cell&gt;&#10;                        &lt;cell&gt;312&lt;/cell&gt;&#10;                        &lt;cell&gt;5&lt;/cell&gt;&#10;                    &lt;/row&gt;&#10;                    &lt;row&gt;&#10;                        &lt;cell&gt;9&lt;/cell&gt;&#10;                        &lt;cell&gt;Unclassified&lt;/cell&gt;&#10;                        &lt;cell&gt;372&lt;/cell&gt;&#10;                        &lt;cell&gt;589&lt;/cell&gt;&#10;                        &lt;cell&gt;25&lt;/cell&gt;&#10;                    &lt;/row&gt;&#10;                    &lt;row&gt;&#10;                        &lt;cell&gt;10&lt;/cell&gt;&#10;                        &lt;cell&gt;Dera Sacha Sauda&lt;/cell&gt;&#10;                        &lt;cell&gt;1732&lt;/cell&gt;&#10;                        &lt;cell&gt;54&lt;/cell&gt;&#10;                        &lt;cell&gt;205&lt;/cell&gt;&#10;                    &lt;/row&gt;&#10;                    &lt;row&gt;&#10;                        &lt;cell&gt;11&lt;/cell&gt;&#10;                        &lt;cell&gt;News about Russia&lt;/cell&gt;&#10;                        &lt;cell&gt;780&lt;/cell&gt;&#10;                        &lt;cell&gt;30&lt;/cell&gt;&#10;                        &lt;cell&gt;18&lt;/cell&gt;&#10;                    &lt;/row&gt;&#10;                    &lt;row&gt;&#10;                        &lt;cell&gt;12&lt;/cell&gt;&#10;                        &lt;cell&gt;Shopping&lt;/cell&gt;&#10;                        &lt;cell&gt;1153&lt;/cell&gt;&#10;                        &lt;cell&gt;226&lt;/cell&gt;&#10;                        &lt;cell&gt;11&lt;/cell&gt;&#10;                    &lt;/row&gt;&#10;                    &lt;row&gt;&#10;                        &lt;cell&gt;13&lt;/cell&gt;&#10;                        &lt;cell&gt;Greetings&lt;/cell&gt;&#10;                        &lt;cell&gt;476&lt;/cell&gt;&#10;                        &lt;cell&gt;1010&lt;/cell&gt;&#10;                        &lt;cell&gt;11&lt;/cell&gt;&#10;                    &lt;/row&gt;&#10;                    &lt;row&gt;&#10;                        &lt;cell&gt;14&lt;/cell&gt;&#10;                        &lt;cell&gt;Greetings&lt;/cell&gt;&#10;                        &lt;cell&gt;439&lt;/cell&gt;&#10;                        &lt;cell&gt;1347&lt;/cell&gt;&#10;                        &lt;cell&gt;5&lt;/cell&gt;&#10;                    &lt;/row&gt;&#10;                    &lt;row&gt;&#10;                        &lt;cell&gt;15&lt;/cell&gt;&#10;                        &lt;cell&gt;Science and animals&lt;/cell&gt;&#10;                        &lt;cell&gt;521&lt;/cell&gt;&#10;                        &lt;cell&gt;108&lt;/cell&gt;&#10;                        &lt;cell&gt;13&lt;/cell&gt;&#10;                    &lt;/row&gt;&#10;                    &lt;row&gt;&#10;                        &lt;cell&gt;16&lt;/cell&gt;&#10;                        &lt;cell&gt;One Direction&lt;/cell&gt;&#10;                        &lt;cell&gt;388&lt;/cell&gt;&#10;                        &lt;cell&gt;1085&lt;/cell&gt;&#10;                        &lt;cell&gt;10&lt;/cell&gt;&#10;                    &lt;/row&gt;&#10;                    &lt;row&gt;&#10;                        &lt;cell&gt;17&lt;/cell&gt;&#10;                        &lt;cell&gt;Foreign Language (Italian)&lt;/cell&gt;&#10;                        &lt;cell&gt;553&lt;/cell&gt;&#10;                        &lt;cell&gt;47&lt;/cell&gt;&#10;                        &lt;cell&gt;14&lt;/cell&gt;&#10;                    &lt;/row&gt;&#10;                    &lt;row&gt;&#10;                        &lt;cell&gt;18&lt;/cell&gt;&#10;                        &lt;cell&gt;TV/Music&lt;/cell&gt;&#10;                        &lt;cell&gt;598&lt;/cell&gt;&#10;                        &lt;cell&gt;722&lt;/cell&gt;&#10;                        &lt;cell&gt;5&lt;/cell&gt;&#10;                    &lt;/row&gt;&#10;                    &lt;row&gt;&#10;                        &lt;cell&gt;19&lt;/cell&gt;&#10;                        &lt;cell&gt;Music Videos&lt;/cell&gt;&#10;                        &lt;cell&gt;649&lt;/cell&gt;&#10;                        &lt;cell&gt;14&lt;/cell&gt;&#10;                        &lt;cell&gt;30&lt;/cell&gt;&#10;                    &lt;/row&gt;&#10;                    &lt;row&gt;&#10;                        &lt;cell&gt;20&lt;/cell&gt;&#10;                        &lt;cell&gt;Nepal&lt;/cell&gt;&#10;                        &lt;cell&gt;393&lt;/cell&gt;&#10;                        &lt;cell&gt;748&lt;/cell&gt;&#10;                        &lt;cell&gt;125&lt;/cell&gt;&#10;                    &lt;/row&gt;&#10;                &lt;/table&gt;&#10;                &lt;p&gt;After pruning out the foreign language communities in the dataset and some that were difficult to classify (Communities 0, 7-9, and 17), we can further group these onlookers into three broad interest groups: Casual Users (Communities 1-3, 12-14, 18, and 19), News and Pundits (4-6, and 13), and Engaged Users (20). We divided these subgroups based on the topics that were strongest in each, but these subgroups correlated with the number of quake-related tweets that each sent. They are described in the table below.&lt;/p&gt;&#10;                &lt;table rend=&quot;frame&quot; xml:id=&quot;Table2&quot;&gt;&#10;                    &lt;row&gt;&#10;                        &lt;cell rend=&quot;bold&quot;&gt;Category&lt;/cell&gt;&#10;                        &lt;cell rend=&quot;bold&quot;&gt;Proportion&lt;/cell&gt;&#10;                        &lt;cell rend=&quot;bold&quot;&gt;Quake-Related Tweets/Week&lt;/cell&gt;&#10;                        &lt;cell rend=&quot;bold&quot;&gt;Topic Affinities&lt;/cell&gt;&#10;                    &lt;/row&gt;&#10;                    &lt;row&gt;&#10;                        &lt;cell&gt;Casual Onlookers&lt;/cell&gt;&#10;                        &lt;cell&gt;46%&lt;/cell&gt;&#10;                        &lt;cell&gt;3&lt;/cell&gt;&#10;                        &lt;cell&gt;Entertainment, greetings&lt;/cell&gt;&#10;                    &lt;/row&gt;&#10;                    &lt;row&gt;&#10;                        &lt;cell&gt;News Onlookers&lt;/cell&gt;&#10;                        &lt;cell&gt;25%&lt;/cell&gt;&#10;                        &lt;cell&gt;6&lt;/cell&gt;&#10;                        &lt;cell&gt;News and politics&lt;/cell&gt;&#10;                    &lt;/row&gt;&#10;                    &lt;row&gt;&#10;                        &lt;cell&gt;Engaged Onlookers&lt;/cell&gt;&#10;                        &lt;cell&gt;12%&lt;/cell&gt;&#10;                        &lt;cell&gt;10&lt;/cell&gt;&#10;                        &lt;cell&gt;Nepal&lt;/cell&gt;&#10;                    &lt;/row&gt;&#10;                &lt;/table&gt;&#10;                &lt;p&gt;&#10;                    &lt;hi rend=&quot;bold&quot;&gt;Casual Onlookers.&lt;/hi&gt; Onlookers in these communities showed high activity but low engagement with the disaster, sending an average total of three quake-related tweets a week. Their primary topics of discussion were entertainment, or greetings and positive sentiments. This is the largest group.&#10;                &lt;/p&gt;&#10;                &lt;p&gt;&#10;                    &lt;hi rend=&quot;bold&quot;&gt;News Onlookers.&lt;/hi&gt; These accounts are either the accounts of professional news outlets or amateur pundits. We find low average quake-related tweets in this group as well: users sent an average of six relevant tweets per week. News outlets generally moved from one topic to another quickly, and pundits only sustained interest in the topics that appealed to them.&#10;                &lt;/p&gt;&#10;                &lt;p&gt;&#10;                    &lt;hi rend=&quot;bold&quot;&gt;Engaged Onlookers.&lt;/hi&gt; This group sent the most quake-related tweets of all users; the strongest LDA topics in this group were two “Nepal earthquake” topics. However, users in this community had few other topics in common with each other.&#10;                &lt;/p&gt;&#10;                &lt;p&gt;This breakdown suggests a model for predicting the number of tweets onlookers send about events. There will be roughly three categories of onlookers: Casual Onlookers, News Onlookers, and Engaged Onlookers. Casual Onlookers will consist of roughly 50% of onlookers, and will send only a few tweets over the first three weeks. Membership in this group is predicted by an interest in entertainment topics. The number of News Onlookers will be half the size of the Casual Onlookers, but they will be roughly twice as engaged. An onlookers’s affinity to this group will be predicted by a general interest in news. Finally, the Engaged Onlookers will send 10-20 times as many tweets as the Casual Onlookers, and will comprise slightly over 10% of onlookers. This group sends the most tweets about an event, but membership in this group cannot be predicted from their preexisting interests.&lt;/p&gt;&#10;            &lt;/div&gt;&#10;            &lt;div type=&quot;div1&quot; rend=&quot;DH-Heading1&quot;&gt;&#10;                &lt;head&gt;Conclusion&lt;/head&gt;&#10;                &lt;p&gt;We find that it is easy to predict shallow engagement with a disaster on Twitter, but difficult to anticipate sustained interest. Onlookers who tweet about entertainment are likely to pass on at least a few messages about donating money because entertainers are likely to post these messages, and fans are likely to retweet them. On the other hand, onlookers who tweet more about an event are likely to have preexisting interests that intersect with a particular aspect of the disaster, but the relevant interests are hard to predict because doing so would require knowing the nature of the disaster ahead of time. For example, to know the Hindu extremist would tweet about rumors of coerced conversions in Nepal, we would have to predict a crisis that would produce such rumors. &lt;/p&gt;&#10;                &lt;p&gt;Additionally, we acknowledge that our model is derived from a single case study. As such, we treat it as provisional pending further experiments. We hope to confirm this model with future work.&lt;/p&gt;&#10;            &lt;/div&gt;&#10;        &lt;/body&gt;&#10;        &lt;back&gt;&#10;            &lt;div type=&quot;bibliogr&quot;&gt;&#10;                &lt;listBibl&gt;&#10;                    &lt;head&gt;Bibliography&lt;/head&gt;&#10;                    &lt;bibl&gt;&#10;                        &lt;hi rend=&quot;bold&quot;&gt;Bastian, M., Heymann, S., Jacomy, M. et al.&lt;/hi&gt; (2009). Gephi: an open source software for exploring and manipulating networks. http://www.aaai.org/ocs/index.php/ICWSM/09/paper/viewFile/154./1009 (accessed 22 February 2016).&#10;                    &lt;/bibl&gt;&#10;                    &lt;bibl&gt;&#10;                        &lt;hi rend=&quot;bold&quot;&gt;Blei, D. M., Ng, A. Y. and Jordan, M. I.&lt;/hi&gt; (2003). Latent dirichlet allocation. &#10;                        &lt;hi rend=&quot;italic&quot;&gt;The Journal of Machine Learning Research&lt;/hi&gt;, &#10;                        &lt;hi rend=&quot;bold&quot;&gt;3&lt;/hi&gt;: 993–1022 (accessed 30 June 2014).&#10;                    &lt;/bibl&gt;&#10;                    &lt;bibl&gt;&#10;                        &lt;hi rend=&quot;bold&quot;&gt;Blondel, V. D., Guillaume, J.-L., Lambiotte, R. and Lefebvre, E.&lt;/hi&gt; (2008). Fast unfolding of communities in large networks. &#10;                        &lt;hi rend=&quot;italic&quot;&gt;Journal of Statistical Mechanics: Theory and Experiment&lt;/hi&gt;, &#10;                        &lt;hi rend=&quot;bold&quot;&gt;2008&lt;/hi&gt;(10). doi:10.1088/1742-5468/2008/10/P10008 (accessed 17 October 2013).&#10;                    &lt;/bibl&gt;&#10;                    &lt;bibl&gt;&#10;                        &lt;hi rend=&quot;bold&quot;&gt;Bravo, C. A. and Hoffman-Goetz, L.&lt;/hi&gt; (2015). Tweeting About Prostate and Testicular Cancers: What Are Individuals Saying in Their Discussions About the 2013 Movember Canada Campaign? &#10;                        &lt;hi rend=&quot;italic&quot;&gt;Journal of Cancer Education&lt;/hi&gt;. &lt;hi rend=&quot;bold&quot;&gt;1&lt;/hi&gt;(8). doi:10.1007/s13187-015-0838-8 (accessed 20 February 2016).&#10;                    &lt;/bibl&gt;&#10;                    &lt;bibl&gt;&#10;                        &lt;hi rend=&quot;bold&quot;&gt;Burns, R.&lt;/hi&gt; (2015). Digital Humanitarianism and the Geospatial Web: Emerging Modes of Mapping and the Transformation of Humanitarian Practices Thesis https://digital.lib.washington.edu:443/researchworks/handle/1773/33947 (accessed 20 February 2016).&#10;                    &lt;/bibl&gt;&#10;                    &lt;bibl&gt;&#10;                        &lt;hi rend=&quot;bold&quot;&gt;Dugdale, J., Walle, B. Van de and Koeppinghoff, C.&lt;/hi&gt; (2012). Social media and SMS in the haiti earthquake. ACM Press, pp. 713. doi:10.1145/2187980.2188189. http://dl.acm.org/citation.cfm?doid=2187980.2188189 (accessed 20 February 2016).&#10;                    &lt;/bibl&gt;&#10;                    &lt;bibl&gt;&#10;                        &lt;hi rend=&quot;bold&quot;&gt;Gasso Climent, C.&lt;/hi&gt; (2015). Twitter as a social marketing tool: modifying tweeting behavior in order to encourage donations. Info:eu-repo/semantics/bachelorThesis http://essay.utwente.nl/68039/ (accessed 20 February 2016).&#10;                    &lt;/bibl&gt;&#10;                    &lt;bibl&gt;&#10;                        &lt;hi rend=&quot;bold&quot;&gt;Gladwell, M.&lt;/hi&gt; (2011). &#10;                        &lt;hi rend=&quot;italic&quot;&gt;Outliers: The Story of Success&lt;/hi&gt;. Reprint edition. Back Bay Books.&#10;                    &lt;/bibl&gt;&#10;                    &lt;bibl&gt;&#10;                        &lt;hi rend=&quot;bold&quot;&gt;Kaewkitipong, L., Chen, C. C. and Ractham, P.&lt;/hi&gt; (2016). A community-based approach to sharing knowledge before, during, and after crisis events: A case study from Thailand. &#10;                        &lt;hi rend=&quot;italic&quot;&gt;Computers in Human Behavior&lt;/hi&gt;, &#10;                        &lt;hi rend=&quot;bold&quot;&gt;54&lt;/hi&gt;: 653–66 doi:10.1016/j.chb.2015.07.063 (accessed 20 February 2016).&#10;                    &lt;/bibl&gt;&#10;                    &lt;bibl&gt;&#10;                        &lt;hi rend=&quot;bold&quot;&gt;Madianou, M.&lt;/hi&gt; (2015). Digital Inequality and Second-Order Disasters: Social Media in the Typhoon Haiyan Recovery. &#10;                        &lt;hi rend=&quot;italic&quot;&gt;Social Media + Society&lt;/hi&gt;, &#10;                        &lt;hi rend=&quot;bold&quot;&gt;1&lt;/hi&gt;(2). doi:10.1177/2056305115603386 (accessed 20 February 2016).&#10;                    &lt;/bibl&gt;&#10;                    &lt;bibl&gt;&#10;                        &lt;hi rend=&quot;bold&quot;&gt;Malcolm, K.&lt;/hi&gt; (2016). How Social Media Affects the Annual Fund Revenues of Nonprofit Organizations. &#10;                        &lt;hi rend=&quot;italic&quot;&gt;Walden Dissertations and Doctoral Studies&lt;/hi&gt; http://scholarworks.waldenu.edu/dissertations/2005.&#10;                    &lt;/bibl&gt;&#10;                    &lt;bibl&gt;&#10;                        &lt;hi rend=&quot;bold&quot;&gt;Mazaid, P. N. H. and A. D. and D. F. and M. H. and W. M. and M.&lt;/hi&gt; (2011). Opening Closed Regimes: What Was the Role of Social Media During the Arab Spring?. http://ictlogy.net/bibliography/reports/projects.php?idp=2170 (accessed 15 May 2014).&#10;                    &lt;/bibl&gt;&#10;                    &lt;bibl&gt;&#10;                        &lt;hi rend=&quot;bold&quot;&gt;McCallum, A. K.&lt;/hi&gt; (2002). &#10;                        &lt;hi rend=&quot;italic&quot;&gt;MALLET: A Machine Learning for Language Toolkit.&lt;/hi&gt; Amherst, MA: UMass Amherst http://mallet.cs.umass.edu.&#10;                    &lt;/bibl&gt;&#10;                    &lt;bibl&gt;&#10;                        &lt;hi rend=&quot;bold&quot;&gt;Meng, Q., Zhang, N., Zhao, X., Li, F. and Guan, X.&lt;/hi&gt; (2015). The governance strategies for public emergencies on social media and their effects: a case study based on the microblog data. &#10;                        &lt;hi rend=&quot;italic&quot;&gt;Electronic Markets&lt;/hi&gt;, &#10;                        &lt;hi rend=&quot;bold&quot;&gt;26&lt;/hi&gt;(1): 15–29 doi:10.1007/s12525-015-0202-1 (accessed 20 February 2016).&#10;                    &lt;/bibl&gt;&#10;                    &lt;bibl&gt;&#10;                        &lt;hi rend=&quot;bold&quot;&gt;Morozov, E.&lt;/hi&gt; (2012). &#10;                        &lt;hi rend=&quot;italic&quot;&gt;The Net Delusion: The Dark Side of Internet Freedom&lt;/hi&gt;. Reprint edition. New York: PublicAffairs.&#10;                    &lt;/bibl&gt;&#10;                    &lt;bibl&gt;&#10;                        &lt;hi rend=&quot;bold&quot;&gt;Morozov, E.&lt;/hi&gt; (2014). &#10;                        &lt;hi rend=&quot;italic&quot;&gt;To Save Everything, Click Here: The Folly of Technological Solutionism&lt;/hi&gt;. First Trade Paper Edition edition. New York: PublicAffairs.&#10;                    &lt;/bibl&gt;&#10;                    &lt;bibl&gt;&#10;                        &lt;hi rend=&quot;bold&quot;&gt;Omilion-Hodges, L. M. and McClain, K. L.&lt;/hi&gt; (2016). University use of social media and the crisis lifecycle: Organizational messages, first information responders’ reactions, reframed messages and dissemination patterns. &#10;                        &lt;hi rend=&quot;italic&quot;&gt;Computers in Human Behavior&lt;/hi&gt;, &#10;                        &lt;hi rend=&quot;bold&quot;&gt;54&lt;/hi&gt;: 630–38 doi:10.1016/j.chb.2015.06.002 (accessed 20 February 2016).&#10;                    &lt;/bibl&gt;&#10;                    &lt;bibl&gt;&#10;                        &lt;hi rend=&quot;bold&quot;&gt;Palen, L.&lt;/hi&gt; (2008). Online social media in crisis events. &#10;                        &lt;hi rend=&quot;italic&quot;&gt;Educause Quarterly&lt;/hi&gt;, &#10;                        &lt;hi rend=&quot;bold&quot;&gt;31&lt;/hi&gt;(3): 76–78 (accessed 20 February 2016).&#10;                    &lt;/bibl&gt;&#10;                    &lt;bibl&gt;&#10;                        &lt;hi rend=&quot;bold&quot;&gt;Platt, A., Hood, C. and Citrin, L.&lt;/hi&gt; (2011). From Earthquakes to‘# morecowbell’: Identifying Sub-topics in Social Network Communications. &#10;                        &lt;hi rend=&quot;italic&quot;&gt;Privacy, Security, Risk and Trust (passat), 2011 Ieee Third International Conference on and 2011 Ieee Third International Conference on Social Computing (socialcom)&lt;/hi&gt;. IEEE, pp. 541–44 http://ieeexplore.ieee.org/xpls/abs_all.jsp?arnumber=6113164 (accessed 17 May 2014).&#10;                    &lt;/bibl&gt;&#10;                    &lt;bibl&gt;&#10;                        &lt;hi rend=&quot;bold&quot;&gt;Pohl, D., Bouchachia, A. and Hellwagner, H.&lt;/hi&gt; (2013a). Supporting Crisis Management via Detection of Sub-Events in Social Networks. &#10;                        &lt;hi rend=&quot;italic&quot;&gt;International Journal of Information Systems for Crisis Response and Management (IJISCRAM)&lt;/hi&gt;, &#10;                        &lt;hi rend=&quot;bold&quot;&gt;5&lt;/hi&gt;(3): 20–36 (accessed 17 May 2014).&#10;                    &lt;/bibl&gt;&#10;                    &lt;bibl&gt;&#10;                        &lt;hi rend=&quot;bold&quot;&gt;Pohl, D., Bouchachia, A. and Hellwagner, H.&lt;/hi&gt; (2013b). Social media for crisis management: clustering approaches for sub-event detection. &#10;                        &lt;hi rend=&quot;italic&quot;&gt;Multimedia Tools and Applications&lt;/hi&gt;, pp. 1–32 (accessed 17 May 2014).&#10;                    &lt;/bibl&gt;&#10;                    &lt;bibl&gt;&#10;                        &lt;hi rend=&quot;bold&quot;&gt;Raine, L., Purcell, K. and Smith, A.&lt;/hi&gt; (2016). The Social Side of the Internet | Pew Research Center &#10;                        &lt;hi rend=&quot;italic&quot;&gt;Pew Research Center: Numbers, Facts and Trends Shaping Your World&lt;/hi&gt; http://www.pewinternet.org/2011/01/18/the-social-side-of-the-internet/ (accessed 21 February 2016).&#10;                    &lt;/bibl&gt;&#10;                    &lt;bibl&gt;&#10;                        &lt;hi rend=&quot;bold&quot;&gt;Regalado, R. V. J., McHale, K., Dela Cruz, B., Garcia, J. P. F., Ma, C., Kalaw, D. F. and Lu, V. E.&lt;/hi&gt; (2015). FILIET: An Information Extraction System for Filipino Disaster-Related Tweets. Manila, Philippines: De la Salle University. http://www.dlsu.edu.ph/conferences/dlsu_research_congress/2015/proceedings/SEE/010-HCT_Regalado_RJ.pdf (accessed 20 February 2016).&#10;                    &lt;/bibl&gt;&#10;                    &lt;bibl&gt;&#10;                        &lt;hi rend=&quot;bold&quot;&gt;Shirky, C.&lt;/hi&gt; (2011). Political Power of Social Media - Technology, the Public Sphere Sphere, and Political Change, The. &#10;                        &lt;hi rend=&quot;italic&quot;&gt;Foreign Affairs&lt;/hi&gt;, &#10;                        &lt;hi rend=&quot;bold&quot;&gt;90&lt;/hi&gt;: 28.&#10;                    &lt;/bibl&gt;&#10;                    &lt;bibl&gt;&#10;                        &lt;hi rend=&quot;bold&quot;&gt;Shulman, S. W.&lt;/hi&gt; (2009). The Case Against Mass E-mails: Perverse Incentives and Low Quality Public Participation in U.S. Federal Rulemaking. &#10;                        &lt;hi rend=&quot;italic&quot;&gt;Policy &amp; Internet&lt;/hi&gt;, &#10;                        &lt;hi rend=&quot;bold&quot;&gt;1&lt;/hi&gt;(1): 23–53 doi:10.2202/1944-2866.1010 (accessed 21 February 2016).&#10;                    &lt;/bibl&gt;&#10;                    &lt;bibl&gt;&#10;                        &lt;hi rend=&quot;bold&quot;&gt;Tufekci, Z. and Wilson, C.&lt;/hi&gt; (2012). Social Media and the Decision to Participate in Political Protest: Observations From Tahrir Square. &#10;                        &lt;hi rend=&quot;italic&quot;&gt;Journal of Communication&lt;/hi&gt;, &#10;                        &lt;hi rend=&quot;bold&quot;&gt;62&lt;/hi&gt;(2): 363–79 doi:10.1111/j.1460-2466.2012.01629.x (accessed 15 May 2014).&#10;                    &lt;/bibl&gt;&#10;                    &lt;bibl&gt;&#10;                        &lt;hi rend=&quot;bold&quot;&gt;Xiao, Y., Huang, Q. and Wu, K.&lt;/hi&gt; (2015). Understanding social media data for disaster management. &#10;                        &lt;hi rend=&quot;italic&quot;&gt;Natural Hazards&lt;/hi&gt;, &#10;                        &lt;hi rend=&quot;bold&quot;&gt;79&lt;/hi&gt;(3): 1663–79 doi:10.1007/s11069-015-1918-0 (accessed 20 February 2016).&#10;                    &lt;/bibl&gt;&#10;                &lt;/listBibl&gt;&#10;            &lt;/div&gt;&#10;        &lt;/back&gt;&#10;    &lt;/text&gt;&#10;" office:value-type="string">
            <text:p>&lt;text xmlns="http://www.tei-c.org/ns/1.0"&gt;<text:line-break/> <text:s text:c="7"/>&lt;body&gt;<text:line-break/> <text:s text:c="11"/>&lt;p&gt;When an earthquake struck Nepal in 2015, the band One Direction sent a tweet encouraging their fans to donate to relief efforts. This one tweet was retweeted a few times, but quickly lost in a flood of other tweets about One Direction’s tour. Simultaneously, an Indian Hindu extremist politician flooded his Twitter stream with rumors that Christian missionaries were coercing conversions from Nepalis in exchange for humanitarian aid. Additionally, an Indian religious group mixed substantial numbers of tweets about a movie they had released with tweets about their relief efforts in Nepal. These are just a few of the users who engaged with the disaster from a distance: they had different motives for tweeting about the disaster, and different levels of engagement with it. We call these users “onlookers:” they tweet about a disaster, but are not directly affected by it.&lt;/p&gt;<text:line-break/> <text:s text:c="11"/>&lt;p&gt;This paper analyzes onlooker behavior: it argues that onlookers who will send a few tweets can be predicted by their interests, while onlookers who will tweet heavily about it have few, if any, shared interests. We show that onlookers who primarily tweet about entertainment topics and news topics are likely to mention the disaster, yet send few tweets about it. On the other hand, onlookers who tweet substantially about a disaster after it happens are difficult to identify before the disaster occurs because they do not share common interests aside from the disaster.&lt;/p&gt;<text:line-break/> <text:s text:c="11"/>&lt;div type="div1" rend="DH-Heading1"&gt;<text:line-break/> <text:s text:c="15"/>&lt;head&gt;Background&lt;/head&gt;<text:line-break/> <text:s text:c="15"/>&lt;p&gt;Natural disasters often attract significant attention on Twitter, both by those affected and those who are distant. A substantial amount of research has explored how social media causes users to engage with political, social, and humanitarian problems; however, opinions on social media’s effectiveness—whether it causes users to donate money, stay informed, or participate in campaigns—are mixed. Some argue that displaying concern in social media is more about acquiring social capital than effecting change (Shulman, 2009; Gladwell, 2011; Morozov, 2012; Morozov, 2014), while a Pew Research Center survey finds that social media does create change (Raine et al., 2016). Additionally, many have argued that social media was important though not essential to protests in Egypt (Mazaid, 2011; Tufekci and Wilson, 2012) and other nations (Raine et al., 2016; Shirky, 2011). One analysis found that charities’ use of social media does not increase donations (Malcolm, 2016), while another finds that certain tweeting strategies do (Gasso Climent, 2015) although tweets may not raise awareness about the charity’s causes (Bravo and Hoffman-Goetz, 2015). Where all these studies concur is that social media enable a substantial amount of discourse about crises. The question we explore is how to predict how much attention Twitter users pay to crises: social media presents the opportunity for a user to send a single retweet about a disaster—as many One Direction fans did—or to sustain interest by following other users and sending many tweets about the event over a period of time.&lt;/p&gt;<text:line-break/> <text:s text:c="15"/>&lt;p&gt;Additionally, there is little question that social media is useful for those directly affected by disasters. A substantial amount of research finds that social media helps first responders (Regalado et al., 2015; Dugdale et al., 2012; Omilion-Hodges and McClain, 2016; Burns, 2015; Xiao et al., 2015; Kaewkitipong et al., 2016; Meng et al., 2015; Madianou, 2015; Palen, 2008). In fact, specialized algorithms have been developed for that purpose (Pohl et al., 2013a; Pohl et al., 2013b; Platt et al., 2011). Little work examines users who tweet about disasters at a distance, however, despite the large numbers of such users. We examine these onlookers because they produce a large amount of the tweets about humanitarian crises.&lt;/p&gt;<text:line-break/> <text:s text:c="11"/>&lt;/div&gt;<text:line-break/> <text:s text:c="11"/>&lt;div type="div1" rend="DH-Heading1"&gt;<text:line-break/> <text:s text:c="15"/>&lt;head&gt;Method&lt;/head&gt;<text:line-break/> <text:s text:c="15"/>&lt;p&gt;We use quantitative text analysis to identify tweets about the earthquake, to cluster onlookers based on shared interests, and to derive a correlation between onlookers’ interests and the number of tweets they sent about the earthquake. This section outlines our methods.&lt;/p&gt;<text:line-break/> <text:s text:c="15"/>&lt;p&gt;To attain a broad sample of onlookers, we gathered a dataset of over 5 million tweets sent by around 15,000 users in the three weeks following the Nepal earthquake. We harvested the data from the Twitter REST API by searching for any tweets that mentioned the word “Nepal” from April 24 to May 8. We randomly selected 15,000 users from this set and harvested all of their tweets sent between April 24, 2014 and May 5, 2015. We attempted to capture only English-speaking users to increase the likelihood that we would capture users not directly affected by the earthquake, but we still captured some users who tweeted in multiple languages. This left us with roughly 11,000 onlookers.&lt;/p&gt;<text:line-break/> <text:s text:c="15"/>&lt;p&gt;To determine how many tweets a user had sent about the earthquake, we trained a Naive Bayesian classifier using MALLET (McCallum, 2002) on a set of 100 onlookers’ tweets (totaling about 30,000 tweets), marking them as either quake-related or not. We applied the trained classifier to the remainder of the dataset to count each user’s quake-related tweets. Spot checking showed this technique had acceptable accuracy.&lt;/p&gt;<text:line-break/> <text:s text:c="15"/>&lt;p&gt;To find shared interests, we used Latent Dirichlet Allocation (Blei et al., 2003), treating all of a user’s tweets as one document. We ran LDA with MALLET with various numbers of topics, and settled on 80. These topics represented a broad span of themes: greetings, news, entertainment, technology, plus four topics directly related to the earthquake. We then looked for connections between onlookers by building an edge list of shared topics, creating a weighted edge between two onlookers if over 25% of both onlookers’ tweets consisted of a shared topic. The edge weight was the product of their affinities to that topic. Using Gephi (Bastian et al., 2009), we then ran a weighted Louvian modularity algorithm (Blondel et al., 2008) over this onlooker graph to generate communities of users.&lt;/p&gt;<text:line-break/> <text:s text:c="11"/>&lt;/div&gt;<text:line-break/> <text:s text:c="11"/>&lt;div type="div1" rend="DH-Heading1"&gt;<text:line-break/> <text:s text:c="15"/>&lt;head&gt;Analysis&lt;/head&gt;<text:line-break/> <text:s text:c="15"/>&lt;p&gt;This experiment resulted in 21 communities of onlookers being identified. The communities were labelled using the strongest topics in each. &lt;/p&gt;<text:line-break/> <text:s text:c="15"/>&lt;table rend="frame" xml:id="Table1"&gt;<text:line-break/> <text:s text:c="19"/>&lt;row&gt;<text:line-break/> <text:s text:c="23"/>&lt;cell rend="bold"&gt;ID&lt;/cell&gt;<text:line-break/> <text:s text:c="23"/>&lt;cell rend="bold"&gt;Label&lt;/cell&gt;<text:line-break/> <text:s text:c="23"/>&lt;cell rend="bold"&gt;Average Number of Tweets&lt;/cell&gt;<text:line-break/> <text:s text:c="23"/>&lt;cell rend="bold"&gt;Users&lt;/cell&gt;<text:line-break/> <text:s text:c="23"/>&lt;cell rend="bold"&gt;Average Quake-Related Tweets&lt;/cell&gt;<text:line-break/> <text:s text:c="19"/>&lt;/row&gt;<text:line-break/> <text:s text:c="19"/>&lt;row&gt;<text:line-break/> <text:s text:c="23"/>&lt;cell&gt;0&lt;/cell&gt;<text:line-break/> <text:s text:c="23"/>&lt;cell&gt;Foreign language (Spanish)&lt;/cell&gt;<text:line-break/> <text:s text:c="23"/>&lt;cell&gt;419&lt;/cell&gt;<text:line-break/> <text:s text:c="23"/>&lt;cell&gt;882&lt;/cell&gt;<text:line-break/> <text:s text:c="23"/>&lt;cell&gt;9&lt;/cell&gt;<text:line-break/> <text:s text:c="19"/>&lt;/row&gt;<text:line-break/> <text:s text:c="19"/>&lt;row&gt;<text:line-break/> <text:s text:c="23"/>&lt;cell&gt;1&lt;/cell&gt;<text:line-break/> <text:s text:c="23"/>&lt;cell&gt;Japanese Music&lt;/cell&gt;<text:line-break/> <text:s text:c="23"/>&lt;cell&gt;403&lt;/cell&gt;<text:line-break/> <text:s text:c="23"/>&lt;cell&gt;135&lt;/cell&gt;<text:line-break/> <text:s text:c="23"/>&lt;cell&gt;5&lt;/cell&gt;<text:line-break/> <text:s text:c="19"/>&lt;/row&gt;<text:line-break/> <text:s text:c="19"/>&lt;row&gt;<text:line-break/> <text:s text:c="23"/>&lt;cell&gt;2&lt;/cell&gt;<text:line-break/> <text:s text:c="23"/>&lt;cell&gt;Greetings&lt;/cell&gt;<text:line-break/> <text:s text:c="23"/>&lt;cell&gt;326&lt;/cell&gt;<text:line-break/> <text:s text:c="23"/>&lt;cell&gt;199&lt;/cell&gt;<text:line-break/> <text:s text:c="23"/>&lt;cell&gt;5&lt;/cell&gt;<text:line-break/> <text:s text:c="19"/>&lt;/row&gt;<text:line-break/> <text:s text:c="19"/>&lt;row&gt;<text:line-break/> <text:s text:c="23"/>&lt;cell&gt;3&lt;/cell&gt;<text:line-break/> <text:s text:c="23"/>&lt;cell&gt;Portuguese/Fifth Harmony&lt;/cell&gt;<text:line-break/> <text:s text:c="23"/>&lt;cell&gt;710&lt;/cell&gt;<text:line-break/> <text:s text:c="23"/>&lt;cell&gt;658&lt;/cell&gt;<text:line-break/> <text:s text:c="23"/>&lt;cell&gt;7&lt;/cell&gt;<text:line-break/> <text:s text:c="19"/>&lt;/row&gt;<text:line-break/> <text:s text:c="19"/>&lt;row&gt;<text:line-break/> <text:s text:c="23"/>&lt;cell&gt;4&lt;/cell&gt;<text:line-break/> <text:s text:c="23"/>&lt;cell&gt;News Media&lt;/cell&gt;<text:line-break/> <text:s text:c="23"/>&lt;cell&gt;977&lt;/cell&gt;<text:line-break/> <text:s text:c="23"/>&lt;cell&gt;11&lt;/cell&gt;<text:line-break/> <text:s text:c="23"/>&lt;cell&gt;1&lt;/cell&gt;<text:line-break/> <text:s text:c="19"/>&lt;/row&gt;<text:line-break/> <text:s text:c="19"/>&lt;row&gt;<text:line-break/> <text:s text:c="23"/>&lt;cell&gt;5&lt;/cell&gt;<text:line-break/> <text:s text:c="23"/>&lt;cell&gt;News Media&lt;/cell&gt;<text:line-break/> <text:s text:c="23"/>&lt;cell&gt;652&lt;/cell&gt;<text:line-break/> <text:s text:c="23"/>&lt;cell&gt;1312&lt;/cell&gt;<text:line-break/> <text:s text:c="23"/>&lt;cell&gt;22&lt;/cell&gt;<text:line-break/> <text:s text:c="19"/>&lt;/row&gt;<text:line-break/> <text:s text:c="19"/>&lt;row&gt;<text:line-break/> <text:s text:c="23"/>&lt;cell&gt;6&lt;/cell&gt;<text:line-break/> <text:s text:c="23"/>&lt;cell&gt;News/Politics&lt;/cell&gt;<text:line-break/> <text:s text:c="23"/>&lt;cell&gt;600&lt;/cell&gt;<text:line-break/> <text:s text:c="23"/>&lt;cell&gt;1236&lt;/cell&gt;<text:line-break/> <text:s text:c="23"/>&lt;cell&gt;26&lt;/cell&gt;<text:line-break/> <text:s text:c="19"/>&lt;/row&gt;<text:line-break/> <text:s text:c="19"/>&lt;row&gt;<text:line-break/> <text:s text:c="23"/>&lt;cell&gt;7&lt;/cell&gt;<text:line-break/> <text:s text:c="23"/>&lt;cell&gt;Indonesia&lt;/cell&gt;<text:line-break/> <text:s text:c="23"/>&lt;cell&gt;386&lt;/cell&gt;<text:line-break/> <text:s text:c="23"/>&lt;cell&gt;416&lt;/cell&gt;<text:line-break/> <text:s text:c="23"/>&lt;cell&gt;8&lt;/cell&gt;<text:line-break/> <text:s text:c="19"/>&lt;/row&gt;<text:line-break/> <text:s text:c="19"/>&lt;row&gt;<text:line-break/> <text:s text:c="23"/>&lt;cell&gt;8&lt;/cell&gt;<text:line-break/> <text:s text:c="23"/>&lt;cell&gt;Foreign language (unknown)&lt;/cell&gt;<text:line-break/> <text:s text:c="23"/>&lt;cell&gt;495&lt;/cell&gt;<text:line-break/> <text:s text:c="23"/>&lt;cell&gt;312&lt;/cell&gt;<text:line-break/> <text:s text:c="23"/>&lt;cell&gt;5&lt;/cell&gt;<text:line-break/> <text:s text:c="19"/>&lt;/row&gt;<text:line-break/> <text:s text:c="19"/>&lt;row&gt;<text:line-break/> <text:s text:c="23"/>&lt;cell&gt;9&lt;/cell&gt;<text:line-break/> <text:s text:c="23"/>&lt;cell&gt;Unclassified&lt;/cell&gt;<text:line-break/> <text:s text:c="23"/>&lt;cell&gt;372&lt;/cell&gt;<text:line-break/> <text:s text:c="23"/>&lt;cell&gt;589&lt;/cell&gt;<text:line-break/> <text:s text:c="23"/>&lt;cell&gt;25&lt;/cell&gt;<text:line-break/> <text:s text:c="19"/>&lt;/row&gt;<text:line-break/> <text:s text:c="19"/>&lt;row&gt;<text:line-break/> <text:s text:c="23"/>&lt;cell&gt;10&lt;/cell&gt;<text:line-break/> <text:s text:c="23"/>&lt;cell&gt;Dera Sacha Sauda&lt;/cell&gt;<text:line-break/> <text:s text:c="23"/>&lt;cell&gt;1732&lt;/cell&gt;<text:line-break/> <text:s text:c="23"/>&lt;cell&gt;54&lt;/cell&gt;<text:line-break/> <text:s text:c="23"/>&lt;cell&gt;205&lt;/cell&gt;<text:line-break/> <text:s text:c="19"/>&lt;/row&gt;<text:line-break/> <text:s text:c="19"/>&lt;row&gt;<text:line-break/> <text:s text:c="23"/>&lt;cell&gt;11&lt;/cell&gt;<text:line-break/> <text:s text:c="23"/>&lt;cell&gt;News about Russia&lt;/cell&gt;<text:line-break/> <text:s text:c="23"/>&lt;cell&gt;780&lt;/cell&gt;<text:line-break/> <text:s text:c="23"/>&lt;cell&gt;30&lt;/cell&gt;<text:line-break/> <text:s text:c="23"/>&lt;cell&gt;18&lt;/cell&gt;<text:line-break/> <text:s text:c="19"/>&lt;/row&gt;<text:line-break/> <text:s text:c="19"/>&lt;row&gt;<text:line-break/> <text:s text:c="23"/>&lt;cell&gt;12&lt;/cell&gt;<text:line-break/> <text:s text:c="23"/>&lt;cell&gt;Shopping&lt;/cell&gt;<text:line-break/> <text:s text:c="23"/>&lt;cell&gt;1153&lt;/cell&gt;<text:line-break/> <text:s text:c="23"/>&lt;cell&gt;226&lt;/cell&gt;<text:line-break/> <text:s text:c="23"/>&lt;cell&gt;11&lt;/cell&gt;<text:line-break/> <text:s text:c="19"/>&lt;/row&gt;<text:line-break/> <text:s text:c="19"/>&lt;row&gt;<text:line-break/> <text:s text:c="23"/>&lt;cell&gt;13&lt;/cell&gt;<text:line-break/> <text:s text:c="23"/>&lt;cell&gt;Greetings&lt;/cell&gt;<text:line-break/> <text:s text:c="23"/>&lt;cell&gt;476&lt;/cell&gt;<text:line-break/> <text:s text:c="23"/>&lt;cell&gt;1010&lt;/cell&gt;<text:line-break/> <text:s text:c="23"/>&lt;cell&gt;11&lt;/cell&gt;<text:line-break/> <text:s text:c="19"/>&lt;/row&gt;<text:line-break/> <text:s text:c="19"/>&lt;row&gt;<text:line-break/> <text:s text:c="23"/>&lt;cell&gt;14&lt;/cell&gt;<text:line-break/> <text:s text:c="23"/>&lt;cell&gt;Greetings&lt;/cell&gt;<text:line-break/> <text:s text:c="23"/>&lt;cell&gt;439&lt;/cell&gt;<text:line-break/> <text:s text:c="23"/>&lt;cell&gt;1347&lt;/cell&gt;<text:line-break/> <text:s text:c="23"/>&lt;cell&gt;5&lt;/cell&gt;<text:line-break/> <text:s text:c="19"/>&lt;/row&gt;<text:line-break/> <text:s text:c="19"/>&lt;row&gt;<text:line-break/> <text:s text:c="23"/>&lt;cell&gt;15&lt;/cell&gt;<text:line-break/> <text:s text:c="23"/>&lt;cell&gt;Science and animals&lt;/cell&gt;<text:line-break/> <text:s text:c="23"/>&lt;cell&gt;521&lt;/cell&gt;<text:line-break/> <text:s text:c="23"/>&lt;cell&gt;108&lt;/cell&gt;<text:line-break/> <text:s text:c="23"/>&lt;cell&gt;13&lt;/cell&gt;<text:line-break/> <text:s text:c="19"/>&lt;/row&gt;<text:line-break/> <text:s text:c="19"/>&lt;row&gt;<text:line-break/> <text:s text:c="23"/>&lt;cell&gt;16&lt;/cell&gt;<text:line-break/> <text:s text:c="23"/>&lt;cell&gt;One Direction&lt;/cell&gt;<text:line-break/> <text:s text:c="23"/>&lt;cell&gt;388&lt;/cell&gt;<text:line-break/> <text:s text:c="23"/>&lt;cell&gt;1085&lt;/cell&gt;<text:line-break/> <text:s text:c="23"/>&lt;cell&gt;10&lt;/cell&gt;<text:line-break/> <text:s text:c="19"/>&lt;/row&gt;<text:line-break/> <text:s text:c="19"/>&lt;row&gt;<text:line-break/> <text:s text:c="23"/>&lt;cell&gt;17&lt;/cell&gt;<text:line-break/> <text:s text:c="23"/>&lt;cell&gt;Foreign Language (Italian)&lt;/cell&gt;<text:line-break/> <text:s text:c="23"/>&lt;cell&gt;553&lt;/cell&gt;<text:line-break/> <text:s text:c="23"/>&lt;cell&gt;47&lt;/cell&gt;<text:line-break/> <text:s text:c="23"/>&lt;cell&gt;14&lt;/cell&gt;<text:line-break/> <text:s text:c="19"/>&lt;/row&gt;<text:line-break/> <text:s text:c="19"/>&lt;row&gt;<text:line-break/> <text:s text:c="23"/>&lt;cell&gt;18&lt;/cell&gt;<text:line-break/> <text:s text:c="23"/>&lt;cell&gt;TV/Music&lt;/cell&gt;<text:line-break/> <text:s text:c="23"/>&lt;cell&gt;598&lt;/cell&gt;<text:line-break/> <text:s text:c="23"/>&lt;cell&gt;722&lt;/cell&gt;<text:line-break/> <text:s text:c="23"/>&lt;cell&gt;5&lt;/cell&gt;<text:line-break/> <text:s text:c="19"/>&lt;/row&gt;<text:line-break/> <text:s text:c="19"/>&lt;row&gt;<text:line-break/> <text:s text:c="23"/>&lt;cell&gt;19&lt;/cell&gt;<text:line-break/> <text:s text:c="23"/>&lt;cell&gt;Music Videos&lt;/cell&gt;<text:line-break/> <text:s text:c="23"/>&lt;cell&gt;649&lt;/cell&gt;<text:line-break/> <text:s text:c="23"/>&lt;cell&gt;14&lt;/cell&gt;<text:line-break/> <text:s text:c="23"/>&lt;cell&gt;30&lt;/cell&gt;<text:line-break/> <text:s text:c="19"/>&lt;/row&gt;<text:line-break/> <text:s text:c="19"/>&lt;row&gt;<text:line-break/> <text:s text:c="23"/>&lt;cell&gt;20&lt;/cell&gt;<text:line-break/> <text:s text:c="23"/>&lt;cell&gt;Nepal&lt;/cell&gt;<text:line-break/> <text:s text:c="23"/>&lt;cell&gt;393&lt;/cell&gt;<text:line-break/> <text:s text:c="23"/>&lt;cell&gt;748&lt;/cell&gt;<text:line-break/> <text:s text:c="23"/>&lt;cell&gt;125&lt;/cell&gt;<text:line-break/> <text:s text:c="19"/>&lt;/row&gt;<text:line-break/> <text:s text:c="15"/>&lt;/table&gt;<text:line-break/> <text:s text:c="15"/>&lt;p&gt;After pruning out the foreign language communities in the dataset and some that were difficult to classify (Communities 0, 7-9, and 17), we can further group these onlookers into three broad interest groups: Casual Users (Communities 1-3, 12-14, 18, and 19), News and Pundits (4-6, and 13), and Engaged Users (20). We divided these subgroups based on the topics that were strongest in each, but these subgroups correlated with the number of quake-related tweets that each sent. They are described in the table below.&lt;/p&gt;<text:line-break/> <text:s text:c="15"/>&lt;table rend="frame" xml:id="Table2"&gt;<text:line-break/> <text:s text:c="19"/>&lt;row&gt;<text:line-break/> <text:s text:c="23"/>&lt;cell rend="bold"&gt;Category&lt;/cell&gt;<text:line-break/> <text:s text:c="23"/>&lt;cell rend="bold"&gt;Proportion&lt;/cell&gt;<text:line-break/> <text:s text:c="23"/>&lt;cell rend="bold"&gt;Quake-Related Tweets/Week&lt;/cell&gt;<text:line-break/> <text:s text:c="23"/>&lt;cell rend="bold"&gt;Topic Affinities&lt;/cell&gt;<text:line-break/> <text:s text:c="19"/>&lt;/row&gt;<text:line-break/> <text:s text:c="19"/>&lt;row&gt;<text:line-break/> <text:s text:c="23"/>&lt;cell&gt;Casual Onlookers&lt;/cell&gt;<text:line-break/> <text:s text:c="23"/>&lt;cell&gt;46%&lt;/cell&gt;<text:line-break/> <text:s text:c="23"/>&lt;cell&gt;3&lt;/cell&gt;<text:line-break/> <text:s text:c="23"/>&lt;cell&gt;Entertainment, greetings&lt;/cell&gt;<text:line-break/> <text:s text:c="19"/>&lt;/row&gt;<text:line-break/> <text:s text:c="19"/>&lt;row&gt;<text:line-break/> <text:s text:c="23"/>&lt;cell&gt;News Onlookers&lt;/cell&gt;<text:line-break/> <text:s text:c="23"/>&lt;cell&gt;25%&lt;/cell&gt;<text:line-break/> <text:s text:c="23"/>&lt;cell&gt;6&lt;/cell&gt;<text:line-break/> <text:s text:c="23"/>&lt;cell&gt;News and politics&lt;/cell&gt;<text:line-break/> <text:s text:c="19"/>&lt;/row&gt;<text:line-break/> <text:s text:c="19"/>&lt;row&gt;<text:line-break/> <text:s text:c="23"/>&lt;cell&gt;Engaged Onlookers&lt;/cell&gt;<text:line-break/> <text:s text:c="23"/>&lt;cell&gt;12%&lt;/cell&gt;<text:line-break/> <text:s text:c="23"/>&lt;cell&gt;10&lt;/cell&gt;<text:line-break/> <text:s text:c="23"/>&lt;cell&gt;Nepal&lt;/cell&gt;<text:line-break/> <text:s text:c="19"/>&lt;/row&gt;<text:line-break/> <text:s text:c="15"/>&lt;/table&gt;<text:line-break/> <text:s text:c="15"/>&lt;p&gt;<text:line-break/> <text:s text:c="19"/>&lt;hi rend="bold"&gt;Casual Onlookers.&lt;/hi&gt; Onlookers in these communities showed high activity but low engagement with the disaster, sending an average total of three quake-related tweets a week. Their primary topics of discussion were entertainment, or greetings and positive sentiments. This is the largest group.<text:line-break/> <text:s text:c="15"/>&lt;/p&gt;<text:line-break/> <text:s text:c="15"/>&lt;p&gt;<text:line-break/> <text:s text:c="19"/>&lt;hi rend="bold"&gt;News Onlookers.&lt;/hi&gt; These accounts are either the accounts of professional news outlets or amateur pundits. We find low average quake-related tweets in this group as well: users sent an average of six relevant tweets per week. News outlets generally moved from one topic to another quickly, and pundits only sustained interest in the topics that appealed to them.<text:line-break/> <text:s text:c="15"/>&lt;/p&gt;<text:line-break/> <text:s text:c="15"/>&lt;p&gt;<text:line-break/> <text:s text:c="19"/>&lt;hi rend="bold"&gt;Engaged Onlookers.&lt;/hi&gt; This group sent the most quake-related tweets of all users; the strongest LDA topics in this group were two “Nepal earthquake” topics. However, users in this community had few other topics in common with each other.<text:line-break/> <text:s text:c="15"/>&lt;/p&gt;<text:line-break/> <text:s text:c="15"/>&lt;p&gt;This breakdown suggests a model for predicting the number of tweets onlookers send about events. There will be roughly three categories of onlookers: Casual Onlookers, News Onlookers, and Engaged Onlookers. Casual Onlookers will consist of roughly 50% of onlookers, and will send only a few tweets over the first three weeks. Membership in this group is predicted by an interest in entertainment topics. The number of News Onlookers will be half the size of the Casual Onlookers, but they will be roughly twice as engaged. An onlookers’s affinity to this group will be predicted by a general interest in news. Finally, the Engaged Onlookers will send 10-20 times as many tweets as the Casual Onlookers, and will comprise slightly over 10% of onlookers. This group sends the most tweets about an event, but membership in this group cannot be predicted from their preexisting interests.&lt;/p&gt;<text:line-break/> <text:s text:c="11"/>&lt;/div&gt;<text:line-break/> <text:s text:c="11"/>&lt;div type="div1" rend="DH-Heading1"&gt;<text:line-break/> <text:s text:c="15"/>&lt;head&gt;Conclusion&lt;/head&gt;<text:line-break/> <text:s text:c="15"/>&lt;p&gt;We find that it is easy to predict shallow engagement with a disaster on Twitter, but difficult to anticipate sustained interest. Onlookers who tweet about entertainment are likely to pass on at least a few messages about donating money because entertainers are likely to post these messages, and fans are likely to retweet them. On the other hand, onlookers who tweet more about an event are likely to have preexisting interests that intersect with a particular aspect of the disaster, but the relevant interests are hard to predict because doing so would require knowing the nature of the disaster ahead of time. For example, to know the Hindu extremist would tweet about rumors of coerced conversions in Nepal, we would have to predict a crisis that would produce such rumors. &lt;/p&gt;<text:line-break/> <text:s text:c="15"/>&lt;p&gt;Additionally, we acknowledge that our model is derived from a single case study. As such, we treat it as provisional pending further experiments. We hope to confirm this model with future work.&lt;/p&gt;<text:line-break/> <text:s text:c="11"/>&lt;/div&gt;<text:line-break/> <text:s text:c="7"/>&lt;/body&gt;<text:line-break/> <text:s text:c="7"/>&lt;back&gt;<text:line-break/> <text:s text:c="11"/>&lt;div type="bibliogr"&gt;<text:line-break/> <text:s text:c="15"/>&lt;listBibl&gt;<text:line-break/> <text:s text:c="19"/>&lt;head&gt;Bibliography&lt;/head&gt;<text:line-break/> <text:s text:c="19"/>&lt;bibl&gt;<text:line-break/> <text:s text:c="23"/>&lt;hi rend="bold"&gt;Bastian, M., Heymann, S., Jacomy, M. et al.&lt;/hi&gt; (2009). Gephi: an open source software for exploring and manipulating networks. http://www.aaai.org/ocs/index.php/ICWSM/09/paper/viewFile/154./1009 (accessed 22 February 2016).<text:line-break/> <text:s text:c="19"/>&lt;/bibl&gt;<text:line-break/> <text:s text:c="19"/>&lt;bibl&gt;<text:line-break/> <text:s text:c="23"/>&lt;hi rend="bold"&gt;Blei, D. M., Ng, A. Y. and Jordan, M. I.&lt;/hi&gt; (2003). Latent dirichlet allocation. <text:line-break/> <text:s text:c="23"/>&lt;hi rend="italic"&gt;The Journal of Machine Learning Research&lt;/hi&gt;, <text:line-break/> <text:s text:c="23"/>&lt;hi rend="bold"&gt;3&lt;/hi&gt;: 993–1022 (accessed 30 June 2014).<text:line-break/> <text:s text:c="19"/>&lt;/bibl&gt;<text:line-break/> <text:s text:c="19"/>&lt;bibl&gt;<text:line-break/> <text:s text:c="23"/>&lt;hi rend="bold"&gt;Blondel, V. D., Guillaume, J.-L., Lambiotte, R. and Lefebvre, E.&lt;/hi&gt; (2008). Fast unfolding of communities in large networks. <text:line-break/> <text:s text:c="23"/>&lt;hi rend="italic"&gt;Journal of Statistical Mechanics: Theory and Experiment&lt;/hi&gt;, <text:line-break/> <text:s text:c="23"/>&lt;hi rend="bold"&gt;2008&lt;/hi&gt;(10). doi:10.1088/1742-5468/2008/10/P10008 (accessed 17 October 2013).<text:line-break/> <text:s text:c="19"/>&lt;/bibl&gt;<text:line-break/> <text:s text:c="19"/>&lt;bibl&gt;<text:line-break/> <text:s text:c="23"/>&lt;hi rend="bold"&gt;Bravo, C. A. and Hoffman-Goetz, L.&lt;/hi&gt; (2015). Tweeting About Prostate and Testicular Cancers: What Are Individuals Saying in Their Discussions About the 2013 Movember Canada Campaign? <text:line-break/> <text:s text:c="23"/>&lt;hi rend="italic"&gt;Journal of Cancer Education&lt;/hi&gt;. &lt;hi rend="bold"&gt;1&lt;/hi&gt;(8). doi:10.1007/s13187-015-0838-8 (accessed 20 February 2016).<text:line-break/> <text:s text:c="19"/>&lt;/bibl&gt;<text:line-break/> <text:s text:c="19"/>&lt;bibl&gt;<text:line-break/> <text:s text:c="23"/>&lt;hi rend="bold"&gt;Burns, R.&lt;/hi&gt; (2015). Digital Humanitarianism and the Geospatial Web: Emerging Modes of Mapping and the Transformation of Humanitarian Practices Thesis https://digital.lib.washington.edu:443/researchworks/handle/1773/33947 (accessed 20 February 2016).<text:line-break/> <text:s text:c="19"/>&lt;/bibl&gt;<text:line-break/> <text:s text:c="19"/>&lt;bibl&gt;<text:line-break/> <text:s text:c="23"/>&lt;hi rend="bold"&gt;Dugdale, J., Walle, B. Van de and Koeppinghoff, C.&lt;/hi&gt; (2012). Social media and SMS in the haiti earthquake. ACM Press, pp. 713. doi:10.1145/2187980.2188189. http://dl.acm.org/citation.cfm?doid=2187980.2188189 (accessed 20 February 2016).<text:line-break/> <text:s text:c="19"/>&lt;/bibl&gt;<text:line-break/> <text:s text:c="19"/>&lt;bibl&gt;<text:line-break/> <text:s text:c="23"/>&lt;hi rend="bold"&gt;Gasso Climent, C.&lt;/hi&gt; (2015). Twitter as a social marketing tool: modifying tweeting behavior in order to encourage donations. Info:eu-repo/semantics/bachelorThesis http://essay.utwente.nl/68039/ (accessed 20 February 2016).<text:line-break/> <text:s text:c="19"/>&lt;/bibl&gt;<text:line-break/> <text:s text:c="19"/>&lt;bibl&gt;<text:line-break/> <text:s text:c="23"/>&lt;hi rend="bold"&gt;Gladwell, M.&lt;/hi&gt; (2011). <text:line-break/> <text:s text:c="23"/>&lt;hi rend="italic"&gt;Outliers: The Story of Success&lt;/hi&gt;. Reprint edition. Back Bay Books.<text:line-break/> <text:s text:c="19"/>&lt;/bibl&gt;<text:line-break/> <text:s text:c="19"/>&lt;bibl&gt;<text:line-break/> <text:s text:c="23"/>&lt;hi rend="bold"&gt;Kaewkitipong, L., Chen, C. C. and Ractham, P.&lt;/hi&gt; (2016). A community-based approach to sharing knowledge before, during, and after crisis events: A case study from Thailand. <text:line-break/> <text:s text:c="23"/>&lt;hi rend="italic"&gt;Computers in Human Behavior&lt;/hi&gt;, <text:line-break/> <text:s text:c="23"/>&lt;hi rend="bold"&gt;54&lt;/hi&gt;: 653–66 doi:10.1016/j.chb.2015.07.063 (accessed 20 February 2016).<text:line-break/> <text:s text:c="19"/>&lt;/bibl&gt;<text:line-break/> <text:s text:c="19"/>&lt;bibl&gt;<text:line-break/> <text:s text:c="23"/>&lt;hi rend="bold"&gt;Madianou, M.&lt;/hi&gt; (2015). Digital Inequality and Second-Order Disasters: Social Media in the Typhoon Haiyan Recovery. <text:line-break/> <text:s text:c="23"/>&lt;hi rend="italic"&gt;Social Media + Society&lt;/hi&gt;, <text:line-break/> <text:s text:c="23"/>&lt;hi rend="bold"&gt;1&lt;/hi&gt;(2). doi:10.1177/2056305115603386 (accessed 20 February 2016).<text:line-break/> <text:s text:c="19"/>&lt;/bibl&gt;<text:line-break/> <text:s text:c="19"/>&lt;bibl&gt;<text:line-break/> <text:s text:c="23"/>&lt;hi rend="bold"&gt;Malcolm, K.&lt;/hi&gt; (2016). How Social Media Affects the Annual Fund Revenues of Nonprofit Organizations. <text:line-break/> <text:s text:c="23"/>&lt;hi rend="italic"&gt;Walden Dissertations and Doctoral Studies&lt;/hi&gt; http://scholarworks.waldenu.edu/dissertations/2005.<text:line-break/> <text:s text:c="19"/>&lt;/bibl&gt;<text:line-break/> <text:s text:c="19"/>&lt;bibl&gt;<text:line-break/> <text:s text:c="23"/>&lt;hi rend="bold"&gt;Mazaid, P. N. H. and A. D. and D. F. and M. H. and W. M. and M.&lt;/hi&gt; (2011). Opening Closed Regimes: What Was the Role of Social Media During the Arab Spring?. http://ictlogy.net/bibliography/reports/projects.php?idp=2170 (accessed 15 May 2014).<text:line-break/> <text:s text:c="19"/>&lt;/bibl&gt;<text:line-break/> <text:s text:c="19"/>&lt;bibl&gt;<text:line-break/> <text:s text:c="23"/>&lt;hi rend="bold"&gt;McCallum, A. K.&lt;/hi&gt; (2002). <text:line-break/> <text:s text:c="23"/>&lt;hi rend="italic"&gt;MALLET: A Machine Learning for Language Toolkit.&lt;/hi&gt; Amherst, MA: UMass Amherst http://mallet.cs.umass.edu.<text:line-break/> <text:s text:c="19"/>&lt;/bibl&gt;<text:line-break/> <text:s text:c="19"/>&lt;bibl&gt;<text:line-break/> <text:s text:c="23"/>&lt;hi rend="bold"&gt;Meng, Q., Zhang, N., Zhao, X., Li, F. and Guan, X.&lt;/hi&gt; (2015). The governance strategies for public emergencies on social media and their effects: a case study based on the microblog data. <text:line-break/> <text:s text:c="23"/>&lt;hi rend="italic"&gt;Electronic Markets&lt;/hi&gt;, <text:line-break/> <text:s text:c="23"/>&lt;hi rend="bold"&gt;26&lt;/hi&gt;(1): 15–29 doi:10.1007/s12525-015-0202-1 (accessed 20 February 2016).<text:line-break/> <text:s text:c="19"/>&lt;/bibl&gt;<text:line-break/> <text:s text:c="19"/>&lt;bibl&gt;<text:line-break/> <text:s text:c="23"/>&lt;hi rend="bold"&gt;Morozov, E.&lt;/hi&gt; (2012). <text:line-break/> <text:s text:c="23"/>&lt;hi rend="italic"&gt;The Net Delusion: The Dark Side of Internet Freedom&lt;/hi&gt;. Reprint edition. New York: PublicAffairs.<text:line-break/> <text:s text:c="19"/>&lt;/bibl&gt;<text:line-break/> <text:s text:c="19"/>&lt;bibl&gt;<text:line-break/> <text:s text:c="23"/>&lt;hi rend="bold"&gt;Morozov, E.&lt;/hi&gt; (2014). <text:line-break/> <text:s text:c="23"/>&lt;hi rend="italic"&gt;To Save Everything, Click Here: The Folly of Technological Solutionism&lt;/hi&gt;. First Trade Paper Edition edition. New York: PublicAffairs.<text:line-break/> <text:s text:c="19"/>&lt;/bibl&gt;<text:line-break/> <text:s text:c="19"/>&lt;bibl&gt;<text:line-break/> <text:s text:c="23"/>&lt;hi rend="bold"&gt;Omilion-Hodges, L. M. and McClain, K. L.&lt;/hi&gt; (2016). University use of social media and the crisis lifecycle: Organizational messages, first information responders’ reactions, reframed messages and dissemination patterns. <text:line-break/> <text:s text:c="23"/>&lt;hi rend="italic"&gt;Computers in Human Behavior&lt;/hi&gt;, <text:line-break/> <text:s text:c="23"/>&lt;hi rend="bold"&gt;54&lt;/hi&gt;: 630–38 doi:10.1016/j.chb.2015.06.002 (accessed 20 February 2016).<text:line-break/> <text:s text:c="19"/>&lt;/bibl&gt;<text:line-break/> <text:s text:c="19"/>&lt;bibl&gt;<text:line-break/> <text:s text:c="23"/>&lt;hi rend="bold"&gt;Palen, L.&lt;/hi&gt; (2008). Online social media in crisis events. <text:line-break/> <text:s text:c="23"/>&lt;hi rend="italic"&gt;Educause Quarterly&lt;/hi&gt;, <text:line-break/> <text:s text:c="23"/>&lt;hi rend="bold"&gt;31&lt;/hi&gt;(3): 76–78 (accessed 20 February 2016).<text:line-break/> <text:s text:c="19"/>&lt;/bibl&gt;<text:line-break/> <text:s text:c="19"/>&lt;bibl&gt;<text:line-break/> <text:s text:c="23"/>&lt;hi rend="bold"&gt;Platt, A., Hood, C. and Citrin, L.&lt;/hi&gt; (2011). From Earthquakes to‘# morecowbell’: Identifying Sub-topics in Social Network Communications. <text:line-break/> <text:s text:c="23"/>&lt;hi rend="italic"&gt;Privacy, Security, Risk and Trust (passat), 2011 Ieee Third International Conference on and 2011 Ieee Third International Conference on Social Computing (socialcom)&lt;/hi&gt;. IEEE, pp. 541–44 http://ieeexplore.ieee.org/xpls/abs_all.jsp?arnumber=6113164 (accessed 17 May 2014).<text:line-break/> <text:s text:c="19"/>&lt;/bibl&gt;<text:line-break/> <text:s text:c="19"/>&lt;bibl&gt;<text:line-break/> <text:s text:c="23"/>&lt;hi rend="bold"&gt;Pohl, D., Bouchachia, A. and Hellwagner, H.&lt;/hi&gt; (2013a). Supporting Crisis Management via Detection of Sub-Events in Social Networks. <text:line-break/> <text:s text:c="23"/>&lt;hi rend="italic"&gt;International Journal of Information Systems for Crisis Response and Management (IJISCRAM)&lt;/hi&gt;, <text:line-break/> <text:s text:c="23"/>&lt;hi rend="bold"&gt;5&lt;/hi&gt;(3): 20–36 (accessed 17 May 2014).<text:line-break/> <text:s text:c="19"/>&lt;/bibl&gt;<text:line-break/> <text:s text:c="19"/>&lt;bibl&gt;<text:line-break/> <text:s text:c="23"/>&lt;hi rend="bold"&gt;Pohl, D., Bouchachia, A. and Hellwagner, H.&lt;/hi&gt; (2013b). Social media for crisis management: clustering approaches for sub-event detection. <text:line-break/> <text:s text:c="23"/>&lt;hi rend="italic"&gt;Multimedia Tools and Applications&lt;/hi&gt;, pp. 1–32 (accessed 17 May 2014).<text:line-break/> <text:s text:c="19"/>&lt;/bibl&gt;<text:line-break/> <text:s text:c="19"/>&lt;bibl&gt;<text:line-break/> <text:s text:c="23"/>&lt;hi rend="bold"&gt;Raine, L., Purcell, K. and Smith, A.&lt;/hi&gt; (2016). The Social Side of the Internet | Pew Research Center <text:line-break/> <text:s text:c="23"/>&lt;hi rend="italic"&gt;Pew Research Center: Numbers, Facts and Trends Shaping Your World&lt;/hi&gt; http://www.pewinternet.org/2011/01/18/the-social-side-of-the-internet/ (accessed 21 February 2016).<text:line-break/> <text:s text:c="19"/>&lt;/bibl&gt;<text:line-break/> <text:s text:c="19"/>&lt;bibl&gt;<text:line-break/> <text:s text:c="23"/>&lt;hi rend="bold"&gt;Regalado, R. V. J., McHale, K., Dela Cruz, B., Garcia, J. P. F., Ma, C., Kalaw, D. F. and Lu, V. E.&lt;/hi&gt; (2015). FILIET: An Information Extraction System for Filipino Disaster-Related Tweets. Manila, Philippines: De la Salle University. http://www.dlsu.edu.ph/conferences/dlsu_research_congress/2015/proceedings/SEE/010-HCT_Regalado_RJ.pdf (accessed 20 February 2016).<text:line-break/> <text:s text:c="19"/>&lt;/bibl&gt;<text:line-break/> <text:s text:c="19"/>&lt;bibl&gt;<text:line-break/> <text:s text:c="23"/>&lt;hi rend="bold"&gt;Shirky, C.&lt;/hi&gt; (2011). Political Power of Social Media - Technology, the Public Sphere Sphere, and Political Change, The. <text:line-break/> <text:s text:c="23"/>&lt;hi rend="italic"&gt;Foreign Affairs&lt;/hi&gt;, <text:line-break/> <text:s text:c="23"/>&lt;hi rend="bold"&gt;90&lt;/hi&gt;: 28.<text:line-break/> <text:s text:c="19"/>&lt;/bibl&gt;<text:line-break/> <text:s text:c="19"/>&lt;bibl&gt;<text:line-break/> <text:s text:c="23"/>&lt;hi rend="bold"&gt;Shulman, S. W.&lt;/hi&gt; (2009). The Case Against Mass E-mails: Perverse Incentives and Low Quality Public Participation in U.S. Federal Rulemaking. <text:line-break/> <text:s text:c="23"/>&lt;hi rend="italic"&gt;Policy &amp; Internet&lt;/hi&gt;, <text:line-break/> <text:s text:c="23"/>&lt;hi rend="bold"&gt;1&lt;/hi&gt;(1): 23–53 doi:10.2202/1944-2866.1010 (accessed 21 February 2016).<text:line-break/> <text:s text:c="19"/>&lt;/bibl&gt;<text:line-break/> <text:s text:c="19"/>&lt;bibl&gt;<text:line-break/> <text:s text:c="23"/>&lt;hi rend="bold"&gt;Tufekci, Z. and Wilson, C.&lt;/hi&gt; (2012). Social Media and the Decision to Participate in Political Protest: Observations From Tahrir Square. <text:line-break/> <text:s text:c="23"/>&lt;hi rend="italic"&gt;Journal of Communication&lt;/hi&gt;, <text:line-break/> <text:s text:c="23"/>&lt;hi rend="bold"&gt;62&lt;/hi&gt;(2): 363–79 doi:10.1111/j.1460-2466.2012.01629.x (accessed 15 May 2014).<text:line-break/> <text:s text:c="19"/>&lt;/bibl&gt;<text:line-break/> <text:s text:c="19"/>&lt;bibl&gt;<text:line-break/> <text:s text:c="23"/>&lt;hi rend="bold"&gt;Xiao, Y., Huang, Q. and Wu, K.&lt;/hi&gt; (2015). Understanding social media data for disaster management. <text:line-break/> <text:s text:c="23"/>&lt;hi rend="italic"&gt;Natural Hazards&lt;/hi&gt;, <text:line-break/> <text:s text:c="23"/>&lt;hi rend="bold"&gt;79&lt;/hi&gt;(3): 1663–79 doi:10.1007/s11069-015-1918-0 (accessed 20 February 2016).<text:line-break/> <text:s text:c="19"/>&lt;/bibl&gt;<text:line-break/> <text:s text:c="15"/>&lt;/listBibl&gt;<text:line-break/> <text:s text:c="11"/>&lt;/div&gt;<text:line-break/> <text:s text:c="7"/>&lt;/back&gt;<text:line-break/> <text:s text:c="3"/>&lt;/text&gt;<text:line-break/></text:p>
          </table:table-cell>
          <table:table-cell office:string-value="xml" office:value-type="string">
            <text:p>xml</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event detection;social media;text mining" office:value-type="string">
            <text:p>event detection;social media;text mining</text:p>
          </table:table-cell>
          <table:table-cell office:string-value="English" office:value-type="string">
            <text:p>English</text:p>
          </table:table-cell>
          <table:table-cell office:string-value="data mining / text mining;natural language processing;social media" office:value-type="string">
            <text:p>data mining / text mining;natural language processing;social media</text:p>
          </table:table-cell>
        </table:table-row>
        <table:table-row>
          <table:table-cell office:string-value="7943" office:value-type="string">
            <text:p>7943</text:p>
          </table:table-cell>
          <table:table-cell office:string-value="2018 - National University of Ireland, Galway" office:value-type="string">
            <text:p>2018 - National University of Ireland, Galway</text:p>
          </table:table-cell>
          <table:table-cell office:string-value="National University of Ireland, Galway" office:value-type="string">
            <text:p>National University of Ireland, Galway</text:p>
          </table:table-cell>
          <table:table-cell office:string-value="Data in Digital Humanities" office:value-type="string">
            <text:p>Data in Digital Humanities</text:p>
          </table:table-cell>
          <table:table-cell office:date-value="2017-12-31" office:value-type="date">
            <text:p>2017-12-31</text:p>
          </table:table-cell>
          <table:table-cell office:string-value="ALLC;EADH" office:value-type="string">
            <text:p>ALLC;EADH</text:p>
          </table:table-cell>
          <table:table-cell office:string-value="ALLC/EADH;EADH" office:value-type="string">
            <text:p>ALLC/EADH;EADH</text:p>
          </table:table-cell>
          <table:table-cell office:string-value="National University of Ireland, Galway (NUI Galway)" office:value-type="string">
            <text:p>National University of Ireland, Galway (NUI Galway)</text:p>
          </table:table-cell>
          <table:table-cell office:string-value="Galway" office:value-type="string">
            <text:p>Galway</text:p>
          </table:table-cell>
          <table:table-cell/>
          <table:table-cell office:string-value="Ireland" office:value-type="string">
            <text:p>Ireland</text:p>
          </table:table-cell>
          <table:table-cell office:string-value="https://eadh2018eadh.wordpress.com/" office:value-type="string">
            <text:p>https://eadh2018eadh.wordpress.com/</text:p>
          </table:table-cell>
          <table:table-cell office:string-value="Social Media Aware Virtual Editions for the Book of Disquiet" office:value-type="string">
            <text:p>Social Media Aware Virtual Editions for the Book of Disquiet</text:p>
          </table:table-cell>
          <table:table-cell office:string-value="https://eadh2018.exordo.com/files/papers/64/final_draft/EADH_2018_SocialMediaAware_revised_04Dec2018.pdf" office:value-type="string">
            <text:p>https://eadh2018.exordo.com/files/papers/64/final_draft/EADH_2018_SocialMediaAware_revised_04Dec2018.pdf</text:p>
          </table:table-cell>
          <table:table-cell office:string-value="Duarte Oliveira;Antonio Rito Silva;Manuel Portela" office:value-type="string">
            <text:p>Duarte Oliveira;Antonio Rito Silva;Manuel Portela</text:p>
          </table:table-cell>
          <table:table-cell office:string-value="panel / roundtable" office:value-type="string">
            <text:p>panel / roundtable</text:p>
          </table:table-cell>
          <table:table-cell/>
          <table:table-cell office:string-value="txt" office:value-type="string">
            <text:p>txt</text:p>
          </table:table-cell>
          <table:table-cell/>
          <table:table-cell/>
          <table:table-cell/>
          <table:table-cell office:string-value="English" office:value-type="string">
            <text:p>English</text:p>
          </table:table-cell>
          <table:table-cell/>
        </table:table-row>
        <table:table-row>
          <table:table-cell office:string-value="8820" office:value-type="string">
            <text:p>8820</text:p>
          </table:table-cell>
          <table:table-cell office:string-value="2019 - Pittsburgh" office:value-type="string">
            <text:p>2019 - Pittsburgh</text:p>
          </table:table-cell>
          <table:table-cell office:string-value="Pittsburgh" office:value-type="string">
            <text:p>Pittsburgh</text:p>
          </table:table-cell>
          <table:table-cell/>
          <table:table-cell office:date-value="2018-12-31" office:value-type="date">
            <text:p>2018-12-31</text:p>
          </table:table-cell>
          <table:table-cell office:string-value="ACH;KeystoneDH" office:value-type="string">
            <text:p>ACH;KeystoneDH</text:p>
          </table:table-cell>
          <table:table-cell office:string-value="ACH/ICCH;KeystoneDH" office:value-type="string">
            <text:p>ACH/ICCH;KeystoneDH</text:p>
          </table:table-cell>
          <table:table-cell office:string-value="Carnegie Mellon University;Duquesne University;University of Pittsburgh" office:value-type="string">
            <text:p>Carnegie Mellon University;Duquesne University;University of Pittsburgh</text:p>
          </table:table-cell>
          <table:table-cell office:string-value="Pittsburgh" office:value-type="string">
            <text:p>Pittsburgh</text:p>
          </table:table-cell>
          <table:table-cell office:string-value="Pennsylvania" office:value-type="string">
            <text:p>Pennsylvania</text:p>
          </table:table-cell>
          <table:table-cell office:string-value="United States" office:value-type="string">
            <text:p>United States</text:p>
          </table:table-cell>
          <table:table-cell office:string-value="http://ach2019.ach.org/" office:value-type="string">
            <text:p>http://ach2019.ach.org/</text:p>
          </table:table-cell>
          <table:table-cell office:string-value="Up Close and Personal: Ethical Social Media Research in a Distant and Big Data World" office:value-type="string">
            <text:p>Up Close and Personal: Ethical Social Media Research in a Distant and Big Data World</text:p>
          </table:table-cell>
          <table:table-cell/>
          <table:table-cell office:string-value="Aimée Morrison;Philip Miletic;Arun Jacob;Eileen Mary Holowka;Stormy Compeán Sweitzer" office:value-type="string">
            <text:p>Aimée Morrison;Philip Miletic;Arun Jacob;Eileen Mary Holowka;Stormy Compeán Sweitzer</text:p>
          </table:table-cell>
          <table:table-cell office:string-value="panel / roundtable" office:value-type="string">
            <text:p>panel / roundtable</text:p>
          </table:table-cell>
          <table:table-cell/>
          <table:table-cell office:string-value="txt" office:value-type="string">
            <text:p>txt</text:p>
          </table:table-cell>
          <table:table-cell/>
          <table:table-cell/>
          <table:table-cell/>
          <table:table-cell office:string-value="English" office:value-type="string">
            <text:p>English</text:p>
          </table:table-cell>
          <table:table-cell/>
        </table:table-row>
        <table:table-row>
          <table:table-cell office:string-value="9004" office:value-type="string">
            <text:p>9004</text:p>
          </table:table-cell>
          <table:table-cell office:string-value="2019 - Pittsburgh" office:value-type="string">
            <text:p>2019 - Pittsburgh</text:p>
          </table:table-cell>
          <table:table-cell office:string-value="Pittsburgh" office:value-type="string">
            <text:p>Pittsburgh</text:p>
          </table:table-cell>
          <table:table-cell/>
          <table:table-cell office:date-value="2018-12-31" office:value-type="date">
            <text:p>2018-12-31</text:p>
          </table:table-cell>
          <table:table-cell office:string-value="ACH;KeystoneDH" office:value-type="string">
            <text:p>ACH;KeystoneDH</text:p>
          </table:table-cell>
          <table:table-cell office:string-value="ACH/ICCH;KeystoneDH" office:value-type="string">
            <text:p>ACH/ICCH;KeystoneDH</text:p>
          </table:table-cell>
          <table:table-cell office:string-value="Carnegie Mellon University;Duquesne University;University of Pittsburgh" office:value-type="string">
            <text:p>Carnegie Mellon University;Duquesne University;University of Pittsburgh</text:p>
          </table:table-cell>
          <table:table-cell office:string-value="Pittsburgh" office:value-type="string">
            <text:p>Pittsburgh</text:p>
          </table:table-cell>
          <table:table-cell office:string-value="Pennsylvania" office:value-type="string">
            <text:p>Pennsylvania</text:p>
          </table:table-cell>
          <table:table-cell office:string-value="United States" office:value-type="string">
            <text:p>United States</text:p>
          </table:table-cell>
          <table:table-cell office:string-value="http://ach2019.ach.org/" office:value-type="string">
            <text:p>http://ach2019.ach.org/</text:p>
          </table:table-cell>
          <table:table-cell office:string-value="Not Too Close-Teading, Not Too Distant-Reading: Mixed Methods for Social Media Analysis" office:value-type="string">
            <text:p>Not Too Close-Teading, Not Too Distant-Reading: Mixed Methods for Social Media Analysis</text:p>
          </table:table-cell>
          <table:table-cell/>
          <table:table-cell office:string-value="Aimée Hope Morrison" office:value-type="string">
            <text:p>Aimée Hope Morrison</text:p>
          </table:table-cell>
          <table:table-cell office:string-value="paper" office:value-type="string">
            <text:p>paper</text:p>
          </table:table-cell>
          <table:table-cell/>
          <table:table-cell office:string-value="txt" office:value-type="string">
            <text:p>txt</text:p>
          </table:table-cell>
          <table:table-cell/>
          <table:table-cell office:string-value="9002" office:value-type="string">
            <text:p>9002</text:p>
          </table:table-cell>
          <table:table-cell/>
          <table:table-cell office:string-value="English" office:value-type="string">
            <text:p>English</text:p>
          </table:table-cell>
          <table:table-cell/>
        </table:table-row>
        <table:table-row>
          <table:table-cell office:string-value="9295" office:value-type="string">
            <text:p>9295</text:p>
          </table:table-cell>
          <table:table-cell office:string-value="2020 - Ottawa" office:value-type="string">
            <text:p>2020 - Ottawa</text:p>
          </table:table-cell>
          <table:table-cell office:string-value="Ottawa" office:value-type="string">
            <text:p>Ottawa</text:p>
          </table:table-cell>
          <table:table-cell office:string-value="carrefours / intersections" office:value-type="string">
            <text:p>carrefours / intersections</text:p>
          </table:table-cell>
          <table:table-cell office:date-value="2019-12-31" office:value-type="date">
            <text:p>2019-12-31</text:p>
          </table:table-cell>
          <table:table-cell office:string-value="ADHO" office:value-type="string">
            <text:p>ADHO</text:p>
          </table:table-cell>
          <table:table-cell office:string-value="ADHO" office:value-type="string">
            <text:p>ADHO</text:p>
          </table:table-cell>
          <table:table-cell office:string-value="Carleton University;Université d'Ottawa (University of Ottawa)" office:value-type="string">
            <text:p>Carleton University;Université d'Ottawa (University of Ottawa)</text:p>
          </table:table-cell>
          <table:table-cell office:string-value="Ottawa" office:value-type="string">
            <text:p>Ottawa</text:p>
          </table:table-cell>
          <table:table-cell office:string-value="Ontario" office:value-type="string">
            <text:p>Ontario</text:p>
          </table:table-cell>
          <table:table-cell office:string-value="Canada" office:value-type="string">
            <text:p>Canada</text:p>
          </table:table-cell>
          <table:table-cell office:string-value="https://dh2020.adho.org/" office:value-type="string">
            <text:p>https://dh2020.adho.org/</text:p>
          </table:table-cell>
          <table:table-cell office:string-value="Social media in political engagements in Africa: A study of Twitter use in the intra-party elections of political parties in Ghana " office:value-type="string">
            <text:p>Social media in political engagements in Africa: A study of Twitter use in the intra-party elections of political parties in Ghana </text:p>
          </table:table-cell>
          <table:table-cell/>
          <table:table-cell office:string-value="Akwasi Bosompem Boateng" office:value-type="string">
            <text:p>Akwasi Bosompem Boateng</text:p>
          </table:table-cell>
          <table:table-cell office:string-value="poster / demo / art installation" office:value-type="string">
            <text:p>poster / demo / art installation</text:p>
          </table:table-cell>
          <table:table-cell office:string-value="The advent of social media is changing the dynamics of political communication, engagements and election campaigns across the world. These platforms extend opportunities for political actors especially political parties, governmenta and citizens to engage directly to build mutually beneficial relationships through engagements ans interactions. Using interviews and content analysis, this article explores “Twittering” in political communication and engagements; how political parties use social media especially during their 2018 intra-party elections in Ghana. It examines how the New Patriotic Party and National Democratic Congress in Ghana use Twitter in intra-party elections. The article gathers data from political parties and their Twitter pages to theorize the political appropriation of social media in Ghana.The findings show that the political parties minimally appropriate Twitter; as they occasionally used it for public information purposes than interactive engagements and mutually beneficial relationships via two-way symmetrical communication. There were insignificant amount of tweet made by the political parties during their intra-party elections in 2018, which indicate that political use of social media in Ghana is still infantile. Therefore, political parties need to improve their use of Twitter and other social media platforms to take maxim advantage of the interactive features and relationship building potentials to garner support from the public and votes in elections. In this regard, political parties require enlightenEd communication strategies and professional political public relations tact for improved use to mature in social media communication." office:value-type="string">
            <text:p>The advent of social media is changing the dynamics of political communication, engagements and election campaigns across the world. These platforms extend opportunities for political actors especially political parties, governmenta and citizens to engage directly to build mutually beneficial relationships through engagements ans interactions. Using interviews and content analysis, this article explores “Twittering” in political communication and engagements; how political parties use social media especially during their 2018 intra-party elections in Ghana. It examines how the New Patriotic Party and National Democratic Congress in Ghana use Twitter in intra-party elections. The article gathers data from political parties and their Twitter pages to theorize the political appropriation of social media in Ghana.The findings show that the political parties minimally appropriate Twitter; as they occasionally used it for public information purposes than interactive engagements and mutually beneficial relationships via two-way symmetrical communication. There were insignificant amount of tweet made by the political parties during their intra-party elections in 2018, which indicate that political use of social media in Ghana is still infantile. Therefore, political parties need to improve their use of Twitter and other social media platforms to take maxim advantage of the interactive features and relationship building potentials to garner support from the public and votes in elections. In this regard, political parties require enlightenEd communication strategies and professional political public relations tact for improved use to mature in social media communication.</text:p>
          </table:table-cell>
          <table:table-cell office:string-value="txt" office:value-type="string">
            <text:p>txt</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Elections;Political Engagement;Relationship Management;Social Media;Twitter" office:value-type="string">
            <text:p>Elections;Political Engagement;Relationship Management;Social Media;Twitter</text:p>
          </table:table-cell>
          <table:table-cell office:string-value="English" office:value-type="string">
            <text:p>English</text:p>
          </table:table-cell>
          <table:table-cell office:string-value="africa;communication studies;contemporary;english;political science;social media analysis and methods" office:value-type="string">
            <text:p>africa;communication studies;contemporary;english;political science;social media analysis and methods</text:p>
          </table:table-cell>
        </table:table-row>
        <table:table-row>
          <table:table-cell office:string-value="9344" office:value-type="string">
            <text:p>9344</text:p>
          </table:table-cell>
          <table:table-cell office:string-value="2020 - Ottawa" office:value-type="string">
            <text:p>2020 - Ottawa</text:p>
          </table:table-cell>
          <table:table-cell office:string-value="Ottawa" office:value-type="string">
            <text:p>Ottawa</text:p>
          </table:table-cell>
          <table:table-cell office:string-value="carrefours / intersections" office:value-type="string">
            <text:p>carrefours / intersections</text:p>
          </table:table-cell>
          <table:table-cell office:date-value="2019-12-31" office:value-type="date">
            <text:p>2019-12-31</text:p>
          </table:table-cell>
          <table:table-cell office:string-value="ADHO" office:value-type="string">
            <text:p>ADHO</text:p>
          </table:table-cell>
          <table:table-cell office:string-value="ADHO" office:value-type="string">
            <text:p>ADHO</text:p>
          </table:table-cell>
          <table:table-cell office:string-value="Carleton University;Université d'Ottawa (University of Ottawa)" office:value-type="string">
            <text:p>Carleton University;Université d'Ottawa (University of Ottawa)</text:p>
          </table:table-cell>
          <table:table-cell office:string-value="Ottawa" office:value-type="string">
            <text:p>Ottawa</text:p>
          </table:table-cell>
          <table:table-cell office:string-value="Ontario" office:value-type="string">
            <text:p>Ontario</text:p>
          </table:table-cell>
          <table:table-cell office:string-value="Canada" office:value-type="string">
            <text:p>Canada</text:p>
          </table:table-cell>
          <table:table-cell office:string-value="https://dh2020.adho.org/" office:value-type="string">
            <text:p>https://dh2020.adho.org/</text:p>
          </table:table-cell>
          <table:table-cell office:string-value="How can science and knowledge be created for all and by all without #linguisticjustice?: Findings from a two-year study on the intersections between citizen science, social media, crowdsourcing, and Translation Studies." office:value-type="string">
            <text:p>How can science and knowledge be created for all and by all without #linguisticjustice?: Findings from a two-year study on the intersections between citizen science, social media, crowdsourcing, and Translation Studies.</text:p>
          </table:table-cell>
          <table:table-cell/>
          <table:table-cell office:string-value="Renée Desjardins" office:value-type="string">
            <text:p>Renée Desjardins</text:p>
          </table:table-cell>
          <table:table-cell office:string-value="paper, specified &quot;long paper&quot;" office:value-type="string">
            <text:p>paper, specified "long paper"</text:p>
          </table:table-cell>
          <table:table-cell office:string-value="This paper presents the findings of a 2-year study examining the role of translation and language diversity in online citizen science initiatives. In the last 10 years, the proliferation of mobile technologies, the popularity of participatory culture and social media, as well as the uptick in crowdsourced models for conducting large-scale tasks has impacted the academic landscape. Specifically, this project considers two platforms, Zooniverse and the Canadian Citizen Science Portal. The overarching framework is an amalgamation of methods and theories, situating the project in the transdisciplinary Digital Humanities. Because the project’s mandate is, in part, to informmore equitable exchange/dissemination of citizen science capitals in online and digital spaces, the underpinning philosophical worldview is one that is transformative. Within the purview of Translation Studies, this study falls under the umbrella of descriptive product-oriented research and context-oriented research. Social network analysis (data visualization) and social media analysis (qualitative) further supplements this framework." office:value-type="string">
            <text:p>This paper presents the findings of a 2-year study examining the role of translation and language diversity in online citizen science initiatives. In the last 10 years, the proliferation of mobile technologies, the popularity of participatory culture and social media, as well as the uptick in crowdsourced models for conducting large-scale tasks has impacted the academic landscape. Specifically, this project considers two platforms, Zooniverse and the Canadian Citizen Science Portal. The overarching framework is an amalgamation of methods and theories, situating the project in the transdisciplinary Digital Humanities. Because the project’s mandate is, in part, to informmore equitable exchange/dissemination of citizen science capitals in online and digital spaces, the underpinning philosophical worldview is one that is transformative. Within the purview of Translation Studies, this study falls under the umbrella of descriptive product-oriented research and context-oriented research. Social network analysis (data visualization) and social media analysis (qualitative) further supplements this framework.</text:p>
          </table:table-cell>
          <table:table-cell office:string-value="txt" office:value-type="string">
            <text:p>txt</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Citizen Science;knowledge dissemination;linguistic justice;Translation Studies" office:value-type="string">
            <text:p>Citizen Science;knowledge dissemination;linguistic justice;Translation Studies</text:p>
          </table:table-cell>
          <table:table-cell office:string-value="English" office:value-type="string">
            <text:p>English</text:p>
          </table:table-cell>
          <table:table-cell office:string-value="contemporary;english;global;humanities computing;meta-criticism (reflections on digital humanities and humanities computing);social media analysis and methods;translation studies" office:value-type="string">
            <text:p>contemporary;english;global;humanities computing;meta-criticism (reflections on digital humanities and humanities computing);social media analysis and methods;translation studies</text:p>
          </table:table-cell>
        </table:table-row>
        <table:table-row>
          <table:table-cell office:string-value="9429" office:value-type="string">
            <text:p>9429</text:p>
          </table:table-cell>
          <table:table-cell office:string-value="2020 - Ottawa" office:value-type="string">
            <text:p>2020 - Ottawa</text:p>
          </table:table-cell>
          <table:table-cell office:string-value="Ottawa" office:value-type="string">
            <text:p>Ottawa</text:p>
          </table:table-cell>
          <table:table-cell office:string-value="carrefours / intersections" office:value-type="string">
            <text:p>carrefours / intersections</text:p>
          </table:table-cell>
          <table:table-cell office:date-value="2019-12-31" office:value-type="date">
            <text:p>2019-12-31</text:p>
          </table:table-cell>
          <table:table-cell office:string-value="ADHO" office:value-type="string">
            <text:p>ADHO</text:p>
          </table:table-cell>
          <table:table-cell office:string-value="ADHO" office:value-type="string">
            <text:p>ADHO</text:p>
          </table:table-cell>
          <table:table-cell office:string-value="Carleton University;Université d'Ottawa (University of Ottawa)" office:value-type="string">
            <text:p>Carleton University;Université d'Ottawa (University of Ottawa)</text:p>
          </table:table-cell>
          <table:table-cell office:string-value="Ottawa" office:value-type="string">
            <text:p>Ottawa</text:p>
          </table:table-cell>
          <table:table-cell office:string-value="Ontario" office:value-type="string">
            <text:p>Ontario</text:p>
          </table:table-cell>
          <table:table-cell office:string-value="Canada" office:value-type="string">
            <text:p>Canada</text:p>
          </table:table-cell>
          <table:table-cell office:string-value="https://dh2020.adho.org/" office:value-type="string">
            <text:p>https://dh2020.adho.org/</text:p>
          </table:table-cell>
          <table:table-cell office:string-value="Tracking the digital dead: A progress report in the use of transfer learning, image analysis, and forensic anthropology to classify human remains sold on social media " office:value-type="string">
            <text:p>Tracking the digital dead: A progress report in the use of transfer learning, image analysis, and forensic anthropology to classify human remains sold on social media </text:p>
          </table:table-cell>
          <table:table-cell/>
          <table:table-cell office:string-value="Damien Huffer;Shawn Graham" office:value-type="string">
            <text:p>Damien Huffer;Shawn Graham</text:p>
          </table:table-cell>
          <table:table-cell office:string-value="poster / demo / art installation" office:value-type="string">
            <text:p>poster / demo / art installation</text:p>
          </table:table-cell>
          <table:table-cell office:string-value="This short presentation presents preliminary results of new work expanding on that of the ongoing Bone Trade Project (https://bonetrade.github.io/). It discusses progress in the use of transfer learning to create a hand-held application to classify human remains observed for sale online. Global legal loopholes allow the trade, sale, or auction of human remains of questionable provenance and provenience, creating the need to better map trafficking across platforms and understand its socio-cultural context as a community of practice. Uniting osteology, forensic anthropology and image analysis of large corpuses from public Facebook, Instagram, etc., this presentation demonstrates the potential to monitor this trade in real time. A progress report of mobile app development will be presented, as well as ongoing and future technical and ethical issues that have surfaced to date. Ultimately, we demonstrate how the technologies of surveillance can be subverted to restore some measure of humanity to the commodified dead." office:value-type="string">
            <text:p>This short presentation presents preliminary results of new work expanding on that of the ongoing Bone Trade Project (https://bonetrade.github.io/). It discusses progress in the use of transfer learning to create a hand-held application to classify human remains observed for sale online. Global legal loopholes allow the trade, sale, or auction of human remains of questionable provenance and provenience, creating the need to better map trafficking across platforms and understand its socio-cultural context as a community of practice. Uniting osteology, forensic anthropology and image analysis of large corpuses from public Facebook, Instagram, etc., this presentation demonstrates the potential to monitor this trade in real time. A progress report of mobile app development will be presented, as well as ongoing and future technical and ethical issues that have surfaced to date. Ultimately, we demonstrate how the technologies of surveillance can be subverted to restore some measure of humanity to the commodified dead.</text:p>
          </table:table-cell>
          <table:table-cell office:string-value="txt" office:value-type="string">
            <text:p>txt</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forensic anthropology;human remains trade;illicit trafficking;social media" office:value-type="string">
            <text:p>forensic anthropology;human remains trade;illicit trafficking;social media</text:p>
          </table:table-cell>
          <table:table-cell office:string-value="English" office:value-type="string">
            <text:p>English</text:p>
          </table:table-cell>
          <table:table-cell office:string-value="anthropology;artificial intelligence and machine learning;contemporary;english;global;media studies;mobile applications development and analysis" office:value-type="string">
            <text:p>anthropology;artificial intelligence and machine learning;contemporary;english;global;media studies;mobile applications development and analysis</text:p>
          </table:table-cell>
        </table:table-row>
        <table:table-row>
          <table:table-cell office:string-value="9549" office:value-type="string">
            <text:p>9549</text:p>
          </table:table-cell>
          <table:table-cell office:string-value="2020 - Ottawa" office:value-type="string">
            <text:p>2020 - Ottawa</text:p>
          </table:table-cell>
          <table:table-cell office:string-value="Ottawa" office:value-type="string">
            <text:p>Ottawa</text:p>
          </table:table-cell>
          <table:table-cell office:string-value="carrefours / intersections" office:value-type="string">
            <text:p>carrefours / intersections</text:p>
          </table:table-cell>
          <table:table-cell office:date-value="2019-12-31" office:value-type="date">
            <text:p>2019-12-31</text:p>
          </table:table-cell>
          <table:table-cell office:string-value="ADHO" office:value-type="string">
            <text:p>ADHO</text:p>
          </table:table-cell>
          <table:table-cell office:string-value="ADHO" office:value-type="string">
            <text:p>ADHO</text:p>
          </table:table-cell>
          <table:table-cell office:string-value="Carleton University;Université d'Ottawa (University of Ottawa)" office:value-type="string">
            <text:p>Carleton University;Université d'Ottawa (University of Ottawa)</text:p>
          </table:table-cell>
          <table:table-cell office:string-value="Ottawa" office:value-type="string">
            <text:p>Ottawa</text:p>
          </table:table-cell>
          <table:table-cell office:string-value="Ontario" office:value-type="string">
            <text:p>Ontario</text:p>
          </table:table-cell>
          <table:table-cell office:string-value="Canada" office:value-type="string">
            <text:p>Canada</text:p>
          </table:table-cell>
          <table:table-cell office:string-value="https://dh2020.adho.org/" office:value-type="string">
            <text:p>https://dh2020.adho.org/</text:p>
          </table:table-cell>
          <table:table-cell office:string-value="INVESTIGATING THE USE OF SOCIAL MEDIA FOR HEALTH CARE ADVOCACY IN NIGERIA: A DIGITAL MEDICAL HUMANITIES APPROACH" office:value-type="string">
            <text:p>INVESTIGATING THE USE OF SOCIAL MEDIA FOR HEALTH CARE ADVOCACY IN NIGERIA: A DIGITAL MEDICAL HUMANITIES APPROACH</text:p>
          </table:table-cell>
          <table:table-cell/>
          <table:table-cell office:string-value="Tunde Ope-Davies;Mojisola Shopide" office:value-type="string">
            <text:p>Tunde Ope-Davies;Mojisola Shopide</text:p>
          </table:table-cell>
          <table:table-cell office:string-value="lightning talk" office:value-type="string">
            <text:p>lightning talk</text:p>
          </table:table-cell>
          <table:table-cell office:string-value="This study applies computer-mediated communication models (Thorne, 2008; Herring, 2004) to investigate the role of digital technologies for health communication and person-centred care.   It relies on Kirsten Ostherr’s (2019) insight on digital health humanities “as an emerging research method that blends critical analysis with the use of computational tools to explore research questions related to digital information and communication technologies (ICTs) in health care.”The study focuses on the use of WhatsApp for the broadcast of health-care information and wellness advocacy among citizens. It highlights how new media technologies are redefining health information and medical discursive engagement in Nigeria. It is suggested that technology will help to drive narrative medicine which will include the development of apps and patients online narratives to enable future patients benefit from shared data(Ostherr, ibid.)" office:value-type="string">
            <text:p>This study applies computer-mediated communication models (Thorne, 2008; Herring, 2004) to investigate the role of digital technologies for health communication and person-centred care.   It relies on Kirsten Ostherr’s (2019) insight on digital health humanities “as an emerging research method that blends critical analysis with the use of computational tools to explore research questions related to digital information and communication technologies (ICTs) in health care.”The study focuses on the use of WhatsApp for the broadcast of health-care information and wellness advocacy among citizens. It highlights how new media technologies are redefining health information and medical discursive engagement in Nigeria. It is suggested that technology will help to drive narrative medicine which will include the development of apps and patients online narratives to enable future patients benefit from shared data(Ostherr, ibid.)</text:p>
          </table:table-cell>
          <table:table-cell office:string-value="txt" office:value-type="string">
            <text:p>txt</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Health Humanities;New Media;Technology" office:value-type="string">
            <text:p>Health Humanities;New Media;Technology</text:p>
          </table:table-cell>
          <table:table-cell office:string-value="English" office:value-type="string">
            <text:p>English</text:p>
          </table:table-cell>
          <table:table-cell office:string-value="africa;communication studies;contemporary;digital activism and advocacy;english;humanities computing;social media analysis and methods" office:value-type="string">
            <text:p>africa;communication studies;contemporary;digital activism and advocacy;english;humanities computing;social media analysis and methods</text:p>
          </table:table-cell>
        </table:table-row>
        <table:table-row>
          <table:table-cell office:string-value="9863" office:value-type="string">
            <text:p>9863</text:p>
          </table:table-cell>
          <table:table-cell office:string-value="2019 - Utrecht" office:value-type="string">
            <text:p>2019 - Utrecht</text:p>
          </table:table-cell>
          <table:table-cell office:string-value="Utrecht" office:value-type="string">
            <text:p>Utrecht</text:p>
          </table:table-cell>
          <table:table-cell office:string-value="Complexities" office:value-type="string">
            <text:p>Complexities</text:p>
          </table:table-cell>
          <table:table-cell office:date-value="2018-12-31" office:value-type="date">
            <text:p>2018-12-31</text:p>
          </table:table-cell>
          <table:table-cell office:string-value="ADHO" office:value-type="string">
            <text:p>ADHO</text:p>
          </table:table-cell>
          <table:table-cell office:string-value="ADHO" office:value-type="string">
            <text:p>ADHO</text:p>
          </table:table-cell>
          <table:table-cell office:string-value="Utrecht University" office:value-type="string">
            <text:p>Utrecht University</text:p>
          </table:table-cell>
          <table:table-cell office:string-value="Utrecht" office:value-type="string">
            <text:p>Utrecht</text:p>
          </table:table-cell>
          <table:table-cell/>
          <table:table-cell office:string-value="Netherlands" office:value-type="string">
            <text:p>Netherlands</text:p>
          </table:table-cell>
          <table:table-cell office:string-value="http://staticweb.hum.uu.nl/dh2019/dh2019.adho.org/index.html" office:value-type="string">
            <text:p>http://staticweb.hum.uu.nl/dh2019/dh2019.adho.org/index.html</text:p>
          </table:table-cell>
          <table:table-cell office:string-value="Semantics of Shame in Social Media Discussions of Reality TV Fans" office:value-type="string">
            <text:p>Semantics of Shame in Social Media Discussions of Reality TV Fans</text:p>
          </table:table-cell>
          <table:table-cell/>
          <table:table-cell office:string-value="Radim Hladík;Markéta Štechová" office:value-type="string">
            <text:p>Radim Hladík;Markéta Štechová</text:p>
          </table:table-cell>
          <table:table-cell office:string-value="paper, specified &quot;short paper&quot;" office:value-type="string">
            <text:p>paper, specified "short paper"</text:p>
          </table:table-cell>
          <table:table-cell office:string-value="&lt;text&gt;&#10;        &#10;            &lt;div type=&quot;div1&quot; rend=&quot;DH-Heading1&quot;&gt;&#10;                Introduction&#10;                &lt;p style=&quot;text-align:left; &quot;&gt;We examine the discussions on the Facebook Page of the Czech Reality TV show &#10;                    &lt;hi rend=&quot;italic&quot;&gt;Výměna manželek&lt;/hi&gt; (&#10;                    &lt;hi rend=&quot;italic&quot;&gt;Wife Swap&lt;/hi&gt;). A commercial TV Nova acquired the originally British program for the Czech market in 2005. In 2018, the show is in its 10th season and consistently ranks among the most popular prime-time programs. We intend to find out if the show’s viewers active on social media partake in the shaming of lower class participants on the show. Specifically, we map the semantic space of “shame” in the comments associated with negative sentiment, interrogate the space for class-based content, and compare it with the alternatives.&#10;                &lt;/p&gt;&#10;            &lt;/div&gt;&#10;            &lt;div xml:id=&quot;related-work&quot; type=&quot;div1&quot; rend=&quot;DH-Heading1&quot;&gt;&#10;                Related work&#10;                &lt;p style=&quot;text-align:left; &quot;&gt;The global uptake of the Reality TV format in the last decades has been associated with a “demotic turn” that allowed more people to appear in content previously exclusive to the elites (Turner, 2010), although empirical evidence suggests that the increased working class presence is coupled with overrepresentation of the upper classes (Stiernstedt and Jakobsson, 2017). By showing “ordinary people” in what appears, despite heavy scripting and editing, to be everyday situations, Reality TV shows – such as (&#10;                    &lt;hi rend=&quot;italic&quot;&gt;Wife Swap&lt;/hi&gt;), in which two wives exchange their homes for one week and both receive a reward for completion of the required swap – alter the way in which mass media represent social hierarchies. But more is not always better and a higher number of working class or poor characters does not guarantee their favorable representation. Skeptical authors relate the success of the Reality TV genre to its affinity with dominant neoliberal values, such as entrepreneurship and individual responsibility (McCarthy, 2007; Ouellette and Hay, 2008). In the framework of neoliberalism, low social status becomes a signifier not of class identity, but of individual failure.&#10;                &lt;/p&gt;&#10;                &lt;p style=&quot;text-align:left; &quot;&gt;Various on-screen events in a reality show may trigger politically charged response among audience members (Graham and Hajru, 2011; Graham, 2012), but class issues on the Reality TV are typically not discussed explicitly despite their centrality to the orchestrated narrative of the show. Instead, class distinctions are marked through lifestyle differences and tastes (Piper, 2004; Matheson, 2007) or supposedly individual moral shortcomings (Hirdman, 2016). Purposeful positioning of individuals outside of their value system (Lyle, 2008) underscores class divisions by subjecting members of the lower class to middle-class gaze. In Swedish reality shows, working class participants systematically become an object of ridicule (Eriksson, 2016). The competitive environment in the market-driven media helps to cultivate content producers who are more likely to generate negative portrayals of welfare and poverty (De Benedictis et al., 2017).&lt;/p&gt;&#10;                &lt;p style=&quot;text-align:left; &quot;&gt;The treatment of lower class individuals in Reality TV effectively resembles the practice of shaming - enforcement of norms through the generation of negative collective affect and public identification of a trespasser. Originally a punitive measure (Garvey, 1998), shaming has proliferated recently thanks to the social media platforms and ranges from benign vigilantism to criminal bullying (Trottier, 2018). People with middle class status are more likely to engage in this practice (Hou et al., 2017).&lt;/p&gt;&#10;            &lt;/div&gt;&#10;            &lt;div xml:id=&quot;data-and-methods&quot; type=&quot;div1&quot; rend=&quot;DH-Heading1&quot;&gt;&#10;                Data and methods&#10;                &lt;p style=&quot;text-align:left; &quot;&gt;Using Facebook Graph API, we collected 5-years worth of “postings” of all available types: posts by page (&#10;                    &lt;formula&gt;&#10;                        &lt;math xmlns:mml=&quot;http://www.w3.org/1998/Math/MathML&quot;&gt;&#10;                            &lt;mi xmlns=&quot;http://www.w3.org/1998/Math/MathML&quot;&gt;n&lt;/mi&gt;&#10;                        &lt;/math&gt;&#10;                    &lt;/formula&gt;=1273), comments (&#10;                    &lt;formula&gt;&#10;                        &lt;math xmlns:mml=&quot;http://www.w3.org/1998/Math/MathML&quot;&gt;&#10;                            &lt;mi xmlns=&quot;http://www.w3.org/1998/Math/MathML&quot;&gt;n&lt;/mi&gt;&#10;                        &lt;/math&gt;&#10;                    &lt;/formula&gt;=26383) and replies (&#10;                    &lt;formula&gt;&#10;                        &lt;math xmlns:mml=&quot;http://www.w3.org/1998/Math/MathML&quot;&gt;&#10;                            &lt;mi xmlns=&quot;http://www.w3.org/1998/Math/MathML&quot;&gt;n&lt;/mi&gt;&#10;                        &lt;/math&gt;&#10;                    &lt;/formula&gt;=28459) from January 2012 to March 2017 (Figure 1A). For further analysis, we obtained lemmas and part-of-speech tags using NLP tools for Czech language and retained only content-bearing words. After data collection, we used sentiment analysis to structure our corpus into groups based on the prevailing emotional polarity of postings. Next, we trained word embeddings for each of the sentiment groups. Finally, we generated the semantic neighborhood of “shame” from the trained vectors.&#10;                &lt;/p&gt;&#10;                &lt;p style=&quot;text-align:left; &quot;&gt;To choose between the two public language resources available for sentiment analysis in the Czech language, we manually tagged 150 randomly sampled postings with sentiment on the negative-neutral-positive scale. Neural Monkey classifier (Helcl and Libovický, 2017) performed worse than the most frequent class scenario (47% against 43% accuracy). To test SubLex (Veselovská, 2012), postings were assigned to one of the three classes by the following rules: if the numbers of positive and negative words are equal (including zero) the tag is “neutral”, more positive words yield “positive” tag, and more negative words result in “negative” tag. This approach reached 52% accuracy on three classes problem. In the absence of alternatives, we chose the sub-optimal lexicon-based method. We note that the satisfactory specificity of 88% reached by SubLex ensures that we can at least be reasonably confident that the negative postings are correctly identified as such.&lt;/p&gt;&#10;                &lt;p style=&quot;text-align:left; &quot;&gt;After performing sentiment analysis, we trained word2vec models (Mikolov et al., 2013) of dense word vectors with the sliding window parameter set to 10, one model per sentiment segment. Reducing data and comparing word vectors across slices is effective in tracing semantic shifts (Jo and Algee-Hewitt, 2018). In the end, we added the vectors for “shame” and its several synonyms together and extracted 50 terms closest to this aggregate vector. These terms delimit the semantic spaces of “shame” in our paper.&lt;/p&gt;&#10;                &lt;p style=&quot;text-align:left; &quot;&gt;In future work, we will build a bespoke sentiment classifier that would provide more accurate segmentation of our corpus. We shall also test the robustness of the obtained word vectors. Currently presented results are therefore preliminary.&lt;/p&gt;&#10;            &lt;/div&gt;&#10;            &lt;div type=&quot;div1&quot; rend=&quot;DH-Heading1&quot;&gt;&#10;                Results &#10;                &lt;figure&gt;&#10;                    &lt;graphic n=&quot;1001&quot; width=&quot;14.816666666666666cm&quot; height=&quot;14.816666666666666cm&quot; url=&quot;Pictures/d10d35f10fe8906b50b4a6f15a1a56cc.png&quot; rend=&quot;inline&quot;&gt;&lt;/graphic&gt;&#10;                    &lt;p rend=&quot;Image Caption&quot;&gt;Figure 1&lt;/p&gt;&#10;                &lt;/figure&gt;&#10;                &lt;p style=&quot;text-align:left; &quot;&gt;Figure 1B shows the results of the sentiment classification, although the proportions of the sentiment classes need to be read against the poor performance of the classifier. Still, the increase in the proportion of negative postings that corresponds to the overall influx of participants and the growing use of the “reply” feature on Facebook could indicate that a part of negative sentiment is due to the interactions of the discussants themselves (cf. Graham, 2012).&lt;/p&gt;&#10;                &lt;p style=&quot;text-align:left; &quot;&gt;The intersections of the semantic spaces of “shame” (&#10;                    &lt;hi rend=&quot;italic&quot;&gt;ostuda&lt;/hi&gt; in Czech) show essentially no overlap (Figure 2). In contrast, for a sanity check, we extracted 50 most frequent words in each segment, which resulted in 39 overlaps. We have therefore good reasons to believe that “shame” is constructed differently based on the dominant sentiment in the discussion.&#10;                &lt;/p&gt;&#10;                &lt;p style=&quot;text-align:left; &quot;&gt;When “shame” occurs in connection with negative sentiment, a noticeable cluster of meanings related to hygiene emerges. Out of 50 words, more than 10 relate to dirt (“dirt”, “make dirty”, “stinky”) or cleanliness (“washed”, “clean teeth”, “hygiene”) and include interjections of disgust such as “yuck!”. Expression of disgust over mess thus appears as the main distinctive feature with which viewers can scold the participants in the Reality TV shows as inferior. This result provides support the notion of the middle class gaze, as order and tidiness are its integral components. Furthermore, in the semantic space of negative sentiment the word for “laziness” also appears and expands the discussion to neoliberal values of diligence and constant self-improvement.&lt;/p&gt;&#10;                &lt;figure&gt;&#10;                    &lt;graphic n=&quot;1002&quot; width=&quot;8.04015cm&quot; height=&quot;8.008319444444444cm&quot; url=&quot;Pictures/51ed89e7d6778ca20f0688a2cfee7dc2.png&quot; rend=&quot;inline&quot;&gt;&lt;/graphic&gt;&#10;                    &lt;p rend=&quot;Image Caption&quot;&gt;Figure 2&lt;/p&gt;&#10;                &lt;/figure&gt;&#10;                &lt;p style=&quot;text-align:left; &quot;&gt;We focused on a very specific aspect of social media audience response to the Reality TV genre and found that the viewers engage in the shaming of reality show characters by affirming personal hygiene as the demarcation line between acceptable and unacceptable poverty.&lt;/p&gt;&#10;            &lt;/div&gt;&#10;        &#10;        &lt;back&gt;&#10;            &lt;div type=&quot;bibliogr&quot;&gt;&#10;                &lt;listbibl&gt;&#10;                    Bibliography&#10;                    &lt;bibl rend=&quot;Bibliography&quot; style=&quot;text-align:left; &quot;&gt;&#10;                        &lt;hi rend=&quot;bold&quot;&gt;De Benedictis, S., Allen, K. and Jensen, T.&lt;/hi&gt; (2017). Portraying Poverty: The Economics and Ethics of Factual Welfare Television. &#10;                        &lt;hi rend=&quot;italic&quot;&gt;Cultural Sociology&lt;/hi&gt;, &#10;                        &lt;hi rend=&quot;bold&quot;&gt;11&lt;/hi&gt;(3): 337–58 doi:&#10;                        &lt;ref target=&quot;https://doi.org/10.1177/1749975517712132&quot;&gt;10.1177/1749975517712132&lt;/ref&gt;.&#10;                    &lt;/bibl&gt;&#10;                    &lt;bibl rend=&quot;Bibliography&quot; style=&quot;text-align:left; &quot;&gt;&#10;                        &lt;hi rend=&quot;bold&quot;&gt;Eriksson, G.&lt;/hi&gt; (2016). Humour, ridicule and the de-legitimization of the working class in Swedish Reality Television. &#10;                        &lt;hi rend=&quot;italic&quot;&gt;Journal of Language and Politics&lt;/hi&gt;, &#10;                        &lt;hi rend=&quot;bold&quot;&gt;15&lt;/hi&gt;(3): 303–20 doi:&#10;                        &lt;ref target=&quot;https://doi.org/10.1075/jlp.15.3.05eri&quot;&gt;10.1075/jlp.15.3.05eri&lt;/ref&gt;.&#10;                    &lt;/bibl&gt;&#10;                    &lt;bibl rend=&quot;Bibliography&quot; style=&quot;text-align:left; &quot;&gt;&#10;                        &lt;hi rend=&quot;bold&quot;&gt;Garvey, S. P.&lt;/hi&gt; (1998). Can Shaming Punishments Educate? &#10;                        &lt;hi rend=&quot;italic&quot;&gt;The University of Chicago Law Review&lt;/hi&gt;, &#10;                        &lt;hi rend=&quot;bold&quot;&gt;65&lt;/hi&gt;(3): 733–94 doi:&#10;                        &lt;ref target=&quot;https://doi.org/10.2307/1600299&quot;&gt;10.2307/1600299&lt;/ref&gt;.&#10;                    &lt;/bibl&gt;&#10;                    &lt;bibl rend=&quot;Bibliography&quot; style=&quot;text-align:left; &quot;&gt;&#10;                        &lt;hi rend=&quot;bold&quot;&gt;Graham, T.&lt;/hi&gt; (2012). Beyond ‘Political’ Communicative Spaces: Talking Politics on the Wife Swap Discussion Forum. &#10;                        &lt;hi rend=&quot;italic&quot;&gt;Journal of Information Technology &amp;amp; Politics&lt;/hi&gt;, &#10;                        &lt;hi rend=&quot;bold&quot;&gt;9&lt;/hi&gt;(1): 31–45 doi:&#10;                        &lt;ref target=&quot;https://doi.org/10.1080/19331681.2012.635961&quot;&gt;10.1080/19331681.2012.635961&lt;/ref&gt;.&#10;                    &lt;/bibl&gt;&#10;                    &lt;bibl rend=&quot;Bibliography&quot; style=&quot;text-align:left; &quot;&gt;&#10;                        &lt;hi rend=&quot;bold&quot;&gt;Graham, T. and Hajru, A.&lt;/hi&gt; (2011). Reality TV as a trigger of everyday political talk in the net-based public sphere. &#10;                        &lt;hi rend=&quot;italic&quot;&gt;European Journal of Communication&lt;/hi&gt;, &#10;                        &lt;hi rend=&quot;bold&quot;&gt;26&lt;/hi&gt;(1): 18–32 doi:&#10;                        &lt;ref target=&quot;https://doi.org/10.1177/0267323110394858&quot;&gt;10.1177/0267323110394858&lt;/ref&gt;.&#10;                    &lt;/bibl&gt;&#10;                    &lt;bibl rend=&quot;Bibliography&quot; style=&quot;text-align:left; &quot;&gt;&#10;                        &lt;hi rend=&quot;bold&quot;&gt;Helcl, J. and Libovický, J.&lt;/hi&gt; (2017). Neural Monkey: An Open-source Tool for Sequence Learning. &#10;                        &lt;hi rend=&quot;italic&quot;&gt;The Prague Bulletin of Mathematical Linguistics&lt;/hi&gt;(107). Prague, Czech Republic: 5–17 doi:&#10;                        &lt;ref target=&quot;https://doi.org/10.1515/pralin-2017-0001&quot;&gt;10.1515/pralin-2017-0001&lt;/ref&gt;.&#10;                    &lt;/bibl&gt;&#10;                    &lt;bibl rend=&quot;Bibliography&quot; style=&quot;text-align:left; &quot;&gt;&#10;                        &lt;hi rend=&quot;bold&quot;&gt;Hirdman, A.&lt;/hi&gt; (2016). The passion of mediated shame: Affective reactivity and classed otherness in reality TV. &#10;                        &lt;hi rend=&quot;italic&quot;&gt;European Journal of Cultural Studies&lt;/hi&gt;, &#10;                        &lt;hi rend=&quot;bold&quot;&gt;19&lt;/hi&gt;(3): 283–96 doi:&#10;                        &lt;ref target=&quot;https://doi.org/10.1177/1367549415609325&quot;&gt;10.1177/1367549415609325&lt;/ref&gt;.&#10;                    &lt;/bibl&gt;&#10;                    &lt;bibl rend=&quot;Bibliography&quot; style=&quot;text-align:left; &quot;&gt;&#10;                        &lt;hi rend=&quot;bold&quot;&gt;Hou, Y., Jiang, T. and Wang, Q.&lt;/hi&gt; (2017). Socioeconomic status and online shaming: The mediating role of belief in a just world. &#10;                        &lt;hi rend=&quot;italic&quot;&gt;Computers in Human Behavior&lt;/hi&gt;, &#10;                        &lt;hi rend=&quot;bold&quot;&gt;76&lt;/hi&gt;: 19–25 doi:&#10;                        &lt;ref target=&quot;https://doi.org/10.1016/j.chb.2017.07.003&quot;&gt;10.1016/j.chb.2017.07.003&lt;/ref&gt;.&#10;                    &lt;/bibl&gt;&#10;                    &lt;bibl rend=&quot;Bibliography&quot; style=&quot;text-align:left; &quot;&gt;&#10;                        &lt;hi rend=&quot;bold&quot;&gt;Jo, E. S. and Algee-Hewitt, M.&lt;/hi&gt; (2018). The Long Arc of History: Neural Network Approaches to Diachronic Linguistic Change. &#10;                        &lt;hi rend=&quot;italic&quot;&gt;Journal of the Japanese Association for Digital Humanities&lt;/hi&gt;, &#10;                        &lt;hi rend=&quot;bold&quot;&gt;3&lt;/hi&gt;(1): 1–32 doi:&#10;                        &lt;ref target=&quot;https://doi.org/10.17928/jjadh.3.1_1&quot;&gt;10.17928/jjadh.3.1_1&lt;/ref&gt;.&#10;                    &lt;/bibl&gt;&#10;                    &lt;bibl rend=&quot;Bibliography&quot; style=&quot;text-align:left; &quot;&gt;&#10;                        &lt;hi rend=&quot;bold&quot;&gt;Lyle, S. A.&lt;/hi&gt; (2008). (Mis)Recognition and the middle-class/bourgeois gaze: A case study of Wife Swap. &#10;                        &lt;hi rend=&quot;italic&quot;&gt;Critical Discourse Studies&lt;/hi&gt;, &#10;                        &lt;hi rend=&quot;bold&quot;&gt;5&lt;/hi&gt;(4): 319–30 doi:&#10;                        &lt;ref target=&quot;https://doi.org/https://doi.org/10.1080/17405900802405239&quot;&gt;https://doi.org/10.1080/17405900802405239&lt;/ref&gt;.&#10;                    &lt;/bibl&gt;&#10;                    &lt;bibl rend=&quot;Bibliography&quot; style=&quot;text-align:left; &quot;&gt;&#10;                        &lt;hi rend=&quot;bold&quot;&gt;Matheson, S. A.&lt;/hi&gt; (2007). ‘The Cultural Politics of Wife Swap : Taste, Lifestyle Media, and the American Family’. &#10;                        &lt;hi rend=&quot;italic&quot;&gt;Film &amp;amp; History: An Interdisciplinary Journal of Film and Television Studies&lt;/hi&gt;, &#10;                        &lt;hi rend=&quot;bold&quot;&gt;37&lt;/hi&gt;(2): 33–47 doi:&#10;                        &lt;ref target=&quot;https://doi.org/10.1353/flm.2007.0057&quot;&gt;10.1353/flm.2007.0057&lt;/ref&gt;.&#10;                    &lt;/bibl&gt;&#10;                    &lt;bibl rend=&quot;Bibliography&quot; style=&quot;text-align:left; &quot;&gt;&#10;                        &lt;hi rend=&quot;bold&quot;&gt;McCarthy, A.&lt;/hi&gt; (2007). Reality Television: A Neoliberal Theater of Suffering. &#10;                        &lt;hi rend=&quot;italic&quot;&gt;Social Text&lt;/hi&gt;, &#10;                        &lt;hi rend=&quot;bold&quot;&gt;25&lt;/hi&gt;(4 (93)): 17–42 doi:&#10;                        &lt;ref target=&quot;https://doi.org/10.1215/01642472-2007-010&quot;&gt;10.1215/01642472-2007-010&lt;/ref&gt;.&#10;                    &lt;/bibl&gt;&#10;                    &lt;bibl rend=&quot;Bibliography&quot; style=&quot;text-align:left; &quot;&gt;&#10;                        &lt;hi rend=&quot;bold&quot;&gt;Mikolov, T., Sutskever, I., Chen, K., Corrado, G. S. and Dean, J.&lt;/hi&gt; (2013). Distributed Representations of Words and Phrases and their Compositionality. In Burges, C. J. C., Bottou, L., Welling, M., Ghahramani, Z. and Weinberger, K. Q. (eds), &#10;                        &lt;hi rend=&quot;italic&quot;&gt;Advances in Neural Information Processing Systems 26&lt;/hi&gt;. Curran Associates, Inc., pp. 3111–19.&#10;                    &lt;/bibl&gt;&#10;                    &lt;bibl rend=&quot;Bibliography&quot; style=&quot;text-align:left; &quot;&gt;&#10;                        &lt;hi rend=&quot;bold&quot;&gt;Ouellette, L. and Hay, J.&lt;/hi&gt; (2008). &#10;                        &lt;hi rend=&quot;italic&quot;&gt;Better Living Through Reality TV: Television and Post-Welfare Citizenship&lt;/hi&gt;. 1 edition. Malden, Mass: Wiley-Blackwell.&#10;                    &lt;/bibl&gt;&#10;                    &lt;bibl rend=&quot;Bibliography&quot; style=&quot;text-align:left; &quot;&gt;&#10;                        &lt;hi rend=&quot;bold&quot;&gt;Piper, H.&lt;/hi&gt; (2004). Reality TV, Wife Swap and the drama of banality. &#10;                        &lt;hi rend=&quot;italic&quot;&gt;Screen&lt;/hi&gt;, &#10;                        &lt;hi rend=&quot;bold&quot;&gt;45&lt;/hi&gt;(4): 273–86 doi:&#10;                        &lt;ref target=&quot;https://doi.org/10.1093/screen/45.4.273&quot;&gt;10.1093/screen/45.4.273&lt;/ref&gt;.&#10;                    &lt;/bibl&gt;&#10;                    &lt;bibl rend=&quot;Bibliography&quot; style=&quot;text-align:left; &quot;&gt;&#10;                        &lt;hi rend=&quot;bold&quot;&gt;Stiernstedt, F. and Jakobsson, P.&lt;/hi&gt; (2017). Watching reality from a distance: Class, genre and reality television. &#10;                        &lt;hi rend=&quot;italic&quot;&gt;Media, Culture &amp;amp; Society&lt;/hi&gt;, &#10;                        &lt;hi rend=&quot;bold&quot;&gt;39&lt;/hi&gt;(5): 697–714 doi:&#10;                        &lt;ref target=&quot;https://doi.org/10.1177/0163443716663643&quot;&gt;10.1177/0163443716663643&lt;/ref&gt;.&#10;                    &lt;/bibl&gt;&#10;                    &lt;bibl rend=&quot;Bibliography&quot; style=&quot;text-align:left; &quot;&gt;&#10;                        &lt;hi rend=&quot;bold&quot;&gt;Trottier, D. D.&lt;/hi&gt; (2018). Coming to terms with shame: Exploring mediated visibility against transgressions. &#10;                        &lt;hi rend=&quot;italic&quot;&gt;Surveillance and Society&lt;/hi&gt;, &#10;                        &lt;hi rend=&quot;bold&quot;&gt;16&lt;/hi&gt;(2): 170–82.&#10;                    &lt;/bibl&gt;&#10;                    &lt;bibl rend=&quot;Bibliography&quot; style=&quot;text-align:left; &quot;&gt;&#10;                        &lt;hi rend=&quot;bold&quot;&gt;Turner, G.&lt;/hi&gt; (2010). &#10;                        &lt;hi rend=&quot;italic&quot;&gt;Ordinary People and the Media: The Demotic Turn&lt;/hi&gt;. SAGE.&#10;                    &lt;/bibl&gt;&#10;                    &lt;bibl rend=&quot;Bibliography&quot; style=&quot;text-align:left; &quot;&gt;&#10;                        &lt;hi rend=&quot;bold&quot;&gt;Veselovská, K.&lt;/hi&gt; (2012). Sentence-level Sentiment Analysis in Czech. In, &#10;                        &lt;hi rend=&quot;italic&quot;&gt;Proceedings of the 2Nd International Conference on Web Intelligence, Mining and Semantics&lt;/hi&gt;. (WIMS ’12). New York, NY, USA: ACM, pp. 65:1–:4 doi:&#10;                        &lt;ref target=&quot;https://doi.org/10.1145/2254129.2254208&quot;&gt;10.1145/2254129.2254208&lt;/ref&gt;.&#10;                    &lt;/bibl&gt;&#10;                &lt;/listbibl&gt;&#10;            &lt;/div&gt;&#10;        &lt;/back&gt;&#10;    &lt;/text&gt;" office:value-type="string">
            <text:p>&lt;text&gt;<text:line-break/> <text:s text:c="7"/><text:line-break/> <text:s text:c="11"/>&lt;div type="div1" rend="DH-Heading1"&gt;<text:line-break/> <text:s text:c="15"/>Introduction<text:line-break/> <text:s text:c="15"/>&lt;p style="text-align:left; "&gt;We examine the discussions on the Facebook Page of the Czech Reality TV show <text:line-break/> <text:s text:c="19"/>&lt;hi rend="italic"&gt;Výměna manželek&lt;/hi&gt; (<text:line-break/> <text:s text:c="19"/>&lt;hi rend="italic"&gt;Wife Swap&lt;/hi&gt;). A commercial TV Nova acquired the originally British program for the Czech market in 2005. In 2018, the show is in its 10th season and consistently ranks among the most popular prime-time programs. We intend to find out if the show’s viewers active on social media partake in the shaming of lower class participants on the show. Specifically, we map the semantic space of “shame” in the comments associated with negative sentiment, interrogate the space for class-based content, and compare it with the alternatives.<text:line-break/> <text:s text:c="15"/>&lt;/p&gt;<text:line-break/> <text:s text:c="11"/>&lt;/div&gt;<text:line-break/> <text:s text:c="11"/>&lt;div xml:id="related-work" type="div1" rend="DH-Heading1"&gt;<text:line-break/> <text:s text:c="15"/>Related work<text:line-break/> <text:s text:c="15"/>&lt;p style="text-align:left; "&gt;The global uptake of the Reality TV format in the last decades has been associated with a “demotic turn” that allowed more people to appear in content previously exclusive to the elites (Turner, 2010), although empirical evidence suggests that the increased working class presence is coupled with overrepresentation of the upper classes (Stiernstedt and Jakobsson, 2017). By showing “ordinary people” in what appears, despite heavy scripting and editing, to be everyday situations, Reality TV shows – such as (<text:line-break/> <text:s text:c="19"/>&lt;hi rend="italic"&gt;Wife Swap&lt;/hi&gt;), in which two wives exchange their homes for one week and both receive a reward for completion of the required swap – alter the way in which mass media represent social hierarchies. But more is not always better and a higher number of working class or poor characters does not guarantee their favorable representation. Skeptical authors relate the success of the Reality TV genre to its affinity with dominant neoliberal values, such as entrepreneurship and individual responsibility (McCarthy, 2007; Ouellette and Hay, 2008). In the framework of neoliberalism, low social status becomes a signifier not of class identity, but of individual failure.<text:line-break/> <text:s text:c="15"/>&lt;/p&gt;<text:line-break/> <text:s text:c="15"/>&lt;p style="text-align:left; "&gt;Various on-screen events in a reality show may trigger politically charged response among audience members (Graham and Hajru, 2011; Graham, 2012), but class issues on the Reality TV are typically not discussed explicitly despite their centrality to the orchestrated narrative of the show. Instead, class distinctions are marked through lifestyle differences and tastes (Piper, 2004; Matheson, 2007) or supposedly individual moral shortcomings (Hirdman, 2016). Purposeful positioning of individuals outside of their value system (Lyle, 2008) underscores class divisions by subjecting members of the lower class to middle-class gaze. In Swedish reality shows, working class participants systematically become an object of ridicule (Eriksson, 2016). The competitive environment in the market-driven media helps to cultivate content producers who are more likely to generate negative portrayals of welfare and poverty (De Benedictis et al., 2017).&lt;/p&gt;<text:line-break/> <text:s text:c="15"/>&lt;p style="text-align:left; "&gt;The treatment of lower class individuals in Reality TV effectively resembles the practice of shaming - enforcement of norms through the generation of negative collective affect and public identification of a trespasser. Originally a punitive measure (Garvey, 1998), shaming has proliferated recently thanks to the social media platforms and ranges from benign vigilantism to criminal bullying (Trottier, 2018). People with middle class status are more likely to engage in this practice (Hou et al., 2017).&lt;/p&gt;<text:line-break/> <text:s text:c="11"/>&lt;/div&gt;<text:line-break/> <text:s text:c="11"/>&lt;div xml:id="data-and-methods" type="div1" rend="DH-Heading1"&gt;<text:line-break/> <text:s text:c="15"/>Data and methods<text:line-break/> <text:s text:c="15"/>&lt;p style="text-align:left; "&gt;Using Facebook Graph API, we collected 5-years worth of “postings” of all available types: posts by page (<text:line-break/> <text:s text:c="19"/>&lt;formula&gt;<text:line-break/> <text:s text:c="23"/>&lt;math xmlns:mml="http://www.w3.org/1998/Math/MathML"&gt;<text:line-break/> <text:s text:c="27"/>&lt;mi xmlns="http://www.w3.org/1998/Math/MathML"&gt;n&lt;/mi&gt;<text:line-break/> <text:s text:c="23"/>&lt;/math&gt;<text:line-break/> <text:s text:c="19"/>&lt;/formula&gt;=1273), comments (<text:line-break/> <text:s text:c="19"/>&lt;formula&gt;<text:line-break/> <text:s text:c="23"/>&lt;math xmlns:mml="http://www.w3.org/1998/Math/MathML"&gt;<text:line-break/> <text:s text:c="27"/>&lt;mi xmlns="http://www.w3.org/1998/Math/MathML"&gt;n&lt;/mi&gt;<text:line-break/> <text:s text:c="23"/>&lt;/math&gt;<text:line-break/> <text:s text:c="19"/>&lt;/formula&gt;=26383) and replies (<text:line-break/> <text:s text:c="19"/>&lt;formula&gt;<text:line-break/> <text:s text:c="23"/>&lt;math xmlns:mml="http://www.w3.org/1998/Math/MathML"&gt;<text:line-break/> <text:s text:c="27"/>&lt;mi xmlns="http://www.w3.org/1998/Math/MathML"&gt;n&lt;/mi&gt;<text:line-break/> <text:s text:c="23"/>&lt;/math&gt;<text:line-break/> <text:s text:c="19"/>&lt;/formula&gt;=28459) from January 2012 to March 2017 (Figure 1A). For further analysis, we obtained lemmas and part-of-speech tags using NLP tools for Czech language and retained only content-bearing words. After data collection, we used sentiment analysis to structure our corpus into groups based on the prevailing emotional polarity of postings. Next, we trained word embeddings for each of the sentiment groups. Finally, we generated the semantic neighborhood of “shame” from the trained vectors.<text:line-break/> <text:s text:c="15"/>&lt;/p&gt;<text:line-break/> <text:s text:c="15"/>&lt;p style="text-align:left; "&gt;To choose between the two public language resources available for sentiment analysis in the Czech language, we manually tagged 150 randomly sampled postings with sentiment on the negative-neutral-positive scale. Neural Monkey classifier (Helcl and Libovický, 2017) performed worse than the most frequent class scenario (47% against 43% accuracy). To test SubLex (Veselovská, 2012), postings were assigned to one of the three classes by the following rules: if the numbers of positive and negative words are equal (including zero) the tag is “neutral”, more positive words yield “positive” tag, and more negative words result in “negative” tag. This approach reached 52% accuracy on three classes problem. In the absence of alternatives, we chose the sub-optimal lexicon-based method. We note that the satisfactory specificity of 88% reached by SubLex ensures that we can at least be reasonably confident that the negative postings are correctly identified as such.&lt;/p&gt;<text:line-break/> <text:s text:c="15"/>&lt;p style="text-align:left; "&gt;After performing sentiment analysis, we trained word2vec models (Mikolov et al., 2013) of dense word vectors with the sliding window parameter set to 10, one model per sentiment segment. Reducing data and comparing word vectors across slices is effective in tracing semantic shifts (Jo and Algee-Hewitt, 2018). In the end, we added the vectors for “shame” and its several synonyms together and extracted 50 terms closest to this aggregate vector. These terms delimit the semantic spaces of “shame” in our paper.&lt;/p&gt;<text:line-break/> <text:s text:c="15"/>&lt;p style="text-align:left; "&gt;In future work, we will build a bespoke sentiment classifier that would provide more accurate segmentation of our corpus. We shall also test the robustness of the obtained word vectors. Currently presented results are therefore preliminary.&lt;/p&gt;<text:line-break/> <text:s text:c="11"/>&lt;/div&gt;<text:line-break/> <text:s text:c="11"/>&lt;div type="div1" rend="DH-Heading1"&gt;<text:line-break/> <text:s text:c="15"/>Results <text:line-break/> <text:s text:c="15"/>&lt;figure&gt;<text:line-break/> <text:s text:c="19"/>&lt;graphic n="1001" width="14.816666666666666cm" height="14.816666666666666cm" url="Pictures/d10d35f10fe8906b50b4a6f15a1a56cc.png" rend="inline"&gt;&lt;/graphic&gt;<text:line-break/> <text:s text:c="19"/>&lt;p rend="Image Caption"&gt;Figure 1&lt;/p&gt;<text:line-break/> <text:s text:c="15"/>&lt;/figure&gt;<text:line-break/> <text:s text:c="15"/>&lt;p style="text-align:left; "&gt;Figure 1B shows the results of the sentiment classification, although the proportions of the sentiment classes need to be read against the poor performance of the classifier. Still, the increase in the proportion of negative postings that corresponds to the overall influx of participants and the growing use of the “reply” feature on Facebook could indicate that a part of negative sentiment is due to the interactions of the discussants themselves (cf. Graham, 2012).&lt;/p&gt;<text:line-break/> <text:s text:c="15"/>&lt;p style="text-align:left; "&gt;The intersections of the semantic spaces of “shame” (<text:line-break/> <text:s text:c="19"/>&lt;hi rend="italic"&gt;ostuda&lt;/hi&gt; in Czech) show essentially no overlap (Figure 2). In contrast, for a sanity check, we extracted 50 most frequent words in each segment, which resulted in 39 overlaps. We have therefore good reasons to believe that “shame” is constructed differently based on the dominant sentiment in the discussion.<text:line-break/> <text:s text:c="15"/>&lt;/p&gt;<text:line-break/> <text:s text:c="15"/>&lt;p style="text-align:left; "&gt;When “shame” occurs in connection with negative sentiment, a noticeable cluster of meanings related to hygiene emerges. Out of 50 words, more than 10 relate to dirt (“dirt”, “make dirty”, “stinky”) or cleanliness (“washed”, “clean teeth”, “hygiene”) and include interjections of disgust such as “yuck!”. Expression of disgust over mess thus appears as the main distinctive feature with which viewers can scold the participants in the Reality TV shows as inferior. This result provides support the notion of the middle class gaze, as order and tidiness are its integral components. Furthermore, in the semantic space of negative sentiment the word for “laziness” also appears and expands the discussion to neoliberal values of diligence and constant self-improvement.&lt;/p&gt;<text:line-break/> <text:s text:c="15"/>&lt;figure&gt;<text:line-break/> <text:s text:c="19"/>&lt;graphic n="1002" width="8.04015cm" height="8.008319444444444cm" url="Pictures/51ed89e7d6778ca20f0688a2cfee7dc2.png" rend="inline"&gt;&lt;/graphic&gt;<text:line-break/> <text:s text:c="19"/>&lt;p rend="Image Caption"&gt;Figure 2&lt;/p&gt;<text:line-break/> <text:s text:c="15"/>&lt;/figure&gt;<text:line-break/> <text:s text:c="15"/>&lt;p style="text-align:left; "&gt;We focused on a very specific aspect of social media audience response to the Reality TV genre and found that the viewers engage in the shaming of reality show characters by affirming personal hygiene as the demarcation line between acceptable and unacceptable poverty.&lt;/p&gt;<text:line-break/> <text:s text:c="11"/>&lt;/div&gt;<text:line-break/> <text:s text:c="7"/><text:line-break/> <text:s text:c="7"/>&lt;back&gt;<text:line-break/> <text:s text:c="11"/>&lt;div type="bibliogr"&gt;<text:line-break/> <text:s text:c="15"/>&lt;listbibl&gt;<text:line-break/> <text:s text:c="19"/>Bibliography<text:line-break/> <text:s text:c="19"/>&lt;bibl rend="Bibliography" style="text-align:left; "&gt;<text:line-break/> <text:s text:c="23"/>&lt;hi rend="bold"&gt;De Benedictis, S., Allen, K. and Jensen, T.&lt;/hi&gt; (2017). Portraying Poverty: The Economics and Ethics of Factual Welfare Television. <text:line-break/> <text:s text:c="23"/>&lt;hi rend="italic"&gt;Cultural Sociology&lt;/hi&gt;, <text:line-break/> <text:s text:c="23"/>&lt;hi rend="bold"&gt;11&lt;/hi&gt;(3): 337–58 doi:<text:line-break/> <text:s text:c="23"/>&lt;ref target="https://doi.org/10.1177/1749975517712132"&gt;10.1177/1749975517712132&lt;/ref&gt;.<text:line-break/> <text:s text:c="19"/>&lt;/bibl&gt;<text:line-break/> <text:s text:c="19"/>&lt;bibl rend="Bibliography" style="text-align:left; "&gt;<text:line-break/> <text:s text:c="23"/>&lt;hi rend="bold"&gt;Eriksson, G.&lt;/hi&gt; (2016). Humour, ridicule and the de-legitimization of the working class in Swedish Reality Television. <text:line-break/> <text:s text:c="23"/>&lt;hi rend="italic"&gt;Journal of Language and Politics&lt;/hi&gt;, <text:line-break/> <text:s text:c="23"/>&lt;hi rend="bold"&gt;15&lt;/hi&gt;(3): 303–20 doi:<text:line-break/> <text:s text:c="23"/>&lt;ref target="https://doi.org/10.1075/jlp.15.3.05eri"&gt;10.1075/jlp.15.3.05eri&lt;/ref&gt;.<text:line-break/> <text:s text:c="19"/>&lt;/bibl&gt;<text:line-break/> <text:s text:c="19"/>&lt;bibl rend="Bibliography" style="text-align:left; "&gt;<text:line-break/> <text:s text:c="23"/>&lt;hi rend="bold"&gt;Garvey, S. P.&lt;/hi&gt; (1998). Can Shaming Punishments Educate? <text:line-break/> <text:s text:c="23"/>&lt;hi rend="italic"&gt;The University of Chicago Law Review&lt;/hi&gt;, <text:line-break/> <text:s text:c="23"/>&lt;hi rend="bold"&gt;65&lt;/hi&gt;(3): 733–94 doi:<text:line-break/> <text:s text:c="23"/>&lt;ref target="https://doi.org/10.2307/1600299"&gt;10.2307/1600299&lt;/ref&gt;.<text:line-break/> <text:s text:c="19"/>&lt;/bibl&gt;<text:line-break/> <text:s text:c="19"/>&lt;bibl rend="Bibliography" style="text-align:left; "&gt;<text:line-break/> <text:s text:c="23"/>&lt;hi rend="bold"&gt;Graham, T.&lt;/hi&gt; (2012). Beyond ‘Political’ Communicative Spaces: Talking Politics on the Wife Swap Discussion Forum. <text:line-break/> <text:s text:c="23"/>&lt;hi rend="italic"&gt;Journal of Information Technology &amp;amp; Politics&lt;/hi&gt;, <text:line-break/> <text:s text:c="23"/>&lt;hi rend="bold"&gt;9&lt;/hi&gt;(1): 31–45 doi:<text:line-break/> <text:s text:c="23"/>&lt;ref target="https://doi.org/10.1080/19331681.2012.635961"&gt;10.1080/19331681.2012.635961&lt;/ref&gt;.<text:line-break/> <text:s text:c="19"/>&lt;/bibl&gt;<text:line-break/> <text:s text:c="19"/>&lt;bibl rend="Bibliography" style="text-align:left; "&gt;<text:line-break/> <text:s text:c="23"/>&lt;hi rend="bold"&gt;Graham, T. and Hajru, A.&lt;/hi&gt; (2011). Reality TV as a trigger of everyday political talk in the net-based public sphere. <text:line-break/> <text:s text:c="23"/>&lt;hi rend="italic"&gt;European Journal of Communication&lt;/hi&gt;, <text:line-break/> <text:s text:c="23"/>&lt;hi rend="bold"&gt;26&lt;/hi&gt;(1): 18–32 doi:<text:line-break/> <text:s text:c="23"/>&lt;ref target="https://doi.org/10.1177/0267323110394858"&gt;10.1177/0267323110394858&lt;/ref&gt;.<text:line-break/> <text:s text:c="19"/>&lt;/bibl&gt;<text:line-break/> <text:s text:c="19"/>&lt;bibl rend="Bibliography" style="text-align:left; "&gt;<text:line-break/> <text:s text:c="23"/>&lt;hi rend="bold"&gt;Helcl, J. and Libovický, J.&lt;/hi&gt; (2017). Neural Monkey: An Open-source Tool for Sequence Learning. <text:line-break/> <text:s text:c="23"/>&lt;hi rend="italic"&gt;The Prague Bulletin of Mathematical Linguistics&lt;/hi&gt;(107). Prague, Czech Republic: 5–17 doi:<text:line-break/> <text:s text:c="23"/>&lt;ref target="https://doi.org/10.1515/pralin-2017-0001"&gt;10.1515/pralin-2017-0001&lt;/ref&gt;.<text:line-break/> <text:s text:c="19"/>&lt;/bibl&gt;<text:line-break/> <text:s text:c="19"/>&lt;bibl rend="Bibliography" style="text-align:left; "&gt;<text:line-break/> <text:s text:c="23"/>&lt;hi rend="bold"&gt;Hirdman, A.&lt;/hi&gt; (2016). The passion of mediated shame: Affective reactivity and classed otherness in reality TV. <text:line-break/> <text:s text:c="23"/>&lt;hi rend="italic"&gt;European Journal of Cultural Studies&lt;/hi&gt;, <text:line-break/> <text:s text:c="23"/>&lt;hi rend="bold"&gt;19&lt;/hi&gt;(3): 283–96 doi:<text:line-break/> <text:s text:c="23"/>&lt;ref target="https://doi.org/10.1177/1367549415609325"&gt;10.1177/1367549415609325&lt;/ref&gt;.<text:line-break/> <text:s text:c="19"/>&lt;/bibl&gt;<text:line-break/> <text:s text:c="19"/>&lt;bibl rend="Bibliography" style="text-align:left; "&gt;<text:line-break/> <text:s text:c="23"/>&lt;hi rend="bold"&gt;Hou, Y., Jiang, T. and Wang, Q.&lt;/hi&gt; (2017). Socioeconomic status and online shaming: The mediating role of belief in a just world. <text:line-break/> <text:s text:c="23"/>&lt;hi rend="italic"&gt;Computers in Human Behavior&lt;/hi&gt;, <text:line-break/> <text:s text:c="23"/>&lt;hi rend="bold"&gt;76&lt;/hi&gt;: 19–25 doi:<text:line-break/> <text:s text:c="23"/>&lt;ref target="https://doi.org/10.1016/j.chb.2017.07.003"&gt;10.1016/j.chb.2017.07.003&lt;/ref&gt;.<text:line-break/> <text:s text:c="19"/>&lt;/bibl&gt;<text:line-break/> <text:s text:c="19"/>&lt;bibl rend="Bibliography" style="text-align:left; "&gt;<text:line-break/> <text:s text:c="23"/>&lt;hi rend="bold"&gt;Jo, E. S. and Algee-Hewitt, M.&lt;/hi&gt; (2018). The Long Arc of History: Neural Network Approaches to Diachronic Linguistic Change. <text:line-break/> <text:s text:c="23"/>&lt;hi rend="italic"&gt;Journal of the Japanese Association for Digital Humanities&lt;/hi&gt;, <text:line-break/> <text:s text:c="23"/>&lt;hi rend="bold"&gt;3&lt;/hi&gt;(1): 1–32 doi:<text:line-break/> <text:s text:c="23"/>&lt;ref target="https://doi.org/10.17928/jjadh.3.1_1"&gt;10.17928/jjadh.3.1_1&lt;/ref&gt;.<text:line-break/> <text:s text:c="19"/>&lt;/bibl&gt;<text:line-break/> <text:s text:c="19"/>&lt;bibl rend="Bibliography" style="text-align:left; "&gt;<text:line-break/> <text:s text:c="23"/>&lt;hi rend="bold"&gt;Lyle, S. A.&lt;/hi&gt; (2008). (Mis)Recognition and the middle-class/bourgeois gaze: A case study of Wife Swap. <text:line-break/> <text:s text:c="23"/>&lt;hi rend="italic"&gt;Critical Discourse Studies&lt;/hi&gt;, <text:line-break/> <text:s text:c="23"/>&lt;hi rend="bold"&gt;5&lt;/hi&gt;(4): 319–30 doi:<text:line-break/> <text:s text:c="23"/>&lt;ref target="https://doi.org/https://doi.org/10.1080/17405900802405239"&gt;https://doi.org/10.1080/17405900802405239&lt;/ref&gt;.<text:line-break/> <text:s text:c="19"/>&lt;/bibl&gt;<text:line-break/> <text:s text:c="19"/>&lt;bibl rend="Bibliography" style="text-align:left; "&gt;<text:line-break/> <text:s text:c="23"/>&lt;hi rend="bold"&gt;Matheson, S. A.&lt;/hi&gt; (2007). ‘The Cultural Politics of Wife Swap : Taste, Lifestyle Media, and the American Family’. <text:line-break/> <text:s text:c="23"/>&lt;hi rend="italic"&gt;Film &amp;amp; History: An Interdisciplinary Journal of Film and Television Studies&lt;/hi&gt;, <text:line-break/> <text:s text:c="23"/>&lt;hi rend="bold"&gt;37&lt;/hi&gt;(2): 33–47 doi:<text:line-break/> <text:s text:c="23"/>&lt;ref target="https://doi.org/10.1353/flm.2007.0057"&gt;10.1353/flm.2007.0057&lt;/ref&gt;.<text:line-break/> <text:s text:c="19"/>&lt;/bibl&gt;<text:line-break/> <text:s text:c="19"/>&lt;bibl rend="Bibliography" style="text-align:left; "&gt;<text:line-break/> <text:s text:c="23"/>&lt;hi rend="bold"&gt;McCarthy, A.&lt;/hi&gt; (2007). Reality Television: A Neoliberal Theater of Suffering. <text:line-break/> <text:s text:c="23"/>&lt;hi rend="italic"&gt;Social Text&lt;/hi&gt;, <text:line-break/> <text:s text:c="23"/>&lt;hi rend="bold"&gt;25&lt;/hi&gt;(4 (93)): 17–42 doi:<text:line-break/> <text:s text:c="23"/>&lt;ref target="https://doi.org/10.1215/01642472-2007-010"&gt;10.1215/01642472-2007-010&lt;/ref&gt;.<text:line-break/> <text:s text:c="19"/>&lt;/bibl&gt;<text:line-break/> <text:s text:c="19"/>&lt;bibl rend="Bibliography" style="text-align:left; "&gt;<text:line-break/> <text:s text:c="23"/>&lt;hi rend="bold"&gt;Mikolov, T., Sutskever, I., Chen, K., Corrado, G. S. and Dean, J.&lt;/hi&gt; (2013). Distributed Representations of Words and Phrases and their Compositionality. In Burges, C. J. C., Bottou, L., Welling, M., Ghahramani, Z. and Weinberger, K. Q. (eds), <text:line-break/> <text:s text:c="23"/>&lt;hi rend="italic"&gt;Advances in Neural Information Processing Systems 26&lt;/hi&gt;. Curran Associates, Inc., pp. 3111–19.<text:line-break/> <text:s text:c="19"/>&lt;/bibl&gt;<text:line-break/> <text:s text:c="19"/>&lt;bibl rend="Bibliography" style="text-align:left; "&gt;<text:line-break/> <text:s text:c="23"/>&lt;hi rend="bold"&gt;Ouellette, L. and Hay, J.&lt;/hi&gt; (2008). <text:line-break/> <text:s text:c="23"/>&lt;hi rend="italic"&gt;Better Living Through Reality TV: Television and Post-Welfare Citizenship&lt;/hi&gt;. 1 edition. Malden, Mass: Wiley-Blackwell.<text:line-break/> <text:s text:c="19"/>&lt;/bibl&gt;<text:line-break/> <text:s text:c="19"/>&lt;bibl rend="Bibliography" style="text-align:left; "&gt;<text:line-break/> <text:s text:c="23"/>&lt;hi rend="bold"&gt;Piper, H.&lt;/hi&gt; (2004). Reality TV, Wife Swap and the drama of banality. <text:line-break/> <text:s text:c="23"/>&lt;hi rend="italic"&gt;Screen&lt;/hi&gt;, <text:line-break/> <text:s text:c="23"/>&lt;hi rend="bold"&gt;45&lt;/hi&gt;(4): 273–86 doi:<text:line-break/> <text:s text:c="23"/>&lt;ref target="https://doi.org/10.1093/screen/45.4.273"&gt;10.1093/screen/45.4.273&lt;/ref&gt;.<text:line-break/> <text:s text:c="19"/>&lt;/bibl&gt;<text:line-break/> <text:s text:c="19"/>&lt;bibl rend="Bibliography" style="text-align:left; "&gt;<text:line-break/> <text:s text:c="23"/>&lt;hi rend="bold"&gt;Stiernstedt, F. and Jakobsson, P.&lt;/hi&gt; (2017). Watching reality from a distance: Class, genre and reality television. <text:line-break/> <text:s text:c="23"/>&lt;hi rend="italic"&gt;Media, Culture &amp;amp; Society&lt;/hi&gt;, <text:line-break/> <text:s text:c="23"/>&lt;hi rend="bold"&gt;39&lt;/hi&gt;(5): 697–714 doi:<text:line-break/> <text:s text:c="23"/>&lt;ref target="https://doi.org/10.1177/0163443716663643"&gt;10.1177/0163443716663643&lt;/ref&gt;.<text:line-break/> <text:s text:c="19"/>&lt;/bibl&gt;<text:line-break/> <text:s text:c="19"/>&lt;bibl rend="Bibliography" style="text-align:left; "&gt;<text:line-break/> <text:s text:c="23"/>&lt;hi rend="bold"&gt;Trottier, D. D.&lt;/hi&gt; (2018). Coming to terms with shame: Exploring mediated visibility against transgressions. <text:line-break/> <text:s text:c="23"/>&lt;hi rend="italic"&gt;Surveillance and Society&lt;/hi&gt;, <text:line-break/> <text:s text:c="23"/>&lt;hi rend="bold"&gt;16&lt;/hi&gt;(2): 170–82.<text:line-break/> <text:s text:c="19"/>&lt;/bibl&gt;<text:line-break/> <text:s text:c="19"/>&lt;bibl rend="Bibliography" style="text-align:left; "&gt;<text:line-break/> <text:s text:c="23"/>&lt;hi rend="bold"&gt;Turner, G.&lt;/hi&gt; (2010). <text:line-break/> <text:s text:c="23"/>&lt;hi rend="italic"&gt;Ordinary People and the Media: The Demotic Turn&lt;/hi&gt;. SAGE.<text:line-break/> <text:s text:c="19"/>&lt;/bibl&gt;<text:line-break/> <text:s text:c="19"/>&lt;bibl rend="Bibliography" style="text-align:left; "&gt;<text:line-break/> <text:s text:c="23"/>&lt;hi rend="bold"&gt;Veselovská, K.&lt;/hi&gt; (2012). Sentence-level Sentiment Analysis in Czech. In, <text:line-break/> <text:s text:c="23"/>&lt;hi rend="italic"&gt;Proceedings of the 2Nd International Conference on Web Intelligence, Mining and Semantics&lt;/hi&gt;. (WIMS ’12). New York, NY, USA: ACM, pp. 65:1–:4 doi:<text:line-break/> <text:s text:c="23"/>&lt;ref target="https://doi.org/10.1145/2254129.2254208"&gt;10.1145/2254129.2254208&lt;/ref&gt;.<text:line-break/> <text:s text:c="19"/>&lt;/bibl&gt;<text:line-break/> <text:s text:c="15"/>&lt;/listbibl&gt;<text:line-break/> <text:s text:c="11"/>&lt;/div&gt;<text:line-break/> <text:s text:c="7"/>&lt;/back&gt;<text:line-break/> <text:s text:c="3"/>&lt;/text&gt;</text:p>
          </table:table-cell>
          <table:table-cell office:string-value="xml" office:value-type="string">
            <text:p>xml</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audience;reality television;sentiment;shaming;social media" office:value-type="string">
            <text:p>audience;reality television;sentiment;shaming;social media</text:p>
          </table:table-cell>
          <table:table-cell office:string-value="English" office:value-type="string">
            <text:p>English</text:p>
          </table:table-cell>
          <table:table-cell office:string-value="communication and media studies;content analysis;corpus and text analysis;cultural studies;english;semantic analysis;social media" office:value-type="string">
            <text:p>communication and media studies;content analysis;corpus and text analysis;cultural studies;english;semantic analysis;social media</text:p>
          </table:table-cell>
        </table:table-row>
        <table:table-row>
          <table:table-cell office:string-value="10190" office:value-type="string">
            <text:p>10190</text:p>
          </table:table-cell>
          <table:table-cell office:string-value="2019 - IIT Hyderabad" office:value-type="string">
            <text:p>2019 - IIT Hyderabad</text:p>
          </table:table-cell>
          <table:table-cell office:string-value="IIT Hyderabad" office:value-type="string">
            <text:p>IIT Hyderabad</text:p>
          </table:table-cell>
          <table:table-cell office:string-value="The Arts, Knowledge, and Critique in the Digital Age in India: Addressing Challenges in the Digital Humanities" office:value-type="string">
            <text:p>The Arts, Knowledge, and Critique in the Digital Age in India: Addressing Challenges in the Digital Humanities</text:p>
          </table:table-cell>
          <table:table-cell office:date-value="2018-12-31" office:value-type="date">
            <text:p>2018-12-31</text:p>
          </table:table-cell>
          <table:table-cell/>
          <table:table-cell/>
          <table:table-cell/>
          <table:table-cell office:string-value="Hyderabad" office:value-type="string">
            <text:p>Hyderabad</text:p>
          </table:table-cell>
          <table:table-cell/>
          <table:table-cell office:string-value="India" office:value-type="string">
            <text:p>India</text:p>
          </table:table-cell>
          <table:table-cell office:string-value="https://www.digitalhumanities.in/" office:value-type="string">
            <text:p>https://www.digitalhumanities.in/</text:p>
          </table:table-cell>
          <table:table-cell office:string-value="The Creation of an Anti-Caste Archive on Social Media" office:value-type="string">
            <text:p>The Creation of an Anti-Caste Archive on Social Media</text:p>
          </table:table-cell>
          <table:table-cell/>
          <table:table-cell office:string-value="Sujatha Subramanian" office:value-type="string">
            <text:p>Sujatha Subramanian</text:p>
          </table:table-cell>
          <table:table-cell office:string-value="paper" office:value-type="string">
            <text:p>paper</text:p>
          </table:table-cell>
          <table:table-cell/>
          <table:table-cell/>
          <table:table-cell/>
          <table:table-cell/>
          <table:table-cell/>
          <table:table-cell office:string-value="English" office:value-type="string">
            <text:p>English</text:p>
          </table:table-cell>
          <table:table-cell/>
        </table:table-row>
        <table:table-row>
          <table:table-cell office:string-value="10219" office:value-type="string">
            <text:p>10219</text:p>
          </table:table-cell>
          <table:table-cell office:string-value="2020 - Online" office:value-type="string">
            <text:p>2020 - Online</text:p>
          </table:table-cell>
          <table:table-cell office:string-value="Online" office:value-type="string">
            <text:p>Online</text:p>
          </table:table-cell>
          <table:table-cell office:string-value="Workshop on Computational Humanities Research" office:value-type="string">
            <text:p>Workshop on Computational Humanities Research</text:p>
          </table:table-cell>
          <table:table-cell office:date-value="2019-12-31" office:value-type="date">
            <text:p>2019-12-31</text:p>
          </table:table-cell>
          <table:table-cell/>
          <table:table-cell/>
          <table:table-cell/>
          <table:table-cell/>
          <table:table-cell/>
          <table:table-cell/>
          <table:table-cell office:string-value="https://www.computational-humanities-research.org/cfp/" office:value-type="string">
            <text:p>https://www.computational-humanities-research.org/cfp/</text:p>
          </table:table-cell>
          <table:table-cell office:string-value="Trend Reservoir Detection: Minimal Persistence and Resonant Behavior of Trends in Social Media" office:value-type="string">
            <text:p>Trend Reservoir Detection: Minimal Persistence and Resonant Behavior of Trends in Social Media</text:p>
          </table:table-cell>
          <table:table-cell/>
          <table:table-cell office:string-value="Kristoffer Nielbo;Peter Vahlstrup;Anja Bechmann;Jianbo Gao" office:value-type="string">
            <text:p>Kristoffer Nielbo;Peter Vahlstrup;Anja Bechmann;Jianbo Gao</text:p>
          </table:table-cell>
          <table:table-cell office:string-value="paper" office:value-type="string">
            <text:p>paper</text:p>
          </table:table-cell>
          <table:table-cell/>
          <table:table-cell office:string-value="txt" office:value-type="string">
            <text:p>txt</text:p>
          </table:table-cell>
          <table:table-cell/>
          <table:table-cell/>
          <table:table-cell/>
          <table:table-cell office:string-value="English" office:value-type="string">
            <text:p>English</text:p>
          </table:table-cell>
          <table:table-cell/>
        </table:table-row>
        <table:table-row>
          <table:table-cell office:string-value="10314" office:value-type="string">
            <text:p>10314</text:p>
          </table:table-cell>
          <table:table-cell office:string-value="2021 - Leiden 2021" office:value-type="string">
            <text:p>2021 - Leiden 2021</text:p>
          </table:table-cell>
          <table:table-cell office:string-value="Leiden 2021" office:value-type="string">
            <text:p>Leiden 2021</text:p>
          </table:table-cell>
          <table:table-cell office:string-value="The Humanities in a Digital World" office:value-type="string">
            <text:p>The Humanities in a Digital World</text:p>
          </table:table-cell>
          <table:table-cell office:date-value="2020-12-31" office:value-type="date">
            <text:p>2020-12-31</text:p>
          </table:table-cell>
          <table:table-cell office:string-value="DHBenelux" office:value-type="string">
            <text:p>DHBenelux</text:p>
          </table:table-cell>
          <table:table-cell office:string-value="DH Benelux" office:value-type="string">
            <text:p>DH Benelux</text:p>
          </table:table-cell>
          <table:table-cell office:string-value="Leiden University" office:value-type="string">
            <text:p>Leiden University</text:p>
          </table:table-cell>
          <table:table-cell office:string-value="Leiden" office:value-type="string">
            <text:p>Leiden</text:p>
          </table:table-cell>
          <table:table-cell office:string-value="South Holland" office:value-type="string">
            <text:p>South Holland</text:p>
          </table:table-cell>
          <table:table-cell office:string-value="Netherlands" office:value-type="string">
            <text:p>Netherlands</text:p>
          </table:table-cell>
          <table:table-cell office:string-value="https://2021.dhbenelux.org/schedule/" office:value-type="string">
            <text:p>https://2021.dhbenelux.org/schedule/</text:p>
          </table:table-cell>
          <table:table-cell office:string-value="BESOCIAL – Towards a sustainable strategy for archiving and preserving social media in Belgium" office:value-type="string">
            <text:p>BESOCIAL – Towards a sustainable strategy for archiving and preserving social media in Belgium</text:p>
          </table:table-cell>
          <table:table-cell/>
          <table:table-cell office:string-value="Alejandra Michel;Anastasia Dimou;Eva Rolin;Eveline Vlassenroot;Fien Messens;Friedel Geeraert;Julie Birkholz;Patrick Watrin;Peter Mechant;Sally Chambers;Sophie Vandepontseele;Sven Lieber" office:value-type="string">
            <text:p>Alejandra Michel;Anastasia Dimou;Eva Rolin;Eveline Vlassenroot;Fien Messens;Friedel Geeraert;Julie Birkholz;Patrick Watrin;Peter Mechant;Sally Chambers;Sophie Vandepontseele;Sven Lieber</text:p>
          </table:table-cell>
          <table:table-cell office:string-value="poster / demo / art installation" office:value-type="string">
            <text:p>poster / demo / art installation</text:p>
          </table:table-cell>
          <table:table-cell/>
          <table:table-cell office:string-value="txt" office:value-type="string">
            <text:p>txt</text:p>
          </table:table-cell>
          <table:table-cell/>
          <table:table-cell/>
          <table:table-cell/>
          <table:table-cell office:string-value="English" office:value-type="string">
            <text:p>English</text:p>
          </table:table-cell>
          <table:table-cell/>
        </table:table-row>
        <table:table-row>
          <table:table-cell office:string-value="10607" office:value-type="string">
            <text:p>10607</text:p>
          </table:table-cell>
          <table:table-cell office:string-value="2017 - University of Bern" office:value-type="string">
            <text:p>2017 - University of Bern</text:p>
          </table:table-cell>
          <table:table-cell office:string-value="University of Bern" office:value-type="string">
            <text:p>University of Bern</text:p>
          </table:table-cell>
          <table:table-cell office:string-value="Digitale Nachhaltigkeit" office:value-type="string">
            <text:p>Digitale Nachhaltigkeit</text:p>
          </table:table-cell>
          <table:table-cell office:date-value="2016-12-31" office:value-type="date">
            <text:p>2016-12-31</text:p>
          </table:table-cell>
          <table:table-cell office:string-value="DHd" office:value-type="string">
            <text:p>DHd</text:p>
          </table:table-cell>
          <table:table-cell office:string-value="DHd" office:value-type="string">
            <text:p>DHd</text:p>
          </table:table-cell>
          <table:table-cell office:string-value="Universität Bern (University of Bern)" office:value-type="string">
            <text:p>Universität Bern (University of Bern)</text:p>
          </table:table-cell>
          <table:table-cell office:string-value="Bern" office:value-type="string">
            <text:p>Bern</text:p>
          </table:table-cell>
          <table:table-cell/>
          <table:table-cell office:string-value="Switzerland" office:value-type="string">
            <text:p>Switzerland</text:p>
          </table:table-cell>
          <table:table-cell office:string-value="http://www.dhd2017.ch/" office:value-type="string">
            <text:p>http://www.dhd2017.ch/</text:p>
          </table:table-cell>
          <table:table-cell office:string-value="Twhistory mit autoChirp. Social Media Tools für die Geschichtsvermittlung" office:value-type="string">
            <text:p>Twhistory mit autoChirp. Social Media Tools für die Geschichtsvermittlung</text:p>
          </table:table-cell>
          <table:table-cell/>
          <table:table-cell office:string-value="Jürgen Hermes;Moritz Hoffmann;Øyvind Eide;Alena Geduldig;Philip Schildkamp" office:value-type="string">
            <text:p>Jürgen Hermes;Moritz Hoffmann;Øyvind Eide;Alena Geduldig;Philip Schildkamp</text:p>
          </table:table-cell>
          <table:table-cell office:string-value="poster / demo / art installation" office:value-type="string">
            <text:p>poster / demo / art installation</text:p>
          </table:table-cell>
          <table:table-cell office:string-value="&lt;text xmlns=&quot;http://www.tei-c.org/ns/1.0&quot; xml:lang=&quot;de&quot;&gt;&#10;      &lt;body&gt;&#10;         &lt;p&gt;Public History (vgl. einführend Zündorf 2010) ist im deutschsprachigen Raum ein noch junges Feld, die erste Professur wurde erst Ende 2012 in Heidelberg eingerichtet. Die Disziplin ist zurückzuführen auf die doppelte Erkenntnis, dass die Mehrheit der Fachstudierenden nicht in der Geschichtswissenschaft wird arbeiten können (und dementsprechend zielgerichtet in Vermittlungskompetenzen aller Art geschult werden muss) und dass die meisten HistorikerInnen sich zwar über mangelnde Aufmerksamkeit für ihr Fach nicht beklagen können, demgegenüber aber kaum wissenschaftlich valide Werkzeuge für den Umgang mit der Öffentlichkeit entwickelt wurden.&lt;/p&gt;&#10;         &lt;p&gt;Paradoxerweise scheint die Public History trotz ihres modernen Selbstanspruchs den Fehler der herkömmlichen Geschichtswissenschaft zu wiederholen: Die Digitalisierung ihrer Arbeit bleibt weit hinter den technischen Möglichkeiten zurück und beschränkt sich größtenteils auf die Erleichterungen einer erweiterten Schreibmaschine. Doch Öffentlichkeiten, die sie schon ihrem Namen nach im Blick hat, migrieren zusehends in den digitalen Raum der sozialen Netzwerke und sollten genau dort angesprochen werden.&lt;/p&gt;&#10;         &lt;p&gt;Eine Möglichkeit, die digitale Teilöffentlichkeit zu erreichen, bietet das soziale Netzwerk Twitter. Seit ungefähr sechs Jahren werden dort historische Ereignisse in je maximal 140 Zeichen zeitgenau nacherzählt, was unter den Bezeichnungen „Re-Entweetment“ oder auch “Twhistory” bekannt geworden ist. Dieses Potential des Medium wurde bislang fast ausschließlich von Laien genutzt, so über die Accounts &#10;                &lt;ref target=&quot;https://twitter.com/titanicrealtime&quot;&gt;@TitanicRealTime&lt;/ref&gt; und das MDR-Projekt &#10;                &lt;ref target=&quot;https://twitter.com/9nov89live&quot;&gt;@9Nov89live&lt;/ref&gt;, das über einen Tag eine fiktive Geschichte des Mauerfalls zeichnete. In jüngerer Zeit wird es aber zunehmend auch von einer geringen Zahl von (Public) Historians aktiv angeboten, beispielsweise für &#10;                &lt;ref target=&quot;https://twitter.com/NRWHistory&quot;&gt;@NRWHistory&lt;/ref&gt; und das Zweitweltkriegsprojekt &#10;                &lt;ref target=&quot;https://twitter.com/DigitalPast&quot;&gt;@DigitalPast&lt;/ref&gt;, zu dem parallel das Sachbuch “Als der Krieg nach Hause kam” (Hoffmann 2015) veröffentlicht wurde. Wahrscheinlich besser als jede andere Medienform bietet Twhistory die Möglichkeit der Erzählung in Echtzeit als nicht-textlichem Inhalt, über den Geschichte lebendig gemacht und vorhandenes historisches Interesse (re-)aktiviert werden kann.&#10;            &lt;/p&gt;&#10;         &lt;p&gt;Insbesondere die Zeichenbegrenzung ist für das Re-Entweetment Chance und Risiko zugleich: die Einstiegsschwelle ist im Vergleich zu herkömmlichen Darreichungsformen (Buch, Museum) äußerst gering, zugleich besteht die Gefahr der Simplifizierung sowie der Falschdarstellung von Geschichte als Aneinanderkettung von Einzelereignissen. Trotz der mittlerweile international steigenden Projektzahl hat sich noch keine Best Practice ergeben, um diesen Risiken zu begegnen. Dadurch ist auch die Zahl der digitalen Tools für diesen Bereich noch sehr klein, die Liste der Desiderate an die Digital Humanities aber lang und äußerst divers. Beispielsweise sind für die Planung, die Sammlung, die Gesamtschau und die Quellenreferenzierung von Inhalten Datenbanken oder zumindest tabellarische Aufstellungen notwendig, für die noch keine Möglichkeit bestand, die aggregierten Inhalte auch automatisch mit der Twitter-Plattform zu verknüpfen.&lt;/p&gt;&#10;         &lt;p&gt;Dies hat sich mit der Bereitstellung der Software autoChirp geändert, die an der Kölner Informationsverarbeitung entwickelt wurde, um die Umsetzung entsprechender Twhistory-Projekte zu unterstützen. Zum einen vereinfacht autoChirp die Arbeit für die ErstellerInnen von Twitter-Timelines historischer Ereignisse, indem es eine Schnittstelle zum automatischen Upload von tabellarischen Sammlungen unterschiedlichen Formats anbietet. Dabei können neben dem gewünschten Datum, der genauen Uhrzeit und den Tweet-Text auch Bilder und Geolocations für den Tweet angegeben werden (vgl. Abb. 1). Auch können ganze Gruppen von Tweets per Mausklick auf eine neue Referenzzeit geschedulet werden.&lt;/p&gt;&#10;         &lt;figure&gt;&#10;            &lt;graphic height=&quot;10.556875cm&quot; n=&quot;1001&quot; rend=&quot;inline&quot; url=&quot;poster-HERME-image1.png&quot; width=&quot;15.927916666666667cm&quot;/&gt;&#10;         &lt;/figure&gt;&#10;         &lt;p&gt;Abb. 1: Sceenshot des autoChirp-Web-Clients, mit dem eine Reihe von Tweets automatisch aus einer Tabelle geschedulet wurde. Das Web-Application-Frontend interagiert mit einer redundant angelegten Datenbank, um die Sicherung der in den verschiedenen Projekten generierten Tweets auch jenseits der Twitter-Plattform nachhaltig zu gewährleisten. &lt;/p&gt;&#10;         &lt;p&gt;Die autoChirp-App wird zur Zeit mindestens von den Twitter-Projekten @DigitalPast (&#10;                &lt;ref target=&quot;http://digitalpast.de/&quot;&gt;http://digitalpast.de/&lt;/ref&gt;), @NRWHistory (&#10;                &lt;ref target=&quot;http://nrwhistory.de/&quot;&gt;http://nrwhistory.de/&lt;/ref&gt;)und &#10;                &lt;ref target=&quot;https://twitter.com/goals_from_past&quot;&gt;@goals_from_past&lt;/ref&gt; genutzt und dabei unter anderem auch in der Lehre eingesetzt. Dabei stehen die EntwicklerInnen im engen Austausch mit den AnwenderInnen, um das Potential für Weiterentwicklungen abzuwägen. Aktuell wird die Integration von autoChirp in das Tiwoli-Projekt (vgl.Fischer &amp; Strötgen 2015) realisiert, was zeigt, dass nicht nur historische, sondern auch literaturwissenschaftliche Vorhaben von einer Unterstützung im Zugang zur Twitter-Plattform profitieren können. &#10;            &lt;/p&gt;&#10;         &lt;p&gt;&#10;            &lt;lb/&gt;Für einen niederschwelligen Einstieg läuft eine Instanz von autoChirp als Web-Application zur freien Nutzung unter &#10;                &lt;ref target=&quot;https://autochirp.spinfo.uni-koeln.de/home&quot;&gt;&#10;               &lt;hi rend=&quot;color(1155CC)&quot;&gt;https://autochirp.spinfo.uni-koeln.de/&lt;/hi&gt;&#10;            &lt;/ref&gt;. Dort finden sich auch ausführliche Tutorials zur Benutzung. Für Weiterentwicklungen steht der dokumentierte Code im Github-Verzeichnis &#10;                &lt;ref target=&quot;https://github.com/spinfo/autoChirp&quot;&gt;&#10;               &lt;hi rend=&quot;color(1155CC)&quot;&gt;https://github.com/spinfo/autoChirp&lt;/hi&gt;&#10;            &lt;/ref&gt; zur Verfügung.&#10;            &lt;/p&gt;&#10;      &lt;/body&gt;&#10;      &lt;back&gt;&#10;         &lt;div type=&quot;bibliogr&quot;&gt;&#10;            &lt;listBibl&gt;&#10;               &lt;head&gt;Bibliographie&lt;/head&gt;&#10;               &lt;bibl&gt;&#10;                  &lt;hi rend=&quot;bold&quot;&gt;Fischer, Frank / Strötgen, Jannik&lt;/hi&gt; (2015):&#10;                        „Wann ﬁndet die deutsche Literatur statt? Zur Untersuchung von Zeitausdrücken in großen Korpora“,&#10;                        in: &#10;                        &lt;hi rend=&quot;italic&quot;&gt;DHd 2015: Von Daten zu Erkenntnissen&lt;/hi&gt;.&#10;                    &lt;/bibl&gt;&#10;               &lt;bibl&gt;&#10;                  &lt;hi rend=&quot;bold&quot;&gt;Hoffmann, Moritz&lt;/hi&gt; (2015): &#10;                        &lt;hi rend=&quot;italic&quot;&gt;Als der Krieg nach Hause kam&lt;/hi&gt;.&#10;                        Berlin: Ullstein.&#10;                    &lt;/bibl&gt;&#10;               &lt;bibl&gt;&#10;                  &lt;hi rend=&quot;bold&quot;&gt;Strötgen, Jannik / Gertz, Michael&lt;/hi&gt; (2012):&#10;                        „Temporal Tagging on Different Domains: Challenges, Strategies, and Gold Standards“,&#10;                        in &#10;                        &lt;hi rend=&quot;italic&quot;&gt;Proceedings of LREC 2012&lt;/hi&gt; 3746–3753. &#10;                    &lt;/bibl&gt;&#10;               &lt;bibl&gt;&#10;                  &lt;hi rend=&quot;bold&quot;&gt;Zündorf, Irmgard&lt;/hi&gt; (2010):&#10;                        „Zeitgeschichte und Public History, Version: 1.0“,&#10;                        in: &#10;                        &lt;hi rend=&quot;italic&quot;&gt;Docupedia-Zeitgeschichte&lt;/hi&gt;, 11.2.2010 &#10;                        &lt;ref target=&quot;http://docupedia.de/docupedia/index.php?title=Public_History&amp;oldid=68731&quot;&gt;http://docupedia.de/docupedia/index.php?title=Public_History&amp;oldid=68731&lt;/ref&gt; [letzter Zugriff 24. August 2016].&#10;                    &lt;/bibl&gt;&#10;            &lt;/listBibl&gt;&#10;         &lt;/div&gt;&#10;      &lt;/back&gt;&#10;   &lt;/text&gt;&#10;&#10;" office:value-type="string">
            <text:p>&lt;text xmlns="http://www.tei-c.org/ns/1.0" xml:lang="de"&gt;<text:line-break/> <text:s text:c="5"/>&lt;body&gt;<text:line-break/> <text:s text:c="8"/>&lt;p&gt;Public History (vgl. einführend Zündorf 2010) ist im deutschsprachigen Raum ein noch junges Feld, die erste Professur wurde erst Ende 2012 in Heidelberg eingerichtet. Die Disziplin ist zurückzuführen auf die doppelte Erkenntnis, dass die Mehrheit der Fachstudierenden nicht in der Geschichtswissenschaft wird arbeiten können (und dementsprechend zielgerichtet in Vermittlungskompetenzen aller Art geschult werden muss) und dass die meisten HistorikerInnen sich zwar über mangelnde Aufmerksamkeit für ihr Fach nicht beklagen können, demgegenüber aber kaum wissenschaftlich valide Werkzeuge für den Umgang mit der Öffentlichkeit entwickelt wurden.&lt;/p&gt;<text:line-break/> <text:s text:c="8"/>&lt;p&gt;Paradoxerweise scheint die Public History trotz ihres modernen Selbstanspruchs den Fehler der herkömmlichen Geschichtswissenschaft zu wiederholen: Die Digitalisierung ihrer Arbeit bleibt weit hinter den technischen Möglichkeiten zurück und beschränkt sich größtenteils auf die Erleichterungen einer erweiterten Schreibmaschine. Doch Öffentlichkeiten, die sie schon ihrem Namen nach im Blick hat, migrieren zusehends in den digitalen Raum der sozialen Netzwerke und sollten genau dort angesprochen werden.&lt;/p&gt;<text:line-break/> <text:s text:c="8"/>&lt;p&gt;Eine Möglichkeit, die digitale Teilöffentlichkeit zu erreichen, bietet das soziale Netzwerk Twitter. Seit ungefähr sechs Jahren werden dort historische Ereignisse in je maximal 140 Zeichen zeitgenau nacherzählt, was unter den Bezeichnungen „Re-Entweetment“ oder auch “Twhistory” bekannt geworden ist. Dieses Potential des Medium wurde bislang fast ausschließlich von Laien genutzt, so über die Accounts <text:line-break/> <text:s text:c="15"/>&lt;ref target="https://twitter.com/titanicrealtime"&gt;@TitanicRealTime&lt;/ref&gt; und das MDR-Projekt <text:line-break/> <text:s text:c="15"/>&lt;ref target="https://twitter.com/9nov89live"&gt;@9Nov89live&lt;/ref&gt;, das über einen Tag eine fiktive Geschichte des Mauerfalls zeichnete. In jüngerer Zeit wird es aber zunehmend auch von einer geringen Zahl von (Public) Historians aktiv angeboten, beispielsweise für <text:line-break/> <text:s text:c="15"/>&lt;ref target="https://twitter.com/NRWHistory"&gt;@NRWHistory&lt;/ref&gt; und das Zweitweltkriegsprojekt <text:line-break/> <text:s text:c="15"/>&lt;ref target="https://twitter.com/DigitalPast"&gt;@DigitalPast&lt;/ref&gt;, zu dem parallel das Sachbuch “Als der Krieg nach Hause kam” (Hoffmann 2015) veröffentlicht wurde. Wahrscheinlich besser als jede andere Medienform bietet Twhistory die Möglichkeit der Erzählung in Echtzeit als nicht-textlichem Inhalt, über den Geschichte lebendig gemacht und vorhandenes historisches Interesse (re-)aktiviert werden kann.<text:line-break/> <text:s text:c="11"/>&lt;/p&gt;<text:line-break/> <text:s text:c="8"/>&lt;p&gt;Insbesondere die Zeichenbegrenzung ist für das Re-Entweetment Chance und Risiko zugleich: die Einstiegsschwelle ist im Vergleich zu herkömmlichen Darreichungsformen (Buch, Museum) äußerst gering, zugleich besteht die Gefahr der Simplifizierung sowie der Falschdarstellung von Geschichte als Aneinanderkettung von Einzelereignissen. Trotz der mittlerweile international steigenden Projektzahl hat sich noch keine Best Practice ergeben, um diesen Risiken zu begegnen. Dadurch ist auch die Zahl der digitalen Tools für diesen Bereich noch sehr klein, die Liste der Desiderate an die Digital Humanities aber lang und äußerst divers. Beispielsweise sind für die Planung, die Sammlung, die Gesamtschau und die Quellenreferenzierung von Inhalten Datenbanken oder zumindest tabellarische Aufstellungen notwendig, für die noch keine Möglichkeit bestand, die aggregierten Inhalte auch automatisch mit der Twitter-Plattform zu verknüpfen.&lt;/p&gt;<text:line-break/> <text:s text:c="8"/>&lt;p&gt;Dies hat sich mit der Bereitstellung der Software autoChirp geändert, die an der Kölner Informationsverarbeitung entwickelt wurde, um die Umsetzung entsprechender Twhistory-Projekte zu unterstützen. Zum einen vereinfacht autoChirp die Arbeit für die ErstellerInnen von Twitter-Timelines historischer Ereignisse, indem es eine Schnittstelle zum automatischen Upload von tabellarischen Sammlungen unterschiedlichen Formats anbietet. Dabei können neben dem gewünschten Datum, der genauen Uhrzeit und den Tweet-Text auch Bilder und Geolocations für den Tweet angegeben werden (vgl. Abb. 1). Auch können ganze Gruppen von Tweets per Mausklick auf eine neue Referenzzeit geschedulet werden.&lt;/p&gt;<text:line-break/> <text:s text:c="8"/>&lt;figure&gt;<text:line-break/> <text:s text:c="11"/>&lt;graphic height="10.556875cm" n="1001" rend="inline" url="poster-HERME-image1.png" width="15.927916666666667cm"/&gt;<text:line-break/> <text:s text:c="8"/>&lt;/figure&gt;<text:line-break/> <text:s text:c="8"/>&lt;p&gt;Abb. 1: Sceenshot des autoChirp-Web-Clients, mit dem eine Reihe von Tweets automatisch aus einer Tabelle geschedulet wurde. Das Web-Application-Frontend interagiert mit einer redundant angelegten Datenbank, um die Sicherung der in den verschiedenen Projekten generierten Tweets auch jenseits der Twitter-Plattform nachhaltig zu gewährleisten. &lt;/p&gt;<text:line-break/> <text:s text:c="8"/>&lt;p&gt;Die autoChirp-App wird zur Zeit mindestens von den Twitter-Projekten @DigitalPast (<text:line-break/> <text:s text:c="15"/>&lt;ref target="http://digitalpast.de/"&gt;http://digitalpast.de/&lt;/ref&gt;), @NRWHistory (<text:line-break/> <text:s text:c="15"/>&lt;ref target="http://nrwhistory.de/"&gt;http://nrwhistory.de/&lt;/ref&gt;)und <text:line-break/> <text:s text:c="15"/>&lt;ref target="https://twitter.com/goals_from_past"&gt;@goals_from_past&lt;/ref&gt; genutzt und dabei unter anderem auch in der Lehre eingesetzt. Dabei stehen die EntwicklerInnen im engen Austausch mit den AnwenderInnen, um das Potential für Weiterentwicklungen abzuwägen. Aktuell wird die Integration von autoChirp in das Tiwoli-Projekt (vgl.Fischer &amp; Strötgen 2015) realisiert, was zeigt, dass nicht nur historische, sondern auch literaturwissenschaftliche Vorhaben von einer Unterstützung im Zugang zur Twitter-Plattform profitieren können. <text:line-break/> <text:s text:c="11"/>&lt;/p&gt;<text:line-break/> <text:s text:c="8"/>&lt;p&gt;<text:line-break/> <text:s text:c="11"/>&lt;lb/&gt;Für einen niederschwelligen Einstieg läuft eine Instanz von autoChirp als Web-Application zur freien Nutzung unter <text:line-break/> <text:s text:c="15"/>&lt;ref target="https://autochirp.spinfo.uni-koeln.de/home"&gt;<text:line-break/> <text:s text:c="14"/>&lt;hi rend="color(1155CC)"&gt;https://autochirp.spinfo.uni-koeln.de/&lt;/hi&gt;<text:line-break/> <text:s text:c="11"/>&lt;/ref&gt;. Dort finden sich auch ausführliche Tutorials zur Benutzung. Für Weiterentwicklungen steht der dokumentierte Code im Github-Verzeichnis <text:line-break/> <text:s text:c="15"/>&lt;ref target="https://github.com/spinfo/autoChirp"&gt;<text:line-break/> <text:s text:c="14"/>&lt;hi rend="color(1155CC)"&gt;https://github.com/spinfo/autoChirp&lt;/hi&gt;<text:line-break/> <text:s text:c="11"/>&lt;/ref&gt; zur Verfügung.<text:line-break/> <text:s text:c="11"/>&lt;/p&gt;<text:line-break/> <text:s text:c="5"/>&lt;/body&gt;<text:line-break/> <text:s text:c="5"/>&lt;back&gt;<text:line-break/> <text:s text:c="8"/>&lt;div type="bibliogr"&gt;<text:line-break/> <text:s text:c="11"/>&lt;listBibl&gt;<text:line-break/> <text:s text:c="14"/>&lt;head&gt;Bibliographie&lt;/head&gt;<text:line-break/> <text:s text:c="14"/>&lt;bibl&gt;<text:line-break/> <text:s text:c="17"/>&lt;hi rend="bold"&gt;Fischer, Frank / Strötgen, Jannik&lt;/hi&gt; (2015):<text:line-break/> <text:s text:c="23"/>„Wann ﬁndet die deutsche Literatur statt? Zur Untersuchung von Zeitausdrücken in großen Korpora“,<text:line-break/> <text:s text:c="23"/>in: <text:line-break/> <text:s text:c="23"/>&lt;hi rend="italic"&gt;DHd 2015: Von Daten zu Erkenntnissen&lt;/hi&gt;.<text:line-break/> <text:s text:c="19"/>&lt;/bibl&gt;<text:line-break/> <text:s text:c="14"/>&lt;bibl&gt;<text:line-break/> <text:s text:c="17"/>&lt;hi rend="bold"&gt;Hoffmann, Moritz&lt;/hi&gt; (2015): <text:line-break/> <text:s text:c="23"/>&lt;hi rend="italic"&gt;Als der Krieg nach Hause kam&lt;/hi&gt;.<text:line-break/> <text:s text:c="23"/>Berlin: Ullstein.<text:line-break/> <text:s text:c="19"/>&lt;/bibl&gt;<text:line-break/> <text:s text:c="14"/>&lt;bibl&gt;<text:line-break/> <text:s text:c="17"/>&lt;hi rend="bold"&gt;Strötgen, Jannik / Gertz, Michael&lt;/hi&gt; (2012):<text:line-break/> <text:s text:c="23"/>„Temporal Tagging on Different Domains: Challenges, Strategies, and Gold Standards“,<text:line-break/> <text:s text:c="23"/>in <text:line-break/> <text:s text:c="23"/>&lt;hi rend="italic"&gt;Proceedings of LREC 2012&lt;/hi&gt; 3746–3753. <text:line-break/> <text:s text:c="19"/>&lt;/bibl&gt;<text:line-break/> <text:s text:c="14"/>&lt;bibl&gt;<text:line-break/> <text:s text:c="17"/>&lt;hi rend="bold"&gt;Zündorf, Irmgard&lt;/hi&gt; (2010):<text:line-break/> <text:s text:c="23"/>„Zeitgeschichte und Public History, Version: 1.0“,<text:line-break/> <text:s text:c="23"/>in: <text:line-break/> <text:s text:c="23"/>&lt;hi rend="italic"&gt;Docupedia-Zeitgeschichte&lt;/hi&gt;, 11.2.2010 <text:line-break/> <text:s text:c="23"/>&lt;ref target="http://docupedia.de/docupedia/index.php?title=Public_History&amp;oldid=68731"&gt;http://docupedia.de/docupedia/index.php?title=Public_History&amp;oldid=68731&lt;/ref&gt; [letzter Zugriff 24. August 2016].<text:line-break/> <text:s text:c="19"/>&lt;/bibl&gt;<text:line-break/> <text:s text:c="11"/>&lt;/listBibl&gt;<text:line-break/> <text:s text:c="8"/>&lt;/div&gt;<text:line-break/> <text:s text:c="5"/>&lt;/back&gt;<text:line-break/> <text:s text:c="2"/>&lt;/text&gt;<text:line-break/><text:line-break/></text:p>
          </table:table-cell>
          <table:table-cell office:string-value="xml" office:value-type="string">
            <text:p>xml</text:p>
          </table:table-cell>
          <table:table-cell office:string-value="Creative Commons Attribution 4.0 International" office:value-type="string">
            <text:p>Creative Commons Attribution 4.0 International</text:p>
          </table:table-cell>
          <table:table-cell/>
          <table:table-cell office:string-value="daten-organisation;public history;tools;twitter;vermittlung" office:value-type="string">
            <text:p>daten-organisation;public history;tools;twitter;vermittlung</text:p>
          </table:table-cell>
          <table:table-cell office:string-value="German" office:value-type="string">
            <text:p>German</text:p>
          </table:table-cell>
          <table:table-cell office:string-value="bilder;daten;infrastruktur;kommunikation;lehre;organisation;programmierung;software;teilen;transkription;veröffentlichung;werkzeuge" office:value-type="string">
            <text:p>bilder;daten;infrastruktur;kommunikation;lehre;organisation;programmierung;software;teilen;transkription;veröffentlichung;werkzeuge</text:p>
          </table:table-cell>
        </table:table-row>
        <table:table-row>
          <table:table-cell office:string-value="10949" office:value-type="string">
            <text:p>10949</text:p>
          </table:table-cell>
          <table:table-cell office:string-value="2019 - Johannes Gutenberg University;Goethe University" office:value-type="string">
            <text:p>2019 - Johannes Gutenberg University;Goethe University</text:p>
          </table:table-cell>
          <table:table-cell office:string-value="Johannes Gutenberg University;Goethe University" office:value-type="string">
            <text:p>Johannes Gutenberg University;Goethe University</text:p>
          </table:table-cell>
          <table:table-cell office:string-value="multimedial &amp; multimodal" office:value-type="string">
            <text:p>multimedial &amp; multimodal</text:p>
          </table:table-cell>
          <table:table-cell office:date-value="2018-12-31" office:value-type="date">
            <text:p>2018-12-31</text:p>
          </table:table-cell>
          <table:table-cell office:string-value="DHd" office:value-type="string">
            <text:p>DHd</text:p>
          </table:table-cell>
          <table:table-cell office:string-value="DHd" office:value-type="string">
            <text:p>DHd</text:p>
          </table:table-cell>
          <table:table-cell office:string-value="Johannes Gutenberg-Universität Mainz (Johannes Gutenberg University of Mainz);Johann-Wolfgang-Goethe-Universität Frankfurt am Main (Goethe University of Frankfurt)" office:value-type="string">
            <text:p>Johannes Gutenberg-Universität Mainz (Johannes Gutenberg University of Mainz);Johann-Wolfgang-Goethe-Universität Frankfurt am Main (Goethe University of Frankfurt)</text:p>
          </table:table-cell>
          <table:table-cell office:string-value="Frankfurt &amp; Mainz" office:value-type="string">
            <text:p>Frankfurt &amp; Mainz</text:p>
          </table:table-cell>
          <table:table-cell/>
          <table:table-cell office:string-value="Germany" office:value-type="string">
            <text:p>Germany</text:p>
          </table:table-cell>
          <table:table-cell office:string-value="https://dhd2019.org/" office:value-type="string">
            <text:p>https://dhd2019.org/</text:p>
          </table:table-cell>
          <table:table-cell office:string-value="Social Media, YouTube und Co: Multimediale, multimodale und multicodierte Dissemination von Forschungsmethoden in forTEXT" office:value-type="string">
            <text:p>Social Media, YouTube und Co: Multimediale, multimodale und multicodierte Dissemination von Forschungsmethoden in forTEXT</text:p>
          </table:table-cell>
          <table:table-cell/>
          <table:table-cell office:string-value="Mareike Schumacher;Jan Horstmann" office:value-type="string">
            <text:p>Mareike Schumacher;Jan Horstmann</text:p>
          </table:table-cell>
          <table:table-cell office:string-value="paper" office:value-type="string">
            <text:p>paper</text:p>
          </table:table-cell>
          <table:table-cell office:string-value="&lt;text xmlns=&quot;http://www.tei-c.org/ns/1.0&quot; xml:lang=&quot;de&quot;&gt;&#10;      &lt;body&gt;&#10;         &lt;div type=&quot;div1&quot; rend=&quot;DH-Heading1&quot;&gt;&#10;            &lt;head&gt;Abstract&lt;/head&gt;&#10;            &lt;p&gt;Die Bedeutung von Social Media in den digitalen Geisteswissenschaften wächst. Nicht nur als Gegenstand der Analyse (z.B. in Gao et al. 2018 oder Reid 2011) sind Social Media für die Digital Humanities von Interesse, sondern auch zunehmend für die Dissemination von Forschungsergebnissen (vgl. Ross 2012). Vor allem in Blogs und Twitter wurde großes Potential für Diskussionen und die Verbreitung von Ergebnissen erkannt (vgl. Puschmann/Bastos 2015, Terras 2012). Auch in der Rezeptionsforschung der Wissenschaftskommunikation zeigt sich, dass Webmedien besonders relevant sind (vgl. Brossard 2013, 14096–14101) und dass diese darum in besonderem Maße zur &#10;                    &lt;hi rend=&quot;background(white)&quot;&gt;„&lt;/hi&gt;scientific literacy” beitragen könnten (vgl. Schäfer 2017, 283). Generell bietet (informelle) Wissenschaftskommunikation über Webmedien noch viel ungenutztes Potential (vgl. Schäfer 2017, 279–280, Neuberger 2014, Voigt 2012). Unser Beitrag zeigt, wie eine multimediale und multimodale webbasierte Strategie die Dissemination von Digital-Humanities-Methoden unterstützen und die Wissenschaftskommunikation des Forschungsfeldes stärken kann. Die quantitative Analyse der Erfolge dieser Strategie lässt Rückschlüsse darauf zu, welche Methode wem wie vermittelt werden sollte und bildet daher eine wichtige Basis für die Konzeption von Forschungsprojekten und der universitären Lehre.&#10;                &lt;/p&gt;&#10;         &lt;/div&gt;&#10;         &lt;div type=&quot;div1&quot; rend=&quot;DH-Heading1&quot;&gt;&#10;            &lt;head&gt;Konzeptioneller Rahmen – Multimedialität, Multimodalität und Codierungssysteme in forTEXT&lt;/head&gt;&#10;            &lt;p&gt;forTEXT ist ein Vermittlungsprojekt für digitale Methoden der Textanalyse, das sich vor allem an Forschende richtet, die bisher noch nicht mit digitalen Methoden arbeiten (siehe &#10;                    &lt;ref target=&quot;https://fortext.net&quot;&gt;&#10;                  &lt;hi rend=&quot;underline color(1155CC)&quot;&gt;https://fortext.net).&lt;/hi&gt;&#10;               &lt;/ref&gt; Neben der ‘analogen’ Dissemination in Workshops und universitärer Lehre wird auch ein Schwerpunkt auf die online-Vermittlung gelegt, da an wissenschaftlichen Themen Interessierte diese Kanäle häufig als Informationsquelle nutzen (vgl. Brossard 2013, 14098). Die hier vorgestellte webbasierte Strategie als Teil des Disseminationskonzeptes in forTEXT soll darüber hinaus zur DH-Wissenschaftskommunikation beitragen und so die Sichtbarkeit des Forschungsgebiets erhöhen (zur Bedeutung der Geisteswissenschaften in der Wissenschaftskommunikation vgl. Scheu/Volpers 2017). Für die forTEXT-Disseminationsstrategie sind Multimedialität, Multimodalität und multiple Codierungen zentrale Aspekte, die wir wie folgt definieren:&#10;                &lt;/p&gt;&#10;            &lt;p&gt;&#10;               &lt;hi rend=&quot;italic&quot; space=&quot;preserve&quot;&gt;Multimedialität: &lt;/hi&gt;Aufbereitung und/oder Nutzung unterschiedlicher medialer Kanäle. &#10;                    &lt;hi rend=&quot;background(white)&quot;&gt;„&lt;/hi&gt;Medium” verstehen wir wie Roesler/Stiegler (2005, 150–152) als Vermittlungssystem innerhalb eines Kommunikationsprozesses, bei dem auch das Medium selbst Teil der Vermittlung ist.&#10;                &lt;/p&gt;&#10;            &lt;p&gt;&#10;               &lt;hi rend=&quot;italic&quot;&gt;Multimodalität:&lt;/hi&gt; Aufbereitung und/oder Nutzung unterschiedlicher Kommunikationsmodi. Dabei verstehen wir &#10;                    &lt;hi rend=&quot;background(white)&quot;&gt;„&lt;/hi&gt;Modus” als Bezeichnung für eine semiotische Einheit wie z.B. Design oder Sprache (vgl. Bucher 2007, 53).&#10;                &lt;/p&gt;&#10;            &lt;p&gt;&#10;               &lt;hi rend=&quot;italic&quot;&gt;Multiple kulturelle Codierung&lt;/hi&gt;: Wir übernehmen hier ein semiotisches Verständnis von &#10;                    &lt;hi rend=&quot;background(white)&quot;&gt;„&lt;/hi&gt;Code&#10;                    &lt;hi rend=&quot;italic&quot;&gt;”&lt;/hi&gt; als Bezeichnung für ein System relevanter Informationseinheiten (vgl. Eco 1985, 58f.). Kulturelle Codes funktionieren als Bedeutungsnetz aus Referenzen auf ein kollektives Wissenskorpus (vgl. Barthes 1976, 25). Um den Begriff klar vom informationstechnologischen (Binär-)Code zu trennen, sprechen wir von Codierung oder Codierungssystem.&#10;                &lt;/p&gt;&#10;            &lt;p&gt;Medien, Modi und Codes wirken auf unterschiedlichen Ebenen des Vermittlungsprozesses. Dabei sind Medien und Modi stark miteinander verbunden. Modi können aber als Varianten in andere Medien übertragen werden. Codes sind inhaltliche Elemente, weshalb sie für die Dissemination von Forschungsergebnissen zentral sind. Sie können sich auf einen Modus in einem Medium beziehen oder modi- und medienübergreifend sein: &lt;/p&gt;&#10;            &lt;figure&gt;&#10;               &lt;graphic n=&quot;1001&quot; width=&quot;16.002cm&quot; height=&quot;11.40001388888889cm&quot; url=&quot;275_final-aa6aebcdf57699807f12bf893295ff8e.png&quot; rend=&quot;inline&quot;/&gt;&#10;            &lt;/figure&gt;&#10;         &lt;/div&gt;&#10;         &lt;div type=&quot;div1&quot; rend=&quot;DH-Heading1&quot;&gt;&#10;            &lt;head&gt;Arbeitspraxis – die webbasierte Disseminationsstrategie&lt;/head&gt;&#10;            &lt;div type=&quot;div2&quot; rend=&quot;DH-Heading2&quot;&gt;&#10;               &lt;head&gt;Die forTEXT-Webseite als Basis medialer Vermittlung von Digital-Humanities-Inhalten&lt;/head&gt;&#10;               &lt;figure&gt;&#10;                  &lt;graphic n=&quot;1002&quot; width=&quot;16.002cm&quot; height=&quot;11.234208333333333cm&quot; url=&quot;275_final-07cd0e09900aa0ef2a18946835c4d138.png&quot; rend=&quot;inline&quot;/&gt;&#10;               &lt;/figure&gt;&#10;               &lt;p&gt;Das zentrale Vermittlungsmedium in forTEXT ist die Projektwebseite. Hier werden in Textbeiträgen sowohl Bilder als auch Videos eingebettet. Die forTEXT-Webseite bildet die Basis für die multimediale Web-Strategie, da hier grundlegende Modi und kulturelle Codierungen umgesetzt wurden, die in den sozialen Medien erweitert werden. Die primär genutzten Modi und ihre kulturellen Codierungen sind:&lt;/p&gt;&#10;               &lt;p&gt;&#10;                  &lt;hi rend=&quot;bold&quot; space=&quot;preserve&quot;&gt;Design: &lt;/hi&gt;Gedecktes Farbschema und serifenlose Schrift stehen für Schlichtheit und Sachlichkeit. Nur im Logo gibt es verspielte Elemente, die an eine Handschrift erinnern und die Verbindung von Tradition und Modernität vermitteln.&#10;                    &lt;/p&gt;&#10;               &lt;p&gt;&#10;                  &lt;hi rend=&quot;bold&quot; space=&quot;preserve&quot;&gt;Sprache: &lt;/hi&gt;Die Beiträge erfüllen die Ansprüche wissenschaftlichen Schreibens. Die Wissenschaftlichkeit wird durch die technische Funktionalität zum Zitieren unterstützt.&#10;                    &lt;/p&gt;&#10;               &lt;p&gt;&#10;                  &lt;hi rend=&quot;bold&quot; space=&quot;preserve&quot;&gt;Stimme: &lt;/hi&gt;Grundsätzlich ist die Webseite mehrstimmig angelegt, da hier verschiedene Autor*innen schreiben. Alle nutzen einen sachlichen Tonfall und die implizite Leserin wird stets mit formellem &#10;                        &lt;hi rend=&quot;background(white)&quot;&gt;„&lt;/hi&gt;Sie” angesprochen.&#10;                    &lt;/p&gt;&#10;               &lt;p&gt;&#10;                  &lt;hi rend=&quot;bold&quot; space=&quot;preserve&quot;&gt;Bildlichkeit: &lt;/hi&gt;Die eingebetteten Bilder sind zumeist digitale Repräsentationen der eingesetzten Tools und scheinen als solche zunächst gegenstandsneutral. Allerdings sind die Bilder häufig auch Visualisierungen der in forTEXT durchgeführten Fallstudien, d.h. sie zeigen nicht nur grafische, sondern auch textliche Elemente und verweisen auf die Modellierung eines Forschungsgegenstandes, die bei der Erstellung der Grafik stattgefunden haben muss.&#10;                    &lt;/p&gt;&#10;               &lt;p&gt;Die forTEXT-Webseite richtet sich in erster Linie an drei Zielgruppen, die sich für die forTEXT-Disseminationsstrategie als besonders relevant erwiesen haben:&lt;/p&gt;&#10;               &lt;list type=&quot;unordered&quot;&gt;&#10;                  &lt;item&gt;Studierende – Lernende der DH-Methodik&lt;/item&gt;&#10;                  &lt;item&gt;Nachwuchswissenschaftler*innen – Umsetzende der DH-Methodik&lt;/item&gt;&#10;                  &lt;item&gt;Digitale Geisteswissenschaftler*innen – Lehrende der DH-Methodik&lt;/item&gt;&#10;               &lt;/list&gt;&#10;            &lt;/div&gt;&#10;            &lt;div type=&quot;div2&quot; rend=&quot;DH-Heading2&quot;&gt;&#10;               &lt;head&gt;Social Media in forTEXT&lt;/head&gt;&#10;               &lt;p&gt;Ausgehend von den Inhalten der Webseite, deren Modi und den entsprechenden Codierungen werden drei soziale Medien zur Vermittlung genutzt. Anders als die Webseite sollen die Social-Media-Kanäle jeweils primär eine Zielgruppe erreichen: YouTube vor allem Zielgruppe 1, Pinterest Zielgruppe 2 und Twitter Zielgruppe 3.&lt;/p&gt;&#10;               &lt;p&gt;YouTube&lt;/p&gt;&#10;               &lt;p&gt;Auf YouTube erstellen wir eigene Inhalte, die die Artikel der Webseite aufgreifen, weiterführen und ergänzen. Es gibt derzeit zwei Inhaltstypen; Fallstudien und Tutorials. Beide können als Open-Educational-Ressources genutzt werden. In methodischen Fallstudien wird zum Beispiel mittels NER verglichen, welche Bedeutung die Hauptfiguren in Goethes &#10;                        &lt;hi rend=&quot;italic&quot;&gt;Werther&lt;/hi&gt; und in Plenzdorfs &#10;                        &lt;hi rend=&quot;italic&quot;&gt;neuem Werther&lt;/hi&gt; haben. Wir erklären, wie die NER-Machine-Learning-Prozesse funktionieren und verlinken sowohl zur Webseite als auch zu forTEXT-Tutorials. In den forTEXT-NER-Tutorials wird in drei kleinen Einheiten die Installation, Anwendung und das Training eines eigenen NER-Modells gelehrt.&#10;                    &lt;/p&gt;&#10;               &lt;figure&gt;&#10;                  &lt;graphic n=&quot;1003&quot; width=&quot;16.002cm&quot; height=&quot;2.940402777777778cm&quot; url=&quot;275_final-2b678e4aae2a6471dc7d14815f8cb00e.jpg&quot; rend=&quot;inline&quot;/&gt;&#10;               &lt;/figure&gt;&#10;               &lt;p&gt;Design und sprachliche Elemente der forTEXT-YouTube-Videos richten sich nach den Vorgaben der Webseite. Abbildungen der eingesetzten Tools werden ergänzt von piktografischen Animationen. Diese sind zwar schlicht, befördern jedoch Unvoreingenommenheit und Autodidaktik. Dem Vorurteil einer geringeren Technikaffinität weiblicher Menschen begegnen wir mit einem weiblichen Voice-over (vgl. Schelhowe 2000). Dadurch werden Schwellenängste abgebaut und der Eindruck vermittelt, dass Nutzer*innen und digitale Tutorin sich gemeinsam autodidaktisch an die Methoden heranwagen.&lt;/p&gt;&#10;               &lt;p&gt;Pinterest&lt;/p&gt;&#10;               &lt;figure&gt;&#10;                  &lt;graphic n=&quot;1004&quot; width=&quot;16.002cm&quot; height=&quot;15.444611111111112cm&quot; url=&quot;275_final-503888a9a71c6d481bba71fad0c46d2a.png&quot; rend=&quot;inline&quot;/&gt;&#10;               &lt;/figure&gt;&#10;               &lt;p&gt;Die Anpassbarkeit in Hinblick auf Design, Stimme und Bildlichkeit der Kommunikationsmodi ist bei Pinterest am geringsten. Hier werden überwiegend fremde Artikel &#10;                        &lt;hi rend=&quot;background(white)&quot;&gt;„&lt;/hi&gt;gepinnt”, die lediglich mit einer kurzen Beschreibung angereichert werden. Auch führt die Besonderheit von Pinterest als Chimäre zwischen sozialem Medium und Suchmaschine dazu, dass die sprachlichen Elemente nicht nur für die menschliche Wahrnehmung, sondern insbesondere technologisch eine Rolle spielen. Primär werden hier DH-Forschende angesprochen, die Pinnwände für Tools (z.B. Stanford-NER, Carto, Gephi, CATMA), einzelne Methoden (z.B. Netzwerkanalyse, Stilometrie, Topic Modeling), Diskussionen und viele andere Themen der Digital Humanities finden.&#10;                    &lt;/p&gt;&#10;               &lt;p&gt;Twitter&lt;/p&gt;&#10;               &lt;p&gt;Bei Twitter sind Layout und Typografie der Tweets nicht veränderbar. Jedoch wird bei jedem Tweet das forTEXT-Logo angezeigt. Im Gegensatz zu Pinterest ist auf Twitter die Ausgestaltung der Stimme bedeutsam. Hier steht die Kommunikation mit der eigenen Forschungscommunity im Vordergrund. Die Beschränktheit der Tweets auf 280 Zeichen führt dazu, dass eher Fachbegriffe als Umschreibungen genutzt werden. Hashtags führen zu Themen, die für die Community bedeutsam sind und folgen einem kulturellen Sprachcode. Hier nimmt forTEXT an kollegialen Insider-Gesprächen Teil und betont die forschungsrelevante Seite des Projektes.&lt;/p&gt;&#10;            &lt;/div&gt;&#10;         &lt;/div&gt;&#10;         &lt;div type=&quot;div1&quot; rend=&quot;DH-Heading1&quot;&gt;&#10;            &lt;head&gt;Quantitative Analyse&lt;/head&gt;&#10;            &lt;p&gt;Die webbasierte forTEXT-Disseminationsstrategie wird regelmäßig quantitativ ausgewertet. Zusätzlich zur kontinuierlichen Steigerung von Aufmerksamkeit für das Projekt (quantitativ messbar durch Impressionen, Interaktionen, Betrachtungszeiten), werden auch Analysen durchgeführt, die eher konzeptionelle Aspekte der webbasierten Dissemination von Forschungsmethoden in den Fokus rücken. Auf Basis dieser Analysen entwickeln wir eigene Relevanzmetriken, die neben quantitativen auch qualitative Aspekte berücksichtigen, wie bspw. demografische Daten, die anzeigen, welche Zielgruppen über welche Medien, welche Modi und welche Codes tatsächlich erreicht werden können, aber auch Kommentare, Feedback und Interaktionen mit anderen Nutzer*innen.&lt;/p&gt;&#10;            &lt;p&gt;Zum jetzigen Zeitpunkt läuft die forTEXT-Social-Media-Arbeit seit drei Monaten. Auf allen medialen Kanälen zeigt sich bereits eine steigende Aufmerksamkeit, auch wenn die Zahlenwerte nach Medium stark differieren. Twitter erzielt mit durchschnittlich 20.000 Impressionen im Monat quantitativ die größte Reichweite. Auch die Interaktionsrate ist mit bis zu 7,4% relativ hoch – die Zielgruppe 3 kann hier sehr gut erreicht werden. Mit Pinterest konnten in den ersten drei Monaten durchschnittlich 1.737 monatliche Impressionen erreicht werden, wobei die einzelnen Monate mit 780 Betrachtern im ersten Monat und 9.300 Betrachtern im dritten Monat stark schwanken. Hier zeigt sich, dass die mit maschinellem Lernen verknüpfte Suchmaschine Pinterest länger braucht, um Inhalte und Interessierte zusammen zu bringen. Neue Inhalte müssen regelmäßig und vergleichsweise hochfrequent (derzeit fünf tägliche Pins) verlinkt werden, damit die Pinterest-Algorithmen ein Profil einzuordnen lernen und anderen Nutzer*innen empfehlen. Eine Einsicht aus der Analyse der Pinterest-Daten ist, dass hier insbesondere Nutzerinnen erreicht werden können. Die Vermittlung von forTEXT-Inhalten über YouTube läuft derzeit erst etwa einen Monat, sodass die Zahlenwerte (140 Impressionen im September) noch relativ gering sind. Qualitative Rückmeldung zeigt aber, dass die Videos bisher vor allem im Rahmen der DH-Lehre auf Interesse stoßen.&lt;/p&gt;&#10;            &lt;p&gt;Bereits zu diesem frühen Zeitpunkt zeigt die Fallstudie des forTEXT-Projektes, welche Aspekte einer multimedialen, multimodalen und multipel codierten Vermittlungsstrategie sich als produktiv erweisen. Die Vorannahme, dass auf Twitter vor allem die eigene Community erreichbar ist, hat sich bestätigt. Hingegen deutet der Gender-Gap auf Pinterest an, dass hier weniger Zielgruppe 2, sondern eher Zielgruppe 1 erreicht werden kann, da vor allem die Zielgruppe der Studierenden geisteswissenschaftlicher Fächer meist überwiegend weiblich ist. Aus Feedback zu den forTEXT-YouTube-Videos konnten wir erfahren, dass diese derzeit vor allem für Lehrende von Interesse sind. Neben den vor allem im Marketing üblichen Relevanzkriterien von Impressionen, Engagement und Interaktion (die auch für die wissenschaftliche Impactmessung fruchtbar gemacht werden können, vgl. Herb/Beucke 2013) ist für die Vermittlung von DH-Methoden daher die tatsächlich erreichte Zielgruppe und deren Nutzungsmotivation relevant. So kann forTEXT am Ende nicht nur selbst Social Media produktiv nutzen, sondern auch aufzeigen, welche Medien für welche Ziele der Vermittlung von DH-Methoden besonders bedeutend sind.&lt;/p&gt;&#10;         &lt;/div&gt;&#10;      &lt;/body&gt;&#10;      &lt;back&gt;&#10;         &lt;div type=&quot;bibliogr&quot;&gt;&#10;            &lt;listBibl&gt;&#10;               &lt;head&gt;Bibliographie&lt;/head&gt;&#10;               &lt;bibl&gt;&#10;                  &lt;hi rend=&quot;bold&quot;&gt;Barthes, Roland (1976): &lt;/hi&gt;&#10;                  &lt;hi rend=&quot;italic&quot;&gt;S/Z&lt;/hi&gt;. Frankfurt am Main: Suhrkamp.&#10;                    &lt;/bibl&gt;&#10;               &lt;bibl&gt;&#10;                  &lt;hi rend=&quot;bold&quot;&gt;Brossard, Dominique (2013): &lt;/hi&gt;&#10;                  &lt;hi rend=&quot;italic&quot;&gt;New media landscape and the science information consumer&lt;/hi&gt;, &#10;                        in: PNAS 110 (3), 14096–14101. &#10;                        &lt;ref target=&quot;https://www.pnas.org/content/pnas/110/Supplement_3/14096.full.pdf&quot;&gt;&#10;                     &lt;hi rend=&quot;underline color(1155CC)&quot;&gt;https://www.pnas.org/content/pnas/110/Supplement_3/14096.full.pdf&lt;/hi&gt;&#10;                  &lt;/ref&gt;, [Zugriff 21.12.2018]. &#10;                    &lt;/bibl&gt;&#10;               &lt;bibl&gt;&#10;                  &lt;hi rend=&quot;bold&quot;&gt;Bucher, Hans-Jürgen (2007): &lt;/hi&gt;&#10;                  &lt;hi rend=&quot;italic&quot;&gt;Textdesign und Multimodalität. Zur Semantik und Pragmatik medialer Gestaltungsformen&lt;/hi&gt;, &#10;                        in: &#10;                        &lt;hi rend=&quot;bold&quot;&gt;Roth, Kersten Sven / Spitzmüller, Jürgen (eds.):&lt;/hi&gt;&#10;                  &lt;hi rend=&quot;italic&quot;&gt;Textdesign und Textwirkung in der massenmedialen Kommunikation&lt;/hi&gt;. &#10;                        Konstanz: UVK, 49–76. &#10;                    &lt;/bibl&gt;&#10;               &lt;bibl&gt;&#10;                  &lt;hi rend=&quot;bold&quot;&gt;Eco, Umberto (1985): &lt;/hi&gt;&#10;                  &lt;hi rend=&quot;italic&quot;&gt;Einführung in die Semiotik&lt;/hi&gt;. &#10;                        München: Fink.&#10;                    &lt;/bibl&gt;&#10;               &lt;bibl&gt;&#10;                  &lt;hi rend=&quot;bold&quot;&gt;Herb, Ulrich / Beucke, Daniel (2013): &lt;/hi&gt;&#10;                  &lt;hi rend=&quot;italic&quot;&gt;Die Zukunft der Impact-Messung. Social Media, Nutzung und Zitate im World Wide Web&lt;/hi&gt;, &#10;                        in: Wissenschaftsmanagement. Zeitschrift für Innovation 19 (4), 22–25. &#10;                        &lt;ref target=&quot;https://publikationen.sulb.uni-saarland.de/bitstream/20.500.11880/23789/1/Die_Zukunft_der_Impact_Messung_fuer_Reps_fertig.pdf&quot;&gt;&#10;                     &lt;hi rend=&quot;underline color(1155CC)&quot;&gt;https://publikationen.sulb.uni-saarland.de/bitstream/20.500.11880/23789/1/Die_Zukunft_der_Impact_Messung_fuer_Reps_fertig.pdf&lt;/hi&gt;&#10;                  &lt;/ref&gt; [Zugriff: 21.12.2018].&#10;                    &lt;/bibl&gt;&#10;               &lt;bibl&gt;&#10;                  &lt;hi rend=&quot;bold&quot;&gt;Gao, Jin / Nyhan, Julianne / Duke-Williams, Oliver / Mahony, Simon (2018): &lt;/hi&gt;&#10;                  &lt;hi rend=&quot;italic&quot;&gt;Visualising The Digital Humanities Community: A Comparison Study Between Citation Network And Social Network&lt;/hi&gt;, &#10;                        in: Digital Humanities 2018. Book of Abstracts. Puentes-Bridges.&#10;                    &lt;/bibl&gt;&#10;               &lt;bibl&gt;&#10;                  &lt;hi rend=&quot;bold&quot;&gt;Neuberger, Christian (2014): &lt;/hi&gt;&#10;                  &lt;hi rend=&quot;italic&quot;&gt;Social Media in der Wissenschaftsöffentlichkeit. Forschungsstand und Empfehlungen&lt;/hi&gt;, &#10;                        in: &#10;                        &lt;hi rend=&quot;bold&quot;&gt;Weingart, Peter / Schulz, Patricia (eds.): &lt;/hi&gt;&#10;                  &lt;hi rend=&quot;italic&quot;&gt;Wissen – Nachricht – Sensation. Zur Kommunikation zwischen Wissenschaft, Medien und Öffentlichkeit&lt;/hi&gt;. &#10;                        Weilerswist: Velbrück, 315–368.&#10;                    &lt;/bibl&gt;&#10;               &lt;bibl&gt;&#10;                  &lt;hi rend=&quot;bold&quot;&gt;Puschmann, Cornelius / Bastos, Marco (2015):&lt;/hi&gt;&#10;                  &lt;hi rend=&quot;italic&quot;&gt;How Digital Are the Digital Humanities? An Analysis of Two Scholarly Blogging Platforms&lt;/hi&gt;, &#10;                        in: PLOS ONE 10 (2): e0115035.&#10;                        &lt;ref target=&quot;https://doi.org/10.1371/journal.pone.0115035&quot;&gt;&#10;                     &lt;hi rend=&quot;underline background(white)&quot;&gt;https://doi.org/10.1371/journal.pone.0115035&lt;/hi&gt;&#10;                  &lt;/ref&gt;&#10;                  &lt;hi rend=&quot;background(white)&quot; space=&quot;preserve&quot;&gt; [Zugriff 2.10.2018].&lt;/hi&gt;&#10;               &lt;/bibl&gt;&#10;               &lt;bibl&gt;&#10;                  &lt;hi rend=&quot;bold&quot;&gt;Reid, Alexander (2011):&lt;/hi&gt;&#10;                  &lt;hi rend=&quot;italic&quot;&gt;Social Media Assemblages in Digital Humanities: from Backchannel to Buzz&lt;/hi&gt;, &#10;                        in: &#10;                        &lt;hi rend=&quot;bold&quot;&gt;Wankel, Charles (ed.): &lt;/hi&gt;&#10;                  &lt;hi rend=&quot;italic&quot;&gt;Teaching Arts and Science with the New Social Media&lt;/hi&gt;. &#10;                        West Yorkshire: Emerald Publishing, 321–338.&#10;                    &lt;/bibl&gt;&#10;               &lt;bibl&gt;&#10;                  &lt;hi rend=&quot;bold&quot;&gt;Roesler, Alexander / Stiegler, Bernd (eds. 2005): &lt;/hi&gt;&#10;                  &lt;hi rend=&quot;italic&quot;&gt;Grundbegriffe der Medientheorie&lt;/hi&gt;. &#10;                        Paderborn: UTB.&#10;                    &lt;/bibl&gt;&#10;               &lt;bibl&gt;&#10;                  &lt;hi rend=&quot;bold&quot;&gt;Ross, Claire (2012): &lt;/hi&gt;&#10;                  &lt;hi rend=&quot;italic&quot;&gt;Social media for digital humanities and community engagement&lt;/hi&gt;, &#10;                        in: &#10;                        &lt;hi rend=&quot;bold&quot;&gt;Warwick, Claire / Terras, Melissa / Nyhann, Julianne (eds.): &lt;/hi&gt;&#10;                  &lt;hi rend=&quot;italic&quot;&gt;Digital Humanities in Practice&lt;/hi&gt;. &#10;                        London: Facet Publishing.&#10;                    &lt;/bibl&gt;&#10;               &lt;bibl&gt;&#10;                  &lt;hi rend=&quot;bold&quot;&gt;Schäfer, Mike S. (2017): &lt;/hi&gt;&#10;                  &lt;hi rend=&quot;italic&quot;&gt;Wissenschaftskommunikation online&lt;/hi&gt;, &#10;                        in: &#10;                        &lt;hi rend=&quot;italic&quot;&gt;Bonfadelli, Heinz et al. (eds.): &lt;/hi&gt;&#10;                  &lt;hi rend=&quot;italic&quot;&gt;Forschungsfeld Wissenschaftskommunikation&lt;/hi&gt;. Wiesbaden: Springer. &#10;                        &lt;ref target=&quot;https://link.springer.com/content/pdf/10.1007%2F978-3-658-12898-2.pdf&quot;&gt;&#10;                     &lt;hi rend=&quot;underline color(1155CC)&quot;&gt;https://link.springer.com/content/pdf/10.1007%2F978-3-658-12898-2.pdf&lt;/hi&gt;&#10;                  &lt;/ref&gt; [Zugriff 21.12.2018].&#10;                    &lt;/bibl&gt;&#10;               &lt;bibl&gt;&#10;                  &lt;hi rend=&quot;bold&quot;&gt;Schelhowe, Heidi (2000): &lt;/hi&gt;&#10;                  &lt;hi rend=&quot;italic&quot;&gt;Informatik&lt;/hi&gt;, &#10;                        in: &#10;                        &lt;hi rend=&quot;bold&quot;&gt;Braun, Christina von / Stephan, Inge (eds.): &lt;/hi&gt;&#10;                  &lt;hi rend=&quot;italic&quot;&gt;Gender-Studien. Eine Einführung&lt;/hi&gt;. Stuttgart, Weimar: Metzler, 207–216.&#10;                    &lt;/bibl&gt;&#10;               &lt;bibl&gt;&#10;                  &lt;hi rend=&quot;bold&quot;&gt;Scheu, Andreas M. / Volpers, Anna Maria (2017): &lt;/hi&gt;&#10;                  &lt;hi rend=&quot;italic&quot;&gt;Sozial- und Geisteswissenschaften im öffentlichen Diskurs&lt;/hi&gt;, &#10;                        in: &#10;                        &lt;hi rend=&quot;bold&quot;&gt;Bonfadelli, Heinz et al. (eds.): &lt;/hi&gt;&#10;                  &lt;hi rend=&quot;italic&quot;&gt;Forschungsfeld Wissenschaftskommunikation&lt;/hi&gt;. Wiesbaden: Springer. &#10;                        &lt;ref target=&quot;https://link.springer.com/content/pdf/10.1007%2F978-3-658-12898-2.pdf&quot;&gt;&#10;                     &lt;hi rend=&quot;underline color(1155CC)&quot;&gt;https://link.springer.com/content/pdf/10.1007%2F978-3-658-12898-2.pdf&lt;/hi&gt;&#10;                  &lt;/ref&gt; [Zugriff 21.12.2018].&#10;                    &lt;/bibl&gt;&#10;               &lt;bibl&gt;&#10;                  &lt;hi rend=&quot;bold&quot;&gt;Terras, Melissa (2012):&lt;/hi&gt;&#10;                  &lt;hi rend=&quot;italic&quot;&gt;The Impact of Social Media on the Dissemination of Research: Results of an Experiment&lt;/hi&gt;, &#10;                        in: Journal of Digital Humanities 1 (3).&#10;                        &lt;ref target=&quot;http://journalofdigitalhumanities.org/1-3/the-impact-of-social-media-on-the-dissemination-of-research-by-melissa-terras/&quot;&gt;&#10;                     &lt;hi rend=&quot;underline color(1155CC) background(white)&quot;&gt;http://journalofdigitalhumanities.org/1-3/the-impact-of-social-media-on-the-dissemination-of-research-by-melissa-terras/&lt;/hi&gt;&#10;                  &lt;/ref&gt;&#10;                  &lt;hi rend=&quot;background(white)&quot; space=&quot;preserve&quot;&gt; [Zugriff 2.10.2018].&lt;/hi&gt;&#10;               &lt;/bibl&gt;&#10;               &lt;bibl&gt;&#10;                  &lt;hi rend=&quot;bold&quot;&gt;Voigt, Kristin (2012): &lt;/hi&gt;&#10;                  &lt;hi rend=&quot;italic&quot;&gt;Informelle Wissenschaftskommunikation und Social Media&lt;/hi&gt;. &#10;                        Berlin: Frank &amp; Timme.&#10;                    &lt;/bibl&gt;&#10;            &lt;/listBibl&gt;&#10;         &lt;/div&gt;&#10;      &lt;/back&gt;&#10;   &lt;/text&gt;&#10;&#10;" office:value-type="string">
            <text:p>&lt;text xmlns="http://www.tei-c.org/ns/1.0" xml:lang="de"&gt;<text:line-break/> <text:s text:c="5"/>&lt;body&gt;<text:line-break/> <text:s text:c="8"/>&lt;div type="div1" rend="DH-Heading1"&gt;<text:line-break/> <text:s text:c="11"/>&lt;head&gt;Abstract&lt;/head&gt;<text:line-break/> <text:s text:c="11"/>&lt;p&gt;Die Bedeutung von Social Media in den digitalen Geisteswissenschaften wächst. Nicht nur als Gegenstand der Analyse (z.B. in Gao et al. 2018 oder Reid 2011) sind Social Media für die Digital Humanities von Interesse, sondern auch zunehmend für die Dissemination von Forschungsergebnissen (vgl. Ross 2012). Vor allem in Blogs und Twitter wurde großes Potential für Diskussionen und die Verbreitung von Ergebnissen erkannt (vgl. Puschmann/Bastos 2015, Terras 2012). Auch in der Rezeptionsforschung der Wissenschaftskommunikation zeigt sich, dass Webmedien besonders relevant sind (vgl. Brossard 2013, 14096–14101) und dass diese darum in besonderem Maße zur <text:line-break/> <text:s text:c="19"/>&lt;hi rend="background(white)"&gt;„&lt;/hi&gt;scientific literacy” beitragen könnten (vgl. Schäfer 2017, 283). Generell bietet (informelle) Wissenschaftskommunikation über Webmedien noch viel ungenutztes Potential (vgl. Schäfer 2017, 279–280, Neuberger 2014, Voigt 2012). Unser Beitrag zeigt, wie eine multimediale und multimodale webbasierte Strategie die Dissemination von Digital-Humanities-Methoden unterstützen und die Wissenschaftskommunikation des Forschungsfeldes stärken kann. Die quantitative Analyse der Erfolge dieser Strategie lässt Rückschlüsse darauf zu, welche Methode wem wie vermittelt werden sollte und bildet daher eine wichtige Basis für die Konzeption von Forschungsprojekten und der universitären Lehre.<text:line-break/> <text:s text:c="15"/>&lt;/p&gt;<text:line-break/> <text:s text:c="8"/>&lt;/div&gt;<text:line-break/> <text:s text:c="8"/>&lt;div type="div1" rend="DH-Heading1"&gt;<text:line-break/> <text:s text:c="11"/>&lt;head&gt;Konzeptioneller Rahmen – Multimedialität, Multimodalität und Codierungssysteme in forTEXT&lt;/head&gt;<text:line-break/> <text:s text:c="11"/>&lt;p&gt;forTEXT ist ein Vermittlungsprojekt für digitale Methoden der Textanalyse, das sich vor allem an Forschende richtet, die bisher noch nicht mit digitalen Methoden arbeiten (siehe <text:line-break/> <text:s text:c="19"/>&lt;ref target="https://fortext.net"&gt;<text:line-break/> <text:s text:c="17"/>&lt;hi rend="underline color(1155CC)"&gt;https://fortext.net).&lt;/hi&gt;<text:line-break/> <text:s text:c="14"/>&lt;/ref&gt; Neben der ‘analogen’ Dissemination in Workshops und universitärer Lehre wird auch ein Schwerpunkt auf die online-Vermittlung gelegt, da an wissenschaftlichen Themen Interessierte diese Kanäle häufig als Informationsquelle nutzen (vgl. Brossard 2013, 14098). Die hier vorgestellte webbasierte Strategie als Teil des Disseminationskonzeptes in forTEXT soll darüber hinaus zur DH-Wissenschaftskommunikation beitragen und so die Sichtbarkeit des Forschungsgebiets erhöhen (zur Bedeutung der Geisteswissenschaften in der Wissenschaftskommunikation vgl. Scheu/Volpers 2017). Für die forTEXT-Disseminationsstrategie sind Multimedialität, Multimodalität und multiple Codierungen zentrale Aspekte, die wir wie folgt definieren:<text:line-break/> <text:s text:c="15"/>&lt;/p&gt;<text:line-break/> <text:s text:c="11"/>&lt;p&gt;<text:line-break/> <text:s text:c="14"/>&lt;hi rend="italic" space="preserve"&gt;Multimedialität: &lt;/hi&gt;Aufbereitung und/oder Nutzung unterschiedlicher medialer Kanäle. <text:line-break/> <text:s text:c="19"/>&lt;hi rend="background(white)"&gt;„&lt;/hi&gt;Medium” verstehen wir wie Roesler/Stiegler (2005, 150–152) als Vermittlungssystem innerhalb eines Kommunikationsprozesses, bei dem auch das Medium selbst Teil der Vermittlung ist.<text:line-break/> <text:s text:c="15"/>&lt;/p&gt;<text:line-break/> <text:s text:c="11"/>&lt;p&gt;<text:line-break/> <text:s text:c="14"/>&lt;hi rend="italic"&gt;Multimodalität:&lt;/hi&gt; Aufbereitung und/oder Nutzung unterschiedlicher Kommunikationsmodi. Dabei verstehen wir <text:line-break/> <text:s text:c="19"/>&lt;hi rend="background(white)"&gt;„&lt;/hi&gt;Modus” als Bezeichnung für eine semiotische Einheit wie z.B. Design oder Sprache (vgl. Bucher 2007, 53).<text:line-break/> <text:s text:c="15"/>&lt;/p&gt;<text:line-break/> <text:s text:c="11"/>&lt;p&gt;<text:line-break/> <text:s text:c="14"/>&lt;hi rend="italic"&gt;Multiple kulturelle Codierung&lt;/hi&gt;: Wir übernehmen hier ein semiotisches Verständnis von <text:line-break/> <text:s text:c="19"/>&lt;hi rend="background(white)"&gt;„&lt;/hi&gt;Code<text:line-break/> <text:s text:c="19"/>&lt;hi rend="italic"&gt;”&lt;/hi&gt; als Bezeichnung für ein System relevanter Informationseinheiten (vgl. Eco 1985, 58f.). Kulturelle Codes funktionieren als Bedeutungsnetz aus Referenzen auf ein kollektives Wissenskorpus (vgl. Barthes 1976, 25). Um den Begriff klar vom informationstechnologischen (Binär-)Code zu trennen, sprechen wir von Codierung oder Codierungssystem.<text:line-break/> <text:s text:c="15"/>&lt;/p&gt;<text:line-break/> <text:s text:c="11"/>&lt;p&gt;Medien, Modi und Codes wirken auf unterschiedlichen Ebenen des Vermittlungsprozesses. Dabei sind Medien und Modi stark miteinander verbunden. Modi können aber als Varianten in andere Medien übertragen werden. Codes sind inhaltliche Elemente, weshalb sie für die Dissemination von Forschungsergebnissen zentral sind. Sie können sich auf einen Modus in einem Medium beziehen oder modi- und medienübergreifend sein: &lt;/p&gt;<text:line-break/> <text:s text:c="11"/>&lt;figure&gt;<text:line-break/> <text:s text:c="14"/>&lt;graphic n="1001" width="16.002cm" height="11.40001388888889cm" url="275_final-aa6aebcdf57699807f12bf893295ff8e.png" rend="inline"/&gt;<text:line-break/> <text:s text:c="11"/>&lt;/figure&gt;<text:line-break/> <text:s text:c="8"/>&lt;/div&gt;<text:line-break/> <text:s text:c="8"/>&lt;div type="div1" rend="DH-Heading1"&gt;<text:line-break/> <text:s text:c="11"/>&lt;head&gt;Arbeitspraxis – die webbasierte Disseminationsstrategie&lt;/head&gt;<text:line-break/> <text:s text:c="11"/>&lt;div type="div2" rend="DH-Heading2"&gt;<text:line-break/> <text:s text:c="14"/>&lt;head&gt;Die forTEXT-Webseite als Basis medialer Vermittlung von Digital-Humanities-Inhalten&lt;/head&gt;<text:line-break/> <text:s text:c="14"/>&lt;figure&gt;<text:line-break/> <text:s text:c="17"/>&lt;graphic n="1002" width="16.002cm" height="11.234208333333333cm" url="275_final-07cd0e09900aa0ef2a18946835c4d138.png" rend="inline"/&gt;<text:line-break/> <text:s text:c="14"/>&lt;/figure&gt;<text:line-break/> <text:s text:c="14"/>&lt;p&gt;Das zentrale Vermittlungsmedium in forTEXT ist die Projektwebseite. Hier werden in Textbeiträgen sowohl Bilder als auch Videos eingebettet. Die forTEXT-Webseite bildet die Basis für die multimediale Web-Strategie, da hier grundlegende Modi und kulturelle Codierungen umgesetzt wurden, die in den sozialen Medien erweitert werden. Die primär genutzten Modi und ihre kulturellen Codierungen sind:&lt;/p&gt;<text:line-break/> <text:s text:c="14"/>&lt;p&gt;<text:line-break/> <text:s text:c="17"/>&lt;hi rend="bold" space="preserve"&gt;Design: &lt;/hi&gt;Gedecktes Farbschema und serifenlose Schrift stehen für Schlichtheit und Sachlichkeit. Nur im Logo gibt es verspielte Elemente, die an eine Handschrift erinnern und die Verbindung von Tradition und Modernität vermitteln.<text:line-break/> <text:s text:c="19"/>&lt;/p&gt;<text:line-break/> <text:s text:c="14"/>&lt;p&gt;<text:line-break/> <text:s text:c="17"/>&lt;hi rend="bold" space="preserve"&gt;Sprache: &lt;/hi&gt;Die Beiträge erfüllen die Ansprüche wissenschaftlichen Schreibens. Die Wissenschaftlichkeit wird durch die technische Funktionalität zum Zitieren unterstützt.<text:line-break/> <text:s text:c="19"/>&lt;/p&gt;<text:line-break/> <text:s text:c="14"/>&lt;p&gt;<text:line-break/> <text:s text:c="17"/>&lt;hi rend="bold" space="preserve"&gt;Stimme: &lt;/hi&gt;Grundsätzlich ist die Webseite mehrstimmig angelegt, da hier verschiedene Autor*innen schreiben. Alle nutzen einen sachlichen Tonfall und die implizite Leserin wird stets mit formellem <text:line-break/> <text:s text:c="23"/>&lt;hi rend="background(white)"&gt;„&lt;/hi&gt;Sie” angesprochen.<text:line-break/> <text:s text:c="19"/>&lt;/p&gt;<text:line-break/> <text:s text:c="14"/>&lt;p&gt;<text:line-break/> <text:s text:c="17"/>&lt;hi rend="bold" space="preserve"&gt;Bildlichkeit: &lt;/hi&gt;Die eingebetteten Bilder sind zumeist digitale Repräsentationen der eingesetzten Tools und scheinen als solche zunächst gegenstandsneutral. Allerdings sind die Bilder häufig auch Visualisierungen der in forTEXT durchgeführten Fallstudien, d.h. sie zeigen nicht nur grafische, sondern auch textliche Elemente und verweisen auf die Modellierung eines Forschungsgegenstandes, die bei der Erstellung der Grafik stattgefunden haben muss.<text:line-break/> <text:s text:c="19"/>&lt;/p&gt;<text:line-break/> <text:s text:c="14"/>&lt;p&gt;Die forTEXT-Webseite richtet sich in erster Linie an drei Zielgruppen, die sich für die forTEXT-Disseminationsstrategie als besonders relevant erwiesen haben:&lt;/p&gt;<text:line-break/> <text:s text:c="14"/>&lt;list type="unordered"&gt;<text:line-break/> <text:s text:c="17"/>&lt;item&gt;Studierende – Lernende der DH-Methodik&lt;/item&gt;<text:line-break/> <text:s text:c="17"/>&lt;item&gt;Nachwuchswissenschaftler*innen – Umsetzende der DH-Methodik&lt;/item&gt;<text:line-break/> <text:s text:c="17"/>&lt;item&gt;Digitale Geisteswissenschaftler*innen – Lehrende der DH-Methodik&lt;/item&gt;<text:line-break/> <text:s text:c="14"/>&lt;/list&gt;<text:line-break/> <text:s text:c="11"/>&lt;/div&gt;<text:line-break/> <text:s text:c="11"/>&lt;div type="div2" rend="DH-Heading2"&gt;<text:line-break/> <text:s text:c="14"/>&lt;head&gt;Social Media in forTEXT&lt;/head&gt;<text:line-break/> <text:s text:c="14"/>&lt;p&gt;Ausgehend von den Inhalten der Webseite, deren Modi und den entsprechenden Codierungen werden drei soziale Medien zur Vermittlung genutzt. Anders als die Webseite sollen die Social-Media-Kanäle jeweils primär eine Zielgruppe erreichen: YouTube vor allem Zielgruppe 1, Pinterest Zielgruppe 2 und Twitter Zielgruppe 3.&lt;/p&gt;<text:line-break/> <text:s text:c="14"/>&lt;p&gt;YouTube&lt;/p&gt;<text:line-break/> <text:s text:c="14"/>&lt;p&gt;Auf YouTube erstellen wir eigene Inhalte, die die Artikel der Webseite aufgreifen, weiterführen und ergänzen. Es gibt derzeit zwei Inhaltstypen; Fallstudien und Tutorials. Beide können als Open-Educational-Ressources genutzt werden. In methodischen Fallstudien wird zum Beispiel mittels NER verglichen, welche Bedeutung die Hauptfiguren in Goethes <text:line-break/> <text:s text:c="23"/>&lt;hi rend="italic"&gt;Werther&lt;/hi&gt; und in Plenzdorfs <text:line-break/> <text:s text:c="23"/>&lt;hi rend="italic"&gt;neuem Werther&lt;/hi&gt; haben. Wir erklären, wie die NER-Machine-Learning-Prozesse funktionieren und verlinken sowohl zur Webseite als auch zu forTEXT-Tutorials. In den forTEXT-NER-Tutorials wird in drei kleinen Einheiten die Installation, Anwendung und das Training eines eigenen NER-Modells gelehrt.<text:line-break/> <text:s text:c="19"/>&lt;/p&gt;<text:line-break/> <text:s text:c="14"/>&lt;figure&gt;<text:line-break/> <text:s text:c="17"/>&lt;graphic n="1003" width="16.002cm" height="2.940402777777778cm" url="275_final-2b678e4aae2a6471dc7d14815f8cb00e.jpg" rend="inline"/&gt;<text:line-break/> <text:s text:c="14"/>&lt;/figure&gt;<text:line-break/> <text:s text:c="14"/>&lt;p&gt;Design und sprachliche Elemente der forTEXT-YouTube-Videos richten sich nach den Vorgaben der Webseite. Abbildungen der eingesetzten Tools werden ergänzt von piktografischen Animationen. Diese sind zwar schlicht, befördern jedoch Unvoreingenommenheit und Autodidaktik. Dem Vorurteil einer geringeren Technikaffinität weiblicher Menschen begegnen wir mit einem weiblichen Voice-over (vgl. Schelhowe 2000). Dadurch werden Schwellenängste abgebaut und der Eindruck vermittelt, dass Nutzer*innen und digitale Tutorin sich gemeinsam autodidaktisch an die Methoden heranwagen.&lt;/p&gt;<text:line-break/> <text:s text:c="14"/>&lt;p&gt;Pinterest&lt;/p&gt;<text:line-break/> <text:s text:c="14"/>&lt;figure&gt;<text:line-break/> <text:s text:c="17"/>&lt;graphic n="1004" width="16.002cm" height="15.444611111111112cm" url="275_final-503888a9a71c6d481bba71fad0c46d2a.png" rend="inline"/&gt;<text:line-break/> <text:s text:c="14"/>&lt;/figure&gt;<text:line-break/> <text:s text:c="14"/>&lt;p&gt;Die Anpassbarkeit in Hinblick auf Design, Stimme und Bildlichkeit der Kommunikationsmodi ist bei Pinterest am geringsten. Hier werden überwiegend fremde Artikel <text:line-break/> <text:s text:c="23"/>&lt;hi rend="background(white)"&gt;„&lt;/hi&gt;gepinnt”, die lediglich mit einer kurzen Beschreibung angereichert werden. Auch führt die Besonderheit von Pinterest als Chimäre zwischen sozialem Medium und Suchmaschine dazu, dass die sprachlichen Elemente nicht nur für die menschliche Wahrnehmung, sondern insbesondere technologisch eine Rolle spielen. Primär werden hier DH-Forschende angesprochen, die Pinnwände für Tools (z.B. Stanford-NER, Carto, Gephi, CATMA), einzelne Methoden (z.B. Netzwerkanalyse, Stilometrie, Topic Modeling), Diskussionen und viele andere Themen der Digital Humanities finden.<text:line-break/> <text:s text:c="19"/>&lt;/p&gt;<text:line-break/> <text:s text:c="14"/>&lt;p&gt;Twitter&lt;/p&gt;<text:line-break/> <text:s text:c="14"/>&lt;p&gt;Bei Twitter sind Layout und Typografie der Tweets nicht veränderbar. Jedoch wird bei jedem Tweet das forTEXT-Logo angezeigt. Im Gegensatz zu Pinterest ist auf Twitter die Ausgestaltung der Stimme bedeutsam. Hier steht die Kommunikation mit der eigenen Forschungscommunity im Vordergrund. Die Beschränktheit der Tweets auf 280 Zeichen führt dazu, dass eher Fachbegriffe als Umschreibungen genutzt werden. Hashtags führen zu Themen, die für die Community bedeutsam sind und folgen einem kulturellen Sprachcode. Hier nimmt forTEXT an kollegialen Insider-Gesprächen Teil und betont die forschungsrelevante Seite des Projektes.&lt;/p&gt;<text:line-break/> <text:s text:c="11"/>&lt;/div&gt;<text:line-break/> <text:s text:c="8"/>&lt;/div&gt;<text:line-break/> <text:s text:c="8"/>&lt;div type="div1" rend="DH-Heading1"&gt;<text:line-break/> <text:s text:c="11"/>&lt;head&gt;Quantitative Analyse&lt;/head&gt;<text:line-break/> <text:s text:c="11"/>&lt;p&gt;Die webbasierte forTEXT-Disseminationsstrategie wird regelmäßig quantitativ ausgewertet. Zusätzlich zur kontinuierlichen Steigerung von Aufmerksamkeit für das Projekt (quantitativ messbar durch Impressionen, Interaktionen, Betrachtungszeiten), werden auch Analysen durchgeführt, die eher konzeptionelle Aspekte der webbasierten Dissemination von Forschungsmethoden in den Fokus rücken. Auf Basis dieser Analysen entwickeln wir eigene Relevanzmetriken, die neben quantitativen auch qualitative Aspekte berücksichtigen, wie bspw. demografische Daten, die anzeigen, welche Zielgruppen über welche Medien, welche Modi und welche Codes tatsächlich erreicht werden können, aber auch Kommentare, Feedback und Interaktionen mit anderen Nutzer*innen.&lt;/p&gt;<text:line-break/> <text:s text:c="11"/>&lt;p&gt;Zum jetzigen Zeitpunkt läuft die forTEXT-Social-Media-Arbeit seit drei Monaten. Auf allen medialen Kanälen zeigt sich bereits eine steigende Aufmerksamkeit, auch wenn die Zahlenwerte nach Medium stark differieren. Twitter erzielt mit durchschnittlich 20.000 Impressionen im Monat quantitativ die größte Reichweite. Auch die Interaktionsrate ist mit bis zu 7,4% relativ hoch – die Zielgruppe 3 kann hier sehr gut erreicht werden. Mit Pinterest konnten in den ersten drei Monaten durchschnittlich 1.737 monatliche Impressionen erreicht werden, wobei die einzelnen Monate mit 780 Betrachtern im ersten Monat und 9.300 Betrachtern im dritten Monat stark schwanken. Hier zeigt sich, dass die mit maschinellem Lernen verknüpfte Suchmaschine Pinterest länger braucht, um Inhalte und Interessierte zusammen zu bringen. Neue Inhalte müssen regelmäßig und vergleichsweise hochfrequent (derzeit fünf tägliche Pins) verlinkt werden, damit die Pinterest-Algorithmen ein Profil einzuordnen lernen und anderen Nutzer*innen empfehlen. Eine Einsicht aus der Analyse der Pinterest-Daten ist, dass hier insbesondere Nutzerinnen erreicht werden können. Die Vermittlung von forTEXT-Inhalten über YouTube läuft derzeit erst etwa einen Monat, sodass die Zahlenwerte (140 Impressionen im September) noch relativ gering sind. Qualitative Rückmeldung zeigt aber, dass die Videos bisher vor allem im Rahmen der DH-Lehre auf Interesse stoßen.&lt;/p&gt;<text:line-break/> <text:s text:c="11"/>&lt;p&gt;Bereits zu diesem frühen Zeitpunkt zeigt die Fallstudie des forTEXT-Projektes, welche Aspekte einer multimedialen, multimodalen und multipel codierten Vermittlungsstrategie sich als produktiv erweisen. Die Vorannahme, dass auf Twitter vor allem die eigene Community erreichbar ist, hat sich bestätigt. Hingegen deutet der Gender-Gap auf Pinterest an, dass hier weniger Zielgruppe 2, sondern eher Zielgruppe 1 erreicht werden kann, da vor allem die Zielgruppe der Studierenden geisteswissenschaftlicher Fächer meist überwiegend weiblich ist. Aus Feedback zu den forTEXT-YouTube-Videos konnten wir erfahren, dass diese derzeit vor allem für Lehrende von Interesse sind. Neben den vor allem im Marketing üblichen Relevanzkriterien von Impressionen, Engagement und Interaktion (die auch für die wissenschaftliche Impactmessung fruchtbar gemacht werden können, vgl. Herb/Beucke 2013) ist für die Vermittlung von DH-Methoden daher die tatsächlich erreichte Zielgruppe und deren Nutzungsmotivation relevant. So kann forTEXT am Ende nicht nur selbst Social Media produktiv nutzen, sondern auch aufzeigen, welche Medien für welche Ziele der Vermittlung von DH-Methoden besonders bedeutend sind.&lt;/p&gt;<text:line-break/> <text:s text:c="8"/>&lt;/div&gt;<text:line-break/> <text:s text:c="5"/>&lt;/body&gt;<text:line-break/> <text:s text:c="5"/>&lt;back&gt;<text:line-break/> <text:s text:c="8"/>&lt;div type="bibliogr"&gt;<text:line-break/> <text:s text:c="11"/>&lt;listBibl&gt;<text:line-break/> <text:s text:c="14"/>&lt;head&gt;Bibliographie&lt;/head&gt;<text:line-break/> <text:s text:c="14"/>&lt;bibl&gt;<text:line-break/> <text:s text:c="17"/>&lt;hi rend="bold"&gt;Barthes, Roland (1976): &lt;/hi&gt;<text:line-break/> <text:s text:c="17"/>&lt;hi rend="italic"&gt;S/Z&lt;/hi&gt;. Frankfurt am Main: Suhrkamp.<text:line-break/> <text:s text:c="19"/>&lt;/bibl&gt;<text:line-break/> <text:s text:c="14"/>&lt;bibl&gt;<text:line-break/> <text:s text:c="17"/>&lt;hi rend="bold"&gt;Brossard, Dominique (2013): &lt;/hi&gt;<text:line-break/> <text:s text:c="17"/>&lt;hi rend="italic"&gt;New media landscape and the science information consumer&lt;/hi&gt;, <text:line-break/> <text:s text:c="23"/>in: PNAS 110 (3), 14096–14101. <text:line-break/> <text:s text:c="23"/>&lt;ref target="https://www.pnas.org/content/pnas/110/Supplement_3/14096.full.pdf"&gt;<text:line-break/> <text:s text:c="20"/>&lt;hi rend="underline color(1155CC)"&gt;https://www.pnas.org/content/pnas/110/Supplement_3/14096.full.pdf&lt;/hi&gt;<text:line-break/> <text:s text:c="17"/>&lt;/ref&gt;, [Zugriff 21.12.2018]. <text:line-break/> <text:s text:c="19"/>&lt;/bibl&gt;<text:line-break/> <text:s text:c="14"/>&lt;bibl&gt;<text:line-break/> <text:s text:c="17"/>&lt;hi rend="bold"&gt;Bucher, Hans-Jürgen (2007): &lt;/hi&gt;<text:line-break/> <text:s text:c="17"/>&lt;hi rend="italic"&gt;Textdesign und Multimodalität. Zur Semantik und Pragmatik medialer Gestaltungsformen&lt;/hi&gt;, <text:line-break/> <text:s text:c="23"/>in: <text:line-break/> <text:s text:c="23"/>&lt;hi rend="bold"&gt;Roth, Kersten Sven / Spitzmüller, Jürgen (eds.):&lt;/hi&gt;<text:line-break/> <text:s text:c="17"/>&lt;hi rend="italic"&gt;Textdesign und Textwirkung in der massenmedialen Kommunikation&lt;/hi&gt;. <text:line-break/> <text:s text:c="23"/>Konstanz: UVK, 49–76. <text:line-break/> <text:s text:c="19"/>&lt;/bibl&gt;<text:line-break/> <text:s text:c="14"/>&lt;bibl&gt;<text:line-break/> <text:s text:c="17"/>&lt;hi rend="bold"&gt;Eco, Umberto (1985): &lt;/hi&gt;<text:line-break/> <text:s text:c="17"/>&lt;hi rend="italic"&gt;Einführung in die Semiotik&lt;/hi&gt;. <text:line-break/> <text:s text:c="23"/>München: Fink.<text:line-break/> <text:s text:c="19"/>&lt;/bibl&gt;<text:line-break/> <text:s text:c="14"/>&lt;bibl&gt;<text:line-break/> <text:s text:c="17"/>&lt;hi rend="bold"&gt;Herb, Ulrich / Beucke, Daniel (2013): &lt;/hi&gt;<text:line-break/> <text:s text:c="17"/>&lt;hi rend="italic"&gt;Die Zukunft der Impact-Messung. Social Media, Nutzung und Zitate im World Wide Web&lt;/hi&gt;, <text:line-break/> <text:s text:c="23"/>in: Wissenschaftsmanagement. Zeitschrift für Innovation 19 (4), 22–25. <text:line-break/> <text:s text:c="23"/>&lt;ref target="https://publikationen.sulb.uni-saarland.de/bitstream/20.500.11880/23789/1/Die_Zukunft_der_Impact_Messung_fuer_Reps_fertig.pdf"&gt;<text:line-break/> <text:s text:c="20"/>&lt;hi rend="underline color(1155CC)"&gt;https://publikationen.sulb.uni-saarland.de/bitstream/20.500.11880/23789/1/Die_Zukunft_der_Impact_Messung_fuer_Reps_fertig.pdf&lt;/hi&gt;<text:line-break/> <text:s text:c="17"/>&lt;/ref&gt; [Zugriff: 21.12.2018].<text:line-break/> <text:s text:c="19"/>&lt;/bibl&gt;<text:line-break/> <text:s text:c="14"/>&lt;bibl&gt;<text:line-break/> <text:s text:c="17"/>&lt;hi rend="bold"&gt;Gao, Jin / Nyhan, Julianne / Duke-Williams, Oliver / Mahony, Simon (2018): &lt;/hi&gt;<text:line-break/> <text:s text:c="17"/>&lt;hi rend="italic"&gt;Visualising The Digital Humanities Community: A Comparison Study Between Citation Network And Social Network&lt;/hi&gt;, <text:line-break/> <text:s text:c="23"/>in: Digital Humanities 2018. Book of Abstracts. Puentes-Bridges.<text:line-break/> <text:s text:c="19"/>&lt;/bibl&gt;<text:line-break/> <text:s text:c="14"/>&lt;bibl&gt;<text:line-break/> <text:s text:c="17"/>&lt;hi rend="bold"&gt;Neuberger, Christian (2014): &lt;/hi&gt;<text:line-break/> <text:s text:c="17"/>&lt;hi rend="italic"&gt;Social Media in der Wissenschaftsöffentlichkeit. Forschungsstand und Empfehlungen&lt;/hi&gt;, <text:line-break/> <text:s text:c="23"/>in: <text:line-break/> <text:s text:c="23"/>&lt;hi rend="bold"&gt;Weingart, Peter / Schulz, Patricia (eds.): &lt;/hi&gt;<text:line-break/> <text:s text:c="17"/>&lt;hi rend="italic"&gt;Wissen – Nachricht – Sensation. Zur Kommunikation zwischen Wissenschaft, Medien und Öffentlichkeit&lt;/hi&gt;. <text:line-break/> <text:s text:c="23"/>Weilerswist: Velbrück, 315–368.<text:line-break/> <text:s text:c="19"/>&lt;/bibl&gt;<text:line-break/> <text:s text:c="14"/>&lt;bibl&gt;<text:line-break/> <text:s text:c="17"/>&lt;hi rend="bold"&gt;Puschmann, Cornelius / Bastos, Marco (2015):&lt;/hi&gt;<text:line-break/> <text:s text:c="17"/>&lt;hi rend="italic"&gt;How Digital Are the Digital Humanities? An Analysis of Two Scholarly Blogging Platforms&lt;/hi&gt;, <text:line-break/> <text:s text:c="23"/>in: PLOS ONE 10 (2): e0115035.<text:line-break/> <text:s text:c="23"/>&lt;ref target="https://doi.org/10.1371/journal.pone.0115035"&gt;<text:line-break/> <text:s text:c="20"/>&lt;hi rend="underline background(white)"&gt;https://doi.org/10.1371/journal.pone.0115035&lt;/hi&gt;<text:line-break/> <text:s text:c="17"/>&lt;/ref&gt;<text:line-break/> <text:s text:c="17"/>&lt;hi rend="background(white)" space="preserve"&gt; [Zugriff 2.10.2018].&lt;/hi&gt;<text:line-break/> <text:s text:c="14"/>&lt;/bibl&gt;<text:line-break/> <text:s text:c="14"/>&lt;bibl&gt;<text:line-break/> <text:s text:c="17"/>&lt;hi rend="bold"&gt;Reid, Alexander (2011):&lt;/hi&gt;<text:line-break/> <text:s text:c="17"/>&lt;hi rend="italic"&gt;Social Media Assemblages in Digital Humanities: from Backchannel to Buzz&lt;/hi&gt;, <text:line-break/> <text:s text:c="23"/>in: <text:line-break/> <text:s text:c="23"/>&lt;hi rend="bold"&gt;Wankel, Charles (ed.): &lt;/hi&gt;<text:line-break/> <text:s text:c="17"/>&lt;hi rend="italic"&gt;Teaching Arts and Science with the New Social Media&lt;/hi&gt;. <text:line-break/> <text:s text:c="23"/>West Yorkshire: Emerald Publishing, 321–338.<text:line-break/> <text:s text:c="19"/>&lt;/bibl&gt;<text:line-break/> <text:s text:c="14"/>&lt;bibl&gt;<text:line-break/> <text:s text:c="17"/>&lt;hi rend="bold"&gt;Roesler, Alexander / Stiegler, Bernd (eds. 2005): &lt;/hi&gt;<text:line-break/> <text:s text:c="17"/>&lt;hi rend="italic"&gt;Grundbegriffe der Medientheorie&lt;/hi&gt;. <text:line-break/> <text:s text:c="23"/>Paderborn: UTB.<text:line-break/> <text:s text:c="19"/>&lt;/bibl&gt;<text:line-break/> <text:s text:c="14"/>&lt;bibl&gt;<text:line-break/> <text:s text:c="17"/>&lt;hi rend="bold"&gt;Ross, Claire (2012): &lt;/hi&gt;<text:line-break/> <text:s text:c="17"/>&lt;hi rend="italic"&gt;Social media for digital humanities and community engagement&lt;/hi&gt;, <text:line-break/> <text:s text:c="23"/>in: <text:line-break/> <text:s text:c="23"/>&lt;hi rend="bold"&gt;Warwick, Claire / Terras, Melissa / Nyhann, Julianne (eds.): &lt;/hi&gt;<text:line-break/> <text:s text:c="17"/>&lt;hi rend="italic"&gt;Digital Humanities in Practice&lt;/hi&gt;. <text:line-break/> <text:s text:c="23"/>London: Facet Publishing.<text:line-break/> <text:s text:c="19"/>&lt;/bibl&gt;<text:line-break/> <text:s text:c="14"/>&lt;bibl&gt;<text:line-break/> <text:s text:c="17"/>&lt;hi rend="bold"&gt;Schäfer, Mike S. (2017): &lt;/hi&gt;<text:line-break/> <text:s text:c="17"/>&lt;hi rend="italic"&gt;Wissenschaftskommunikation online&lt;/hi&gt;, <text:line-break/> <text:s text:c="23"/>in: <text:line-break/> <text:s text:c="23"/>&lt;hi rend="italic"&gt;Bonfadelli, Heinz et al. (eds.): &lt;/hi&gt;<text:line-break/> <text:s text:c="17"/>&lt;hi rend="italic"&gt;Forschungsfeld Wissenschaftskommunikation&lt;/hi&gt;. Wiesbaden: Springer. <text:line-break/> <text:s text:c="23"/>&lt;ref target="https://link.springer.com/content/pdf/10.1007%2F978-3-658-12898-2.pdf"&gt;<text:line-break/> <text:s text:c="20"/>&lt;hi rend="underline color(1155CC)"&gt;https://link.springer.com/content/pdf/10.1007%2F978-3-658-12898-2.pdf&lt;/hi&gt;<text:line-break/> <text:s text:c="17"/>&lt;/ref&gt; [Zugriff 21.12.2018].<text:line-break/> <text:s text:c="19"/>&lt;/bibl&gt;<text:line-break/> <text:s text:c="14"/>&lt;bibl&gt;<text:line-break/> <text:s text:c="17"/>&lt;hi rend="bold"&gt;Schelhowe, Heidi (2000): &lt;/hi&gt;<text:line-break/> <text:s text:c="17"/>&lt;hi rend="italic"&gt;Informatik&lt;/hi&gt;, <text:line-break/> <text:s text:c="23"/>in: <text:line-break/> <text:s text:c="23"/>&lt;hi rend="bold"&gt;Braun, Christina von / Stephan, Inge (eds.): &lt;/hi&gt;<text:line-break/> <text:s text:c="17"/>&lt;hi rend="italic"&gt;Gender-Studien. Eine Einführung&lt;/hi&gt;. Stuttgart, Weimar: Metzler, 207–216.<text:line-break/> <text:s text:c="19"/>&lt;/bibl&gt;<text:line-break/> <text:s text:c="14"/>&lt;bibl&gt;<text:line-break/> <text:s text:c="17"/>&lt;hi rend="bold"&gt;Scheu, Andreas M. / Volpers, Anna Maria (2017): &lt;/hi&gt;<text:line-break/> <text:s text:c="17"/>&lt;hi rend="italic"&gt;Sozial- und Geisteswissenschaften im öffentlichen Diskurs&lt;/hi&gt;, <text:line-break/> <text:s text:c="23"/>in: <text:line-break/> <text:s text:c="23"/>&lt;hi rend="bold"&gt;Bonfadelli, Heinz et al. (eds.): &lt;/hi&gt;<text:line-break/> <text:s text:c="17"/>&lt;hi rend="italic"&gt;Forschungsfeld Wissenschaftskommunikation&lt;/hi&gt;. Wiesbaden: Springer. <text:line-break/> <text:s text:c="23"/>&lt;ref target="https://link.springer.com/content/pdf/10.1007%2F978-3-658-12898-2.pdf"&gt;<text:line-break/> <text:s text:c="20"/>&lt;hi rend="underline color(1155CC)"&gt;https://link.springer.com/content/pdf/10.1007%2F978-3-658-12898-2.pdf&lt;/hi&gt;<text:line-break/> <text:s text:c="17"/>&lt;/ref&gt; [Zugriff 21.12.2018].<text:line-break/> <text:s text:c="19"/>&lt;/bibl&gt;<text:line-break/> <text:s text:c="14"/>&lt;bibl&gt;<text:line-break/> <text:s text:c="17"/>&lt;hi rend="bold"&gt;Terras, Melissa (2012):&lt;/hi&gt;<text:line-break/> <text:s text:c="17"/>&lt;hi rend="italic"&gt;The Impact of Social Media on the Dissemination of Research: Results of an Experiment&lt;/hi&gt;, <text:line-break/> <text:s text:c="23"/>in: Journal of Digital Humanities 1 (3).<text:line-break/> <text:s text:c="23"/>&lt;ref target="http://journalofdigitalhumanities.org/1-3/the-impact-of-social-media-on-the-dissemination-of-research-by-melissa-terras/"&gt;<text:line-break/> <text:s text:c="20"/>&lt;hi rend="underline color(1155CC) background(white)"&gt;http://journalofdigitalhumanities.org/1-3/the-impact-of-social-media-on-the-dissemination-of-research-by-melissa-terras/&lt;/hi&gt;<text:line-break/> <text:s text:c="17"/>&lt;/ref&gt;<text:line-break/> <text:s text:c="17"/>&lt;hi rend="background(white)" space="preserve"&gt; [Zugriff 2.10.2018].&lt;/hi&gt;<text:line-break/> <text:s text:c="14"/>&lt;/bibl&gt;<text:line-break/> <text:s text:c="14"/>&lt;bibl&gt;<text:line-break/> <text:s text:c="17"/>&lt;hi rend="bold"&gt;Voigt, Kristin (2012): &lt;/hi&gt;<text:line-break/> <text:s text:c="17"/>&lt;hi rend="italic"&gt;Informelle Wissenschaftskommunikation und Social Media&lt;/hi&gt;. <text:line-break/> <text:s text:c="23"/>Berlin: Frank &amp; Timme.<text:line-break/> <text:s text:c="19"/>&lt;/bibl&gt;<text:line-break/> <text:s text:c="11"/>&lt;/listBibl&gt;<text:line-break/> <text:s text:c="8"/>&lt;/div&gt;<text:line-break/> <text:s text:c="5"/>&lt;/back&gt;<text:line-break/> <text:s text:c="2"/>&lt;/text&gt;<text:line-break/><text:line-break/></text:p>
          </table:table-cell>
          <table:table-cell office:string-value="xml" office:value-type="string">
            <text:p>xml</text:p>
          </table:table-cell>
          <table:table-cell office:string-value="Creative Commons Attribution 4.0 International" office:value-type="string">
            <text:p>Creative Commons Attribution 4.0 International</text:p>
          </table:table-cell>
          <table:table-cell/>
          <table:table-cell office:string-value="dissemination;kommunikation von forschungsmethoden;social media" office:value-type="string">
            <text:p>dissemination;kommunikation von forschungsmethoden;social media</text:p>
          </table:table-cell>
          <table:table-cell office:string-value="German" office:value-type="string">
            <text:p>German</text:p>
          </table:table-cell>
          <table:table-cell office:string-value="community-bildung;kommunikation;multimedia;multimodale kommunikation;virtuelle forschungsumgebungen" office:value-type="string">
            <text:p>community-bildung;kommunikation;multimedia;multimodale kommunikation;virtuelle forschungsumgebungen</text:p>
          </table:table-cell>
        </table:table-row>
        <table:table-row>
          <table:table-cell office:string-value="11730" office:value-type="string">
            <text:p>11730</text:p>
          </table:table-cell>
          <table:table-cell office:string-value="2022 - Tokyo" office:value-type="string">
            <text:p>2022 - Tokyo</text:p>
          </table:table-cell>
          <table:table-cell office:string-value="Tokyo" office:value-type="string">
            <text:p>Tokyo</text:p>
          </table:table-cell>
          <table:table-cell office:string-value="Responding to Asian Diversity" office:value-type="string">
            <text:p>Responding to Asian Diversity</text:p>
          </table:table-cell>
          <table:table-cell office:date-value="2021-12-31" office:value-type="date">
            <text:p>2021-12-31</text:p>
          </table:table-cell>
          <table:table-cell office:string-value="ADHO" office:value-type="string">
            <text:p>ADHO</text:p>
          </table:table-cell>
          <table:table-cell office:string-value="ADHO" office:value-type="string">
            <text:p>ADHO</text:p>
          </table:table-cell>
          <table:table-cell/>
          <table:table-cell office:string-value="Tokyo" office:value-type="string">
            <text:p>Tokyo</text:p>
          </table:table-cell>
          <table:table-cell/>
          <table:table-cell office:string-value="Japan" office:value-type="string">
            <text:p>Japan</text:p>
          </table:table-cell>
          <table:table-cell office:string-value="https://dh2022.adho.org/" office:value-type="string">
            <text:p>https://dh2022.adho.org/</text:p>
          </table:table-cell>
          <table:table-cell office:string-value="Project Overview: Resources and Applications for Detecting and Classifying Polarized and Hate Speech in Arabic Social Media" office:value-type="string">
            <text:p>Project Overview: Resources and Applications for Detecting and Classifying Polarized and Hate Speech in Arabic Social Media</text:p>
          </table:table-cell>
          <table:table-cell/>
          <table:table-cell office:string-value="Wajdi Zaghouani" office:value-type="string">
            <text:p>Wajdi Zaghouani</text:p>
          </table:table-cell>
          <table:table-cell office:string-value="paper, specified &quot;short paper&quot;" office:value-type="string">
            <text:p>paper, specified "short paper"</text:p>
          </table:table-cell>
          <table:table-cell office:string-value="&lt;text xmlns=&quot;http://www.tei-c.org/ns/1.0&quot; xml:lang=&quot;en&quot;&gt;&#10;        &lt;body&gt;&#10;            &lt;div type=&quot;div1&quot; rend=&quot;DH-Heading1&quot;&gt;&#10;                &lt;head&gt;Introduction&lt;/head&gt;&#10;                &lt;p style=&quot;text-align: left; &quot;&gt;Societies are increasingly divided and polarized. This polarization is driven by two connected issues: the lack of communication between groups, and the use of hate speech. With social media speeding up the spread of hateful ideologies, polarization and technology go hand in hand. Statistics reveal the scale of the problem; 41% of people have been the target of hate speech. As communities recede into themselves, the prospect of conflict grows. Social media is also providing new opportunities for polarization and hate speech. Shielded behind anonymity, state actors and political entities are using social media to manipulate public opinion on an industrial scale, driving polarization with disinformation and hate speech to serve often extremist agendas. Combined with bots - automated accounts - these partisan entities can achieve a negative impact in society (KS Hasan, 2013 ; Howell (2013). Social media companies have been slow to tackle the problem, for instance, Facebook redefined hate speech pages as controversial humor. While Twitter introduced a new policy stating &quot;You may not dehumanize anyone based on membership in an identifiable group, as this speech can lead to offline harm&quot;, the business model of social media companies may also not be conducive to tackling hate speech. Indeed, hate speech pages can be popular, encouraging clicks and driving advertising revenue to web companies. This is why tackling hate speech and polarization requires multilateral efforts involving the companies themselves, academics and civil society. There have been efforts to address the problem such as the efforts done by the European Commission to tackle hate speech by signing a code of conduct with social media companies to fight hate speech. However, the problem is a global issue. Despite the widespread adoption of social media in the MENA region, most efforts in tackling hate speech also tend to focus on the developed world, with little research targeting Arabic. Some of the research targetting Hate speech in Arabic were limited to a specific categories such as hate targetting religious groups (Albadi 2018) or only covering abusive language detection as in (Mubarak 2017).&lt;/p&gt;&#10;                &lt;p style=&quot;text-align: left; &quot;&gt;Without adequate, contextual-based research, countries in the developing world in particular risk becoming social media blackspots - spaces where hate speech flourishes in unregulated and permissive online environments. The main aim of this project is to address this gap and pave the way for further research on Polarization and Hate Speech in Arab societies. &lt;/p&gt;&#10;            &lt;/div&gt;&#10;            &lt;div type=&quot;div1&quot; rend=&quot;DH-Heading1&quot;&gt;&#10;                &lt;head&gt;Methodology&lt;/head&gt;&#10;                &lt;p style=&quot;text-align: left; &quot;&gt;Our research will address different problems that contribute to the detection of polarization and hate speech: 1) Stance detection with respect to controversial topics (a topic generating a polarized discussion: in favor vs. against); 2) Identification of polarized communities; 3) Hate speech detection; 4) Bot versus human identification and 5) Behavioral interventions to address hate speech. These components will be considered from a holistic perspective unlike some of the existing research works, which address them as isolated problems. Our project focuses on five components: 1) Annotated Language Resources; 2) Polarized Communities Analysis; 3) Methods and Tools based on Natural Language Processing methods as in Fersini et al. (2018); 4) Behavioral interventions and experiments to address hate speech 5) Application Scenarios with the stakeholders. We will create annotated Arabic corpora from Twitter with the stance information (in favor, against or neutral) with respect to controversial topics (e.g., Qatar vs. UAE), polarized communities (e.g Liberals vs Conservatives) and the hateful usage of the language (e.g. insults, aggressive words). This will include creating an Arabic multi-dialectal lexicon of hate speech and aggressive language. The project has several application scenarios. In the context of cyber-security, government agencies could detect individuals and groups that spread hate speech and take appropriate countermeasures. Furthermore, bots spreading hate speech who increase the tension and polarization on society can be detected automatically. In a recent study by Jones (2016) and Jones (2019), 17% of a random sample of tweets in Arabic that mention Qatar were tweeted by bots in May 2017 and that increased to 29% in May 2018.&lt;/p&gt;&#10;            &lt;/div&gt;&#10;            &lt;div type=&quot;div1&quot; rend=&quot;DH-Heading1&quot;&gt;&#10;                &lt;head&gt;Conclusion&lt;/head&gt;&#10;                &lt;p style=&quot;text-align: left; &quot;&gt;The main novelty of this proposal is in the scope, the multidisciplinary nature and the coverage of the addressed problems: we will address the main related problems to polarization as a whole, and not as isolated problems as it was done in some existing projects. Behavioral experiments and interventions will be conducted to address the issue of hate speech. We will test the state-of the-art methods of artificial intelligence to automatically approach the aforementioned problems in Arab social media. By taking into account the legal, the behavioral and the ethical dimensions of the software solutions as well as data protection considerations, we plan to create tools that will allow others to use them to detect polarization, hate speech, and bots.&lt;/p&gt;&#10;            &lt;/div&gt;&#10;            &lt;div type=&quot;div1&quot; rend=&quot;DH-Heading1&quot;&gt;&#10;                &lt;head&gt;Acknowledgments&lt;/head&gt;&#10;                &lt;p style=&quot;text-align: left; &quot;&gt;This project is funded by NPRP grant NPRP13S-0206-200281 from the Qatar National Research Fund (a member of Qatar Foundation).&lt;/p&gt;&#10;            &lt;/div&gt;&#10;        &lt;/body&gt;&#10;        &lt;back&gt;&#10;            &lt;div type=&quot;bibliogr&quot;&gt;&#10;                &lt;listBibl&gt;&#10;                &lt;head rend=&quot;DH-BibliographyHeading&quot;&gt;Bibliography&lt;/head&gt;&#10;                &lt;bibl rend=&quot;DH-BibliographyHeading&quot;&gt;Albadi, N., Kurdi, M., &amp; Mishra, S. (2018). Are they our brothers? analysis and detection of religious hate speech in the Arabic Twittersphere. In 2018 IEEE/ACM International Conference on Advances in Social Networks Analysis and Mining (ASONAM) (pp. 69-76). IEEE. https://doi.org/10.1109/ASONAM.2018.8508247&lt;/bibl&gt;&#10;                &lt;bibl rend=&quot;DH-BibliographyHeading&quot;&gt;&#10;                    &lt;hi rend=&quot;normalweight&quot; style=&quot;font-size:11pt&quot;&gt;Fersini, E., Rosso, P., Anzovino, M. (2018). Overview of the Task on Automatic Misogyny Identification at IberEval. In Proceedings of the Third Workshop on Evaluation of Human Language Technologies for Iberian Languages (IberEval 2018).&lt;/hi&gt;&#10;                &lt;/bibl&gt;&#10;                &lt;bibl rend=&quot;DH-BibliographyHeading&quot;&gt;&#10;                    &lt;hi rend=&quot;normalweight&quot; style=&quot;font-size:11pt&quot;&gt;Hasan, K.S., Ng, V. (2013). Stance Classification of Ideological Debates: Data, Models, Features, and Constraints. In Proceeding of the Sixth International Joint Conference on Natural Language Processing&lt;/hi&gt;&#10;                &lt;/bibl&gt;&#10;                &lt;bibl rend=&quot;DH-BibliographyHeading&quot;&gt;Howell, Lee. (2013). Digital Wildfires in a Hyperconnected World. WEF Report 3.&lt;/bibl&gt;&#10;                &lt;bibl rend=&quot;DH-BibliographyHeading&quot;&gt;&#10;                    &lt;hi rend=&quot;normalweight&quot; style=&quot;font-size:11pt&quot;&gt;Jones, M. O. (2016). Automated sectarianism and pro-Saudi propaganda on Twitter. Exposing the Invisible (Tactical Technology Collective).&lt;/hi&gt;&#10;                &lt;/bibl&gt;&#10;                &lt;bibl rend=&quot;DH-BibliographyHeading&quot;&gt;&#10;                    &lt;hi rend=&quot;normalweight&quot; style=&quot;font-size:11pt&quot;&gt;Jones, M. O. (2019). The Gulf Information War| Propaganda, Fake News, and Fake Trends: The Weaponization of Twitter Bots in the Gulf Crisis. International Journal of Communication&lt;/hi&gt;&#10;                &lt;/bibl&gt;&#10;                &lt;bibl rend=&quot;DH-BibliographyHeading&quot;&gt;Mubarak, H., Darwish, K., &amp; Magdy, W. (2017). Abusive language detection on Arabic social media. In Proceedings of the first workshop on abusive language online (pp. 52-56).&lt;/bibl&gt;&#10;                &lt;/listBibl&gt;&#10;            &lt;/div&gt;&#10;        &lt;/back&gt;&#10;    &lt;/text&gt;&#10;&#10;" office:value-type="string">
            <text:p>&lt;text xmlns="http://www.tei-c.org/ns/1.0" xml:lang="en"&gt;<text:line-break/> <text:s text:c="7"/>&lt;body&gt;<text:line-break/> <text:s text:c="11"/>&lt;div type="div1" rend="DH-Heading1"&gt;<text:line-break/> <text:s text:c="15"/>&lt;head&gt;Introduction&lt;/head&gt;<text:line-break/> <text:s text:c="15"/>&lt;p style="text-align: left; "&gt;Societies are increasingly divided and polarized. This polarization is driven by two connected issues: the lack of communication between groups, and the use of hate speech. With social media speeding up the spread of hateful ideologies, polarization and technology go hand in hand. Statistics reveal the scale of the problem; 41% of people have been the target of hate speech. As communities recede into themselves, the prospect of conflict grows. Social media is also providing new opportunities for polarization and hate speech. Shielded behind anonymity, state actors and political entities are using social media to manipulate public opinion on an industrial scale, driving polarization with disinformation and hate speech to serve often extremist agendas. Combined with bots - automated accounts - these partisan entities can achieve a negative impact in society (KS Hasan, 2013 ; Howell (2013). Social media companies have been slow to tackle the problem, for instance, Facebook redefined hate speech pages as controversial humor. While Twitter introduced a new policy stating "You may not dehumanize anyone based on membership in an identifiable group, as this speech can lead to offline harm", the business model of social media companies may also not be conducive to tackling hate speech. Indeed, hate speech pages can be popular, encouraging clicks and driving advertising revenue to web companies. This is why tackling hate speech and polarization requires multilateral efforts involving the companies themselves, academics and civil society. There have been efforts to address the problem such as the efforts done by the European Commission to tackle hate speech by signing a code of conduct with social media companies to fight hate speech. However, the problem is a global issue. Despite the widespread adoption of social media in the MENA region, most efforts in tackling hate speech also tend to focus on the developed world, with little research targeting Arabic. Some of the research targetting Hate speech in Arabic were limited to a specific categories such as hate targetting religious groups (Albadi 2018) or only covering abusive language detection as in (Mubarak 2017).&lt;/p&gt;<text:line-break/> <text:s text:c="15"/>&lt;p style="text-align: left; "&gt;Without adequate, contextual-based research, countries in the developing world in particular risk becoming social media blackspots - spaces where hate speech flourishes in unregulated and permissive online environments. The main aim of this project is to address this gap and pave the way for further research on Polarization and Hate Speech in Arab societies. &lt;/p&gt;<text:line-break/> <text:s text:c="11"/>&lt;/div&gt;<text:line-break/> <text:s text:c="11"/>&lt;div type="div1" rend="DH-Heading1"&gt;<text:line-break/> <text:s text:c="15"/>&lt;head&gt;Methodology&lt;/head&gt;<text:line-break/> <text:s text:c="15"/>&lt;p style="text-align: left; "&gt;Our research will address different problems that contribute to the detection of polarization and hate speech: 1) Stance detection with respect to controversial topics (a topic generating a polarized discussion: in favor vs. against); 2) Identification of polarized communities; 3) Hate speech detection; 4) Bot versus human identification and 5) Behavioral interventions to address hate speech. These components will be considered from a holistic perspective unlike some of the existing research works, which address them as isolated problems. Our project focuses on five components: 1) Annotated Language Resources; 2) Polarized Communities Analysis; 3) Methods and Tools based on Natural Language Processing methods as in Fersini et al. (2018); 4) Behavioral interventions and experiments to address hate speech 5) Application Scenarios with the stakeholders. We will create annotated Arabic corpora from Twitter with the stance information (in favor, against or neutral) with respect to controversial topics (e.g., Qatar vs. UAE), polarized communities (e.g Liberals vs Conservatives) and the hateful usage of the language (e.g. insults, aggressive words). This will include creating an Arabic multi-dialectal lexicon of hate speech and aggressive language. The project has several application scenarios. In the context of cyber-security, government agencies could detect individuals and groups that spread hate speech and take appropriate countermeasures. Furthermore, bots spreading hate speech who increase the tension and polarization on society can be detected automatically. In a recent study by Jones (2016) and Jones (2019), 17% of a random sample of tweets in Arabic that mention Qatar were tweeted by bots in May 2017 and that increased to 29% in May 2018.&lt;/p&gt;<text:line-break/> <text:s text:c="11"/>&lt;/div&gt;<text:line-break/> <text:s text:c="11"/>&lt;div type="div1" rend="DH-Heading1"&gt;<text:line-break/> <text:s text:c="15"/>&lt;head&gt;Conclusion&lt;/head&gt;<text:line-break/> <text:s text:c="15"/>&lt;p style="text-align: left; "&gt;The main novelty of this proposal is in the scope, the multidisciplinary nature and the coverage of the addressed problems: we will address the main related problems to polarization as a whole, and not as isolated problems as it was done in some existing projects. Behavioral experiments and interventions will be conducted to address the issue of hate speech. We will test the state-of the-art methods of artificial intelligence to automatically approach the aforementioned problems in Arab social media. By taking into account the legal, the behavioral and the ethical dimensions of the software solutions as well as data protection considerations, we plan to create tools that will allow others to use them to detect polarization, hate speech, and bots.&lt;/p&gt;<text:line-break/> <text:s text:c="11"/>&lt;/div&gt;<text:line-break/> <text:s text:c="11"/>&lt;div type="div1" rend="DH-Heading1"&gt;<text:line-break/> <text:s text:c="15"/>&lt;head&gt;Acknowledgments&lt;/head&gt;<text:line-break/> <text:s text:c="15"/>&lt;p style="text-align: left; "&gt;This project is funded by NPRP grant NPRP13S-0206-200281 from the Qatar National Research Fund (a member of Qatar Foundation).&lt;/p&gt;<text:line-break/> <text:s text:c="11"/>&lt;/div&gt;<text:line-break/> <text:s text:c="7"/>&lt;/body&gt;<text:line-break/> <text:s text:c="7"/>&lt;back&gt;<text:line-break/> <text:s text:c="11"/>&lt;div type="bibliogr"&gt;<text:line-break/> <text:s text:c="15"/>&lt;listBibl&gt;<text:line-break/> <text:s text:c="15"/>&lt;head rend="DH-BibliographyHeading"&gt;Bibliography&lt;/head&gt;<text:line-break/> <text:s text:c="15"/>&lt;bibl rend="DH-BibliographyHeading"&gt;Albadi, N., Kurdi, M., &amp; Mishra, S. (2018). Are they our brothers? analysis and detection of religious hate speech in the Arabic Twittersphere. In 2018 IEEE/ACM International Conference on Advances in Social Networks Analysis and Mining (ASONAM) (pp. 69-76). IEEE. https://doi.org/10.1109/ASONAM.2018.8508247&lt;/bibl&gt;<text:line-break/> <text:s text:c="15"/>&lt;bibl rend="DH-BibliographyHeading"&gt;<text:line-break/> <text:s text:c="19"/>&lt;hi rend="normalweight" style="font-size:11pt"&gt;Fersini, E., Rosso, P., Anzovino, M. (2018). Overview of the Task on Automatic Misogyny Identification at IberEval. In Proceedings of the Third Workshop on Evaluation of Human Language Technologies for Iberian Languages (IberEval 2018).&lt;/hi&gt;<text:line-break/> <text:s text:c="15"/>&lt;/bibl&gt;<text:line-break/> <text:s text:c="15"/>&lt;bibl rend="DH-BibliographyHeading"&gt;<text:line-break/> <text:s text:c="19"/>&lt;hi rend="normalweight" style="font-size:11pt"&gt;Hasan, K.S., Ng, V. (2013). Stance Classification of Ideological Debates: Data, Models, Features, and Constraints. In Proceeding of the Sixth International Joint Conference on Natural Language Processing&lt;/hi&gt;<text:line-break/> <text:s text:c="15"/>&lt;/bibl&gt;<text:line-break/> <text:s text:c="15"/>&lt;bibl rend="DH-BibliographyHeading"&gt;Howell, Lee. (2013). Digital Wildfires in a Hyperconnected World. WEF Report 3.&lt;/bibl&gt;<text:line-break/> <text:s text:c="15"/>&lt;bibl rend="DH-BibliographyHeading"&gt;<text:line-break/> <text:s text:c="19"/>&lt;hi rend="normalweight" style="font-size:11pt"&gt;Jones, M. O. (2016). Automated sectarianism and pro-Saudi propaganda on Twitter. Exposing the Invisible (Tactical Technology Collective).&lt;/hi&gt;<text:line-break/> <text:s text:c="15"/>&lt;/bibl&gt;<text:line-break/> <text:s text:c="15"/>&lt;bibl rend="DH-BibliographyHeading"&gt;<text:line-break/> <text:s text:c="19"/>&lt;hi rend="normalweight" style="font-size:11pt"&gt;Jones, M. O. (2019). The Gulf Information War| Propaganda, Fake News, and Fake Trends: The Weaponization of Twitter Bots in the Gulf Crisis. International Journal of Communication&lt;/hi&gt;<text:line-break/> <text:s text:c="15"/>&lt;/bibl&gt;<text:line-break/> <text:s text:c="15"/>&lt;bibl rend="DH-BibliographyHeading"&gt;Mubarak, H., Darwish, K., &amp; Magdy, W. (2017). Abusive language detection on Arabic social media. In Proceedings of the first workshop on abusive language online (pp. 52-56).&lt;/bibl&gt;<text:line-break/> <text:s text:c="15"/>&lt;/listBibl&gt;<text:line-break/> <text:s text:c="11"/>&lt;/div&gt;<text:line-break/> <text:s text:c="7"/>&lt;/back&gt;<text:line-break/> <text:s text:c="3"/>&lt;/text&gt;<text:line-break/><text:line-break/></text:p>
          </table:table-cell>
          <table:table-cell office:string-value="xml" office:value-type="string">
            <text:p>xml</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arabic language;hate speech detection;natural language processing;polarization;social media analytics" office:value-type="string">
            <text:p>arabic language;hate speech detection;natural language processing;polarization;social media analytics</text:p>
          </table:table-cell>
          <table:table-cell office:string-value="English" office:value-type="string">
            <text:p>English</text:p>
          </table:table-cell>
          <table:table-cell office:string-value="africa;asia;contemporary;english;global;humanities computing;informatics;natural language processing;social media analysis and methods" office:value-type="string">
            <text:p>africa;asia;contemporary;english;global;humanities computing;informatics;natural language processing;social media analysis and methods</text:p>
          </table:table-cell>
        </table:table-row>
        <table:table-row>
          <table:table-cell office:string-value="11980" office:value-type="string">
            <text:p>11980</text:p>
          </table:table-cell>
          <table:table-cell office:string-value="2022 - Tokyo" office:value-type="string">
            <text:p>2022 - Tokyo</text:p>
          </table:table-cell>
          <table:table-cell office:string-value="Tokyo" office:value-type="string">
            <text:p>Tokyo</text:p>
          </table:table-cell>
          <table:table-cell office:string-value="Responding to Asian Diversity" office:value-type="string">
            <text:p>Responding to Asian Diversity</text:p>
          </table:table-cell>
          <table:table-cell office:date-value="2021-12-31" office:value-type="date">
            <text:p>2021-12-31</text:p>
          </table:table-cell>
          <table:table-cell office:string-value="ADHO" office:value-type="string">
            <text:p>ADHO</text:p>
          </table:table-cell>
          <table:table-cell office:string-value="ADHO" office:value-type="string">
            <text:p>ADHO</text:p>
          </table:table-cell>
          <table:table-cell/>
          <table:table-cell office:string-value="Tokyo" office:value-type="string">
            <text:p>Tokyo</text:p>
          </table:table-cell>
          <table:table-cell/>
          <table:table-cell office:string-value="Japan" office:value-type="string">
            <text:p>Japan</text:p>
          </table:table-cell>
          <table:table-cell office:string-value="https://dh2022.adho.org/" office:value-type="string">
            <text:p>https://dh2022.adho.org/</text:p>
          </table:table-cell>
          <table:table-cell office:string-value="TikTok Cover Dances as Folkloric Practice: Pose Estimation and the Study of Variation in K-Pop Choreography across Short-Form Social Media Videos" office:value-type="string">
            <text:p>TikTok Cover Dances as Folkloric Practice: Pose Estimation and the Study of Variation in K-Pop Choreography across Short-Form Social Media Videos</text:p>
          </table:table-cell>
          <table:table-cell/>
          <table:table-cell office:string-value="Peter Broadwell;Timothy R. Tangherlini" office:value-type="string">
            <text:p>Peter Broadwell;Timothy R. Tangherlini</text:p>
          </table:table-cell>
          <table:table-cell office:string-value="paper, specified &quot;long paper&quot;" office:value-type="string">
            <text:p>paper, specified "long paper"</text:p>
          </table:table-cell>
          <table:table-cell office:string-value="&lt;text xmlns=&quot;http://www.tei-c.org/ns/1.0&quot; xml:lang=&quot;en&quot;&gt;&#10;        &lt;body&gt;&#10;            &lt;p style=&quot;text-align: left;&quot;&gt;The sharing of short-form videos on social media platforms (TikTok, Instagram and Facebook stories, YouTube Shorts), which grew rapidly in popularity as personal interactions moved online during the COVID-19 pandemic, provides a new opportunity for individual Internet users to participate in the already vibrant, global online culture surrounding the choreographic aspects of South Korean “idol” (solo or group singer-dancer) K-pop. In addition to the formal dance videos that accompany the release of most new songs and music videos, any Internet user with a smartphone now can record, edit and post their own performance of a brief portion (typically 15-60 seconds) of the song’s choreography, accompanied by a publisher-approved snippet of the music. These cover dances usually are centered upon the chorus sections of the songs, which feature the most recognizable choreography and music, and often are prompted by semi-official social media “dance challenge” campaigns. Cover dances that prove popular on a given platform may garner enormous numbers of views, shares, likes/upvotes, comments and new followers (subscribers) for their posters; such recordings also may be included in long-form “highlight reel” compilation videos, which serve as unofficial archives of these otherwise ephemeral posts.&lt;/p&gt;&#10;            &lt;p style=&quot;text-align: left;&quot;&gt;&#10;                The posting, sharing, and cross-influencing of short-form social media cover dances fits the accepted definition of folklore, digital and otherwise: informal cultural expressive forms circulating over time on and across social networks. Whether the creation and sharing of these videos is motivated by a simple wish to contribute to a perceived community and tradition, or by competition, or by desire for the emotional and monetary spoils of the online attention economy (or some combination of these motivations), the folkloristic frame provides illuminating perspectives on this phenomenon. It contextualizes the short-form cover dances and the choreography in the official videos as bound together in the core dialectic of the folkloric process: the relationship between informal repetitions/renditions enacted by the individual vs. the “tradition,” here represented by the indexical demonstration video, but also—and importantly—by the growing number of other individual dancers presenting their own variants of the indexical dance. The degree and manner by which the informal cover dance versions deviate from the indexical form and from each other, such as by incorporating the personal preferences of individual participants or even significant elements of other tradition groups (e.g., other dance styles) highlights how the milieu of globalized K-pop cover dances enacts this central dynamic of the folkloric process.&#10;            &lt;/p&gt;&#10;            &lt;figure&gt;&#10;                &lt;graphic n=&quot;1001&quot; width=&quot;15.004813888888888cm&quot; height=&quot;22.50722222222222cm&quot; url=&quot;Pictures/5689f31ff49e1594637c91b6807c7c89.png&quot; rend=&quot;inline&quot;/&gt;&#10;            &lt;/figure&gt;&#10;            &lt;p style=&quot;text-align: left;&quot;&gt;&#10;                &lt;hi rend=&quot;bold&quot; style=&quot;font-size:10pt&quot;&gt;Figure 1.&lt;/hi&gt;&#10;                &lt;hi style=&quot;font-size:10pt&quot; xml:space=&quot;preserve&quot;&gt; Pose similarities of 15 short cover dances on TikTok to the original choreography (keypose heatmap on line 1) of BTS’s “Permission to Dance”&lt;/hi&gt;&#10;            &lt;/p&gt;&#10;            &lt;p style=&quot;text-align: left;&quot;&gt;Neural deep learning-based image processing models that can locate with sufficient accuracy the individual appendages of human poses enable analyses of the interrelationships of dance cover videos at a representative scale. Running such pose estimation tools on dance videos enables both “distant viewing” studies that combine observations from more videos than human observers could reasonably view and annotate, and also “close viewing” analyses that incorporate subtle details of position and motion that would be indiscernible to observers in real time.&lt;/p&gt;&#10;            &lt;p style=&quot;text-align: left;&quot;&gt;&#10;                For this study, we identified a set of recent high-profile K-pop dance challenges; for each, we ran a pose estimation model optimized for single-figure videos from smartphone cameras, which can interpolate the positions of obscured appendages, on a dozen or so short-form cover dance videos from TikTok as well as on a full-length instructional video demonstrating the song’s complete choreography. The model estimates the two-dimensional coordinates of the 17 standard pose keypoints for each frame of a video, which we normalized within a unit space (L2-norm) to cancel out differences in camera distance and body size. We also augmented each pose with the positions of its 17 keypoints flipped across the horizontal axis so that dances presenting the mirror-image of the choreography—a common occurrence in dance videos—are scored as similar. The similarity between two poses was quantified as the cosine similarity of their normalized keypoint vectors.&#10;            &lt;/p&gt;&#10;            &lt;p style=&quot;text-align: left;&quot;&gt;&#10;                Because short-form dance covers for a given song use verbatim excerpts of the music, they can be aligned accurately to the long-form dance demonstration video and to each other by sliding the audio frequency spectrum values of the shorter video across the longer and finding the alignment with the highest cross-correlation score. We then compared the dance poses of the aligned sections by calculating the cosine similarity between any two poses that occurred at the same point in the music. The resulting time series of pose similarity scores enabled us to identify the sections of the original choreography and music that were most commonly “covered” on TikTok, and to detect portions of overlapping choreography that exhibited comparatively greater or lower similarity. Constructing an average of the poses across all covers of a given section also facilitated study of how individual covers (as well as the demonstration video) compare to this emergent consensus form.&#10;            &lt;/p&gt;&#10;            &lt;figure&gt;&#10;                &lt;graphic n=&quot;1002&quot; width=&quot;16.002cm&quot; height=&quot;24.003cm&quot; url=&quot;Pictures/e0f6d1d62815c2b27f7d13fdb7776aff.png&quot; rend=&quot;inline&quot;/&gt;&#10;            &lt;/figure&gt;&#10;            &lt;p style=&quot;text-align: left;&quot;&gt;&#10;                &lt;hi rend=&quot;bold&quot; style=&quot;font-size:10pt&quot;&gt;Figure 2.&lt;/hi&gt;&#10;                &lt;hi style=&quot;font-size:10pt&quot; xml:space=&quot;preserve&quot;&gt; Plots as in Figure 1 for the dance demonstration video and 16 short cover dances from TikTok for TWICE’s “I Can’t Stop Me”&lt;/hi&gt;&#10;            &lt;/p&gt;&#10;            &lt;p style=&quot;text-align: left;&quot;&gt;&#10;                Our analytical results (Figures 1 and 2) revealed that most individuated deviations from the indexical and consensus choreography tended to occur at the beginnings and especially the endings of the cover dances, as well as during the most dynamic dance moves (jumping, crouching). Comparing the latter cases to the pose estimation confidence levels indicates that these are not just artifacts of the model “losing track” of keypoints during such moves, but rather, the disruptive nature of the move seems to give the dancers license to deviate from the norm. Similarly, having already established their mimetic proficiency in the earlier sections of a cover dance, performers appear to feel more freedom to introduce personalized variations in the closing portion.&#10;            &lt;/p&gt;&#10;            &lt;p style=&quot;text-align: left;&quot;&gt;From the perspective of folkloristics, this work is a major contribution: we can interrogate the processes of individual creativity, group predilections, regional variations and the conservative nature of tradition all at once, thus instantiating a macroscopic potential for the study of popular, informal, yet culturally expressive dance at many scales of analysis.&lt;/p&gt;&#10;        &lt;/body&gt;&#10;        &lt;back&gt;&#10;            &lt;div type=&quot;bibliogr&quot;&gt;&#10;                &lt;listBibl&gt;&#10;                    &lt;head&gt;Bibliography&lt;/head&gt;&#10;                    &lt;bibl&gt;&#10;                        &lt;hi rend=&quot;bold&quot;&gt;Abidin, C.&lt;/hi&gt; (2020). Mapping Internet Celebrity on TikTok: Exploring Attention Economies and Visibility Labours. &#10;                        &lt;hi rend=&quot;italic&quot; xml:space=&quot;preserve&quot;&gt;Cultural Science Journal &lt;/hi&gt;12(1): 77-103.&#10;                    &lt;/bibl&gt;&#10;                    &lt;bibl&gt;&#10;                        &lt;hi rend=&quot;bold&quot;&gt;Boffone, T.&lt;/hi&gt; (2021). &#10;                        &lt;hi rend=&quot;italic&quot;&gt;Renegades: Digital Dance Cultures from Dubsmash to TikTok&lt;/hi&gt;. Oxford University Press.&#10;                    &lt;/bibl&gt;&#10;                    &lt;bibl&gt;&#10;                        &lt;hi rend=&quot;bold&quot;&gt;Broadwell, P. and Tangherlini, T.&lt;/hi&gt; (2021). Comparative K-Pop Choreography Analysis through Deep-Learning Pose Estimation across a Large Video Corpus. &#10;                        &lt;hi rend=&quot;italic&quot;&gt;Digital Humanities Quarterly&lt;/hi&gt; 15(1). &#10;                        &lt;ref target=&quot;http://digitalhumanities.org/dhq/vol/15/1/000506/000506.html&quot;&gt;&#10;                            &lt;hi rend=&quot;color(1155CC)&quot;&gt;http://digitalhumanities.org/dhq/vol/15/1/000506/000506.html&lt;/hi&gt;&#10;                        &lt;/ref&gt;&#10;                    &lt;/bibl&gt;&#10;                    &lt;bibl&gt;&#10;                        &lt;hi rend=&quot;bold&quot;&gt;Marshall, W.&lt;/hi&gt; (2019). Social Dance in the Age of (Anti-)Social Media: Fortnite, Online Video, and the Jook at a Virtual Crossroads. &#10;                        &lt;hi rend=&quot;italic&quot;&gt;Journal of Popular Music Studies&lt;/hi&gt; 31(4): 3-15.&#10;                    &lt;/bibl&gt;&#10;                    &lt;bibl&gt;&#10;                        &lt;hi rend=&quot;bold&quot;&gt;Schellewald, A.&lt;/hi&gt; (2021). Communicative Forms on TikTok: Perspectives from Digital Ethnography. &#10;                        &lt;hi rend=&quot;italic&quot;&gt;International Journal of Communication&lt;/hi&gt; 21. &#10;                        &lt;ref target=&quot;https://ijoc.org/index.php/ijoc/article/view/16414&quot;&gt;&#10;                            &lt;hi rend=&quot;color(1155CC)&quot;&gt;https://ijoc.org/index.php/ijoc/article/view/16414&lt;/hi&gt;&#10;                        &lt;/ref&gt;&#10;                    &lt;/bibl&gt;&#10;                    &lt;bibl style=&quot;text-align: left;&quot;&gt;&#10;                        &lt;lb/&gt;&#10;                        &lt;hi rend=&quot;bold&quot; style=&quot;font-size:12pt&quot;&gt;Zulli, D. and Zulli, D.&lt;/hi&gt;&#10;                        &lt;hi style=&quot;font-size:12pt&quot; xml:space=&quot;preserve&quot;&gt; (2020). Extending the Internet Meme: Conceptualizing Technological Mimesis and Imitation Publics on the TikTok Platform. &lt;/hi&gt;&#10;                        &lt;hi rend=&quot;italic&quot; style=&quot;font-size:12pt&quot;&gt;New Media and Society&lt;/hi&gt;&#10;                        &lt;hi style=&quot;font-size:12pt&quot; xml:space=&quot;preserve&quot;&gt;. &lt;/hi&gt;&#10;                        &lt;ref target=&quot;https://doi.org/10.1177/1461444820983603&quot;&gt;&#10;                            &lt;hi rend=&quot;color(1155CC)&quot; style=&quot;font-size:12pt&quot;&gt;https://doi.org/10.1177/1461444820983603&lt;/hi&gt;&#10;                        &lt;/ref&gt;&#10;                    &lt;/bibl&gt;&#10;                &lt;/listBibl&gt;&#10;            &lt;/div&gt;&#10;        &lt;/back&gt;&#10;    &lt;/text&gt;" office:value-type="string">
            <text:p>&lt;text xmlns="http://www.tei-c.org/ns/1.0" xml:lang="en"&gt;<text:line-break/> <text:s text:c="7"/>&lt;body&gt;<text:line-break/> <text:s text:c="11"/>&lt;p style="text-align: left;"&gt;The sharing of short-form videos on social media platforms (TikTok, Instagram and Facebook stories, YouTube Shorts), which grew rapidly in popularity as personal interactions moved online during the COVID-19 pandemic, provides a new opportunity for individual Internet users to participate in the already vibrant, global online culture surrounding the choreographic aspects of South Korean “idol” (solo or group singer-dancer) K-pop. In addition to the formal dance videos that accompany the release of most new songs and music videos, any Internet user with a smartphone now can record, edit and post their own performance of a brief portion (typically 15-60 seconds) of the song’s choreography, accompanied by a publisher-approved snippet of the music. These cover dances usually are centered upon the chorus sections of the songs, which feature the most recognizable choreography and music, and often are prompted by semi-official social media “dance challenge” campaigns. Cover dances that prove popular on a given platform may garner enormous numbers of views, shares, likes/upvotes, comments and new followers (subscribers) for their posters; such recordings also may be included in long-form “highlight reel” compilation videos, which serve as unofficial archives of these otherwise ephemeral posts.&lt;/p&gt;<text:line-break/> <text:s text:c="11"/>&lt;p style="text-align: left;"&gt;<text:line-break/> <text:s text:c="15"/>The posting, sharing, and cross-influencing of short-form social media cover dances fits the accepted definition of folklore, digital and otherwise: informal cultural expressive forms circulating over time on and across social networks. Whether the creation and sharing of these videos is motivated by a simple wish to contribute to a perceived community and tradition, or by competition, or by desire for the emotional and monetary spoils of the online attention economy (or some combination of these motivations), the folkloristic frame provides illuminating perspectives on this phenomenon. It contextualizes the short-form cover dances and the choreography in the official videos as bound together in the core dialectic of the folkloric process: the relationship between informal repetitions/renditions enacted by the individual vs. the “tradition,” here represented by the indexical demonstration video, but also—and importantly—by the growing number of other individual dancers presenting their own variants of the indexical dance. The degree and manner by which the informal cover dance versions deviate from the indexical form and from each other, such as by incorporating the personal preferences of individual participants or even significant elements of other tradition groups (e.g., other dance styles) highlights how the milieu of globalized K-pop cover dances enacts this central dynamic of the folkloric process.<text:line-break/> <text:s text:c="11"/>&lt;/p&gt;<text:line-break/> <text:s text:c="11"/>&lt;figure&gt;<text:line-break/> <text:s text:c="15"/>&lt;graphic n="1001" width="15.004813888888888cm" height="22.50722222222222cm" url="Pictures/5689f31ff49e1594637c91b6807c7c89.png" rend="inline"/&gt;<text:line-break/> <text:s text:c="11"/>&lt;/figure&gt;<text:line-break/> <text:s text:c="11"/>&lt;p style="text-align: left;"&gt;<text:line-break/> <text:s text:c="15"/>&lt;hi rend="bold" style="font-size:10pt"&gt;Figure 1.&lt;/hi&gt;<text:line-break/> <text:s text:c="15"/>&lt;hi style="font-size:10pt" xml:space="preserve"&gt; Pose similarities of 15 short cover dances on TikTok to the original choreography (keypose heatmap on line 1) of BTS’s “Permission to Dance”&lt;/hi&gt;<text:line-break/> <text:s text:c="11"/>&lt;/p&gt;<text:line-break/> <text:s text:c="11"/>&lt;p style="text-align: left;"&gt;Neural deep learning-based image processing models that can locate with sufficient accuracy the individual appendages of human poses enable analyses of the interrelationships of dance cover videos at a representative scale. Running such pose estimation tools on dance videos enables both “distant viewing” studies that combine observations from more videos than human observers could reasonably view and annotate, and also “close viewing” analyses that incorporate subtle details of position and motion that would be indiscernible to observers in real time.&lt;/p&gt;<text:line-break/> <text:s text:c="11"/>&lt;p style="text-align: left;"&gt;<text:line-break/> <text:s text:c="15"/>For this study, we identified a set of recent high-profile K-pop dance challenges; for each, we ran a pose estimation model optimized for single-figure videos from smartphone cameras, which can interpolate the positions of obscured appendages, on a dozen or so short-form cover dance videos from TikTok as well as on a full-length instructional video demonstrating the song’s complete choreography. The model estimates the two-dimensional coordinates of the 17 standard pose keypoints for each frame of a video, which we normalized within a unit space (L2-norm) to cancel out differences in camera distance and body size. We also augmented each pose with the positions of its 17 keypoints flipped across the horizontal axis so that dances presenting the mirror-image of the choreography—a common occurrence in dance videos—are scored as similar. The similarity between two poses was quantified as the cosine similarity of their normalized keypoint vectors.<text:line-break/> <text:s text:c="11"/>&lt;/p&gt;<text:line-break/> <text:s text:c="11"/>&lt;p style="text-align: left;"&gt;<text:line-break/> <text:s text:c="15"/>Because short-form dance covers for a given song use verbatim excerpts of the music, they can be aligned accurately to the long-form dance demonstration video and to each other by sliding the audio frequency spectrum values of the shorter video across the longer and finding the alignment with the highest cross-correlation score. We then compared the dance poses of the aligned sections by calculating the cosine similarity between any two poses that occurred at the same point in the music. The resulting time series of pose similarity scores enabled us to identify the sections of the original choreography and music that were most commonly “covered” on TikTok, and to detect portions of overlapping choreography that exhibited comparatively greater or lower similarity. Constructing an average of the poses across all covers of a given section also facilitated study of how individual covers (as well as the demonstration video) compare to this emergent consensus form.<text:line-break/> <text:s text:c="11"/>&lt;/p&gt;<text:line-break/> <text:s text:c="11"/>&lt;figure&gt;<text:line-break/> <text:s text:c="15"/>&lt;graphic n="1002" width="16.002cm" height="24.003cm" url="Pictures/e0f6d1d62815c2b27f7d13fdb7776aff.png" rend="inline"/&gt;<text:line-break/> <text:s text:c="11"/>&lt;/figure&gt;<text:line-break/> <text:s text:c="11"/>&lt;p style="text-align: left;"&gt;<text:line-break/> <text:s text:c="15"/>&lt;hi rend="bold" style="font-size:10pt"&gt;Figure 2.&lt;/hi&gt;<text:line-break/> <text:s text:c="15"/>&lt;hi style="font-size:10pt" xml:space="preserve"&gt; Plots as in Figure 1 for the dance demonstration video and 16 short cover dances from TikTok for TWICE’s “I Can’t Stop Me”&lt;/hi&gt;<text:line-break/> <text:s text:c="11"/>&lt;/p&gt;<text:line-break/> <text:s text:c="11"/>&lt;p style="text-align: left;"&gt;<text:line-break/> <text:s text:c="15"/>Our analytical results (Figures 1 and 2) revealed that most individuated deviations from the indexical and consensus choreography tended to occur at the beginnings and especially the endings of the cover dances, as well as during the most dynamic dance moves (jumping, crouching). Comparing the latter cases to the pose estimation confidence levels indicates that these are not just artifacts of the model “losing track” of keypoints during such moves, but rather, the disruptive nature of the move seems to give the dancers license to deviate from the norm. Similarly, having already established their mimetic proficiency in the earlier sections of a cover dance, performers appear to feel more freedom to introduce personalized variations in the closing portion.<text:line-break/> <text:s text:c="11"/>&lt;/p&gt;<text:line-break/> <text:s text:c="11"/>&lt;p style="text-align: left;"&gt;From the perspective of folkloristics, this work is a major contribution: we can interrogate the processes of individual creativity, group predilections, regional variations and the conservative nature of tradition all at once, thus instantiating a macroscopic potential for the study of popular, informal, yet culturally expressive dance at many scales of analysis.&lt;/p&gt;<text:line-break/> <text:s text:c="7"/>&lt;/body&gt;<text:line-break/> <text:s text:c="7"/>&lt;back&gt;<text:line-break/> <text:s text:c="11"/>&lt;div type="bibliogr"&gt;<text:line-break/> <text:s text:c="15"/>&lt;listBibl&gt;<text:line-break/> <text:s text:c="19"/>&lt;head&gt;Bibliography&lt;/head&gt;<text:line-break/> <text:s text:c="19"/>&lt;bibl&gt;<text:line-break/> <text:s text:c="23"/>&lt;hi rend="bold"&gt;Abidin, C.&lt;/hi&gt; (2020). Mapping Internet Celebrity on TikTok: Exploring Attention Economies and Visibility Labours. <text:line-break/> <text:s text:c="23"/>&lt;hi rend="italic" xml:space="preserve"&gt;Cultural Science Journal &lt;/hi&gt;12(1): 77-103.<text:line-break/> <text:s text:c="19"/>&lt;/bibl&gt;<text:line-break/> <text:s text:c="19"/>&lt;bibl&gt;<text:line-break/> <text:s text:c="23"/>&lt;hi rend="bold"&gt;Boffone, T.&lt;/hi&gt; (2021). <text:line-break/> <text:s text:c="23"/>&lt;hi rend="italic"&gt;Renegades: Digital Dance Cultures from Dubsmash to TikTok&lt;/hi&gt;. Oxford University Press.<text:line-break/> <text:s text:c="19"/>&lt;/bibl&gt;<text:line-break/> <text:s text:c="19"/>&lt;bibl&gt;<text:line-break/> <text:s text:c="23"/>&lt;hi rend="bold"&gt;Broadwell, P. and Tangherlini, T.&lt;/hi&gt; (2021). Comparative K-Pop Choreography Analysis through Deep-Learning Pose Estimation across a Large Video Corpus. <text:line-break/> <text:s text:c="23"/>&lt;hi rend="italic"&gt;Digital Humanities Quarterly&lt;/hi&gt; 15(1). <text:line-break/> <text:s text:c="23"/>&lt;ref target="http://digitalhumanities.org/dhq/vol/15/1/000506/000506.html"&gt;<text:line-break/> <text:s text:c="27"/>&lt;hi rend="color(1155CC)"&gt;http://digitalhumanities.org/dhq/vol/15/1/000506/000506.html&lt;/hi&gt;<text:line-break/> <text:s text:c="23"/>&lt;/ref&gt;<text:line-break/> <text:s text:c="19"/>&lt;/bibl&gt;<text:line-break/> <text:s text:c="19"/>&lt;bibl&gt;<text:line-break/> <text:s text:c="23"/>&lt;hi rend="bold"&gt;Marshall, W.&lt;/hi&gt; (2019). Social Dance in the Age of (Anti-)Social Media: Fortnite, Online Video, and the Jook at a Virtual Crossroads. <text:line-break/> <text:s text:c="23"/>&lt;hi rend="italic"&gt;Journal of Popular Music Studies&lt;/hi&gt; 31(4): 3-15.<text:line-break/> <text:s text:c="19"/>&lt;/bibl&gt;<text:line-break/> <text:s text:c="19"/>&lt;bibl&gt;<text:line-break/> <text:s text:c="23"/>&lt;hi rend="bold"&gt;Schellewald, A.&lt;/hi&gt; (2021). Communicative Forms on TikTok: Perspectives from Digital Ethnography. <text:line-break/> <text:s text:c="23"/>&lt;hi rend="italic"&gt;International Journal of Communication&lt;/hi&gt; 21. <text:line-break/> <text:s text:c="23"/>&lt;ref target="https://ijoc.org/index.php/ijoc/article/view/16414"&gt;<text:line-break/> <text:s text:c="27"/>&lt;hi rend="color(1155CC)"&gt;https://ijoc.org/index.php/ijoc/article/view/16414&lt;/hi&gt;<text:line-break/> <text:s text:c="23"/>&lt;/ref&gt;<text:line-break/> <text:s text:c="19"/>&lt;/bibl&gt;<text:line-break/> <text:s text:c="19"/>&lt;bibl style="text-align: left;"&gt;<text:line-break/> <text:s text:c="23"/>&lt;lb/&gt;<text:line-break/> <text:s text:c="23"/>&lt;hi rend="bold" style="font-size:12pt"&gt;Zulli, D. and Zulli, D.&lt;/hi&gt;<text:line-break/> <text:s text:c="23"/>&lt;hi style="font-size:12pt" xml:space="preserve"&gt; (2020). Extending the Internet Meme: Conceptualizing Technological Mimesis and Imitation Publics on the TikTok Platform. &lt;/hi&gt;<text:line-break/> <text:s text:c="23"/>&lt;hi rend="italic" style="font-size:12pt"&gt;New Media and Society&lt;/hi&gt;<text:line-break/> <text:s text:c="23"/>&lt;hi style="font-size:12pt" xml:space="preserve"&gt;. &lt;/hi&gt;<text:line-break/> <text:s text:c="23"/>&lt;ref target="https://doi.org/10.1177/1461444820983603"&gt;<text:line-break/> <text:s text:c="27"/>&lt;hi rend="color(1155CC)" style="font-size:12pt"&gt;https://doi.org/10.1177/1461444820983603&lt;/hi&gt;<text:line-break/> <text:s text:c="23"/>&lt;/ref&gt;<text:line-break/> <text:s text:c="19"/>&lt;/bibl&gt;<text:line-break/> <text:s text:c="15"/>&lt;/listBibl&gt;<text:line-break/> <text:s text:c="11"/>&lt;/div&gt;<text:line-break/> <text:s text:c="7"/>&lt;/back&gt;<text:line-break/> <text:s text:c="3"/>&lt;/text&gt;</text:p>
          </table:table-cell>
          <table:table-cell office:string-value="xml" office:value-type="string">
            <text:p>xml</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choreography;digital folklore;pose estimation;tiktok" office:value-type="string">
            <text:p>choreography;digital folklore;pose estimation;tiktok</text:p>
          </table:table-cell>
          <table:table-cell office:string-value="English" office:value-type="string">
            <text:p>English</text:p>
          </table:table-cell>
          <table:table-cell office:string-value="asia;contemporary;cultural analytics;english;ethnography and folklore;global;performance studies: dance, theatre;social media analysis and methods" office:value-type="string">
            <text:p>asia;contemporary;cultural analytics;english;ethnography and folklore;global;performance studies: dance, theatre;social media analysis and methods</text:p>
          </table:table-cell>
        </table:table-row>
        <table:table-row>
          <table:table-cell office:string-value="11988" office:value-type="string">
            <text:p>11988</text:p>
          </table:table-cell>
          <table:table-cell office:string-value="2022 - Tokyo" office:value-type="string">
            <text:p>2022 - Tokyo</text:p>
          </table:table-cell>
          <table:table-cell office:string-value="Tokyo" office:value-type="string">
            <text:p>Tokyo</text:p>
          </table:table-cell>
          <table:table-cell office:string-value="Responding to Asian Diversity" office:value-type="string">
            <text:p>Responding to Asian Diversity</text:p>
          </table:table-cell>
          <table:table-cell office:date-value="2021-12-31" office:value-type="date">
            <text:p>2021-12-31</text:p>
          </table:table-cell>
          <table:table-cell office:string-value="ADHO" office:value-type="string">
            <text:p>ADHO</text:p>
          </table:table-cell>
          <table:table-cell office:string-value="ADHO" office:value-type="string">
            <text:p>ADHO</text:p>
          </table:table-cell>
          <table:table-cell/>
          <table:table-cell office:string-value="Tokyo" office:value-type="string">
            <text:p>Tokyo</text:p>
          </table:table-cell>
          <table:table-cell/>
          <table:table-cell office:string-value="Japan" office:value-type="string">
            <text:p>Japan</text:p>
          </table:table-cell>
          <table:table-cell office:string-value="https://dh2022.adho.org/" office:value-type="string">
            <text:p>https://dh2022.adho.org/</text:p>
          </table:table-cell>
          <table:table-cell office:string-value="Multilinguals Write Back: Modeling Language, Politics and Identity in Philippine Social Media" office:value-type="string">
            <text:p>Multilinguals Write Back: Modeling Language, Politics and Identity in Philippine Social Media</text:p>
          </table:table-cell>
          <table:table-cell/>
          <table:table-cell office:string-value="Frances Antoinette Cruz;Mike Kestemont" office:value-type="string">
            <text:p>Frances Antoinette Cruz;Mike Kestemont</text:p>
          </table:table-cell>
          <table:table-cell office:string-value="paper, specified &quot;long paper&quot;" office:value-type="string">
            <text:p>paper, specified "long paper"</text:p>
          </table:table-cell>
          <table:table-cell office:string-value="&lt;text xmlns=&quot;http://www.tei-c.org/ns/1.0&quot; xml:lang=&quot;en&quot;&gt;&#10;        &lt;body&gt;&#10;            &lt;p rend=&quot;DH-Heading1&quot;&gt;Research problem statement&lt;/p&gt;&#10;            &lt;p&gt;This paper documents the intersections of language and the public sphere through a cross-sectional model of comments on public Facebook (FB) pages of selected newspapers from 2015-2019. The analysis examines language use in discussions of current events, differences between national and regional newspapers, and social media insights into the conduct of public discourse. A common observation in the Philippines is, while English is used for official documents, tertiary education, and national broadsheets, oral discussions tend to involve Filipino or regional languages (Gonzalez, 1998). Class and political differences are also heavily associated with language use and media preferences (Kusaka 2017). Social media, with its informal written language, yet socially and politically relevant content, may thus offer insights into contemporary language use and public engagement with media.&lt;/p&gt;&#10;            &lt;p rend=&quot;DH-Heading1&quot;&gt;Methodology&lt;/p&gt;&#10;            &lt;p&gt;Comments on public FB pages of selected national and regional newspapers (&#10;                &lt;hi rend=&quot;italic&quot;&gt;Manila Bulletin&lt;/hi&gt;, &#10;                &lt;hi rend=&quot;italic&quot;&gt;Manila Times&lt;/hi&gt;, &#10;                &lt;hi rend=&quot;italic&quot;&gt;Philippine Daily Inquirer&lt;/hi&gt;, &#10;                &lt;hi rend=&quot;italic&quot;&gt;Philippine Star&lt;/hi&gt;, &#10;                &lt;hi rend=&quot;italic&quot;&gt;Cebu Daily News&lt;/hi&gt;, &#10;                &lt;hi rend=&quot;italic&quot;&gt;Mindanews&lt;/hi&gt;, &#10;                &lt;hi rend=&quot;italic&quot;&gt;Mindanao Times&lt;/hi&gt;, &#10;                &lt;hi rend=&quot;italic&quot;&gt;Sun Star Cebu&lt;/hi&gt;, &#10;                &lt;hi rend=&quot;italic&quot;&gt;Sun Star Davao&lt;/hi&gt;, and &#10;                &lt;hi rend=&quot;italic&quot;&gt;The Freeman&lt;/hi&gt;) were captured through &#10;                &lt;hi rend=&quot;italic&quot;&gt;Facepager&lt;/hi&gt; (Jünger &amp; Keyling 2019). The corpus is taken from a separate project on Muslim identities in the Philippines and consists of data from selected months in 2015, 2017, and 2019.&#10;            &lt;/p&gt;&#10;            &lt;p&gt;While language identification is a common task in natural language processing, most of the available software casts this as a multi-class classification task, where only a single language can be assigned to a textual document. In the present case, involving code-switching as a signature feature, multiple languages can be simultaneously present in a document, thus turning this task effectively into a multilabel classification problem. We finetuned a bespoke multilabel classifier on top of a pretrained BERT (Devlin et al., 2019) feature extractor (the ‘bert-base-multilingual-uncased’ model). We only considered messages where the target language(s) could be identified and divided these into a train, validation and test set of 10,000 social media messages (containing 7,304, and 2 x 913 instances respectively). We manually annotated for the presence/absence of Tagalog/Filipino, Cebuano, and English respectively. We compared the performance of this SOTA approach to a simpler baseline, consisting of a conventional multitarget classifier in the form of a random forest (RF) (Pedregosa et al., 2011) of 16,156 manually annotated entries (with a train, validation and test set of 12,998 entries, and 2 x 2,294 instances), trained on top of a TF-IDF representation of a vocabulary character n-grams (for 2 ≤ n ≤ 6) (see details Table 2 below). Finally, we applied the BERT language detector (with the weights that optimized the validation performance) to the unseen data.&lt;/p&gt;&#10;            &lt;figure&gt;&#10;                &lt;graphic n=&quot;1001&quot; width=&quot;16.51cm&quot; height=&quot;12.767027777777777cm&quot; url=&quot;Pictures/a78132cd8e7aedacc7882e711a4a99a2.jpg&quot; rend=&quot;inline&quot;/&gt;&#10;            &lt;/figure&gt;&#10;            &lt;p style=&quot;text-align: center;&quot;&gt;&#10;                &lt;hi rend=&quot;italic&quot;&gt;Table 1&lt;/hi&gt; – Number of entries per language in Test, Train and Validation Sets&#10;            &lt;/p&gt;&#10;            &lt;figure&gt;&#10;                &lt;graphic n=&quot;1002&quot; width=&quot;16.51cm&quot; height=&quot;6.058958333333333cm&quot; url=&quot;Pictures/d4f50e63a4596d8df7d73984fb711076.jpg&quot; rend=&quot;inline&quot;/&gt;&#10;            &lt;/figure&gt;&#10;            &lt;p style=&quot;text-align: center;&quot;&gt;&#10;                &lt;hi rend=&quot;italic&quot; xml:space=&quot;preserve&quot;&gt;Table 2 &lt;/hi&gt;– Test Accuracies&#10;            &lt;/p&gt;&#10;            &lt;p rend=&quot;DH-Heading1&quot;&gt;Findings&lt;/p&gt;&#10;            &lt;p&gt;Both classifiers were able to demonstrate similar general trends: Tagalog/Filipino entries were the most common overall (Figures 1 and 2). Regionally, more diverse language use is noticeable. Cebuano comments were prominent in at least two Cebu-based newspapers, while the Mindanao Times and Sun Star Davao featured Tagalog/Filipino as the most-used language, followed by English and Cebuano (Figures 3 and 4), suggesting the usage of Tagalog/Filipino even where Visayan languages are prominent. Despite the presence of monolingual English-language newspapers, the fact that current events are &#10;                &lt;hi rend=&quot;bold&quot;&gt;written about&lt;/hi&gt; and responded to by a multilingual Philippine public sphere is often obscured. Social media thus offers opportunities not only for re-thinking monolingual norms in media, but may also act as a forum for revitalizing written forms of regional languages, while acting as a potent corpus and resource for codeswitching and informal written language for automatic language identifiers. &#10;            &lt;/p&gt;&#10;            &lt;figure&gt;&#10;                &lt;graphic n=&quot;1003&quot; width=&quot;16.002cm&quot; height=&quot;10.16cm&quot; url=&quot;Pictures/2cdae206e88ba36526f21f63f66ed5b2.jpg&quot; rend=&quot;inline&quot;/&gt;&#10;            &lt;/figure&gt;&#10;            &lt;p style=&quot;text-align: center;&quot;&gt;Fig. 1 – Language Use (BERT)&lt;/p&gt;&#10;            &lt;figure&gt;&#10;                &lt;graphic n=&quot;1004&quot; width=&quot;16.002cm&quot; height=&quot;9.958916666666667cm&quot; url=&quot;Pictures/388e0103a0f2124ffa217b7df18d7abe.jpg&quot; rend=&quot;inline&quot;/&gt;&#10;            &lt;/figure&gt;&#10;            &lt;p style=&quot;text-align: center;&quot;&gt;Fig. 2 – Language Use (RF)&lt;/p&gt;&#10;            &lt;figure&gt;&#10;                &lt;graphic n=&quot;1005&quot; width=&quot;16.51cm&quot; height=&quot;7.796388888888889cm&quot; url=&quot;Pictures/79a7b5790618d78eef70d453f8a45b22.jpg&quot; rend=&quot;inline&quot;/&gt;&#10;            &lt;/figure&gt;&#10;            &lt;p style=&quot;text-align: center;&quot;&gt;Fig. 3 – Languages per Newspaper (BERT)&lt;/p&gt;&#10;            &lt;figure&gt;&#10;                &lt;graphic n=&quot;1006&quot; width=&quot;16.51cm&quot; height=&quot;7.549444444444444cm&quot; url=&quot;Pictures/e1a12a1c363b4b20a5323f8e72d50c48.jpg&quot; rend=&quot;inline&quot;/&gt;&#10;            &lt;/figure&gt;&#10;            &lt;p style=&quot;text-align: center;&quot;&gt;Fig. 4 – Languages per Newspaper (RF)&lt;/p&gt;&#10;        &lt;/body&gt;&#10;        &lt;back&gt;&#10;            &lt;div type=&quot;bibliogr&quot;&gt;&#10;                &lt;listBibl&gt;&#10;                    &lt;head&gt;Bibliography&lt;/head&gt;&#10;                    &lt;bibl&gt;&#10;                        &lt;hi rend=&quot;bold&quot;&gt;Devlin, J., Chang, M.-W., Lee, K. and Toutanova, K.&lt;/hi&gt; (2019). BERT: Pre-training of Deep Bidirectional Transformers for Language Understanding. &#10;                        &lt;hi rend=&quot;italic&quot;&gt;Proceedings of NAACL-HLT&lt;/hi&gt;, Minneapolis, MN, June 2019, pp. 4171–4186.&#10;                    &lt;/bibl&gt;&#10;                    &lt;bibl&gt;&#10;                        &lt;hi rend=&quot;bold&quot;&gt;Gonzalez, A.&lt;/hi&gt; (1998). The Language Planning Situation in the Philippines. &#10;                        &lt;hi rend=&quot;italic&quot;&gt;Journal of Multilingual and Multicultural Development&lt;/hi&gt;, &#10;                        &lt;hi rend=&quot;italic bold&quot;&gt;19&lt;/hi&gt;(5 &amp; 6): 487–525.&#10;                    &lt;/bibl&gt;&#10;                    &lt;bibl&gt;&#10;                        &lt;hi rend=&quot;bold&quot;&gt;Jünger, J. and Keyling, T.&lt;/hi&gt; (2019). &#10;                        &lt;hi rend=&quot;italic&quot;&gt;Facepager: An application for automated data retrieval on the web&lt;/hi&gt;.&#10;                        &lt;ref target=&quot;https://github.com/strohne/Facepager/&quot; xml:space=&quot;preserve&quot;&gt; &lt;/ref&gt;&#10;                        &lt;ref target=&quot;https://github.com/strohne/Facepager/&quot;&gt;&#10;                            &lt;hi rend=&quot;underline color(1155CC)&quot;&gt;https://github.com/strohne/Facepager/&lt;/hi&gt;&#10;                        &lt;/ref&gt; (accessed April 7 2022).&#10;                    &lt;/bibl&gt;&#10;                    &lt;bibl&gt;&#10;                        &lt;hi rend=&quot;bold&quot;&gt;Kusaka, W.&lt;/hi&gt; (2017). &#10;                        &lt;hi rend=&quot;italic&quot;&gt;Moral Politics in the Philippines&lt;/hi&gt;. Singapore/Japan: NUS Press &amp; Kyoto University Press.&#10;                    &lt;/bibl&gt;&#10;                    &lt;bibl&gt;&#10;                        &lt;hi rend=&quot;bold&quot;&gt;Pedregosa, F., Varoquaux, G., Gramfort, A., Michel, V., Bertrand, T., Grisel, O., Blondel, M., Prettenhofer, P., Weiss, R., Dubourg, V., Vanderplas, J., Passos, A., David Cournapeau, Brucher, M., Perro, M., and Duchesnay, E.&lt;/hi&gt; (2011). Scikit-learn: Machine Learning in Python. &#10;                        &lt;hi rend=&quot;italic&quot;&gt;Journal of Machine Learning Research&lt;/hi&gt;, &#10;                        &lt;hi rend=&quot;bold&quot;&gt;12&lt;/hi&gt;: 2825–2830.&#10;                    &lt;/bibl&gt;&#10;                &lt;/listBibl&gt;&#10;            &lt;/div&gt;&#10;        &lt;/back&gt;&#10;    &lt;/text&gt;&#10;&#10;" office:value-type="string">
            <text:p>&lt;text xmlns="http://www.tei-c.org/ns/1.0" xml:lang="en"&gt;<text:line-break/> <text:s text:c="7"/>&lt;body&gt;<text:line-break/> <text:s text:c="11"/>&lt;p rend="DH-Heading1"&gt;Research problem statement&lt;/p&gt;<text:line-break/> <text:s text:c="11"/>&lt;p&gt;This paper documents the intersections of language and the public sphere through a cross-sectional model of comments on public Facebook (FB) pages of selected newspapers from 2015-2019. The analysis examines language use in discussions of current events, differences between national and regional newspapers, and social media insights into the conduct of public discourse. A common observation in the Philippines is, while English is used for official documents, tertiary education, and national broadsheets, oral discussions tend to involve Filipino or regional languages (Gonzalez, 1998). Class and political differences are also heavily associated with language use and media preferences (Kusaka 2017). Social media, with its informal written language, yet socially and politically relevant content, may thus offer insights into contemporary language use and public engagement with media.&lt;/p&gt;<text:line-break/> <text:s text:c="11"/>&lt;p rend="DH-Heading1"&gt;Methodology&lt;/p&gt;<text:line-break/> <text:s text:c="11"/>&lt;p&gt;Comments on public FB pages of selected national and regional newspapers (<text:line-break/> <text:s text:c="15"/>&lt;hi rend="italic"&gt;Manila Bulletin&lt;/hi&gt;, <text:line-break/> <text:s text:c="15"/>&lt;hi rend="italic"&gt;Manila Times&lt;/hi&gt;, <text:line-break/> <text:s text:c="15"/>&lt;hi rend="italic"&gt;Philippine Daily Inquirer&lt;/hi&gt;, <text:line-break/> <text:s text:c="15"/>&lt;hi rend="italic"&gt;Philippine Star&lt;/hi&gt;, <text:line-break/> <text:s text:c="15"/>&lt;hi rend="italic"&gt;Cebu Daily News&lt;/hi&gt;, <text:line-break/> <text:s text:c="15"/>&lt;hi rend="italic"&gt;Mindanews&lt;/hi&gt;, <text:line-break/> <text:s text:c="15"/>&lt;hi rend="italic"&gt;Mindanao Times&lt;/hi&gt;, <text:line-break/> <text:s text:c="15"/>&lt;hi rend="italic"&gt;Sun Star Cebu&lt;/hi&gt;, <text:line-break/> <text:s text:c="15"/>&lt;hi rend="italic"&gt;Sun Star Davao&lt;/hi&gt;, and <text:line-break/> <text:s text:c="15"/>&lt;hi rend="italic"&gt;The Freeman&lt;/hi&gt;) were captured through <text:line-break/> <text:s text:c="15"/>&lt;hi rend="italic"&gt;Facepager&lt;/hi&gt; (Jünger &amp; Keyling 2019). The corpus is taken from a separate project on Muslim identities in the Philippines and consists of data from selected months in 2015, 2017, and 2019.<text:line-break/> <text:s text:c="11"/>&lt;/p&gt;<text:line-break/> <text:s text:c="11"/>&lt;p&gt;While language identification is a common task in natural language processing, most of the available software casts this as a multi-class classification task, where only a single language can be assigned to a textual document. In the present case, involving code-switching as a signature feature, multiple languages can be simultaneously present in a document, thus turning this task effectively into a multilabel classification problem. We finetuned a bespoke multilabel classifier on top of a pretrained BERT (Devlin et al., 2019) feature extractor (the ‘bert-base-multilingual-uncased’ model). We only considered messages where the target language(s) could be identified and divided these into a train, validation and test set of 10,000 social media messages (containing 7,304, and 2 x 913 instances respectively). We manually annotated for the presence/absence of Tagalog/Filipino, Cebuano, and English respectively. We compared the performance of this SOTA approach to a simpler baseline, consisting of a conventional multitarget classifier in the form of a random forest (RF) (Pedregosa et al., 2011) of 16,156 manually annotated entries (with a train, validation and test set of 12,998 entries, and 2 x 2,294 instances), trained on top of a TF-IDF representation of a vocabulary character n-grams (for 2 ≤ n ≤ 6) (see details Table 2 below). Finally, we applied the BERT language detector (with the weights that optimized the validation performance) to the unseen data.&lt;/p&gt;<text:line-break/> <text:s text:c="11"/>&lt;figure&gt;<text:line-break/> <text:s text:c="15"/>&lt;graphic n="1001" width="16.51cm" height="12.767027777777777cm" url="Pictures/a78132cd8e7aedacc7882e711a4a99a2.jpg" rend="inline"/&gt;<text:line-break/> <text:s text:c="11"/>&lt;/figure&gt;<text:line-break/> <text:s text:c="11"/>&lt;p style="text-align: center;"&gt;<text:line-break/> <text:s text:c="15"/>&lt;hi rend="italic"&gt;Table 1&lt;/hi&gt; – Number of entries per language in Test, Train and Validation Sets<text:line-break/> <text:s text:c="11"/>&lt;/p&gt;<text:line-break/> <text:s text:c="11"/>&lt;figure&gt;<text:line-break/> <text:s text:c="15"/>&lt;graphic n="1002" width="16.51cm" height="6.058958333333333cm" url="Pictures/d4f50e63a4596d8df7d73984fb711076.jpg" rend="inline"/&gt;<text:line-break/> <text:s text:c="11"/>&lt;/figure&gt;<text:line-break/> <text:s text:c="11"/>&lt;p style="text-align: center;"&gt;<text:line-break/> <text:s text:c="15"/>&lt;hi rend="italic" xml:space="preserve"&gt;Table 2 &lt;/hi&gt;– Test Accuracies<text:line-break/> <text:s text:c="11"/>&lt;/p&gt;<text:line-break/> <text:s text:c="11"/>&lt;p rend="DH-Heading1"&gt;Findings&lt;/p&gt;<text:line-break/> <text:s text:c="11"/>&lt;p&gt;Both classifiers were able to demonstrate similar general trends: Tagalog/Filipino entries were the most common overall (Figures 1 and 2). Regionally, more diverse language use is noticeable. Cebuano comments were prominent in at least two Cebu-based newspapers, while the Mindanao Times and Sun Star Davao featured Tagalog/Filipino as the most-used language, followed by English and Cebuano (Figures 3 and 4), suggesting the usage of Tagalog/Filipino even where Visayan languages are prominent. Despite the presence of monolingual English-language newspapers, the fact that current events are <text:line-break/> <text:s text:c="15"/>&lt;hi rend="bold"&gt;written about&lt;/hi&gt; and responded to by a multilingual Philippine public sphere is often obscured. Social media thus offers opportunities not only for re-thinking monolingual norms in media, but may also act as a forum for revitalizing written forms of regional languages, while acting as a potent corpus and resource for codeswitching and informal written language for automatic language identifiers. <text:line-break/> <text:s text:c="11"/>&lt;/p&gt;<text:line-break/> <text:s text:c="11"/>&lt;figure&gt;<text:line-break/> <text:s text:c="15"/>&lt;graphic n="1003" width="16.002cm" height="10.16cm" url="Pictures/2cdae206e88ba36526f21f63f66ed5b2.jpg" rend="inline"/&gt;<text:line-break/> <text:s text:c="11"/>&lt;/figure&gt;<text:line-break/> <text:s text:c="11"/>&lt;p style="text-align: center;"&gt;Fig. 1 – Language Use (BERT)&lt;/p&gt;<text:line-break/> <text:s text:c="11"/>&lt;figure&gt;<text:line-break/> <text:s text:c="15"/>&lt;graphic n="1004" width="16.002cm" height="9.958916666666667cm" url="Pictures/388e0103a0f2124ffa217b7df18d7abe.jpg" rend="inline"/&gt;<text:line-break/> <text:s text:c="11"/>&lt;/figure&gt;<text:line-break/> <text:s text:c="11"/>&lt;p style="text-align: center;"&gt;Fig. 2 – Language Use (RF)&lt;/p&gt;<text:line-break/> <text:s text:c="11"/>&lt;figure&gt;<text:line-break/> <text:s text:c="15"/>&lt;graphic n="1005" width="16.51cm" height="7.796388888888889cm" url="Pictures/79a7b5790618d78eef70d453f8a45b22.jpg" rend="inline"/&gt;<text:line-break/> <text:s text:c="11"/>&lt;/figure&gt;<text:line-break/> <text:s text:c="11"/>&lt;p style="text-align: center;"&gt;Fig. 3 – Languages per Newspaper (BERT)&lt;/p&gt;<text:line-break/> <text:s text:c="11"/>&lt;figure&gt;<text:line-break/> <text:s text:c="15"/>&lt;graphic n="1006" width="16.51cm" height="7.549444444444444cm" url="Pictures/e1a12a1c363b4b20a5323f8e72d50c48.jpg" rend="inline"/&gt;<text:line-break/> <text:s text:c="11"/>&lt;/figure&gt;<text:line-break/> <text:s text:c="11"/>&lt;p style="text-align: center;"&gt;Fig. 4 – Languages per Newspaper (RF)&lt;/p&gt;<text:line-break/> <text:s text:c="7"/>&lt;/body&gt;<text:line-break/> <text:s text:c="7"/>&lt;back&gt;<text:line-break/> <text:s text:c="11"/>&lt;div type="bibliogr"&gt;<text:line-break/> <text:s text:c="15"/>&lt;listBibl&gt;<text:line-break/> <text:s text:c="19"/>&lt;head&gt;Bibliography&lt;/head&gt;<text:line-break/> <text:s text:c="19"/>&lt;bibl&gt;<text:line-break/> <text:s text:c="23"/>&lt;hi rend="bold"&gt;Devlin, J., Chang, M.-W., Lee, K. and Toutanova, K.&lt;/hi&gt; (2019). BERT: Pre-training of Deep Bidirectional Transformers for Language Understanding. <text:line-break/> <text:s text:c="23"/>&lt;hi rend="italic"&gt;Proceedings of NAACL-HLT&lt;/hi&gt;, Minneapolis, MN, June 2019, pp. 4171–4186.<text:line-break/> <text:s text:c="19"/>&lt;/bibl&gt;<text:line-break/> <text:s text:c="19"/>&lt;bibl&gt;<text:line-break/> <text:s text:c="23"/>&lt;hi rend="bold"&gt;Gonzalez, A.&lt;/hi&gt; (1998). The Language Planning Situation in the Philippines. <text:line-break/> <text:s text:c="23"/>&lt;hi rend="italic"&gt;Journal of Multilingual and Multicultural Development&lt;/hi&gt;, <text:line-break/> <text:s text:c="23"/>&lt;hi rend="italic bold"&gt;19&lt;/hi&gt;(5 &amp; 6): 487–525.<text:line-break/> <text:s text:c="19"/>&lt;/bibl&gt;<text:line-break/> <text:s text:c="19"/>&lt;bibl&gt;<text:line-break/> <text:s text:c="23"/>&lt;hi rend="bold"&gt;Jünger, J. and Keyling, T.&lt;/hi&gt; (2019). <text:line-break/> <text:s text:c="23"/>&lt;hi rend="italic"&gt;Facepager: An application for automated data retrieval on the web&lt;/hi&gt;.<text:line-break/> <text:s text:c="23"/>&lt;ref target="https://github.com/strohne/Facepager/" xml:space="preserve"&gt; &lt;/ref&gt;<text:line-break/> <text:s text:c="23"/>&lt;ref target="https://github.com/strohne/Facepager/"&gt;<text:line-break/> <text:s text:c="27"/>&lt;hi rend="underline color(1155CC)"&gt;https://github.com/strohne/Facepager/&lt;/hi&gt;<text:line-break/> <text:s text:c="23"/>&lt;/ref&gt; (accessed April 7 2022).<text:line-break/> <text:s text:c="19"/>&lt;/bibl&gt;<text:line-break/> <text:s text:c="19"/>&lt;bibl&gt;<text:line-break/> <text:s text:c="23"/>&lt;hi rend="bold"&gt;Kusaka, W.&lt;/hi&gt; (2017). <text:line-break/> <text:s text:c="23"/>&lt;hi rend="italic"&gt;Moral Politics in the Philippines&lt;/hi&gt;. Singapore/Japan: NUS Press &amp; Kyoto University Press.<text:line-break/> <text:s text:c="19"/>&lt;/bibl&gt;<text:line-break/> <text:s text:c="19"/>&lt;bibl&gt;<text:line-break/> <text:s text:c="23"/>&lt;hi rend="bold"&gt;Pedregosa, F., Varoquaux, G., Gramfort, A., Michel, V., Bertrand, T., Grisel, O., Blondel, M., Prettenhofer, P., Weiss, R., Dubourg, V., Vanderplas, J., Passos, A., David Cournapeau, Brucher, M., Perro, M., and Duchesnay, E.&lt;/hi&gt; (2011). Scikit-learn: Machine Learning in Python. <text:line-break/> <text:s text:c="23"/>&lt;hi rend="italic"&gt;Journal of Machine Learning Research&lt;/hi&gt;, <text:line-break/> <text:s text:c="23"/>&lt;hi rend="bold"&gt;12&lt;/hi&gt;: 2825–2830.<text:line-break/> <text:s text:c="19"/>&lt;/bibl&gt;<text:line-break/> <text:s text:c="15"/>&lt;/listBibl&gt;<text:line-break/> <text:s text:c="11"/>&lt;/div&gt;<text:line-break/> <text:s text:c="7"/>&lt;/back&gt;<text:line-break/> <text:s text:c="3"/>&lt;/text&gt;<text:line-break/><text:line-break/></text:p>
          </table:table-cell>
          <table:table-cell office:string-value="xml" office:value-type="string">
            <text:p>xml</text:p>
          </table:table-cell>
          <table:table-cell office:string-value="This text is republished here with permission from the original rights holder." office:value-type="string">
            <text:p>This text is republished here with permission from the original rights holder.</text:p>
          </table:table-cell>
          <table:table-cell/>
          <table:table-cell office:string-value="media;multilingualism;philippines;social media" office:value-type="string">
            <text:p>media;multilingualism;philippines;social media</text:p>
          </table:table-cell>
          <table:table-cell office:string-value="English" office:value-type="string">
            <text:p>English</text:p>
          </table:table-cell>
          <table:table-cell office:string-value="artificial intelligence and machine learning;asia;asian studies;contemporary;english;linguistics;social media analysis and methods" office:value-type="string">
            <text:p>artificial intelligence and machine learning;asia;asian studies;contemporary;english;linguistics;social media analysis and methods</text:p>
          </table:table-cell>
        </table:table-row>
        <table:table-row>
          <table:table-cell office:string-value="12502" office:value-type="string">
            <text:p>12502</text:p>
          </table:table-cell>
          <table:table-cell office:string-value="2023 - Graz" office:value-type="string">
            <text:p>2023 - Graz</text:p>
          </table:table-cell>
          <table:table-cell office:string-value="Graz" office:value-type="string">
            <text:p>Graz</text:p>
          </table:table-cell>
          <table:table-cell office:string-value="Collaboration as Opportunity" office:value-type="string">
            <text:p>Collaboration as Opportunity</text:p>
          </table:table-cell>
          <table:table-cell office:date-value="2022-12-31" office:value-type="date">
            <text:p>2022-12-31</text:p>
          </table:table-cell>
          <table:table-cell office:string-value="ADHO" office:value-type="string">
            <text:p>ADHO</text:p>
          </table:table-cell>
          <table:table-cell office:string-value="ADHO" office:value-type="string">
            <text:p>ADHO</text:p>
          </table:table-cell>
          <table:table-cell office:string-value="Karl-Franzens Universität Graz (University of Graz)" office:value-type="string">
            <text:p>Karl-Franzens Universität Graz (University of Graz)</text:p>
          </table:table-cell>
          <table:table-cell office:string-value="Graz" office:value-type="string">
            <text:p>Graz</text:p>
          </table:table-cell>
          <table:table-cell/>
          <table:table-cell office:string-value="Austria" office:value-type="string">
            <text:p>Austria</text:p>
          </table:table-cell>
          <table:table-cell office:string-value="https://dh2023.adho.org/" office:value-type="string">
            <text:p>https://dh2023.adho.org/</text:p>
          </table:table-cell>
          <table:table-cell office:string-value="Building a digital edition from archived social media content" office:value-type="string">
            <text:p>Building a digital edition from archived social media content</text:p>
          </table:table-cell>
          <table:table-cell/>
          <table:table-cell office:string-value="Michael Kurzmeier;James O’Sullivan;Mike Pidd;Orla Murphy;Bridgette Wessels;Sophie Whittle" office:value-type="string">
            <text:p>Michael Kurzmeier;James O’Sullivan;Mike Pidd;Orla Murphy;Bridgette Wessels;Sophie Whittle</text:p>
          </table:table-cell>
          <table:table-cell office:string-value="paper, specified &quot;short paper&quot;" office:value-type="string">
            <text:p>paper, specified "short paper"</text:p>
          </table:table-cell>
          <table:table-cell/>
          <table:table-cell office:string-value="txt" office:value-type="string">
            <text:p>txt</text:p>
          </table:table-cell>
          <table:table-cell/>
          <table:table-cell/>
          <table:table-cell office:string-value="digital scholarly edition;markup;social media" office:value-type="string">
            <text:p>digital scholarly edition;markup;social media</text:p>
          </table:table-cell>
          <table:table-cell office:string-value="English" office:value-type="string">
            <text:p>English</text:p>
          </table:table-cell>
          <table:table-cell office:string-value="data publishing projects, systems, and methods;digital publishing projects, systems, and methods;electronic literature production and analysis;humanities computing;literary studies;manuscripts description, representation, and analysis" office:value-type="string">
            <text:p>data publishing projects, systems, and methods;digital publishing projects, systems, and methods;electronic literature production and analysis;humanities computing;literary studies;manuscripts description, representation, and analysis</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3-09-29T21:08:59</dc:date>
    <meta:editing-cycles>2</meta:editing-cycles>
    <meta:editing-duration>PT2.342S</meta:editing-duration>
    <meta:creation-date>2023-09-29T21:08:57</meta:creation-date>
  </office:meta>
</office:document-meta>
</file>